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da" table:style-name="ta1">
        <table:shapes>
          <draw:frame draw:z-index="0" draw:style-name="gr1" draw:text-style-name="P1" svg:width="159.99mm" svg:height="89.99mm" svg:x="157.67mm" svg:y="5.51mm">
            <loext:p draw:notify-on-update-of-ranges="dada.E2:dada.E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999882347454212" calcext:value-type="float">
            <text:p>0,9998823475</text:p>
          </table:table-cell>
          <table:table-cell office:value-type="float" office:value="-0.127321457750203" calcext:value-type="float">
            <text:p>-0,1273214578</text:p>
          </table:table-cell>
          <table:table-cell table:formula="of:=ABS([.B2])" office:value-type="float" office:value="0.127321457750203" calcext:value-type="float">
            <text:p>0,1273214578</text:p>
          </table:table-cell>
          <table:table-cell office:value-type="float" office:value="0.1" calcext:value-type="float">
            <text:p>0,1</text:p>
          </table:table-cell>
          <table:table-cell table:number-matrix-columns-spanned="1" table:number-matrix-rows-spanned="10" table:formula="of:=FREQUENCY([.C2:.C1024];[.D2:.D10])" office:value-type="float" office:value="986" calcext:value-type="float">
            <text:p>986</text:p>
          </table:table-cell>
          <table:table-cell table:number-columns-repeated="2"/>
        </table:table-row>
        <table:table-row table:style-name="ro1">
          <table:table-cell office:value-type="float" office:value="0.999529417501093" calcext:value-type="float">
            <text:p>0,9995294175</text:p>
          </table:table-cell>
          <table:table-cell office:value-type="float" office:value="0.305023559649647" calcext:value-type="float">
            <text:p>0,3050235596</text:p>
          </table:table-cell>
          <table:table-cell table:formula="of:=ABS([.B3])" office:value-type="float" office:value="0.305023559649647" calcext:value-type="float">
            <text:p>0,3050235596</text:p>
          </table:table-cell>
          <table:table-cell office:value-type="float" office:value="0.2" calcext:value-type="float">
            <text:p>0,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0.998941293186857" calcext:value-type="float">
            <text:p>0,9989412932</text:p>
          </table:table-cell>
          <table:table-cell office:value-type="float" office:value="0.309738820513657" calcext:value-type="float">
            <text:p>0,3097388205</text:p>
          </table:table-cell>
          <table:table-cell table:formula="of:=ABS([.B4])" office:value-type="float" office:value="0.309738820513657" calcext:value-type="float">
            <text:p>0,3097388205</text:p>
          </table:table-cell>
          <table:table-cell office:value-type="float" office:value="0.3" calcext:value-type="float">
            <text:p>0,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trl maj entre</text:p>
          </table:table-cell>
        </table:table-row>
        <table:table-row table:style-name="ro1">
          <table:table-cell office:value-type="float" office:value="0.998118112900149" calcext:value-type="float">
            <text:p>0,9981181129</text:p>
          </table:table-cell>
          <table:table-cell office:value-type="float" office:value="-0.652645402016771" calcext:value-type="float">
            <text:p>-0,652645402</text:p>
          </table:table-cell>
          <table:table-cell table:formula="of:=ABS([.B5])" office:value-type="float" office:value="0.652645402016771" calcext:value-type="float">
            <text:p>0,652645402</text:p>
          </table:table-cell>
          <table:table-cell office:value-type="float" office:value="0.4" calcext:value-type="float">
            <text:p>0,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997060070339483" calcext:value-type="float">
            <text:p>0,9970600703</text:p>
          </table:table-cell>
          <table:table-cell office:value-type="float" office:value="0.27446840538713" calcext:value-type="float">
            <text:p>0,2744684054</text:p>
          </table:table-cell>
          <table:table-cell table:formula="of:=ABS([.B6])" office:value-type="float" office:value="0.27446840538713" calcext:value-type="float">
            <text:p>0,2744684054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.99576741446766" calcext:value-type="float">
            <text:p>0,9957674145</text:p>
          </table:table-cell>
          <table:table-cell office:value-type="float" office:value="0.264488460675375" calcext:value-type="float">
            <text:p>0,2644884607</text:p>
          </table:table-cell>
          <table:table-cell table:formula="of:=ABS([.B7])" office:value-type="float" office:value="0.264488460675375" calcext:value-type="float">
            <text:p>0,2644884607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94240449453188" calcext:value-type="float">
            <text:p>0,9942404495</text:p>
          </table:table-cell>
          <table:table-cell office:value-type="float" office:value="-0.648511573565429" calcext:value-type="float">
            <text:p>-0,6485115736</text:p>
          </table:table-cell>
          <table:table-cell table:formula="of:=ABS([.B8])" office:value-type="float" office:value="0.648511573565429" calcext:value-type="float">
            <text:p>0,6485115736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.99247953459871" calcext:value-type="float">
            <text:p>0,9924795346</text:p>
          </table:table-cell>
          <table:table-cell office:value-type="float" office:value="-0.374463629844054" calcext:value-type="float">
            <text:p>-0,3744636298</text:p>
          </table:table-cell>
          <table:table-cell table:formula="of:=ABS([.B9])" office:value-type="float" office:value="0.374463629844054" calcext:value-type="float">
            <text:p>0,3744636298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90485084256457" calcext:value-type="float">
            <text:p>0,9904850843</text:p>
          </table:table-cell>
          <table:table-cell office:value-type="float" office:value="-0.0917195747211116" calcext:value-type="float">
            <text:p>-0,0917195747</text:p>
          </table:table-cell>
          <table:table-cell table:formula="of:=ABS([.B10])" office:value-type="float" office:value="0.0917195747211116" calcext:value-type="float">
            <text:p>0,0917195747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88257567730749" calcext:value-type="float">
            <text:p>0,9882575677</text:p>
          </table:table-cell>
          <table:table-cell office:value-type="float" office:value="0.444662753182737" calcext:value-type="float">
            <text:p>0,4446627532</text:p>
          </table:table-cell>
          <table:table-cell table:formula="of:=ABS([.B11])" office:value-type="float" office:value="0.444662753182737" calcext:value-type="float">
            <text:p>0,44466275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85797509167568" calcext:value-type="float">
            <text:p>0,9857975092</text:p>
          </table:table-cell>
          <table:table-cell office:value-type="float" office:value="-0.248610562544649" calcext:value-type="float">
            <text:p>-0,2486105625</text:p>
          </table:table-cell>
          <table:table-cell table:formula="of:=ABS([.B12])" office:value-type="float" office:value="0.248610562544649" calcext:value-type="float">
            <text:p>0,2486105625</text:p>
          </table:table-cell>
          <table:table-cell table:number-columns-repeated="4"/>
        </table:table-row>
        <table:table-row table:style-name="ro1">
          <table:table-cell office:value-type="float" office:value="0.983105487431216" calcext:value-type="float">
            <text:p>0,9831054874</text:p>
          </table:table-cell>
          <table:table-cell office:value-type="float" office:value="-0.254384466389132" calcext:value-type="float">
            <text:p>-0,2543844664</text:p>
          </table:table-cell>
          <table:table-cell table:formula="of:=ABS([.B13])" office:value-type="float" office:value="0.254384466389132" calcext:value-type="float">
            <text:p>0,2543844664</text:p>
          </table:table-cell>
          <table:table-cell table:number-columns-repeated="4"/>
        </table:table-row>
        <table:table-row table:style-name="ro1">
          <table:table-cell office:value-type="float" office:value="0.980182135968117" calcext:value-type="float">
            <text:p>0,980182136</text:p>
          </table:table-cell>
          <table:table-cell office:value-type="float" office:value="0.443308004020959" calcext:value-type="float">
            <text:p>0,443308004</text:p>
          </table:table-cell>
          <table:table-cell table:formula="of:=ABS([.B14])" office:value-type="float" office:value="0.443308004020959" calcext:value-type="float">
            <text:p>0,443308004</text:p>
          </table:table-cell>
          <table:table-cell table:number-columns-repeated="4"/>
        </table:table-row>
        <table:table-row table:style-name="ro1">
          <table:table-cell office:value-type="float" office:value="0.977028142657754" calcext:value-type="float">
            <text:p>0,9770281427</text:p>
          </table:table-cell>
          <table:table-cell office:value-type="float" office:value="-0.0849087907581827" calcext:value-type="float">
            <text:p>-0,0849087908</text:p>
          </table:table-cell>
          <table:table-cell table:formula="of:=ABS([.B15])" office:value-type="float" office:value="0.0849087907581827" calcext:value-type="float">
            <text:p>0,0849087908</text:p>
          </table:table-cell>
          <table:table-cell table:number-columns-repeated="4"/>
        </table:table-row>
        <table:table-row table:style-name="ro1">
          <table:table-cell office:value-type="float" office:value="0.973644249650812" calcext:value-type="float">
            <text:p>0,9736442497</text:p>
          </table:table-cell>
          <table:table-cell office:value-type="float" office:value="-0.378321629050338" calcext:value-type="float">
            <text:p>-0,3783216291</text:p>
          </table:table-cell>
          <table:table-cell table:formula="of:=ABS([.B16])" office:value-type="float" office:value="0.378321629050338" calcext:value-type="float">
            <text:p>0,3783216291</text:p>
          </table:table-cell>
          <table:table-cell table:number-columns-repeated="4"/>
        </table:table-row>
        <table:table-row table:style-name="ro1">
          <table:table-cell office:value-type="float" office:value="0.970031253194544" calcext:value-type="float">
            <text:p>0,9700312532</text:p>
          </table:table-cell>
          <table:table-cell office:value-type="float" office:value="-0.11176420316517" calcext:value-type="float">
            <text:p>-0,1117642032</text:p>
          </table:table-cell>
          <table:table-cell table:formula="of:=ABS([.B17])" office:value-type="float" office:value="0.11176420316517" calcext:value-type="float">
            <text:p>0,1117642032</text:p>
          </table:table-cell>
          <table:table-cell table:number-columns-repeated="4"/>
        </table:table-row>
        <table:table-row table:style-name="ro1">
          <table:table-cell office:value-type="float" office:value="0.966190003445412" calcext:value-type="float">
            <text:p>0,9661900034</text:p>
          </table:table-cell>
          <table:table-cell office:value-type="float" office:value="-0.239204186576572" calcext:value-type="float">
            <text:p>-0,2392041866</text:p>
          </table:table-cell>
          <table:table-cell table:formula="of:=ABS([.B18])" office:value-type="float" office:value="0.239204186576572" calcext:value-type="float">
            <text:p>0,2392041866</text:p>
          </table:table-cell>
          <table:table-cell table:number-columns-repeated="4"/>
        </table:table-row>
        <table:table-row table:style-name="ro1">
          <table:table-cell office:value-type="float" office:value="0.962121404269042" calcext:value-type="float">
            <text:p>0,9621214043</text:p>
          </table:table-cell>
          <table:table-cell office:value-type="float" office:value="-0.154025248186051" calcext:value-type="float">
            <text:p>-0,1540252482</text:p>
          </table:table-cell>
          <table:table-cell table:formula="of:=ABS([.B19])" office:value-type="float" office:value="0.154025248186051" calcext:value-type="float">
            <text:p>0,1540252482</text:p>
          </table:table-cell>
          <table:table-cell table:number-columns-repeated="4"/>
        </table:table-row>
        <table:table-row table:style-name="ro1">
          <table:table-cell office:value-type="float" office:value="0.957826413027533" calcext:value-type="float">
            <text:p>0,957826413</text:p>
          </table:table-cell>
          <table:table-cell office:value-type="float" office:value="0.068060500525319" calcext:value-type="float">
            <text:p>0,0680605005</text:p>
          </table:table-cell>
          <table:table-cell table:formula="of:=ABS([.B20])" office:value-type="float" office:value="0.068060500525319" calcext:value-type="float">
            <text:p>0,0680605005</text:p>
          </table:table-cell>
          <table:table-cell table:number-columns-repeated="4"/>
        </table:table-row>
        <table:table-row table:style-name="ro1">
          <table:table-cell office:value-type="float" office:value="0.953306040354194" calcext:value-type="float">
            <text:p>0,9533060404</text:p>
          </table:table-cell>
          <table:table-cell office:value-type="float" office:value="0.229650024458616" calcext:value-type="float">
            <text:p>0,2296500245</text:p>
          </table:table-cell>
          <table:table-cell table:formula="of:=ABS([.B21])" office:value-type="float" office:value="0.229650024458616" calcext:value-type="float">
            <text:p>0,2296500245</text:p>
          </table:table-cell>
          <table:table-cell table:number-columns-repeated="4"/>
        </table:table-row>
        <table:table-row table:style-name="ro1">
          <table:table-cell office:value-type="float" office:value="0.94856134991573" calcext:value-type="float">
            <text:p>0,9485613499</text:p>
          </table:table-cell>
          <table:table-cell office:value-type="float" office:value="0.187112934677542" calcext:value-type="float">
            <text:p>0,1871129347</text:p>
          </table:table-cell>
          <table:table-cell table:formula="of:=ABS([.B22])" office:value-type="float" office:value="0.187112934677542" calcext:value-type="float">
            <text:p>0,1871129347</text:p>
          </table:table-cell>
          <table:table-cell table:number-columns-repeated="4"/>
        </table:table-row>
        <table:table-row table:style-name="ro1">
          <table:table-cell office:value-type="float" office:value="0.94359345816196" calcext:value-type="float">
            <text:p>0,9435934582</text:p>
          </table:table-cell>
          <table:table-cell office:value-type="float" office:value="-0.0217412710190484" calcext:value-type="float">
            <text:p>-0,021741271</text:p>
          </table:table-cell>
          <table:table-cell table:formula="of:=ABS([.B23])" office:value-type="float" office:value="0.0217412710190484" calcext:value-type="float">
            <text:p>0,021741271</text:p>
          </table:table-cell>
          <table:table-cell table:number-columns-repeated="4"/>
        </table:table-row>
        <table:table-row table:style-name="ro1">
          <table:table-cell office:value-type="float" office:value="0.938403534063108" calcext:value-type="float">
            <text:p>0,9384035341</text:p>
          </table:table-cell>
          <table:table-cell office:value-type="float" office:value="-0.211270540689932" calcext:value-type="float">
            <text:p>-0,2112705407</text:p>
          </table:table-cell>
          <table:table-cell table:formula="of:=ABS([.B24])" office:value-type="float" office:value="0.211270540689932" calcext:value-type="float">
            <text:p>0,2112705407</text:p>
          </table:table-cell>
          <table:table-cell table:number-columns-repeated="4"/>
        </table:table-row>
        <table:table-row table:style-name="ro1">
          <table:table-cell office:value-type="float" office:value="0.932992798834739" calcext:value-type="float">
            <text:p>0,9329927988</text:p>
          </table:table-cell>
          <table:table-cell office:value-type="float" office:value="-0.213009976023517" calcext:value-type="float">
            <text:p>-0,213009976</text:p>
          </table:table-cell>
          <table:table-cell table:formula="of:=ABS([.B25])" office:value-type="float" office:value="0.213009976023517" calcext:value-type="float">
            <text:p>0,213009976</text:p>
          </table:table-cell>
          <table:table-cell table:number-columns-repeated="4"/>
        </table:table-row>
        <table:table-row table:style-name="ro1">
          <table:table-cell office:value-type="float" office:value="0.927362525650401" calcext:value-type="float">
            <text:p>0,9273625257</text:p>
          </table:table-cell>
          <table:table-cell office:value-type="float" office:value="-0.0254134633398389" calcext:value-type="float">
            <text:p>-0,0254134633</text:p>
          </table:table-cell>
          <table:table-cell table:formula="of:=ABS([.B26])" office:value-type="float" office:value="0.0254134633398389" calcext:value-type="float">
            <text:p>0,0254134633</text:p>
          </table:table-cell>
          <table:table-cell table:number-columns-repeated="4"/>
        </table:table-row>
        <table:table-row table:style-name="ro1">
          <table:table-cell office:value-type="float" office:value="0.921514039342042" calcext:value-type="float">
            <text:p>0,9215140393</text:p>
          </table:table-cell>
          <table:table-cell office:value-type="float" office:value="0.184772048524419" calcext:value-type="float">
            <text:p>0,1847720485</text:p>
          </table:table-cell>
          <table:table-cell table:formula="of:=ABS([.B27])" office:value-type="float" office:value="0.184772048524419" calcext:value-type="float">
            <text:p>0,1847720485</text:p>
          </table:table-cell>
          <table:table-cell table:number-columns-repeated="4"/>
        </table:table-row>
        <table:table-row table:style-name="ro1">
          <table:table-cell office:value-type="float" office:value="0.915448716088268" calcext:value-type="float">
            <text:p>0,9154487161</text:p>
          </table:table-cell>
          <table:table-cell office:value-type="float" office:value="0.23072116344828" calcext:value-type="float">
            <text:p>0,2307211634</text:p>
          </table:table-cell>
          <table:table-cell table:formula="of:=ABS([.B28])" office:value-type="float" office:value="0.23072116344828" calcext:value-type="float">
            <text:p>0,2307211634</text:p>
          </table:table-cell>
          <table:table-cell table:number-columns-repeated="4"/>
        </table:table-row>
        <table:table-row table:style-name="ro1">
          <table:table-cell office:value-type="float" office:value="0.909167983090522" calcext:value-type="float">
            <text:p>0,9091679831</text:p>
          </table:table-cell>
          <table:table-cell office:value-type="float" office:value="0.0715915725546106" calcext:value-type="float">
            <text:p>0,0715915726</text:p>
          </table:table-cell>
          <table:table-cell table:formula="of:=ABS([.B29])" office:value-type="float" office:value="0.0715915725546106" calcext:value-type="float">
            <text:p>0,0715915726</text:p>
          </table:table-cell>
          <table:table-cell table:number-columns-repeated="4"/>
        </table:table-row>
        <table:table-row table:style-name="ro1">
          <table:table-cell office:value-type="float" office:value="0.902673318237259" calcext:value-type="float">
            <text:p>0,9026733182</text:p>
          </table:table-cell>
          <table:table-cell office:value-type="float" office:value="-0.15117287015547" calcext:value-type="float">
            <text:p>-0,1511728702</text:p>
          </table:table-cell>
          <table:table-cell table:formula="of:=ABS([.B30])" office:value-type="float" office:value="0.15117287015547" calcext:value-type="float">
            <text:p>0,1511728702</text:p>
          </table:table-cell>
          <table:table-cell table:number-columns-repeated="4"/>
        </table:table-row>
        <table:table-row table:style-name="ro1">
          <table:table-cell office:value-type="float" office:value="0.895966249756185" calcext:value-type="float">
            <text:p>0,8959662498</text:p>
          </table:table-cell>
          <table:table-cell office:value-type="float" office:value="-0.239565865951644" calcext:value-type="float">
            <text:p>-0,239565866</text:p>
          </table:table-cell>
          <table:table-cell table:formula="of:=ABS([.B31])" office:value-type="float" office:value="0.239565865951644" calcext:value-type="float">
            <text:p>0,239565866</text:p>
          </table:table-cell>
          <table:table-cell table:number-columns-repeated="4"/>
        </table:table-row>
        <table:table-row table:style-name="ro1">
          <table:table-cell office:value-type="float" office:value="0.889048355854665" calcext:value-type="float">
            <text:p>0,8890483559</text:p>
          </table:table-cell>
          <table:table-cell office:value-type="float" office:value="-0.115018457785125" calcext:value-type="float">
            <text:p>-0,1150184578</text:p>
          </table:table-cell>
          <table:table-cell table:formula="of:=ABS([.B32])" office:value-type="float" office:value="0.115018457785125" calcext:value-type="float">
            <text:p>0,1150184578</text:p>
          </table:table-cell>
          <table:table-cell table:number-columns-repeated="4"/>
        </table:table-row>
        <table:table-row table:style-name="ro1">
          <table:table-cell office:value-type="float" office:value="0.881921264348355" calcext:value-type="float">
            <text:p>0,8819212643</text:p>
          </table:table-cell>
          <table:table-cell office:value-type="float" office:value="-0.0287597304212007" calcext:value-type="float">
            <text:p>-0,0287597304</text:p>
          </table:table-cell>
          <table:table-cell table:formula="of:=ABS([.B33])" office:value-type="float" office:value="0.0287597304212007" calcext:value-type="float">
            <text:p>0,0287597304</text:p>
          </table:table-cell>
          <table:table-cell table:number-columns-repeated="4"/>
        </table:table-row>
        <table:table-row table:style-name="ro1">
          <table:table-cell office:value-type="float" office:value="0.874586652278176" calcext:value-type="float">
            <text:p>0,8745866523</text:p>
          </table:table-cell>
          <table:table-cell office:value-type="float" office:value="-0.08130427986574" calcext:value-type="float">
            <text:p>-0,0813042799</text:p>
          </table:table-cell>
          <table:table-cell table:formula="of:=ABS([.B34])" office:value-type="float" office:value="0.08130427986574" calcext:value-type="float">
            <text:p>0,0813042799</text:p>
          </table:table-cell>
          <table:table-cell table:number-columns-repeated="4"/>
        </table:table-row>
        <table:table-row table:style-name="ro1">
          <table:table-cell office:value-type="float" office:value="0.867046245515692" calcext:value-type="float">
            <text:p>0,8670462455</text:p>
          </table:table-cell>
          <table:table-cell office:value-type="float" office:value="-0.114648216171051" calcext:value-type="float">
            <text:p>-0,1146482162</text:p>
          </table:table-cell>
          <table:table-cell table:formula="of:=ABS([.B35])" office:value-type="float" office:value="0.114648216171051" calcext:value-type="float">
            <text:p>0,1146482162</text:p>
          </table:table-cell>
          <table:table-cell table:number-columns-repeated="4"/>
        </table:table-row>
        <table:table-row table:style-name="ro1">
          <table:table-cell office:value-type="float" office:value="0.859301818357008" calcext:value-type="float">
            <text:p>0,8593018184</text:p>
          </table:table-cell>
          <table:table-cell office:value-type="float" office:value="-0.120917119655974" calcext:value-type="float">
            <text:p>-0,1209171197</text:p>
          </table:table-cell>
          <table:table-cell table:formula="of:=ABS([.B36])" office:value-type="float" office:value="0.120917119655974" calcext:value-type="float">
            <text:p>0,1209171197</text:p>
          </table:table-cell>
          <table:table-cell table:number-columns-repeated="4"/>
        </table:table-row>
        <table:table-row table:style-name="ro1">
          <table:table-cell office:value-type="float" office:value="0.851355193105265" calcext:value-type="float">
            <text:p>0,8513551931</text:p>
          </table:table-cell>
          <table:table-cell office:value-type="float" office:value="-0.0986305419256644" calcext:value-type="float">
            <text:p>-0,0986305419</text:p>
          </table:table-cell>
          <table:table-cell table:formula="of:=ABS([.B37])" office:value-type="float" office:value="0.0986305419256644" calcext:value-type="float">
            <text:p>0,0986305419</text:p>
          </table:table-cell>
          <table:table-cell table:number-columns-repeated="4"/>
        </table:table-row>
        <table:table-row table:style-name="ro1">
          <table:table-cell office:value-type="float" office:value="0.843208239641845" calcext:value-type="float">
            <text:p>0,8432082396</text:p>
          </table:table-cell>
          <table:table-cell office:value-type="float" office:value="-0.053051624820917" calcext:value-type="float">
            <text:p>-0,0530516248</text:p>
          </table:table-cell>
          <table:table-cell table:formula="of:=ABS([.B38])" office:value-type="float" office:value="0.053051624820917" calcext:value-type="float">
            <text:p>0,0530516248</text:p>
          </table:table-cell>
          <table:table-cell table:number-columns-repeated="4"/>
        </table:table-row>
        <table:table-row table:style-name="ro1">
          <table:table-cell office:value-type="float" office:value="0.83486287498638" calcext:value-type="float">
            <text:p>0,834862875</text:p>
          </table:table-cell>
          <table:table-cell office:value-type="float" office:value="0.00505582985006903" calcext:value-type="float">
            <text:p>0,0050558299</text:p>
          </table:table-cell>
          <table:table-cell table:formula="of:=ABS([.B39])" office:value-type="float" office:value="0.00505582985006903" calcext:value-type="float">
            <text:p>0,0050558299</text:p>
          </table:table-cell>
          <table:table-cell table:number-columns-repeated="4"/>
        </table:table-row>
        <table:table-row table:style-name="ro1">
          <table:table-cell office:value-type="float" office:value="0.826321062845664" calcext:value-type="float">
            <text:p>0,8263210628</text:p>
          </table:table-cell>
          <table:table-cell office:value-type="float" office:value="0.0619693125283231" calcext:value-type="float">
            <text:p>0,0619693125</text:p>
          </table:table-cell>
          <table:table-cell table:formula="of:=ABS([.B40])" office:value-type="float" office:value="0.0619693125283231" calcext:value-type="float">
            <text:p>0,0619693125</text:p>
          </table:table-cell>
          <table:table-cell table:number-columns-repeated="4"/>
        </table:table-row>
        <table:table-row table:style-name="ro1">
          <table:table-cell office:value-type="float" office:value="0.817584813151584" calcext:value-type="float">
            <text:p>0,8175848132</text:p>
          </table:table-cell>
          <table:table-cell office:value-type="float" office:value="0.104248279061485" calcext:value-type="float">
            <text:p>0,1042482791</text:p>
          </table:table-cell>
          <table:table-cell table:formula="of:=ABS([.B41])" office:value-type="float" office:value="0.104248279061485" calcext:value-type="float">
            <text:p>0,1042482791</text:p>
          </table:table-cell>
          <table:table-cell table:number-columns-repeated="4"/>
        </table:table-row>
        <table:table-row table:style-name="ro1">
          <table:table-cell office:value-type="float" office:value="0.808656181588175" calcext:value-type="float">
            <text:p>0,8086561816</text:p>
          </table:table-cell>
          <table:table-cell office:value-type="float" office:value="0.121908235623767" calcext:value-type="float">
            <text:p>0,1219082356</text:p>
          </table:table-cell>
          <table:table-cell table:formula="of:=ABS([.B42])" office:value-type="float" office:value="0.121908235623767" calcext:value-type="float">
            <text:p>0,1219082356</text:p>
          </table:table-cell>
          <table:table-cell table:number-columns-repeated="4"/>
        </table:table-row>
        <table:table-row table:style-name="ro1">
          <table:table-cell office:value-type="float" office:value="0.799537269107905" calcext:value-type="float">
            <text:p>0,7995372691</text:p>
          </table:table-cell>
          <table:table-cell office:value-type="float" office:value="0.110778651530094" calcext:value-type="float">
            <text:p>0,1107786515</text:p>
          </table:table-cell>
          <table:table-cell table:formula="of:=ABS([.B43])" office:value-type="float" office:value="0.110778651530094" calcext:value-type="float">
            <text:p>0,1107786515</text:p>
          </table:table-cell>
          <table:table-cell table:number-columns-repeated="4"/>
        </table:table-row>
        <table:table-row table:style-name="ro1">
          <table:table-cell office:value-type="float" office:value="0.79023022143731" calcext:value-type="float">
            <text:p>0,7902302214</text:p>
          </table:table-cell>
          <table:table-cell office:value-type="float" office:value="0.0734878612166867" calcext:value-type="float">
            <text:p>0,0734878612</text:p>
          </table:table-cell>
          <table:table-cell table:formula="of:=ABS([.B44])" office:value-type="float" office:value="0.0734878612166867" calcext:value-type="float">
            <text:p>0,0734878612</text:p>
          </table:table-cell>
          <table:table-cell table:number-columns-repeated="4"/>
        </table:table-row>
        <table:table-row table:style-name="ro1">
          <table:table-cell office:value-type="float" office:value="0.780737228572094" calcext:value-type="float">
            <text:p>0,7807372286</text:p>
          </table:table-cell>
          <table:table-cell office:value-type="float" office:value="0.0188423634268589" calcext:value-type="float">
            <text:p>0,0188423634</text:p>
          </table:table-cell>
          <table:table-cell table:formula="of:=ABS([.B45])" office:value-type="float" office:value="0.0188423634268589" calcext:value-type="float">
            <text:p>0,0188423634</text:p>
          </table:table-cell>
          <table:table-cell table:number-columns-repeated="4"/>
        </table:table-row>
        <table:table-row table:style-name="ro1">
          <table:table-cell office:value-type="float" office:value="0.771060524261814" calcext:value-type="float">
            <text:p>0,7710605243</text:p>
          </table:table-cell>
          <table:table-cell office:value-type="float" office:value="-0.0402528992632334" calcext:value-type="float">
            <text:p>-0,0402528993</text:p>
          </table:table-cell>
          <table:table-cell table:formula="of:=ABS([.B46])" office:value-type="float" office:value="0.0402528992632334" calcext:value-type="float">
            <text:p>0,0402528993</text:p>
          </table:table-cell>
          <table:table-cell table:number-columns-repeated="4"/>
        </table:table-row>
        <table:table-row table:style-name="ro1">
          <table:table-cell office:value-type="float" office:value="0.761202385484262" calcext:value-type="float">
            <text:p>0,7612023855</text:p>
          </table:table-cell>
          <table:table-cell office:value-type="float" office:value="-0.0898421390506945" calcext:value-type="float">
            <text:p>-0,0898421391</text:p>
          </table:table-cell>
          <table:table-cell table:formula="of:=ABS([.B47])" office:value-type="float" office:value="0.0898421390506945" calcext:value-type="float">
            <text:p>0,0898421391</text:p>
          </table:table-cell>
          <table:table-cell table:number-columns-repeated="4"/>
        </table:table-row>
        <table:table-row table:style-name="ro1">
          <table:table-cell office:value-type="float" office:value="0.751165131909686" calcext:value-type="float">
            <text:p>0,7511651319</text:p>
          </table:table-cell>
          <table:table-cell office:value-type="float" office:value="-0.118214486463465" calcext:value-type="float">
            <text:p>-0,1182144865</text:p>
          </table:table-cell>
          <table:table-cell table:formula="of:=ABS([.B48])" office:value-type="float" office:value="0.118214486463465" calcext:value-type="float">
            <text:p>0,1182144865</text:p>
          </table:table-cell>
          <table:table-cell table:number-columns-repeated="4"/>
        </table:table-row>
        <table:table-row table:style-name="ro1">
          <table:table-cell office:value-type="float" office:value="0.740951125354959" calcext:value-type="float">
            <text:p>0,7409511254</text:p>
          </table:table-cell>
          <table:table-cell office:value-type="float" office:value="-0.118669599681606" calcext:value-type="float">
            <text:p>-0,1186695997</text:p>
          </table:table-cell>
          <table:table-cell table:formula="of:=ABS([.B49])" office:value-type="float" office:value="0.118669599681606" calcext:value-type="float">
            <text:p>0,1186695997</text:p>
          </table:table-cell>
          <table:table-cell table:number-columns-repeated="4"/>
        </table:table-row>
        <table:table-row table:style-name="ro1">
          <table:table-cell office:value-type="float" office:value="0.730562769227828" calcext:value-type="float">
            <text:p>0,7305627692</text:p>
          </table:table-cell>
          <table:table-cell office:value-type="float" office:value="-0.0911000003183662" calcext:value-type="float">
            <text:p>-0,0911000003</text:p>
          </table:table-cell>
          <table:table-cell table:formula="of:=ABS([.B50])" office:value-type="float" office:value="0.0911000003183662" calcext:value-type="float">
            <text:p>0,0911000003</text:p>
          </table:table-cell>
          <table:table-cell table:number-columns-repeated="4"/>
        </table:table-row>
        <table:table-row table:style-name="ro1">
          <table:table-cell office:value-type="float" office:value="0.720002507961382" calcext:value-type="float">
            <text:p>0,720002508</text:p>
          </table:table-cell>
          <table:table-cell office:value-type="float" office:value="-0.0420164552442117" calcext:value-type="float">
            <text:p>-0,0420164552</text:p>
          </table:table-cell>
          <table:table-cell table:formula="of:=ABS([.B51])" office:value-type="float" office:value="0.0420164552442117" calcext:value-type="float">
            <text:p>0,0420164552</text:p>
          </table:table-cell>
          <table:table-cell table:number-columns-repeated="4"/>
        </table:table-row>
        <table:table-row table:style-name="ro1">
          <table:table-cell office:value-type="float" office:value="0.709272826438866" calcext:value-type="float">
            <text:p>0,7092728264</text:p>
          </table:table-cell>
          <table:table-cell office:value-type="float" office:value="0.0169895896535437" calcext:value-type="float">
            <text:p>0,0169895897</text:p>
          </table:table-cell>
          <table:table-cell table:formula="of:=ABS([.B52])" office:value-type="float" office:value="0.0169895896535437" calcext:value-type="float">
            <text:p>0,0169895897</text:p>
          </table:table-cell>
          <table:table-cell table:number-columns-repeated="4"/>
        </table:table-row>
        <table:table-row table:style-name="ro1">
          <table:table-cell office:value-type="float" office:value="0.698376249408973" calcext:value-type="float">
            <text:p>0,6983762494</text:p>
          </table:table-cell>
          <table:table-cell office:value-type="float" office:value="0.0719834160202376" calcext:value-type="float">
            <text:p>0,071983416</text:p>
          </table:table-cell>
          <table:table-cell table:formula="of:=ABS([.B53])" office:value-type="float" office:value="0.0719834160202376" calcext:value-type="float">
            <text:p>0,071983416</text:p>
          </table:table-cell>
          <table:table-cell table:number-columns-repeated="4"/>
        </table:table-row>
        <table:table-row table:style-name="ro1">
          <table:table-cell office:value-type="float" office:value="0.687315340891759" calcext:value-type="float">
            <text:p>0,6873153409</text:p>
          </table:table-cell>
          <table:table-cell office:value-type="float" office:value="0.10997782088382" calcext:value-type="float">
            <text:p>0,1099778209</text:p>
          </table:table-cell>
          <table:table-cell table:formula="of:=ABS([.B54])" office:value-type="float" office:value="0.10997782088382" calcext:value-type="float">
            <text:p>0,1099778209</text:p>
          </table:table-cell>
          <table:table-cell table:number-columns-repeated="4"/>
        </table:table-row>
        <table:table-row table:style-name="ro1">
          <table:table-cell office:value-type="float" office:value="0.676092703575316" calcext:value-type="float">
            <text:p>0,6760927036</text:p>
          </table:table-cell>
          <table:table-cell office:value-type="float" office:value="0.122000141668033" calcext:value-type="float">
            <text:p>0,1220001417</text:p>
          </table:table-cell>
          <table:table-cell table:formula="of:=ABS([.B55])" office:value-type="float" office:value="0.122000141668033" calcext:value-type="float">
            <text:p>0,1220001417</text:p>
          </table:table-cell>
          <table:table-cell table:number-columns-repeated="4"/>
        </table:table-row>
        <table:table-row table:style-name="ro1">
          <table:table-cell office:value-type="float" office:value="0.664710978203345" calcext:value-type="float">
            <text:p>0,6647109782</text:p>
          </table:table-cell>
          <table:table-cell office:value-type="float" office:value="0.10521121749728" calcext:value-type="float">
            <text:p>0,1052112175</text:p>
          </table:table-cell>
          <table:table-cell table:formula="of:=ABS([.B56])" office:value-type="float" office:value="0.10521121749728" calcext:value-type="float">
            <text:p>0,1052112175</text:p>
          </table:table-cell>
          <table:table-cell table:number-columns-repeated="4"/>
        </table:table-row>
        <table:table-row table:style-name="ro1">
          <table:table-cell office:value-type="float" office:value="0.653172842953777" calcext:value-type="float">
            <text:p>0,653172843</text:p>
          </table:table-cell>
          <table:table-cell office:value-type="float" office:value="0.0635758782496291" calcext:value-type="float">
            <text:p>0,0635758782</text:p>
          </table:table-cell>
          <table:table-cell table:formula="of:=ABS([.B57])" office:value-type="float" office:value="0.0635758782496291" calcext:value-type="float">
            <text:p>0,0635758782</text:p>
          </table:table-cell>
          <table:table-cell table:number-columns-repeated="4"/>
        </table:table-row>
        <table:table-row table:style-name="ro1">
          <table:table-cell office:value-type="float" office:value="0.641481012808583" calcext:value-type="float">
            <text:p>0,6414810128</text:p>
          </table:table-cell>
          <table:table-cell office:value-type="float" office:value="0.00692662035865999" calcext:value-type="float">
            <text:p>0,0069266204</text:p>
          </table:table-cell>
          <table:table-cell table:formula="of:=ABS([.B58])" office:value-type="float" office:value="0.00692662035865999" calcext:value-type="float">
            <text:p>0,0069266204</text:p>
          </table:table-cell>
          <table:table-cell table:number-columns-repeated="4"/>
        </table:table-row>
        <table:table-row table:style-name="ro1">
          <table:table-cell office:value-type="float" office:value="0.629638238914927" calcext:value-type="float">
            <text:p>0,6296382389</text:p>
          </table:table-cell>
          <table:table-cell office:value-type="float" office:value="-0.0513584106808881" calcext:value-type="float">
            <text:p>-0,0513584107</text:p>
          </table:table-cell>
          <table:table-cell table:formula="of:=ABS([.B59])" office:value-type="float" office:value="0.0513584106808881" calcext:value-type="float">
            <text:p>0,0513584107</text:p>
          </table:table-cell>
          <table:table-cell table:number-columns-repeated="4"/>
        </table:table-row>
        <table:table-row table:style-name="ro1">
          <table:table-cell office:value-type="float" office:value="0.617647307937804" calcext:value-type="float">
            <text:p>0,6176473079</text:p>
          </table:table-cell>
          <table:table-cell office:value-type="float" office:value="-0.0975147693238818" calcext:value-type="float">
            <text:p>-0,0975147693</text:p>
          </table:table-cell>
          <table:table-cell table:formula="of:=ABS([.B60])" office:value-type="float" office:value="0.0975147693238818" calcext:value-type="float">
            <text:p>0,0975147693</text:p>
          </table:table-cell>
          <table:table-cell table:number-columns-repeated="4"/>
        </table:table-row>
        <table:table-row table:style-name="ro1">
          <table:table-cell office:value-type="float" office:value="0.605511041404326" calcext:value-type="float">
            <text:p>0,6055110414</text:p>
          </table:table-cell>
          <table:table-cell office:value-type="float" office:value="-0.120642286628624" calcext:value-type="float">
            <text:p>-0,1206422866</text:p>
          </table:table-cell>
          <table:table-cell table:formula="of:=ABS([.B61])" office:value-type="float" office:value="0.120642286628624" calcext:value-type="float">
            <text:p>0,1206422866</text:p>
          </table:table-cell>
          <table:table-cell table:number-columns-repeated="4"/>
        </table:table-row>
        <table:table-row table:style-name="ro1">
          <table:table-cell office:value-type="float" office:value="0.5932322950398" calcext:value-type="float">
            <text:p>0,593232295</text:p>
          </table:table-cell>
          <table:table-cell office:value-type="float" office:value="-0.115279226590903" calcext:value-type="float">
            <text:p>-0,1152792266</text:p>
          </table:table-cell>
          <table:table-cell table:formula="of:=ABS([.B62])" office:value-type="float" office:value="0.115279226590903" calcext:value-type="float">
            <text:p>0,1152792266</text:p>
          </table:table-cell>
          <table:table-cell table:number-columns-repeated="4"/>
        </table:table-row>
        <table:table-row table:style-name="ro1">
          <table:table-cell office:value-type="float" office:value="0.580813958095765" calcext:value-type="float">
            <text:p>0,5808139581</text:p>
          </table:table-cell>
          <table:table-cell office:value-type="float" office:value="-0.0826921159076763" calcext:value-type="float">
            <text:p>-0,0826921159</text:p>
          </table:table-cell>
          <table:table-cell table:formula="of:=ABS([.B63])" office:value-type="float" office:value="0.0826921159076763" calcext:value-type="float">
            <text:p>0,0826921159</text:p>
          </table:table-cell>
          <table:table-cell table:number-columns-repeated="4"/>
        </table:table-row>
        <table:table-row table:style-name="ro1">
          <table:table-cell office:value-type="float" office:value="0.568258952670132" calcext:value-type="float">
            <text:p>0,5682589527</text:p>
          </table:table-cell>
          <table:table-cell office:value-type="float" office:value="-0.0305766442349738" calcext:value-type="float">
            <text:p>-0,0305766442</text:p>
          </table:table-cell>
          <table:table-cell table:formula="of:=ABS([.B64])" office:value-type="float" office:value="0.0305766442349738" calcext:value-type="float">
            <text:p>0,0305766442</text:p>
          </table:table-cell>
          <table:table-cell table:number-columns-repeated="4"/>
        </table:table-row>
        <table:table-row table:style-name="ro1">
          <table:table-cell office:value-type="float" office:value="0.555570233019602" calcext:value-type="float">
            <text:p>0,555570233</text:p>
          </table:table-cell>
          <table:table-cell office:value-type="float" office:value="-0.00703496211507859" calcext:value-type="float">
            <text:p>-0,0070349621</text:p>
          </table:table-cell>
          <table:table-cell table:formula="of:=ABS([.B65])" office:value-type="float" office:value="0.00703496211507859" calcext:value-type="float">
            <text:p>0,0070349621</text:p>
          </table:table-cell>
          <table:table-cell table:number-columns-repeated="4"/>
        </table:table-row>
        <table:table-row table:style-name="ro1">
          <table:table-cell office:value-type="float" office:value="0.542750784864516" calcext:value-type="float">
            <text:p>0,5427507849</text:p>
          </table:table-cell>
          <table:table-cell office:value-type="float" office:value="-0.0216162168485902" calcext:value-type="float">
            <text:p>-0,0216162168</text:p>
          </table:table-cell>
          <table:table-cell table:formula="of:=ABS([.B66])" office:value-type="float" office:value="0.0216162168485902" calcext:value-type="float">
            <text:p>0,0216162168</text:p>
          </table:table-cell>
          <table:table-cell table:number-columns-repeated="4"/>
        </table:table-row>
        <table:table-row table:style-name="ro1">
          <table:table-cell office:value-type="float" office:value="0.529803624686295" calcext:value-type="float">
            <text:p>0,5298036247</text:p>
          </table:table-cell>
          <table:table-cell office:value-type="float" office:value="-0.0349018497228473" calcext:value-type="float">
            <text:p>-0,0349018497</text:p>
          </table:table-cell>
          <table:table-cell table:formula="of:=ABS([.B67])" office:value-type="float" office:value="0.0349018497228473" calcext:value-type="float">
            <text:p>0,0349018497</text:p>
          </table:table-cell>
          <table:table-cell table:number-columns-repeated="4"/>
        </table:table-row>
        <table:table-row table:style-name="ro1">
          <table:table-cell office:value-type="float" office:value="0.51673179901765" calcext:value-type="float">
            <text:p>0,516731799</text:p>
          </table:table-cell>
          <table:table-cell office:value-type="float" office:value="-0.0460955532023322" calcext:value-type="float">
            <text:p>-0,0460955532</text:p>
          </table:table-cell>
          <table:table-cell table:formula="of:=ABS([.B68])" office:value-type="float" office:value="0.0460955532023322" calcext:value-type="float">
            <text:p>0,0460955532</text:p>
          </table:table-cell>
          <table:table-cell table:number-columns-repeated="4"/>
        </table:table-row>
        <table:table-row table:style-name="ro1">
          <table:table-cell office:value-type="float" office:value="0.503538383725718" calcext:value-type="float">
            <text:p>0,5035383837</text:p>
          </table:table-cell>
          <table:table-cell office:value-type="float" office:value="-0.0545264047562608" calcext:value-type="float">
            <text:p>-0,0545264048</text:p>
          </table:table-cell>
          <table:table-cell table:formula="of:=ABS([.B69])" office:value-type="float" office:value="0.0545264047562608" calcext:value-type="float">
            <text:p>0,0545264048</text:p>
          </table:table-cell>
          <table:table-cell table:number-columns-repeated="4"/>
        </table:table-row>
        <table:table-row table:style-name="ro1">
          <table:table-cell office:value-type="float" office:value="0.490226483288291" calcext:value-type="float">
            <text:p>0,4902264833</text:p>
          </table:table-cell>
          <table:table-cell office:value-type="float" office:value="-0.0596890802734851" calcext:value-type="float">
            <text:p>-0,0596890803</text:p>
          </table:table-cell>
          <table:table-cell table:formula="of:=ABS([.B70])" office:value-type="float" office:value="0.0596890802734851" calcext:value-type="float">
            <text:p>0,0596890803</text:p>
          </table:table-cell>
          <table:table-cell table:number-columns-repeated="4"/>
        </table:table-row>
        <table:table-row table:style-name="ro1">
          <table:table-cell office:value-type="float" office:value="0.476799230063322" calcext:value-type="float">
            <text:p>0,4767992301</text:p>
          </table:table-cell>
          <table:table-cell office:value-type="float" office:value="-0.0612741419231762" calcext:value-type="float">
            <text:p>-0,0612741419</text:p>
          </table:table-cell>
          <table:table-cell table:formula="of:=ABS([.B71])" office:value-type="float" office:value="0.0612741419231762" calcext:value-type="float">
            <text:p>0,0612741419</text:p>
          </table:table-cell>
          <table:table-cell table:number-columns-repeated="4"/>
        </table:table-row>
        <table:table-row table:style-name="ro1">
          <table:table-cell office:value-type="float" office:value="0.46325978355186" calcext:value-type="float">
            <text:p>0,4632597836</text:p>
          </table:table-cell>
          <table:table-cell office:value-type="float" office:value="-0.0591865850828327" calcext:value-type="float">
            <text:p>-0,0591865851</text:p>
          </table:table-cell>
          <table:table-cell table:formula="of:=ABS([.B72])" office:value-type="float" office:value="0.0591865850828327" calcext:value-type="float">
            <text:p>0,0591865851</text:p>
          </table:table-cell>
          <table:table-cell table:number-columns-repeated="4"/>
        </table:table-row>
        <table:table-row table:style-name="ro1">
          <table:table-cell office:value-type="float" office:value="0.449611329654607" calcext:value-type="float">
            <text:p>0,4496113297</text:p>
          </table:table-cell>
          <table:table-cell office:value-type="float" office:value="-0.0535515326772353" calcext:value-type="float">
            <text:p>-0,0535515327</text:p>
          </table:table-cell>
          <table:table-cell table:formula="of:=ABS([.B73])" office:value-type="float" office:value="0.0535515326772353" calcext:value-type="float">
            <text:p>0,0535515327</text:p>
          </table:table-cell>
          <table:table-cell table:number-columns-repeated="4"/>
        </table:table-row>
        <table:table-row table:style-name="ro1">
          <table:table-cell office:value-type="float" office:value="0.435857079922256" calcext:value-type="float">
            <text:p>0,4358570799</text:p>
          </table:table-cell>
          <table:table-cell office:value-type="float" office:value="-0.0447067356239416" calcext:value-type="float">
            <text:p>-0,0447067356</text:p>
          </table:table-cell>
          <table:table-cell table:formula="of:=ABS([.B74])" office:value-type="float" office:value="0.0447067356239416" calcext:value-type="float">
            <text:p>0,0447067356</text:p>
          </table:table-cell>
          <table:table-cell table:number-columns-repeated="4"/>
        </table:table-row>
        <table:table-row table:style-name="ro1">
          <table:table-cell office:value-type="float" office:value="0.4220002707998" calcext:value-type="float">
            <text:p>0,4220002708</text:p>
          </table:table-cell>
          <table:table-cell office:value-type="float" office:value="-0.0331823288898231" calcext:value-type="float">
            <text:p>-0,0331823289</text:p>
          </table:table-cell>
          <table:table-cell table:formula="of:=ABS([.B75])" office:value-type="float" office:value="0.0331823288898231" calcext:value-type="float">
            <text:p>0,0331823289</text:p>
          </table:table-cell>
          <table:table-cell table:number-columns-repeated="4"/>
        </table:table-row>
        <table:table-row table:style-name="ro1">
          <table:table-cell office:value-type="float" office:value="0.408044162864979" calcext:value-type="float">
            <text:p>0,4080441629</text:p>
          </table:table-cell>
          <table:table-cell office:value-type="float" office:value="-0.0196690565298756" calcext:value-type="float">
            <text:p>-0,0196690565</text:p>
          </table:table-cell>
          <table:table-cell table:formula="of:=ABS([.B76])" office:value-type="float" office:value="0.0196690565298756" calcext:value-type="float">
            <text:p>0,0196690565</text:p>
          </table:table-cell>
          <table:table-cell table:number-columns-repeated="4"/>
        </table:table-row>
        <table:table-row table:style-name="ro1">
          <table:table-cell office:value-type="float" office:value="0.393992040061048" calcext:value-type="float">
            <text:p>0,3939920401</text:p>
          </table:table-cell>
          <table:table-cell office:value-type="float" office:value="-0.00497687021983617" calcext:value-type="float">
            <text:p>-0,0049768702</text:p>
          </table:table-cell>
          <table:table-cell table:formula="of:=ABS([.B77])" office:value-type="float" office:value="0.00497687021983617" calcext:value-type="float">
            <text:p>0,0049768702</text:p>
          </table:table-cell>
          <table:table-cell table:number-columns-repeated="4"/>
        </table:table-row>
        <table:table-row table:style-name="ro1">
          <table:table-cell office:value-type="float" office:value="0.379847208924051" calcext:value-type="float">
            <text:p>0,3798472089</text:p>
          </table:table-cell>
          <table:table-cell office:value-type="float" office:value="0.0100136172172072" calcext:value-type="float">
            <text:p>0,0100136172</text:p>
          </table:table-cell>
          <table:table-cell table:formula="of:=ABS([.B78])" office:value-type="float" office:value="0.0100136172172072" calcext:value-type="float">
            <text:p>0,0100136172</text:p>
          </table:table-cell>
          <table:table-cell table:number-columns-repeated="4"/>
        </table:table-row>
        <table:table-row table:style-name="ro1">
          <table:table-cell office:value-type="float" office:value="0.365612997804774" calcext:value-type="float">
            <text:p>0,3656129978</text:p>
          </table:table-cell>
          <table:table-cell office:value-type="float" office:value="0.024403913536272" calcext:value-type="float">
            <text:p>0,0244039135</text:p>
          </table:table-cell>
          <table:table-cell table:formula="of:=ABS([.B79])" office:value-type="float" office:value="0.024403913536272" calcext:value-type="float">
            <text:p>0,0244039135</text:p>
          </table:table-cell>
          <table:table-cell table:number-columns-repeated="4"/>
        </table:table-row>
        <table:table-row table:style-name="ro1">
          <table:table-cell office:value-type="float" office:value="0.351292756085567" calcext:value-type="float">
            <text:p>0,3512927561</text:p>
          </table:table-cell>
          <table:table-cell office:value-type="float" office:value="0.0373315004436753" calcext:value-type="float">
            <text:p>0,0373315004</text:p>
          </table:table-cell>
          <table:table-cell table:formula="of:=ABS([.B80])" office:value-type="float" office:value="0.0373315004436753" calcext:value-type="float">
            <text:p>0,0373315004</text:p>
          </table:table-cell>
          <table:table-cell table:number-columns-repeated="4"/>
        </table:table-row>
        <table:table-row table:style-name="ro1">
          <table:table-cell office:value-type="float" office:value="0.33688985339222" calcext:value-type="float">
            <text:p>0,3368898534</text:p>
          </table:table-cell>
          <table:table-cell office:value-type="float" office:value="0.04802153078175" calcext:value-type="float">
            <text:p>0,0480215308</text:p>
          </table:table-cell>
          <table:table-cell table:formula="of:=ABS([.B81])" office:value-type="float" office:value="0.04802153078175" calcext:value-type="float">
            <text:p>0,0480215308</text:p>
          </table:table-cell>
          <table:table-cell table:number-columns-repeated="4"/>
        </table:table-row>
        <table:table-row table:style-name="ro1">
          <table:table-cell office:value-type="float" office:value="0.32240767880107" calcext:value-type="float">
            <text:p>0,3224076788</text:p>
          </table:table-cell>
          <table:table-cell office:value-type="float" office:value="0.0558332709254072" calcext:value-type="float">
            <text:p>0,0558332709</text:p>
          </table:table-cell>
          <table:table-cell table:formula="of:=ABS([.B82])" office:value-type="float" office:value="0.0558332709254072" calcext:value-type="float">
            <text:p>0,0558332709</text:p>
          </table:table-cell>
          <table:table-cell table:number-columns-repeated="4"/>
        </table:table-row>
        <table:table-row table:style-name="ro1">
          <table:table-cell office:value-type="float" office:value="0.307849640041535" calcext:value-type="float">
            <text:p>0,30784964</text:p>
          </table:table-cell>
          <table:table-cell office:value-type="float" office:value="0.0602985047496967" calcext:value-type="float">
            <text:p>0,0602985047</text:p>
          </table:table-cell>
          <table:table-cell table:formula="of:=ABS([.B83])" office:value-type="float" office:value="0.0602985047496967" calcext:value-type="float">
            <text:p>0,0602985047</text:p>
          </table:table-cell>
          <table:table-cell table:number-columns-repeated="4"/>
        </table:table-row>
        <table:table-row table:style-name="ro1">
          <table:table-cell office:value-type="float" office:value="0.293219162694259" calcext:value-type="float">
            <text:p>0,2932191627</text:p>
          </table:table-cell>
          <table:table-cell office:value-type="float" office:value="0.0611495973308037" calcext:value-type="float">
            <text:p>0,0611495973</text:p>
          </table:table-cell>
          <table:table-cell table:formula="of:=ABS([.B84])" office:value-type="float" office:value="0.0611495973308037" calcext:value-type="float">
            <text:p>0,0611495973</text:p>
          </table:table-cell>
          <table:table-cell table:number-columns-repeated="4"/>
        </table:table-row>
        <table:table-row table:style-name="ro1">
          <table:table-cell office:value-type="float" office:value="0.278519689385053" calcext:value-type="float">
            <text:p>0,2785196894</text:p>
          </table:table-cell>
          <table:table-cell office:value-type="float" office:value="0.0583355363125857" calcext:value-type="float">
            <text:p>0,0583355363</text:p>
          </table:table-cell>
          <table:table-cell table:formula="of:=ABS([.B85])" office:value-type="float" office:value="0.0583355363125857" calcext:value-type="float">
            <text:p>0,0583355363</text:p>
          </table:table-cell>
          <table:table-cell table:number-columns-repeated="4"/>
        </table:table-row>
        <table:table-row table:style-name="ro1">
          <table:table-cell office:value-type="float" office:value="0.263754678974832" calcext:value-type="float">
            <text:p>0,263754679</text:p>
          </table:table-cell>
          <table:table-cell office:value-type="float" office:value="0.0520249894593431" calcext:value-type="float">
            <text:p>0,0520249895</text:p>
          </table:table-cell>
          <table:table-cell table:formula="of:=ABS([.B86])" office:value-type="float" office:value="0.0520249894593431" calcext:value-type="float">
            <text:p>0,0520249895</text:p>
          </table:table-cell>
          <table:table-cell table:number-columns-repeated="4"/>
        </table:table-row>
        <table:table-row table:style-name="ro1">
          <table:table-cell office:value-type="float" office:value="0.24892760574572" calcext:value-type="float">
            <text:p>0,2489276057</text:p>
          </table:table-cell>
          <table:table-cell office:value-type="float" office:value="0.0425961951327732" calcext:value-type="float">
            <text:p>0,0425961951</text:p>
          </table:table-cell>
          <table:table-cell table:formula="of:=ABS([.B87])" office:value-type="float" office:value="0.0425961951327732" calcext:value-type="float">
            <text:p>0,0425961951</text:p>
          </table:table-cell>
          <table:table-cell table:number-columns-repeated="4"/>
        </table:table-row>
        <table:table-row table:style-name="ro1">
          <table:table-cell office:value-type="float" office:value="0.234041958583544" calcext:value-type="float">
            <text:p>0,2340419586</text:p>
          </table:table-cell>
          <table:table-cell office:value-type="float" office:value="0.0306142916325837" calcext:value-type="float">
            <text:p>0,0306142916</text:p>
          </table:table-cell>
          <table:table-cell table:formula="of:=ABS([.B88])" office:value-type="float" office:value="0.0306142916325837" calcext:value-type="float">
            <text:p>0,0306142916</text:p>
          </table:table-cell>
          <table:table-cell table:number-columns-repeated="4"/>
        </table:table-row>
        <table:table-row table:style-name="ro1">
          <table:table-cell office:value-type="float" office:value="0.21910124015687" calcext:value-type="float">
            <text:p>0,2191012402</text:p>
          </table:table-cell>
          <table:table-cell office:value-type="float" office:value="0.0167974442232635" calcext:value-type="float">
            <text:p>0,0167974442</text:p>
          </table:table-cell>
          <table:table-cell table:formula="of:=ABS([.B89])" office:value-type="float" office:value="0.0167974442232635" calcext:value-type="float">
            <text:p>0,0167974442</text:p>
          </table:table-cell>
          <table:table-cell table:number-columns-repeated="4"/>
        </table:table-row>
        <table:table-row table:style-name="ro1">
          <table:table-cell office:value-type="float" office:value="0.204108966092817" calcext:value-type="float">
            <text:p>0,2041089661</text:p>
          </table:table-cell>
          <table:table-cell office:value-type="float" office:value="0.00197380010813186" calcext:value-type="float">
            <text:p>0,0019738001</text:p>
          </table:table-cell>
          <table:table-cell table:formula="of:=ABS([.B90])" office:value-type="float" office:value="0.00197380010813186" calcext:value-type="float">
            <text:p>0,0019738001</text:p>
          </table:table-cell>
          <table:table-cell table:number-columns-repeated="4"/>
        </table:table-row>
        <table:table-row table:style-name="ro1">
          <table:table-cell office:value-type="float" office:value="0.189068664149806" calcext:value-type="float">
            <text:p>0,1890686641</text:p>
          </table:table-cell>
          <table:table-cell office:value-type="float" office:value="-0.0129681486383703" calcext:value-type="float">
            <text:p>-0,0129681486</text:p>
          </table:table-cell>
          <table:table-cell table:formula="of:=ABS([.B91])" office:value-type="float" office:value="0.0129681486383703" calcext:value-type="float">
            <text:p>0,0129681486</text:p>
          </table:table-cell>
          <table:table-cell table:number-columns-repeated="4"/>
        </table:table-row>
        <table:table-row table:style-name="ro1">
          <table:table-cell office:value-type="float" office:value="0.173983873387464" calcext:value-type="float">
            <text:p>0,1739838734</text:p>
          </table:table-cell>
          <table:table-cell office:value-type="float" office:value="-0.0271328190587146" calcext:value-type="float">
            <text:p>-0,0271328191</text:p>
          </table:table-cell>
          <table:table-cell table:formula="of:=ABS([.B92])" office:value-type="float" office:value="0.0271328190587146" calcext:value-type="float">
            <text:p>0,0271328191</text:p>
          </table:table-cell>
          <table:table-cell table:number-columns-repeated="4"/>
        </table:table-row>
        <table:table-row table:style-name="ro1">
          <table:table-cell office:value-type="float" office:value="0.158858143333862" calcext:value-type="float">
            <text:p>0,1588581433</text:p>
          </table:table-cell>
          <table:table-cell office:value-type="float" office:value="-0.0396712163100812" calcext:value-type="float">
            <text:p>-0,0396712163</text:p>
          </table:table-cell>
          <table:table-cell table:formula="of:=ABS([.B93])" office:value-type="float" office:value="0.0396712163100812" calcext:value-type="float">
            <text:p>0,0396712163</text:p>
          </table:table-cell>
          <table:table-cell table:number-columns-repeated="4"/>
        </table:table-row>
        <table:table-row table:style-name="ro1">
          <table:table-cell office:value-type="float" office:value="0.143695033150295" calcext:value-type="float">
            <text:p>0,1436950332</text:p>
          </table:table-cell>
          <table:table-cell office:value-type="float" office:value="-0.0498318202873253" calcext:value-type="float">
            <text:p>-0,0498318203</text:p>
          </table:table-cell>
          <table:table-cell table:formula="of:=ABS([.B94])" office:value-type="float" office:value="0.0498318202873253" calcext:value-type="float">
            <text:p>0,0498318203</text:p>
          </table:table-cell>
          <table:table-cell table:number-columns-repeated="4"/>
        </table:table-row>
        <table:table-row table:style-name="ro1">
          <table:table-cell office:value-type="float" office:value="0.128498110793793" calcext:value-type="float">
            <text:p>0,1284981108</text:p>
          </table:table-cell>
          <table:table-cell office:value-type="float" office:value="-0.0570056298544776" calcext:value-type="float">
            <text:p>-0,0570056299</text:p>
          </table:table-cell>
          <table:table-cell table:formula="of:=ABS([.B95])" office:value-type="float" office:value="0.0570056298544776" calcext:value-type="float">
            <text:p>0,0570056299</text:p>
          </table:table-cell>
          <table:table-cell table:number-columns-repeated="4"/>
        </table:table-row>
        <table:table-row table:style-name="ro1">
          <table:table-cell office:value-type="float" office:value="0.113270952177564" calcext:value-type="float">
            <text:p>0,1132709522</text:p>
          </table:table-cell>
          <table:table-cell office:value-type="float" office:value="-0.0607626648464412" calcext:value-type="float">
            <text:p>-0,0607626648</text:p>
          </table:table-cell>
          <table:table-cell table:formula="of:=ABS([.B96])" office:value-type="float" office:value="0.0607626648464412" calcext:value-type="float">
            <text:p>0,0607626648</text:p>
          </table:table-cell>
          <table:table-cell table:number-columns-repeated="4"/>
        </table:table-row>
        <table:table-row table:style-name="ro1">
          <table:table-cell office:value-type="float" office:value="0.0980171403295608" calcext:value-type="float">
            <text:p>0,0980171403</text:p>
          </table:table-cell>
          <table:table-cell office:value-type="float" office:value="-0.0608777380023891" calcext:value-type="float">
            <text:p>-0,060877738</text:p>
          </table:table-cell>
          <table:table-cell table:formula="of:=ABS([.B97])" office:value-type="float" office:value="0.0608777380023891" calcext:value-type="float">
            <text:p>0,060877738</text:p>
          </table:table-cell>
          <table:table-cell table:number-columns-repeated="4"/>
        </table:table-row>
        <table:table-row table:style-name="ro1">
          <table:table-cell office:value-type="float" office:value="0.0827402645493758" calcext:value-type="float">
            <text:p>0,0827402645</text:p>
          </table:table-cell>
          <table:table-cell office:value-type="float" office:value="-0.0573439521257723" calcext:value-type="float">
            <text:p>-0,0573439521</text:p>
          </table:table-cell>
          <table:table-cell table:formula="of:=ABS([.B98])" office:value-type="float" office:value="0.0573439521257723" calcext:value-type="float">
            <text:p>0,0573439521</text:p>
          </table:table-cell>
          <table:table-cell table:number-columns-repeated="4"/>
        </table:table-row>
        <table:table-row table:style-name="ro1">
          <table:table-cell office:value-type="float" office:value="0.0674439195636643" calcext:value-type="float">
            <text:p>0,0674439196</text:p>
          </table:table-cell>
          <table:table-cell office:value-type="float" office:value="-0.0503731134849924" calcext:value-type="float">
            <text:p>-0,0503731135</text:p>
          </table:table-cell>
          <table:table-cell table:formula="of:=ABS([.B99])" office:value-type="float" office:value="0.0503731134849924" calcext:value-type="float">
            <text:p>0,0503731135</text:p>
          </table:table-cell>
          <table:table-cell table:number-columns-repeated="4"/>
        </table:table-row>
        <table:table-row table:style-name="ro1">
          <table:table-cell office:value-type="float" office:value="0.0521317046802833" calcext:value-type="float">
            <text:p>0,0521317047</text:p>
          </table:table-cell>
          <table:table-cell office:value-type="float" office:value="-0.0403830366765441" calcext:value-type="float">
            <text:p>-0,0403830367</text:p>
          </table:table-cell>
          <table:table-cell table:formula="of:=ABS([.B100])" office:value-type="float" office:value="0.0403830366765441" calcext:value-type="float">
            <text:p>0,0403830367</text:p>
          </table:table-cell>
          <table:table-cell table:number-columns-repeated="4"/>
        </table:table-row>
        <table:table-row table:style-name="ro1">
          <table:table-cell office:value-type="float" office:value="0.036807222941359" calcext:value-type="float">
            <text:p>0,0368072229</text:p>
          </table:table-cell>
          <table:table-cell office:value-type="float" office:value="-0.0279725018653061" calcext:value-type="float">
            <text:p>-0,0279725019</text:p>
          </table:table-cell>
          <table:table-cell table:formula="of:=ABS([.B101])" office:value-type="float" office:value="0.0279725018653061" calcext:value-type="float">
            <text:p>0,0279725019</text:p>
          </table:table-cell>
          <table:table-cell table:number-columns-repeated="4"/>
        </table:table-row>
        <table:table-row table:style-name="ro1">
          <table:table-cell office:value-type="float" office:value="0.0214740802754696" calcext:value-type="float">
            <text:p>0,0214740803</text:p>
          </table:table-cell>
          <table:table-cell office:value-type="float" office:value="-0.0138853654022354" calcext:value-type="float">
            <text:p>-0,0138853654</text:p>
          </table:table-cell>
          <table:table-cell table:formula="of:=ABS([.B102])" office:value-type="float" office:value="0.0138853654022354" calcext:value-type="float">
            <text:p>0,0138853654</text:p>
          </table:table-cell>
          <table:table-cell table:number-columns-repeated="4"/>
        </table:table-row>
        <table:table-row table:style-name="ro1">
          <table:table-cell office:value-type="float" office:value="0.00613588464915474" calcext:value-type="float">
            <text:p>0,0061358846</text:p>
          </table:table-cell>
          <table:table-cell office:value-type="float" office:value="0.00103402506091732" calcext:value-type="float">
            <text:p>0,0010340251</text:p>
          </table:table-cell>
          <table:table-cell table:formula="of:=ABS([.B103])" office:value-type="float" office:value="0.00103402506091732" calcext:value-type="float">
            <text:p>0,0010340251</text:p>
          </table:table-cell>
          <table:table-cell table:number-columns-repeated="4"/>
        </table:table-row>
        <table:table-row table:style-name="ro1">
          <table:table-cell office:value-type="float" office:value="-0.00920375478205962" calcext:value-type="float">
            <text:p>-0,0092037548</text:p>
          </table:table-cell>
          <table:table-cell office:value-type="float" office:value="0.0158914386535876" calcext:value-type="float">
            <text:p>0,0158914387</text:p>
          </table:table-cell>
          <table:table-cell table:formula="of:=ABS([.B104])" office:value-type="float" office:value="0.0158914386535876" calcext:value-type="float">
            <text:p>0,0158914387</text:p>
          </table:table-cell>
          <table:table-cell table:number-columns-repeated="4"/>
        </table:table-row>
        <table:table-row table:style-name="ro1">
          <table:table-cell office:value-type="float" office:value="-0.0245412285229124" calcext:value-type="float">
            <text:p>-0,0245412285</text:p>
          </table:table-cell>
          <table:table-cell office:value-type="float" office:value="0.0297963592434903" calcext:value-type="float">
            <text:p>0,0297963592</text:p>
          </table:table-cell>
          <table:table-cell table:formula="of:=ABS([.B105])" office:value-type="float" office:value="0.0297963592434903" calcext:value-type="float">
            <text:p>0,0297963592</text:p>
          </table:table-cell>
          <table:table-cell table:number-columns-repeated="4"/>
        </table:table-row>
        <table:table-row table:style-name="ro1">
          <table:table-cell office:value-type="float" office:value="-0.0398729275877397" calcext:value-type="float">
            <text:p>-0,0398729276</text:p>
          </table:table-cell>
          <table:table-cell office:value-type="float" office:value="0.0419153607416081" calcext:value-type="float">
            <text:p>0,0419153607</text:p>
          </table:table-cell>
          <table:table-cell table:formula="of:=ABS([.B106])" office:value-type="float" office:value="0.0419153607416081" calcext:value-type="float">
            <text:p>0,0419153607</text:p>
          </table:table-cell>
          <table:table-cell table:number-columns-repeated="4"/>
        </table:table-row>
        <table:table-row table:style-name="ro1">
          <table:table-cell office:value-type="float" office:value="-0.0551952443496899" calcext:value-type="float">
            <text:p>-0,0551952443</text:p>
          </table:table-cell>
          <table:table-cell office:value-type="float" office:value="0.0515220605730764" calcext:value-type="float">
            <text:p>0,0515220606</text:p>
          </table:table-cell>
          <table:table-cell table:formula="of:=ABS([.B107])" office:value-type="float" office:value="0.0515220605730764" calcext:value-type="float">
            <text:p>0,0515220606</text:p>
          </table:table-cell>
          <table:table-cell table:number-columns-repeated="4"/>
        </table:table-row>
        <table:table-row table:style-name="ro1">
          <table:table-cell office:value-type="float" office:value="-0.0705045733896137" calcext:value-type="float">
            <text:p>-0,0705045734</text:p>
          </table:table-cell>
          <table:table-cell office:value-type="float" office:value="0.058040657228125" calcext:value-type="float">
            <text:p>0,0580406572</text:p>
          </table:table-cell>
          <table:table-cell table:formula="of:=ABS([.B108])" office:value-type="float" office:value="0.058040657228125" calcext:value-type="float">
            <text:p>0,0580406572</text:p>
          </table:table-cell>
          <table:table-cell table:number-columns-repeated="4"/>
        </table:table-row>
        <table:table-row table:style-name="ro1">
          <table:table-cell office:value-type="float" office:value="-0.0857973123444398" calcext:value-type="float">
            <text:p>-0,0857973123</text:p>
          </table:table-cell>
          <table:table-cell office:value-type="float" office:value="0.0610804423613898" calcext:value-type="float">
            <text:p>0,0610804424</text:p>
          </table:table-cell>
          <table:table-cell table:formula="of:=ABS([.B109])" office:value-type="float" office:value="0.0610804423613898" calcext:value-type="float">
            <text:p>0,0610804424</text:p>
          </table:table-cell>
          <table:table-cell table:number-columns-repeated="4"/>
        </table:table-row>
        <table:table-row table:style-name="ro1">
          <table:table-cell office:value-type="float" office:value="-0.101069862754828" calcext:value-type="float">
            <text:p>-0,1010698628</text:p>
          </table:table-cell>
          <table:table-cell office:value-type="float" office:value="0.0604592188708667" calcext:value-type="float">
            <text:p>0,0604592189</text:p>
          </table:table-cell>
          <table:table-cell table:formula="of:=ABS([.B110])" office:value-type="float" office:value="0.0604592188708667" calcext:value-type="float">
            <text:p>0,0604592189</text:p>
          </table:table-cell>
          <table:table-cell table:number-columns-repeated="4"/>
        </table:table-row>
        <table:table-row table:style-name="ro1">
          <table:table-cell office:value-type="float" office:value="-0.116318630911905" calcext:value-type="float">
            <text:p>-0,1163186309</text:p>
          </table:table-cell>
          <table:table-cell office:value-type="float" office:value="0.0562142213355507" calcext:value-type="float">
            <text:p>0,0562142213</text:p>
          </table:table-cell>
          <table:table-cell table:formula="of:=ABS([.B111])" office:value-type="float" office:value="0.0562142213355507" calcext:value-type="float">
            <text:p>0,0562142213</text:p>
          </table:table-cell>
          <table:table-cell table:number-columns-repeated="4"/>
        </table:table-row>
        <table:table-row table:style-name="ro1">
          <table:table-cell office:value-type="float" office:value="-0.131540028702883" calcext:value-type="float">
            <text:p>-0,1315400287</text:p>
          </table:table-cell>
          <table:table-cell office:value-type="float" office:value="0.0485998842680927" calcext:value-type="float">
            <text:p>0,0485998843</text:p>
          </table:table-cell>
          <table:table-cell table:formula="of:=ABS([.B112])" office:value-type="float" office:value="0.0485998842680927" calcext:value-type="float">
            <text:p>0,0485998843</text:p>
          </table:table-cell>
          <table:table-cell table:number-columns-repeated="4"/>
        </table:table-row>
        <table:table-row table:style-name="ro1">
          <table:table-cell office:value-type="float" office:value="-0.146730474455362" calcext:value-type="float">
            <text:p>-0,1467304745</text:p>
          </table:table-cell>
          <table:table-cell office:value-type="float" office:value="0.0380725919478248" calcext:value-type="float">
            <text:p>0,0380725919</text:p>
          </table:table-cell>
          <table:table-cell table:formula="of:=ABS([.B113])" office:value-type="float" office:value="0.0380725919478248" calcext:value-type="float">
            <text:p>0,0380725919</text:p>
          </table:table-cell>
          <table:table-cell table:number-columns-repeated="4"/>
        </table:table-row>
        <table:table-row table:style-name="ro1">
          <table:table-cell office:value-type="float" office:value="-0.161886393780112" calcext:value-type="float">
            <text:p>-0,1618863938</text:p>
          </table:table-cell>
          <table:table-cell office:value-type="float" office:value="0.0252633238909334" calcext:value-type="float">
            <text:p>0,0252633239</text:p>
          </table:table-cell>
          <table:table-cell table:formula="of:=ABS([.B114])" office:value-type="float" office:value="0.0252633238909334" calcext:value-type="float">
            <text:p>0,0252633239</text:p>
          </table:table-cell>
          <table:table-cell table:number-columns-repeated="4"/>
        </table:table-row>
        <table:table-row table:style-name="ro1">
          <table:table-cell office:value-type="float" office:value="-0.177004220412149" calcext:value-type="float">
            <text:p>-0,1770042204</text:p>
          </table:table-cell>
          <table:table-cell office:value-type="float" office:value="0.0109398355197387" calcext:value-type="float">
            <text:p>0,0109398355</text:p>
          </table:table-cell>
          <table:table-cell table:formula="of:=ABS([.B115])" office:value-type="float" office:value="0.0109398355197387" calcext:value-type="float">
            <text:p>0,0109398355</text:p>
          </table:table-cell>
          <table:table-cell table:number-columns-repeated="4"/>
        </table:table-row>
        <table:table-row table:style-name="ro1">
          <table:table-cell office:value-type="float" office:value="-0.192080397049893" calcext:value-type="float">
            <text:p>-0,192080397</text:p>
          </table:table-cell>
          <table:table-cell office:value-type="float" office:value="-0.00403935917302489" calcext:value-type="float">
            <text:p>-0,0040393592</text:p>
          </table:table-cell>
          <table:table-cell table:formula="of:=ABS([.B116])" office:value-type="float" office:value="0.00403935917302489" calcext:value-type="float">
            <text:p>0,0040393592</text:p>
          </table:table-cell>
          <table:table-cell table:number-columns-repeated="4"/>
        </table:table-row>
        <table:table-row table:style-name="ro1">
          <table:table-cell office:value-type="float" office:value="-0.207111376192218" calcext:value-type="float">
            <text:p>-0,2071113762</text:p>
          </table:table-cell>
          <table:table-cell office:value-type="float" office:value="-0.0187764448011631" calcext:value-type="float">
            <text:p>-0,0187764448</text:p>
          </table:table-cell>
          <table:table-cell table:formula="of:=ABS([.B117])" office:value-type="float" office:value="0.0187764448011631" calcext:value-type="float">
            <text:p>0,0187764448</text:p>
          </table:table-cell>
          <table:table-cell table:number-columns-repeated="4"/>
        </table:table-row>
        <table:table-row table:style-name="ro1">
          <table:table-cell office:value-type="float" office:value="-0.222093620973203" calcext:value-type="float">
            <text:p>-0,222093621</text:p>
          </table:table-cell>
          <table:table-cell office:value-type="float" office:value="-0.0323881173889957" calcext:value-type="float">
            <text:p>-0,0323881174</text:p>
          </table:table-cell>
          <table:table-cell table:formula="of:=ABS([.B118])" office:value-type="float" office:value="0.0323881173889957" calcext:value-type="float">
            <text:p>0,0323881174</text:p>
          </table:table-cell>
          <table:table-cell table:number-columns-repeated="4"/>
        </table:table-row>
        <table:table-row table:style-name="ro1">
          <table:table-cell office:value-type="float" office:value="-0.237023605994367" calcext:value-type="float">
            <text:p>-0,237023606</text:p>
          </table:table-cell>
          <table:table-cell office:value-type="float" office:value="-0.0440585273977562" calcext:value-type="float">
            <text:p>-0,0440585274</text:p>
          </table:table-cell>
          <table:table-cell table:formula="of:=ABS([.B119])" office:value-type="float" office:value="0.0440585273977562" calcext:value-type="float">
            <text:p>0,0440585274</text:p>
          </table:table-cell>
          <table:table-cell table:number-columns-repeated="4"/>
        </table:table-row>
        <table:table-row table:style-name="ro1">
          <table:table-cell office:value-type="float" office:value="-0.251897818154217" calcext:value-type="float">
            <text:p>-0,2518978182</text:p>
          </table:table-cell>
          <table:table-cell office:value-type="float" office:value="-0.0530881797021073" calcext:value-type="float">
            <text:p>-0,0530881797</text:p>
          </table:table-cell>
          <table:table-cell table:formula="of:=ABS([.B120])" office:value-type="float" office:value="0.0530881797021073" calcext:value-type="float">
            <text:p>0,0530881797</text:p>
          </table:table-cell>
          <table:table-cell table:number-columns-repeated="4"/>
        </table:table-row>
        <table:table-row table:style-name="ro1">
          <table:table-cell office:value-type="float" office:value="-0.266712757474898" calcext:value-type="float">
            <text:p>-0,2667127575</text:p>
          </table:table-cell>
          <table:table-cell office:value-type="float" office:value="-0.0589358595747484" calcext:value-type="float">
            <text:p>-0,0589358596</text:p>
          </table:table-cell>
          <table:table-cell table:formula="of:=ABS([.B121])" office:value-type="float" office:value="0.0589358595747484" calcext:value-type="float">
            <text:p>0,0589358596</text:p>
          </table:table-cell>
          <table:table-cell table:number-columns-repeated="4"/>
        </table:table-row>
        <table:table-row table:style-name="ro1">
          <table:table-cell office:value-type="float" office:value="-0.281464937925758" calcext:value-type="float">
            <text:p>-0,2814649379</text:p>
          </table:table-cell>
          <table:table-cell office:value-type="float" office:value="-0.0612510717406747" calcext:value-type="float">
            <text:p>-0,0612510717</text:p>
          </table:table-cell>
          <table:table-cell table:formula="of:=ABS([.B122])" office:value-type="float" office:value="0.0612510717406747" calcext:value-type="float">
            <text:p>0,0612510717</text:p>
          </table:table-cell>
          <table:table-cell table:number-columns-repeated="4"/>
        </table:table-row>
        <table:table-row table:style-name="ro1">
          <table:table-cell office:value-type="float" office:value="-0.296150888243624" calcext:value-type="float">
            <text:p>-0,2961508882</text:p>
          </table:table-cell>
          <table:table-cell office:value-type="float" office:value="-0.0598950481854824" calcext:value-type="float">
            <text:p>-0,0598950482</text:p>
          </table:table-cell>
          <table:table-cell table:formula="of:=ABS([.B123])" office:value-type="float" office:value="0.0598950481854824" calcext:value-type="float">
            <text:p>0,0598950482</text:p>
          </table:table-cell>
          <table:table-cell table:number-columns-repeated="4"/>
        </table:table-row>
        <table:table-row table:style-name="ro1">
          <table:table-cell office:value-type="float" office:value="-0.310767152749611" calcext:value-type="float">
            <text:p>-0,3107671527</text:p>
          </table:table-cell>
          <table:table-cell office:value-type="float" office:value="-0.0549490655623479" calcext:value-type="float">
            <text:p>-0,0549490656</text:p>
          </table:table-cell>
          <table:table-cell table:formula="of:=ABS([.B124])" office:value-type="float" office:value="0.0549490655623479" calcext:value-type="float">
            <text:p>0,0549490656</text:p>
          </table:table-cell>
          <table:table-cell table:number-columns-repeated="4"/>
        </table:table-row>
        <table:table-row table:style-name="ro1">
          <table:table-cell office:value-type="float" office:value="-0.325310292162263" calcext:value-type="float">
            <text:p>-0,3253102922</text:p>
          </table:table-cell>
          <table:table-cell office:value-type="float" office:value="-0.0467095736731444" calcext:value-type="float">
            <text:p>-0,0467095737</text:p>
          </table:table-cell>
          <table:table-cell table:formula="of:=ABS([.B125])" office:value-type="float" office:value="0.0467095736731444" calcext:value-type="float">
            <text:p>0,0467095737</text:p>
          </table:table-cell>
          <table:table-cell table:number-columns-repeated="4"/>
        </table:table-row>
        <table:table-row table:style-name="ro1">
          <table:table-cell office:value-type="float" office:value="-0.339776884406827" calcext:value-type="float">
            <text:p>-0,3397768844</text:p>
          </table:table-cell>
          <table:table-cell office:value-type="float" office:value="-0.0356704270103382" calcext:value-type="float">
            <text:p>-0,035670427</text:p>
          </table:table-cell>
          <table:table-cell table:formula="of:=ABS([.B126])" office:value-type="float" office:value="0.0356704270103382" calcext:value-type="float">
            <text:p>0,035670427</text:p>
          </table:table-cell>
          <table:table-cell table:number-columns-repeated="4"/>
        </table:table-row>
        <table:table-row table:style-name="ro1">
          <table:table-cell office:value-type="float" office:value="-0.35416352542049" calcext:value-type="float">
            <text:p>-0,3541635254</text:p>
          </table:table-cell>
          <table:table-cell office:value-type="float" office:value="-0.0224932843565014" calcext:value-type="float">
            <text:p>-0,0224932844</text:p>
          </table:table-cell>
          <table:table-cell table:formula="of:=ABS([.B127])" office:value-type="float" office:value="0.0224932843565014" calcext:value-type="float">
            <text:p>0,0224932844</text:p>
          </table:table-cell>
          <table:table-cell table:number-columns-repeated="4"/>
        </table:table-row>
        <table:table-row table:style-name="ro1">
          <table:table-cell office:value-type="float" office:value="-0.368466829953372" calcext:value-type="float">
            <text:p>-0,36846683</text:p>
          </table:table-cell>
          <table:table-cell office:value-type="float" office:value="-0.00796795061525846" calcext:value-type="float">
            <text:p>-0,0079679506</text:p>
          </table:table-cell>
          <table:table-cell table:formula="of:=ABS([.B128])" office:value-type="float" office:value="0.00796795061525846" calcext:value-type="float">
            <text:p>0,0079679506</text:p>
          </table:table-cell>
          <table:table-cell table:number-columns-repeated="4"/>
        </table:table-row>
        <table:table-row table:style-name="ro1">
          <table:table-cell office:value-type="float" office:value="-0.38268343236509" calcext:value-type="float">
            <text:p>-0,3826834324</text:p>
          </table:table-cell>
          <table:table-cell office:value-type="float" office:value="-0.00164587637271041" calcext:value-type="float">
            <text:p>-0,0016458764</text:p>
          </table:table-cell>
          <table:table-cell table:formula="of:=ABS([.B129])" office:value-type="float" office:value="0.00164587637271041" calcext:value-type="float">
            <text:p>0,0016458764</text:p>
          </table:table-cell>
          <table:table-cell table:number-columns-repeated="4"/>
        </table:table-row>
        <table:table-row table:style-name="ro1">
          <table:table-cell office:value-type="float" office:value="-0.39680998741671" calcext:value-type="float">
            <text:p>-0,3968099874</text:p>
          </table:table-cell>
          <table:table-cell office:value-type="float" office:value="-0.00538246000569798" calcext:value-type="float">
            <text:p>-0,00538246</text:p>
          </table:table-cell>
          <table:table-cell table:formula="of:=ABS([.B130])" office:value-type="float" office:value="0.00538246000569798" calcext:value-type="float">
            <text:p>0,00538246</text:p>
          </table:table-cell>
          <table:table-cell table:number-columns-repeated="4"/>
        </table:table-row>
        <table:table-row table:style-name="ro1">
          <table:table-cell office:value-type="float" office:value="-0.410843171057904" calcext:value-type="float">
            <text:p>-0,4108431711</text:p>
          </table:table-cell>
          <table:table-cell office:value-type="float" office:value="-0.00903808643019233" calcext:value-type="float">
            <text:p>-0,0090380864</text:p>
          </table:table-cell>
          <table:table-cell table:formula="of:=ABS([.B131])" office:value-type="float" office:value="0.00903808643019233" calcext:value-type="float">
            <text:p>0,0090380864</text:p>
          </table:table-cell>
          <table:table-cell table:number-columns-repeated="4"/>
        </table:table-row>
        <table:table-row table:style-name="ro1">
          <table:table-cell office:value-type="float" office:value="-0.424779681209109" calcext:value-type="float">
            <text:p>-0,4247796812</text:p>
          </table:table-cell>
          <table:table-cell office:value-type="float" office:value="-0.0125577716221024" calcext:value-type="float">
            <text:p>-0,0125577716</text:p>
          </table:table-cell>
          <table:table-cell table:formula="of:=ABS([.B132])" office:value-type="float" office:value="0.0125577716221024" calcext:value-type="float">
            <text:p>0,0125577716</text:p>
          </table:table-cell>
          <table:table-cell table:number-columns-repeated="4"/>
        </table:table-row>
        <table:table-row table:style-name="ro1">
          <table:table-cell office:value-type="float" office:value="-0.438616238538527" calcext:value-type="float">
            <text:p>-0,4386162385</text:p>
          </table:table-cell>
          <table:table-cell office:value-type="float" office:value="-0.0158885762400097" calcext:value-type="float">
            <text:p>-0,0158885762</text:p>
          </table:table-cell>
          <table:table-cell table:formula="of:=ABS([.B133])" office:value-type="float" office:value="0.0158885762400097" calcext:value-type="float">
            <text:p>0,0158885762</text:p>
          </table:table-cell>
          <table:table-cell table:number-columns-repeated="4"/>
        </table:table-row>
        <table:table-row table:style-name="ro1">
          <table:table-cell office:value-type="float" office:value="-0.452349587233771" calcext:value-type="float">
            <text:p>-0,4523495872</text:p>
          </table:table-cell>
          <table:table-cell office:value-type="float" office:value="-0.0189804018821396" calcext:value-type="float">
            <text:p>-0,0189804019</text:p>
          </table:table-cell>
          <table:table-cell table:formula="of:=ABS([.B134])" office:value-type="float" office:value="0.0189804018821396" calcext:value-type="float">
            <text:p>0,0189804019</text:p>
          </table:table-cell>
          <table:table-cell table:number-columns-repeated="4"/>
        </table:table-row>
        <table:table-row table:style-name="ro1">
          <table:table-cell office:value-type="float" office:value="-0.465976495767966" calcext:value-type="float">
            <text:p>-0,4659764958</text:p>
          </table:table-cell>
          <table:table-cell office:value-type="float" office:value="-0.0217867446129552" calcext:value-type="float">
            <text:p>-0,0217867446</text:p>
          </table:table-cell>
          <table:table-cell table:formula="of:=ABS([.B135])" office:value-type="float" office:value="0.0217867446129552" calcext:value-type="float">
            <text:p>0,0217867446</text:p>
          </table:table-cell>
          <table:table-cell table:number-columns-repeated="4"/>
        </table:table-row>
        <table:table-row table:style-name="ro1">
          <table:table-cell office:value-type="float" office:value="-0.479493757660153" calcext:value-type="float">
            <text:p>-0,4794937577</text:p>
          </table:table-cell>
          <table:table-cell office:value-type="float" office:value="-0.0242653944256337" calcext:value-type="float">
            <text:p>-0,0242653944</text:p>
          </table:table-cell>
          <table:table-cell table:formula="of:=ABS([.B136])" office:value-type="float" office:value="0.0242653944256337" calcext:value-type="float">
            <text:p>0,0242653944</text:p>
          </table:table-cell>
          <table:table-cell table:number-columns-repeated="4"/>
        </table:table-row>
        <table:table-row table:style-name="ro1">
          <table:table-cell office:value-type="float" office:value="-0.492898192229784" calcext:value-type="float">
            <text:p>-0,4928981922</text:p>
          </table:table-cell>
          <table:table-cell office:value-type="float" office:value="-0.026379070119859" calcext:value-type="float">
            <text:p>-0,0263790701</text:p>
          </table:table-cell>
          <table:table-cell table:formula="of:=ABS([.B137])" office:value-type="float" office:value="0.026379070119859" calcext:value-type="float">
            <text:p>0,0263790701</text:p>
          </table:table-cell>
          <table:table-cell table:number-columns-repeated="4"/>
        </table:table-row>
        <table:table-row table:style-name="ro1">
          <table:table-cell office:value-type="float" office:value="-0.506186645345155" calcext:value-type="float">
            <text:p>-0,5061866453</text:p>
          </table:table-cell>
          <table:table-cell office:value-type="float" office:value="-0.028095980045775" calcext:value-type="float">
            <text:p>-0,02809598</text:p>
          </table:table-cell>
          <table:table-cell table:formula="of:=ABS([.B138])" office:value-type="float" office:value="0.028095980045775" calcext:value-type="float">
            <text:p>0,02809598</text:p>
          </table:table-cell>
          <table:table-cell table:number-columns-repeated="4"/>
        </table:table-row>
        <table:table-row table:style-name="ro1">
          <table:table-cell office:value-type="float" office:value="-0.519355990165589" calcext:value-type="float">
            <text:p>-0,5193559902</text:p>
          </table:table-cell>
          <table:table-cell office:value-type="float" office:value="-0.029390300279992" calcext:value-type="float">
            <text:p>-0,0293903003</text:p>
          </table:table-cell>
          <table:table-cell table:formula="of:=ABS([.B139])" office:value-type="float" office:value="0.029390300279992" calcext:value-type="float">
            <text:p>0,0293903003</text:p>
          </table:table-cell>
          <table:table-cell table:number-columns-repeated="4"/>
        </table:table-row>
        <table:table-row table:style-name="ro1">
          <table:table-cell office:value-type="float" office:value="-0.532403127877198" calcext:value-type="float">
            <text:p>-0,5324031279</text:p>
          </table:table-cell>
          <table:table-cell office:value-type="float" office:value="-0.0302425630414304" calcext:value-type="float">
            <text:p>-0,030242563</text:p>
          </table:table-cell>
          <table:table-cell table:formula="of:=ABS([.B140])" office:value-type="float" office:value="0.0302425630414304" calcext:value-type="float">
            <text:p>0,030242563</text:p>
          </table:table-cell>
          <table:table-cell table:number-columns-repeated="4"/>
        </table:table-row>
        <table:table-row table:style-name="ro1">
          <table:table-cell office:value-type="float" office:value="-0.545324988422046" calcext:value-type="float">
            <text:p>-0,5453249884</text:p>
          </table:table-cell>
          <table:table-cell office:value-type="float" office:value="-0.0306399495048701" calcext:value-type="float">
            <text:p>-0,0306399495</text:p>
          </table:table-cell>
          <table:table-cell table:formula="of:=ABS([.B141])" office:value-type="float" office:value="0.0306399495048701" calcext:value-type="float">
            <text:p>0,0306399495</text:p>
          </table:table-cell>
          <table:table-cell table:number-columns-repeated="4"/>
        </table:table-row>
        <table:table-row table:style-name="ro1">
          <table:table-cell office:value-type="float" office:value="-0.558118531220556" calcext:value-type="float">
            <text:p>-0,5581185312</text:p>
          </table:table-cell>
          <table:table-cell office:value-type="float" office:value="-0.0305764826080124" calcext:value-type="float">
            <text:p>-0,0305764826</text:p>
          </table:table-cell>
          <table:table-cell table:formula="of:=ABS([.B142])" office:value-type="float" office:value="0.0305764826080124" calcext:value-type="float">
            <text:p>0,0305764826</text:p>
          </table:table-cell>
          <table:table-cell table:number-columns-repeated="4"/>
        </table:table-row>
        <table:table-row table:style-name="ro1">
          <table:table-cell office:value-type="float" office:value="-0.570780745886967" calcext:value-type="float">
            <text:p>-0,5707807459</text:p>
          </table:table-cell>
          <table:table-cell office:value-type="float" office:value="-0.0300531169520614" calcext:value-type="float">
            <text:p>-0,030053117</text:p>
          </table:table-cell>
          <table:table-cell table:formula="of:=ABS([.B143])" office:value-type="float" office:value="0.0300531169520614" calcext:value-type="float">
            <text:p>0,030053117</text:p>
          </table:table-cell>
          <table:table-cell table:number-columns-repeated="4"/>
        </table:table-row>
        <table:table-row table:style-name="ro1">
          <table:table-cell office:value-type="float" office:value="-0.583308652937698" calcext:value-type="float">
            <text:p>-0,5833086529</text:p>
          </table:table-cell>
          <table:table-cell office:value-type="float" office:value="-0.0290777244436327" calcext:value-type="float">
            <text:p>-0,0290777244</text:p>
          </table:table-cell>
          <table:table-cell table:formula="of:=ABS([.B144])" office:value-type="float" office:value="0.0290777244436327" calcext:value-type="float">
            <text:p>0,0290777244</text:p>
          </table:table-cell>
          <table:table-cell table:number-columns-repeated="4"/>
        </table:table-row>
        <table:table-row table:style-name="ro1">
          <table:table-cell office:value-type="float" office:value="-0.595699304492433" calcext:value-type="float">
            <text:p>-0,5956993045</text:p>
          </table:table-cell>
          <table:table-cell office:value-type="float" office:value="-0.0276649758939506" calcext:value-type="float">
            <text:p>-0,0276649759</text:p>
          </table:table-cell>
          <table:table-cell table:formula="of:=ABS([.B145])" office:value-type="float" office:value="0.0276649758939506" calcext:value-type="float">
            <text:p>0,0276649759</text:p>
          </table:table-cell>
          <table:table-cell table:number-columns-repeated="4"/>
        </table:table-row>
        <table:table-row table:style-name="ro1">
          <table:table-cell office:value-type="float" office:value="-0.607949784967774" calcext:value-type="float">
            <text:p>-0,607949785</text:p>
          </table:table-cell>
          <table:table-cell office:value-type="float" office:value="-0.0258361203561927" calcext:value-type="float">
            <text:p>-0,0258361204</text:p>
          </table:table-cell>
          <table:table-cell table:formula="of:=ABS([.B146])" office:value-type="float" office:value="0.0258361203561927" calcext:value-type="float">
            <text:p>0,0258361204</text:p>
          </table:table-cell>
          <table:table-cell table:number-columns-repeated="4"/>
        </table:table-row>
        <table:table-row table:style-name="ro1">
          <table:table-cell office:value-type="float" office:value="-0.620057211763289" calcext:value-type="float">
            <text:p>-0,6200572118</text:p>
          </table:table-cell>
          <table:table-cell office:value-type="float" office:value="-0.0236186655199501" calcext:value-type="float">
            <text:p>-0,0236186655</text:p>
          </table:table-cell>
          <table:table-cell table:formula="of:=ABS([.B147])" office:value-type="float" office:value="0.0236186655199501" calcext:value-type="float">
            <text:p>0,0236186655</text:p>
          </table:table-cell>
          <table:table-cell table:number-columns-repeated="4"/>
        </table:table-row>
        <table:table-row table:style-name="ro1">
          <table:table-cell office:value-type="float" office:value="-0.632018735939809" calcext:value-type="float">
            <text:p>-0,6320187359</text:p>
          </table:table-cell>
          <table:table-cell office:value-type="float" office:value="-0.0210459639699727" calcext:value-type="float">
            <text:p>-0,021045964</text:p>
          </table:table-cell>
          <table:table-cell table:formula="of:=ABS([.B148])" office:value-type="float" office:value="0.0210459639699727" calcext:value-type="float">
            <text:p>0,021045964</text:p>
          </table:table-cell>
          <table:table-cell table:number-columns-repeated="4"/>
        </table:table-row>
        <table:table-row table:style-name="ro1">
          <table:table-cell office:value-type="float" office:value="-0.643831542889791" calcext:value-type="float">
            <text:p>-0,6438315429</text:p>
          </table:table-cell>
          <table:table-cell office:value-type="float" office:value="-0.0181567115322493" calcext:value-type="float">
            <text:p>-0,0181567115</text:p>
          </table:table-cell>
          <table:table-cell table:formula="of:=ABS([.B149])" office:value-type="float" office:value="0.0181567115322493" calcext:value-type="float">
            <text:p>0,0181567115</text:p>
          </table:table-cell>
          <table:table-cell table:number-columns-repeated="4"/>
        </table:table-row>
        <table:table-row table:style-name="ro1">
          <table:table-cell office:value-type="float" office:value="-0.655492852999615" calcext:value-type="float">
            <text:p>-0,655492853</text:p>
          </table:table-cell>
          <table:table-cell office:value-type="float" office:value="-0.0149943652527669" calcext:value-type="float">
            <text:p>-0,0149943653</text:p>
          </table:table-cell>
          <table:table-cell table:formula="of:=ABS([.B150])" office:value-type="float" office:value="0.0149943652527669" calcext:value-type="float">
            <text:p>0,0149943653</text:p>
          </table:table-cell>
          <table:table-cell table:number-columns-repeated="4"/>
        </table:table-row>
        <table:table-row table:style-name="ro1">
          <table:table-cell office:value-type="float" office:value="-0.666999922303637" calcext:value-type="float">
            <text:p>-0,6669999223</text:p>
          </table:table-cell>
          <table:table-cell office:value-type="float" office:value="-0.0116064897630891" calcext:value-type="float">
            <text:p>-0,0116064898</text:p>
          </table:table-cell>
          <table:table-cell table:formula="of:=ABS([.B151])" office:value-type="float" office:value="0.0116064897630891" calcext:value-type="float">
            <text:p>0,0116064898</text:p>
          </table:table-cell>
          <table:table-cell table:number-columns-repeated="4"/>
        </table:table-row>
        <table:table-row table:style-name="ro1">
          <table:table-cell office:value-type="float" office:value="-0.678350043129861" calcext:value-type="float">
            <text:p>-0,6783500431</text:p>
          </table:table-cell>
          <table:table-cell office:value-type="float" office:value="-0.00804404186402385" calcext:value-type="float">
            <text:p>-0,0080440419</text:p>
          </table:table-cell>
          <table:table-cell table:formula="of:=ABS([.B152])" office:value-type="float" office:value="0.00804404186402385" calcext:value-type="float">
            <text:p>0,0080440419</text:p>
          </table:table-cell>
          <table:table-cell table:number-columns-repeated="4"/>
        </table:table-row>
        <table:table-row table:style-name="ro1">
          <table:table-cell office:value-type="float" office:value="-0.689540544737067" calcext:value-type="float">
            <text:p>-0,6895405447</text:p>
          </table:table-cell>
          <table:table-cell office:value-type="float" office:value="-0.00436060408790873" calcext:value-type="float">
            <text:p>-0,0043606041</text:p>
          </table:table-cell>
          <table:table-cell table:formula="of:=ABS([.B153])" office:value-type="float" office:value="0.00436060408790873" calcext:value-type="float">
            <text:p>0,0043606041</text:p>
          </table:table-cell>
          <table:table-cell table:number-columns-repeated="4"/>
        </table:table-row>
        <table:table-row table:style-name="ro1">
          <table:table-cell office:value-type="float" office:value="-0.700568793943248" calcext:value-type="float">
            <text:p>-0,7005687939</text:p>
          </table:table-cell>
          <table:table-cell table:style-name="ce1" office:value-type="float" office:value="-0.000611578767449883" calcext:value-type="float">
            <text:p>-6,12E-04</text:p>
          </table:table-cell>
          <table:table-cell table:formula="of:=ABS([.B154])" office:value-type="float" office:value="0.000611578767449883" calcext:value-type="float">
            <text:p>0,0006115788</text:p>
          </table:table-cell>
          <table:table-cell table:number-columns-repeated="4"/>
        </table:table-row>
        <table:table-row table:style-name="ro1">
          <table:table-cell office:value-type="float" office:value="-0.711432195745216" calcext:value-type="float">
            <text:p>-0,7114321957</text:p>
          </table:table-cell>
          <table:table-cell office:value-type="float" office:value="0.00314664526693054" calcext:value-type="float">
            <text:p>0,0031466453</text:p>
          </table:table-cell>
          <table:table-cell table:formula="of:=ABS([.B155])" office:value-type="float" office:value="0.00314664526693054" calcext:value-type="float">
            <text:p>0,0031466453</text:p>
          </table:table-cell>
          <table:table-cell table:number-columns-repeated="4"/>
        </table:table-row>
        <table:table-row table:style-name="ro1">
          <table:table-cell office:value-type="float" office:value="-0.722128193929215" calcext:value-type="float">
            <text:p>-0,7221281939</text:p>
          </table:table-cell>
          <table:table-cell office:value-type="float" office:value="0.00685754082759071" calcext:value-type="float">
            <text:p>0,0068575408</text:p>
          </table:table-cell>
          <table:table-cell table:formula="of:=ABS([.B156])" office:value-type="float" office:value="0.00685754082759071" calcext:value-type="float">
            <text:p>0,0068575408</text:p>
          </table:table-cell>
          <table:table-cell table:number-columns-repeated="4"/>
        </table:table-row>
        <table:table-row table:style-name="ro1">
          <table:table-cell office:value-type="float" office:value="-0.732654271672413" calcext:value-type="float">
            <text:p>-0,7326542717</text:p>
          </table:table-cell>
          <table:table-cell office:value-type="float" office:value="0.0104652925911872" calcext:value-type="float">
            <text:p>0,0104652926</text:p>
          </table:table-cell>
          <table:table-cell table:formula="of:=ABS([.B157])" office:value-type="float" office:value="0.0104652925911872" calcext:value-type="float">
            <text:p>0,0104652926</text:p>
          </table:table-cell>
          <table:table-cell table:number-columns-repeated="4"/>
        </table:table-row>
        <table:table-row table:style-name="ro1">
          <table:table-cell office:value-type="float" office:value="-0.743007952135121" calcext:value-type="float">
            <text:p>-0,7430079521</text:p>
          </table:table-cell>
          <table:table-cell office:value-type="float" office:value="0.0139156366130909" calcext:value-type="float">
            <text:p>0,0139156366</text:p>
          </table:table-cell>
          <table:table-cell table:formula="of:=ABS([.B158])" office:value-type="float" office:value="0.0139156366130909" calcext:value-type="float">
            <text:p>0,0139156366</text:p>
          </table:table-cell>
          <table:table-cell table:number-columns-repeated="4"/>
        </table:table-row>
        <table:table-row table:style-name="ro1">
          <table:table-cell office:value-type="float" office:value="-0.753186799043612" calcext:value-type="float">
            <text:p>-0,753186799</text:p>
          </table:table-cell>
          <table:table-cell office:value-type="float" office:value="0.0171566765076233" calcext:value-type="float">
            <text:p>0,0171566765</text:p>
          </table:table-cell>
          <table:table-cell table:formula="of:=ABS([.B159])" office:value-type="float" office:value="0.0171566765076233" calcext:value-type="float">
            <text:p>0,0171566765</text:p>
          </table:table-cell>
          <table:table-cell table:number-columns-repeated="4"/>
        </table:table-row>
        <table:table-row table:style-name="ro1">
          <table:table-cell office:value-type="float" office:value="-0.763188417263381" calcext:value-type="float">
            <text:p>-0,7631884173</text:p>
          </table:table-cell>
          <table:table-cell office:value-type="float" office:value="0.0201396640180023" calcext:value-type="float">
            <text:p>0,020139664</text:p>
          </table:table-cell>
          <table:table-cell table:formula="of:=ABS([.B160])" office:value-type="float" office:value="0.0201396640180023" calcext:value-type="float">
            <text:p>0,020139664</text:p>
          </table:table-cell>
          <table:table-cell table:number-columns-repeated="4"/>
        </table:table-row>
        <table:table-row table:style-name="ro1">
          <table:table-cell office:value-type="float" office:value="-0.773010453362737" calcext:value-type="float">
            <text:p>-0,7730104534</text:p>
          </table:table-cell>
          <table:table-cell office:value-type="float" office:value="0.0228197322354993" calcext:value-type="float">
            <text:p>0,0228197322</text:p>
          </table:table-cell>
          <table:table-cell table:formula="of:=ABS([.B161])" office:value-type="float" office:value="0.0228197322354993" calcext:value-type="float">
            <text:p>0,0228197322</text:p>
          </table:table-cell>
          <table:table-cell table:number-columns-repeated="4"/>
        </table:table-row>
        <table:table-row table:style-name="ro1">
          <table:table-cell office:value-type="float" office:value="-0.782650596166576" calcext:value-type="float">
            <text:p>-0,7826505962</text:p>
          </table:table-cell>
          <table:table-cell office:value-type="float" office:value="0.0251565704395087" calcext:value-type="float">
            <text:p>0,0251565704</text:p>
          </table:table-cell>
          <table:table-cell table:formula="of:=ABS([.B162])" office:value-type="float" office:value="0.0251565704395087" calcext:value-type="float">
            <text:p>0,0251565704</text:p>
          </table:table-cell>
          <table:table-cell table:number-columns-repeated="4"/>
        </table:table-row>
        <table:table-row table:style-name="ro1">
          <table:table-cell office:value-type="float" office:value="-0.792106577300212" calcext:value-type="float">
            <text:p>-0,7921065773</text:p>
          </table:table-cell>
          <table:table-cell office:value-type="float" office:value="0.0271150304083073" calcext:value-type="float">
            <text:p>0,0271150304</text:p>
          </table:table-cell>
          <table:table-cell table:formula="of:=ABS([.B163])" office:value-type="float" office:value="0.0271150304083073" calcext:value-type="float">
            <text:p>0,0271150304</text:p>
          </table:table-cell>
          <table:table-cell table:number-columns-repeated="4"/>
        </table:table-row>
        <table:table-row table:style-name="ro1">
          <table:table-cell office:value-type="float" office:value="-0.80137617172314" calcext:value-type="float">
            <text:p>-0,8013761717</text:p>
          </table:table-cell>
          <table:table-cell office:value-type="float" office:value="0.0286656550810246" calcext:value-type="float">
            <text:p>0,0286656551</text:p>
          </table:table-cell>
          <table:table-cell table:formula="of:=ABS([.B164])" office:value-type="float" office:value="0.0286656550810246" calcext:value-type="float">
            <text:p>0,0286656551</text:p>
          </table:table-cell>
          <table:table-cell table:number-columns-repeated="4"/>
        </table:table-row>
        <table:table-row table:style-name="ro1">
          <table:table-cell office:value-type="float" office:value="-0.810457198252594" calcext:value-type="float">
            <text:p>-0,8104571983</text:p>
          </table:table-cell>
          <table:table-cell office:value-type="float" office:value="0.0297851216192576" calcext:value-type="float">
            <text:p>0,0297851216</text:p>
          </table:table-cell>
          <table:table-cell table:formula="of:=ABS([.B165])" office:value-type="float" office:value="0.0297851216192576" calcext:value-type="float">
            <text:p>0,0297851216</text:p>
          </table:table-cell>
          <table:table-cell table:number-columns-repeated="4"/>
        </table:table-row>
        <table:table-row table:style-name="ro1">
          <table:table-cell office:value-type="float" office:value="-0.819347520076797" calcext:value-type="float">
            <text:p>-0,8193475201</text:p>
          </table:table-cell>
          <table:table-cell office:value-type="float" office:value="0.030456592204269" calcext:value-type="float">
            <text:p>0,0304565922</text:p>
          </table:table-cell>
          <table:table-cell table:formula="of:=ABS([.B166])" office:value-type="float" office:value="0.030456592204269" calcext:value-type="float">
            <text:p>0,0304565922</text:p>
          </table:table-cell>
          <table:table-cell table:number-columns-repeated="4"/>
        </table:table-row>
        <table:table-row table:style-name="ro1">
          <table:table-cell office:value-type="float" office:value="-0.828045045257756" calcext:value-type="float">
            <text:p>-0,8280450453</text:p>
          </table:table-cell>
          <table:table-cell office:value-type="float" office:value="0.0306699672934536" calcext:value-type="float">
            <text:p>0,0306699673</text:p>
          </table:table-cell>
          <table:table-cell table:formula="of:=ABS([.B167])" office:value-type="float" office:value="0.0306699672934536" calcext:value-type="float">
            <text:p>0,0306699673</text:p>
          </table:table-cell>
          <table:table-cell table:number-columns-repeated="4"/>
        </table:table-row>
        <table:table-row table:style-name="ro1">
          <table:table-cell office:value-type="float" office:value="-0.836547727223512" calcext:value-type="float">
            <text:p>-0,8365477272</text:p>
          </table:table-cell>
          <table:table-cell office:value-type="float" office:value="0.0304220375268599" calcext:value-type="float">
            <text:p>0,0304220375</text:p>
          </table:table-cell>
          <table:table-cell table:formula="of:=ABS([.B168])" office:value-type="float" office:value="0.0304220375268599" calcext:value-type="float">
            <text:p>0,0304220375</text:p>
          </table:table-cell>
          <table:table-cell table:number-columns-repeated="4"/>
        </table:table-row>
        <table:table-row table:style-name="ro1">
          <table:table-cell office:value-type="float" office:value="-0.844853565249707" calcext:value-type="float">
            <text:p>-0,8448535652</text:p>
          </table:table-cell>
          <table:table-cell office:value-type="float" office:value="0.0297165319989511" calcext:value-type="float">
            <text:p>0,029716532</text:p>
          </table:table-cell>
          <table:table-cell table:formula="of:=ABS([.B169])" office:value-type="float" office:value="0.0297165319989511" calcext:value-type="float">
            <text:p>0,029716532</text:p>
          </table:table-cell>
          <table:table-cell table:number-columns-repeated="4"/>
        </table:table-row>
        <table:table-row table:style-name="ro1">
          <table:table-cell office:value-type="float" office:value="-0.852960604930364" calcext:value-type="float">
            <text:p>-0,8529606049</text:p>
          </table:table-cell>
          <table:table-cell office:value-type="float" office:value="0.0285640621695539" calcext:value-type="float">
            <text:p>0,0285640622</text:p>
          </table:table-cell>
          <table:table-cell table:formula="of:=ABS([.B170])" office:value-type="float" office:value="0.0285640621695539" calcext:value-type="float">
            <text:p>0,0285640622</text:p>
          </table:table-cell>
          <table:table-cell table:number-columns-repeated="4"/>
        </table:table-row>
        <table:table-row table:style-name="ro1">
          <table:table-cell office:value-type="float" office:value="-0.860866938637767" calcext:value-type="float">
            <text:p>-0,8608669386</text:p>
          </table:table-cell>
          <table:table-cell office:value-type="float" office:value="0.0269819622576232" calcext:value-type="float">
            <text:p>0,0269819623</text:p>
          </table:table-cell>
          <table:table-cell table:formula="of:=ABS([.B171])" office:value-type="float" office:value="0.0269819622576232" calcext:value-type="float">
            <text:p>0,0269819623</text:p>
          </table:table-cell>
          <table:table-cell table:number-columns-repeated="4"/>
        </table:table-row>
        <table:table-row table:style-name="ro1">
          <table:table-cell office:value-type="float" office:value="-0.868570705971341" calcext:value-type="float">
            <text:p>-0,868570706</text:p>
          </table:table-cell>
          <table:table-cell office:value-type="float" office:value="0.024994028518458" calcext:value-type="float">
            <text:p>0,0249940285</text:p>
          </table:table-cell>
          <table:table-cell table:formula="of:=ABS([.B172])" office:value-type="float" office:value="0.024994028518458" calcext:value-type="float">
            <text:p>0,0249940285</text:p>
          </table:table-cell>
          <table:table-cell table:number-columns-repeated="4"/>
        </table:table-row>
        <table:table-row table:style-name="ro1">
          <table:table-cell office:value-type="float" office:value="-0.876070094195407" calcext:value-type="float">
            <text:p>-0,8760700942</text:p>
          </table:table-cell>
          <table:table-cell office:value-type="float" office:value="0.0226301613258692" calcext:value-type="float">
            <text:p>0,0226301613</text:p>
          </table:table-cell>
          <table:table-cell table:formula="of:=ABS([.B173])" office:value-type="float" office:value="0.0226301613258692" calcext:value-type="float">
            <text:p>0,0226301613</text:p>
          </table:table-cell>
          <table:table-cell table:number-columns-repeated="4"/>
        </table:table-row>
        <table:table-row table:style-name="ro1">
          <table:table-cell office:value-type="float" office:value="-0.883363338665732" calcext:value-type="float">
            <text:p>-0,8833633387</text:p>
          </table:table-cell>
          <table:table-cell office:value-type="float" office:value="0.0199259154427266" calcext:value-type="float">
            <text:p>0,0199259154</text:p>
          </table:table-cell>
          <table:table-cell table:formula="of:=ABS([.B174])" office:value-type="float" office:value="0.0199259154427266" calcext:value-type="float">
            <text:p>0,0199259154</text:p>
          </table:table-cell>
          <table:table-cell table:number-columns-repeated="4"/>
        </table:table-row>
        <table:table-row table:style-name="ro1">
          <table:table-cell office:value-type="float" office:value="-0.890448723244758" calcext:value-type="float">
            <text:p>-0,8904487232</text:p>
          </table:table-cell>
          <table:table-cell office:value-type="float" office:value="0.0169219652442318" calcext:value-type="float">
            <text:p>0,0169219652</text:p>
          </table:table-cell>
          <table:table-cell table:formula="of:=ABS([.B175])" office:value-type="float" office:value="0.0169219652442318" calcext:value-type="float">
            <text:p>0,0169219652</text:p>
          </table:table-cell>
          <table:table-cell table:number-columns-repeated="4"/>
        </table:table-row>
        <table:table-row table:style-name="ro1">
          <table:table-cell office:value-type="float" office:value="-0.897324580705418" calcext:value-type="float">
            <text:p>-0,8973245807</text:p>
          </table:table-cell>
          <table:table-cell office:value-type="float" office:value="0.0136634929374549" calcext:value-type="float">
            <text:p>0,0136634929</text:p>
          </table:table-cell>
          <table:table-cell table:formula="of:=ABS([.B176])" office:value-type="float" office:value="0.0136634929374549" calcext:value-type="float">
            <text:p>0,0136634929</text:p>
          </table:table-cell>
          <table:table-cell table:number-columns-repeated="4"/>
        </table:table-row>
        <table:table-row table:style-name="ro1">
          <table:table-cell office:value-type="float" office:value="-0.903989293123443" calcext:value-type="float">
            <text:p>-0,9039892931</text:p>
          </table:table-cell>
          <table:table-cell office:value-type="float" office:value="0.0101995089788842" calcext:value-type="float">
            <text:p>0,010199509</text:p>
          </table:table-cell>
          <table:table-cell table:formula="of:=ABS([.B177])" office:value-type="float" office:value="0.0101995089788842" calcext:value-type="float">
            <text:p>0,010199509</text:p>
          </table:table-cell>
          <table:table-cell table:number-columns-repeated="4"/>
        </table:table-row>
        <table:table-row table:style-name="ro1">
          <table:table-cell office:value-type="float" office:value="-0.910441292258067" calcext:value-type="float">
            <text:p>-0,9104412923</text:p>
          </table:table-cell>
          <table:table-cell office:value-type="float" office:value="0.00658211491154193" calcext:value-type="float">
            <text:p>0,0065821149</text:p>
          </table:table-cell>
          <table:table-cell table:formula="of:=ABS([.B178])" office:value-type="float" office:value="0.00658211491154193" calcext:value-type="float">
            <text:p>0,0065821149</text:p>
          </table:table-cell>
          <table:table-cell table:number-columns-repeated="4"/>
        </table:table-row>
        <table:table-row table:style-name="ro1">
          <table:table-cell office:value-type="float" office:value="-0.916679059921043" calcext:value-type="float">
            <text:p>-0,9166790599</text:p>
          </table:table-cell>
          <table:table-cell office:value-type="float" office:value="0.00286571970928051" calcext:value-type="float">
            <text:p>0,0028657197</text:p>
          </table:table-cell>
          <table:table-cell table:formula="of:=ABS([.B179])" office:value-type="float" office:value="0.00286571970928051" calcext:value-type="float">
            <text:p>0,0028657197</text:p>
          </table:table-cell>
          <table:table-cell table:number-columns-repeated="4"/>
        </table:table-row>
        <table:table-row table:style-name="ro1">
          <table:table-cell office:value-type="float" office:value="-0.922701128333879" calcext:value-type="float">
            <text:p>-0,9227011283</text:p>
          </table:table-cell>
          <table:table-cell table:style-name="ce1" office:value-type="float" office:value="-0.000893778584827976" calcext:value-type="float">
            <text:p>-8,94E-04</text:p>
          </table:table-cell>
          <table:table-cell table:formula="of:=ABS([.B180])" office:value-type="float" office:value="0.000893778584827976" calcext:value-type="float">
            <text:p>0,0008937786</text:p>
          </table:table-cell>
          <table:table-cell table:number-columns-repeated="4"/>
        </table:table-row>
        <table:table-row table:style-name="ro1">
          <table:table-cell office:value-type="float" office:value="-0.928506080473216" calcext:value-type="float">
            <text:p>-0,9285060805</text:p>
          </table:table-cell>
          <table:table-cell office:value-type="float" office:value="-0.00463983361708908" calcext:value-type="float">
            <text:p>-0,0046398336</text:p>
          </table:table-cell>
          <table:table-cell table:formula="of:=ABS([.B181])" office:value-type="float" office:value="0.00463983361708908" calcext:value-type="float">
            <text:p>0,0046398336</text:p>
          </table:table-cell>
          <table:table-cell table:number-columns-repeated="4"/>
        </table:table-row>
        <table:table-row table:style-name="ro1">
          <table:table-cell office:value-type="float" office:value="-0.934092550404259" calcext:value-type="float">
            <text:p>-0,9340925504</text:p>
          </table:table-cell>
          <table:table-cell office:value-type="float" office:value="-0.00831610123297999" calcext:value-type="float">
            <text:p>-0,0083161012</text:p>
          </table:table-cell>
          <table:table-cell table:formula="of:=ABS([.B182])" office:value-type="float" office:value="0.00831610123297999" calcext:value-type="float">
            <text:p>0,0083161012</text:p>
          </table:table-cell>
          <table:table-cell table:number-columns-repeated="4"/>
        </table:table-row>
        <table:table-row table:style-name="ro1">
          <table:table-cell office:value-type="float" office:value="-0.93945922360219" calcext:value-type="float">
            <text:p>-0,9394592236</text:p>
          </table:table-cell>
          <table:table-cell office:value-type="float" office:value="-0.0118672869456786" calcext:value-type="float">
            <text:p>-0,0118672869</text:p>
          </table:table-cell>
          <table:table-cell table:formula="of:=ABS([.B183])" office:value-type="float" office:value="0.0118672869456786" calcext:value-type="float">
            <text:p>0,0118672869</text:p>
          </table:table-cell>
          <table:table-cell table:number-columns-repeated="4"/>
        </table:table-row>
        <table:table-row table:style-name="ro1">
          <table:table-cell office:value-type="float" office:value="-0.94460483726148" calcext:value-type="float">
            <text:p>-0,9446048373</text:p>
          </table:table-cell>
          <table:table-cell office:value-type="float" office:value="-0.0152399776166128" calcext:value-type="float">
            <text:p>-0,0152399776</text:p>
          </table:table-cell>
          <table:table-cell table:formula="of:=ABS([.B184])" office:value-type="float" office:value="0.0152399776166128" calcext:value-type="float">
            <text:p>0,0152399776</text:p>
          </table:table-cell>
          <table:table-cell table:number-columns-repeated="4"/>
        </table:table-row>
        <table:table-row table:style-name="ro1">
          <table:table-cell office:value-type="float" office:value="-0.949528180593036" calcext:value-type="float">
            <text:p>-0,9495281806</text:p>
          </table:table-cell>
          <table:table-cell office:value-type="float" office:value="-0.0183834448387825" calcext:value-type="float">
            <text:p>-0,0183834448</text:p>
          </table:table-cell>
          <table:table-cell table:formula="of:=ABS([.B185])" office:value-type="float" office:value="0.0183834448387825" calcext:value-type="float">
            <text:p>0,0183834448</text:p>
          </table:table-cell>
          <table:table-cell table:number-columns-repeated="4"/>
        </table:table-row>
        <table:table-row table:style-name="ro1">
          <table:table-cell office:value-type="float" office:value="-0.954228095109105" calcext:value-type="float">
            <text:p>-0,9542280951</text:p>
          </table:table-cell>
          <table:table-cell office:value-type="float" office:value="-0.0212504079392194" calcext:value-type="float">
            <text:p>-0,0212504079</text:p>
          </table:table-cell>
          <table:table-cell table:formula="of:=ABS([.B186])" office:value-type="float" office:value="0.0212504079392194" calcext:value-type="float">
            <text:p>0,0212504079</text:p>
          </table:table-cell>
          <table:table-cell table:number-columns-repeated="4"/>
        </table:table-row>
        <table:table-row table:style-name="ro1">
          <table:table-cell office:value-type="float" office:value="-0.958703474895871" calcext:value-type="float">
            <text:p>-0,9587034749</text:p>
          </table:table-cell>
          <table:table-cell office:value-type="float" office:value="-0.0237977451243158" calcext:value-type="float">
            <text:p>-0,0237977451</text:p>
          </table:table-cell>
          <table:table-cell table:formula="of:=ABS([.B187])" office:value-type="float" office:value="0.0237977451243158" calcext:value-type="float">
            <text:p>0,0237977451</text:p>
          </table:table-cell>
          <table:table-cell table:number-columns-repeated="4"/>
        </table:table-row>
        <table:table-row table:style-name="ro1">
          <table:table-cell office:value-type="float" office:value="-0.962953266873684" calcext:value-type="float">
            <text:p>-0,9629532669</text:p>
          </table:table-cell>
          <table:table-cell office:value-type="float" office:value="-0.0259871420717397" calcext:value-type="float">
            <text:p>-0,0259871421</text:p>
          </table:table-cell>
          <table:table-cell table:formula="of:=ABS([.B188])" office:value-type="float" office:value="0.0259871420717397" calcext:value-type="float">
            <text:p>0,0259871421</text:p>
          </table:table-cell>
          <table:table-cell table:number-columns-repeated="4"/>
        </table:table-row>
        <table:table-row table:style-name="ro1">
          <table:table-cell office:value-type="float" office:value="-0.966976471044852" calcext:value-type="float">
            <text:p>-0,966976471</text:p>
          </table:table-cell>
          <table:table-cell office:value-type="float" office:value="-0.0277856682135059" calcext:value-type="float">
            <text:p>-0,0277856682</text:p>
          </table:table-cell>
          <table:table-cell table:formula="of:=ABS([.B189])" office:value-type="float" office:value="0.0277856682135059" calcext:value-type="float">
            <text:p>0,0277856682</text:p>
          </table:table-cell>
          <table:table-cell table:number-columns-repeated="4"/>
        </table:table-row>
        <table:table-row table:style-name="ro1">
          <table:table-cell office:value-type="float" office:value="-0.97077214072895" calcext:value-type="float">
            <text:p>-0,9707721407</text:p>
          </table:table-cell>
          <table:table-cell office:value-type="float" office:value="-0.0291662720423693" calcext:value-type="float">
            <text:p>-0,029166272</text:p>
          </table:table-cell>
          <table:table-cell table:formula="of:=ABS([.B190])" office:value-type="float" office:value="0.0291662720423693" calcext:value-type="float">
            <text:p>0,029166272</text:p>
          </table:table-cell>
          <table:table-cell table:number-columns-repeated="4"/>
        </table:table-row>
        <table:table-row table:style-name="ro1">
          <table:table-cell office:value-type="float" office:value="-0.974339382785576" calcext:value-type="float">
            <text:p>-0,9743393828</text:p>
          </table:table-cell>
          <table:table-cell office:value-type="float" office:value="-0.0301081879916743" calcext:value-type="float">
            <text:p>-0,030108188</text:p>
          </table:table-cell>
          <table:table-cell table:formula="of:=ABS([.B191])" office:value-type="float" office:value="0.0301081879916743" calcext:value-type="float">
            <text:p>0,030108188</text:p>
          </table:table-cell>
          <table:table-cell table:number-columns-repeated="4"/>
        </table:table-row>
        <table:table-row table:style-name="ro1">
          <table:table-cell office:value-type="float" office:value="-0.97767735782451" calcext:value-type="float">
            <text:p>-0,9776773578</text:p>
          </table:table-cell>
          <table:table-cell office:value-type="float" office:value="-0.0305972487688051" calcext:value-type="float">
            <text:p>-0,0305972488</text:p>
          </table:table-cell>
          <table:table-cell table:formula="of:=ABS([.B192])" office:value-type="float" office:value="0.0305972487688051" calcext:value-type="float">
            <text:p>0,0305972488</text:p>
          </table:table-cell>
          <table:table-cell table:number-columns-repeated="4"/>
        </table:table-row>
        <table:table-row table:style-name="ro1">
          <table:table-cell office:value-type="float" office:value="-0.98078528040323" calcext:value-type="float">
            <text:p>-0,9807852804</text:p>
          </table:table-cell>
          <table:table-cell office:value-type="float" office:value="-0.0306260984444551" calcext:value-type="float">
            <text:p>-0,0306260984</text:p>
          </table:table-cell>
          <table:table-cell table:formula="of:=ABS([.B193])" office:value-type="float" office:value="0.0306260984444551" calcext:value-type="float">
            <text:p>0,0306260984</text:p>
          </table:table-cell>
          <table:table-cell table:number-columns-repeated="4"/>
        </table:table-row>
        <table:table-row table:style-name="ro1">
          <table:table-cell office:value-type="float" office:value="-0.98366241921173" calcext:value-type="float">
            <text:p>-0,9836624192</text:p>
          </table:table-cell>
          <table:table-cell office:value-type="float" office:value="-0.0301943030926495" calcext:value-type="float">
            <text:p>-0,0301943031</text:p>
          </table:table-cell>
          <table:table-cell table:formula="of:=ABS([.B194])" office:value-type="float" office:value="0.0301943030926495" calcext:value-type="float">
            <text:p>0,0301943031</text:p>
          </table:table-cell>
          <table:table-cell table:number-columns-repeated="4"/>
        </table:table-row>
        <table:table-row table:style-name="ro1">
          <table:table-cell office:value-type="float" office:value="-0.986308097244599" calcext:value-type="float">
            <text:p>-0,9863080972</text:p>
          </table:table-cell>
          <table:table-cell office:value-type="float" office:value="-0.0293083573173951" calcext:value-type="float">
            <text:p>-0,0293083573</text:p>
          </table:table-cell>
          <table:table-cell table:formula="of:=ABS([.B195])" office:value-type="float" office:value="0.0293083573173951" calcext:value-type="float">
            <text:p>0,0293083573</text:p>
          </table:table-cell>
          <table:table-cell table:number-columns-repeated="4"/>
        </table:table-row>
        <table:table-row table:style-name="ro1">
          <table:table-cell office:value-type="float" office:value="-0.988721691960324" calcext:value-type="float">
            <text:p>-0,988721692</text:p>
          </table:table-cell>
          <table:table-cell office:value-type="float" office:value="-0.0279815865677918" calcext:value-type="float">
            <text:p>-0,0279815866</text:p>
          </table:table-cell>
          <table:table-cell table:formula="of:=ABS([.B196])" office:value-type="float" office:value="0.0279815865677918" calcext:value-type="float">
            <text:p>0,0279815866</text:p>
          </table:table-cell>
          <table:table-cell table:number-columns-repeated="4"/>
        </table:table-row>
        <table:table-row table:style-name="ro1">
          <table:table-cell office:value-type="float" office:value="-0.99090263542778" calcext:value-type="float">
            <text:p>-0,9909026354</text:p>
          </table:table-cell>
          <table:table-cell office:value-type="float" office:value="-0.0262339467108763" calcext:value-type="float">
            <text:p>-0,0262339467</text:p>
          </table:table-cell>
          <table:table-cell table:formula="of:=ABS([.B197])" office:value-type="float" office:value="0.0262339467108763" calcext:value-type="float">
            <text:p>0,0262339467</text:p>
          </table:table-cell>
          <table:table-cell table:number-columns-repeated="4"/>
        </table:table-row>
        <table:table-row table:style-name="ro1">
          <table:table-cell office:value-type="float" office:value="-0.992850414459865" calcext:value-type="float">
            <text:p>-0,9928504145</text:p>
          </table:table-cell>
          <table:table-cell office:value-type="float" office:value="-0.0240917238768045" calcext:value-type="float">
            <text:p>-0,0240917239</text:p>
          </table:table-cell>
          <table:table-cell table:formula="of:=ABS([.B198])" office:value-type="float" office:value="0.0240917238768045" calcext:value-type="float">
            <text:p>0,0240917239</text:p>
          </table:table-cell>
          <table:table-cell table:number-columns-repeated="4"/>
        </table:table-row>
        <table:table-row table:style-name="ro1">
          <table:table-cell office:value-type="float" office:value="-0.994564570734255" calcext:value-type="float">
            <text:p>-0,9945645707</text:p>
          </table:table-cell>
          <table:table-cell office:value-type="float" office:value="-0.0215871390909864" calcext:value-type="float">
            <text:p>-0,0215871391</text:p>
          </table:table-cell>
          <table:table-cell table:formula="of:=ABS([.B199])" office:value-type="float" office:value="0.0215871390909864" calcext:value-type="float">
            <text:p>0,0215871391</text:p>
          </table:table-cell>
          <table:table-cell table:number-columns-repeated="4"/>
        </table:table-row>
        <table:table-row table:style-name="ro1">
          <table:table-cell office:value-type="float" office:value="-0.996044700901252" calcext:value-type="float">
            <text:p>-0,9960447009</text:p>
          </table:table-cell>
          <table:table-cell office:value-type="float" office:value="-0.0187578636398748" calcext:value-type="float">
            <text:p>-0,0187578636</text:p>
          </table:table-cell>
          <table:table-cell table:formula="of:=ABS([.B200])" office:value-type="float" office:value="0.0187578636398748" calcext:value-type="float">
            <text:p>0,0187578636</text:p>
          </table:table-cell>
          <table:table-cell table:number-columns-repeated="4"/>
        </table:table-row>
        <table:table-row table:style-name="ro1">
          <table:table-cell office:value-type="float" office:value="-0.99729045667869" calcext:value-type="float">
            <text:p>-0,9972904567</text:p>
          </table:table-cell>
          <table:table-cell office:value-type="float" office:value="-0.0156464524597517" calcext:value-type="float">
            <text:p>-0,0156464525</text:p>
          </table:table-cell>
          <table:table-cell table:formula="of:=ABS([.B201])" office:value-type="float" office:value="0.0156464524597517" calcext:value-type="float">
            <text:p>0,0156464525</text:p>
          </table:table-cell>
          <table:table-cell table:number-columns-repeated="4"/>
        </table:table-row>
        <table:table-row table:style-name="ro1">
          <table:table-cell office:value-type="float" office:value="-0.998301544933893" calcext:value-type="float">
            <text:p>-0,9983015449</text:p>
          </table:table-cell>
          <table:table-cell office:value-type="float" office:value="-0.0122997040708762" calcext:value-type="float">
            <text:p>-0,0122997041</text:p>
          </table:table-cell>
          <table:table-cell table:formula="of:=ABS([.B202])" office:value-type="float" office:value="0.0122997040708762" calcext:value-type="float">
            <text:p>0,0122997041</text:p>
          </table:table-cell>
          <table:table-cell table:number-columns-repeated="4"/>
        </table:table-row>
        <table:table-row table:style-name="ro1">
          <table:table-cell office:value-type="float" office:value="-0.999077727752645" calcext:value-type="float">
            <text:p>-0,9990777278</text:p>
          </table:table-cell>
          <table:table-cell office:value-type="float" office:value="-0.00876795668417796" calcext:value-type="float">
            <text:p>-0,0087679567</text:p>
          </table:table-cell>
          <table:table-cell table:formula="of:=ABS([.B203])" office:value-type="float" office:value="0.00876795668417796" calcext:value-type="float">
            <text:p>0,0087679567</text:p>
          </table:table-cell>
          <table:table-cell table:number-columns-repeated="4"/>
        </table:table-row>
        <table:table-row table:style-name="ro1">
          <table:table-cell office:value-type="float" office:value="-0.999618822495179" calcext:value-type="float">
            <text:p>-0,9996188225</text:p>
          </table:table-cell>
          <table:table-cell office:value-type="float" office:value="-0.00510433106771302" calcext:value-type="float">
            <text:p>-0,0051043311</text:p>
          </table:table-cell>
          <table:table-cell table:formula="of:=ABS([.B204])" office:value-type="float" office:value="0.00510433106771302" calcext:value-type="float">
            <text:p>0,0051043311</text:p>
          </table:table-cell>
          <table:table-cell table:number-columns-repeated="4"/>
        </table:table-row>
        <table:table-row table:style-name="ro1">
          <table:table-cell office:value-type="float" office:value="-0.999924701839144" calcext:value-type="float">
            <text:p>-0,9999247018</text:p>
          </table:table-cell>
          <table:table-cell office:value-type="float" office:value="-0.00136393156086512" calcext:value-type="float">
            <text:p>-0,0013639316</text:p>
          </table:table-cell>
          <table:table-cell table:formula="of:=ABS([.B205])" office:value-type="float" office:value="0.00136393156086512" calcext:value-type="float">
            <text:p>0,0013639316</text:p>
          </table:table-cell>
          <table:table-cell table:number-columns-repeated="4"/>
        </table:table-row>
        <table:table-row table:style-name="ro1">
          <table:table-cell office:value-type="float" office:value="-0.999995293809576" calcext:value-type="float">
            <text:p>-0,9999952938</text:p>
          </table:table-cell>
          <table:table-cell office:value-type="float" office:value="0.00239698274620914" calcext:value-type="float">
            <text:p>0,0023969827</text:p>
          </table:table-cell>
          <table:table-cell table:formula="of:=ABS([.B206])" office:value-type="float" office:value="0.00239698274620914" calcext:value-type="float">
            <text:p>0,0023969827</text:p>
          </table:table-cell>
          <table:table-cell table:number-columns-repeated="4"/>
        </table:table-row>
        <table:table-row table:style-name="ro1">
          <table:table-cell office:value-type="float" office:value="-0.999830581795823" calcext:value-type="float">
            <text:p>-0,9998305818</text:p>
          </table:table-cell>
          <table:table-cell office:value-type="float" office:value="0.00612184420166262" calcext:value-type="float">
            <text:p>0,0061218442</text:p>
          </table:table-cell>
          <table:table-cell table:formula="of:=ABS([.B207])" office:value-type="float" office:value="0.00612184420166262" calcext:value-type="float">
            <text:p>0,0061218442</text:p>
          </table:table-cell>
          <table:table-cell table:number-columns-repeated="4"/>
        </table:table-row>
        <table:table-row table:style-name="ro1">
          <table:table-cell office:value-type="float" office:value="-0.999430604555462" calcext:value-type="float">
            <text:p>-0,9994306046</text:p>
          </table:table-cell>
          <table:table-cell office:value-type="float" office:value="0.00975462742209465" calcext:value-type="float">
            <text:p>0,0097546274</text:p>
          </table:table-cell>
          <table:table-cell table:formula="of:=ABS([.B208])" office:value-type="float" office:value="0.00975462742209465" calcext:value-type="float">
            <text:p>0,0097546274</text:p>
          </table:table-cell>
          <table:table-cell table:number-columns-repeated="4"/>
        </table:table-row>
        <table:table-row table:style-name="ro1">
          <table:table-cell office:value-type="float" office:value="-0.998795456205172" calcext:value-type="float">
            <text:p>-0,9987954562</text:p>
          </table:table-cell>
          <table:table-cell office:value-type="float" office:value="0.0132406919664663" calcext:value-type="float">
            <text:p>0,013240692</text:p>
          </table:table-cell>
          <table:table-cell table:formula="of:=ABS([.B209])" office:value-type="float" office:value="0.0132406919664663" calcext:value-type="float">
            <text:p>0,013240692</text:p>
          </table:table-cell>
          <table:table-cell table:number-columns-repeated="4"/>
        </table:table-row>
        <table:table-row table:style-name="ro1">
          <table:table-cell office:value-type="float" office:value="-0.997925286198596" calcext:value-type="float">
            <text:p>-0,9979252862</text:p>
          </table:table-cell>
          <table:table-cell office:value-type="float" office:value="0.0165276041791921" calcext:value-type="float">
            <text:p>0,0165276042</text:p>
          </table:table-cell>
          <table:table-cell table:formula="of:=ABS([.B210])" office:value-type="float" office:value="0.0165276041791921" calcext:value-type="float">
            <text:p>0,0165276042</text:p>
          </table:table-cell>
          <table:table-cell table:number-columns-repeated="4"/>
        </table:table-row>
        <table:table-row table:style-name="ro1">
          <table:table-cell office:value-type="float" office:value="-0.996820299291166" calcext:value-type="float">
            <text:p>-0,9968202993</text:p>
          </table:table-cell>
          <table:table-cell office:value-type="float" office:value="0.0195659258411258" calcext:value-type="float">
            <text:p>0,0195659258</text:p>
          </table:table-cell>
          <table:table-cell table:formula="of:=ABS([.B211])" office:value-type="float" office:value="0.0195659258411258" calcext:value-type="float">
            <text:p>0,0195659258</text:p>
          </table:table-cell>
          <table:table-cell table:number-columns-repeated="4"/>
        </table:table-row>
        <table:table-row table:style-name="ro1">
          <table:table-cell office:value-type="float" office:value="-0.995480755491927" calcext:value-type="float">
            <text:p>-0,9954807555</text:p>
          </table:table-cell>
          <table:table-cell office:value-type="float" office:value="0.0223099577663949" calcext:value-type="float">
            <text:p>0,0223099578</text:p>
          </table:table-cell>
          <table:table-cell table:formula="of:=ABS([.B212])" office:value-type="float" office:value="0.0223099577663949" calcext:value-type="float">
            <text:p>0,0223099578</text:p>
          </table:table-cell>
          <table:table-cell table:number-columns-repeated="4"/>
        </table:table-row>
        <table:table-row table:style-name="ro1">
          <table:table-cell office:value-type="float" office:value="-0.993906970002356" calcext:value-type="float">
            <text:p>-0,99390697</text:p>
          </table:table-cell>
          <table:table-cell office:value-type="float" office:value="0.0247184271606912" calcext:value-type="float">
            <text:p>0,0247184272</text:p>
          </table:table-cell>
          <table:table-cell table:formula="of:=ABS([.B213])" office:value-type="float" office:value="0.0247184271606912" calcext:value-type="float">
            <text:p>0,0247184272</text:p>
          </table:table-cell>
          <table:table-cell table:number-columns-repeated="4"/>
        </table:table-row>
        <table:table-row table:style-name="ro1">
          <table:table-cell office:value-type="float" office:value="-0.992099313142192" calcext:value-type="float">
            <text:p>-0,9920993131</text:p>
          </table:table-cell>
          <table:table-cell office:value-type="float" office:value="0.0267551084025148" calcext:value-type="float">
            <text:p>0,0267551084</text:p>
          </table:table-cell>
          <table:table-cell table:formula="of:=ABS([.B214])" office:value-type="float" office:value="0.0267551084025148" calcext:value-type="float">
            <text:p>0,0267551084</text:p>
          </table:table-cell>
          <table:table-cell table:number-columns-repeated="4"/>
        </table:table-row>
        <table:table-row table:style-name="ro1">
          <table:table-cell office:value-type="float" office:value="-0.990058210262297" calcext:value-type="float">
            <text:p>-0,9900582103</text:p>
          </table:table-cell>
          <table:table-cell office:value-type="float" office:value="0.0283893679102411" calcext:value-type="float">
            <text:p>0,0283893679</text:p>
          </table:table-cell>
          <table:table-cell table:formula="of:=ABS([.B215])" office:value-type="float" office:value="0.0283893679102411" calcext:value-type="float">
            <text:p>0,0283893679</text:p>
          </table:table-cell>
          <table:table-cell table:number-columns-repeated="4"/>
        </table:table-row>
        <table:table-row table:style-name="ro1">
          <table:table-cell office:value-type="float" office:value="-0.987784141644572" calcext:value-type="float">
            <text:p>-0,9877841416</text:p>
          </table:table-cell>
          <table:table-cell office:value-type="float" office:value="0.0295966248996997" calcext:value-type="float">
            <text:p>0,0295966249</text:p>
          </table:table-cell>
          <table:table-cell table:formula="of:=ABS([.B216])" office:value-type="float" office:value="0.0295966248996997" calcext:value-type="float">
            <text:p>0,0295966249</text:p>
          </table:table-cell>
          <table:table-cell table:number-columns-repeated="4"/>
        </table:table-row>
        <table:table-row table:style-name="ro1">
          <table:table-cell office:value-type="float" office:value="-0.985277642388941" calcext:value-type="float">
            <text:p>-0,9852776424</text:p>
          </table:table-cell>
          <table:table-cell office:value-type="float" office:value="0.0303587211020529" calcext:value-type="float">
            <text:p>0,0303587211</text:p>
          </table:table-cell>
          <table:table-cell table:formula="of:=ABS([.B217])" office:value-type="float" office:value="0.0303587211020529" calcext:value-type="float">
            <text:p>0,0303587211</text:p>
          </table:table-cell>
          <table:table-cell table:number-columns-repeated="4"/>
        </table:table-row>
        <table:table-row table:style-name="ro1">
          <table:table-cell office:value-type="float" office:value="-0.982539302287441" calcext:value-type="float">
            <text:p>-0,9825393023</text:p>
          </table:table-cell>
          <table:table-cell office:value-type="float" office:value="0.0306641938810547" calcext:value-type="float">
            <text:p>0,0306641939</text:p>
          </table:table-cell>
          <table:table-cell table:formula="of:=ABS([.B218])" office:value-type="float" office:value="0.0306641938810547" calcext:value-type="float">
            <text:p>0,0306641939</text:p>
          </table:table-cell>
          <table:table-cell table:number-columns-repeated="4"/>
        </table:table-row>
        <table:table-row table:style-name="ro1">
          <table:table-cell office:value-type="float" office:value="-0.979569765685441" calcext:value-type="float">
            <text:p>-0,9795697657</text:p>
          </table:table-cell>
          <table:table-cell office:value-type="float" office:value="0.0305084486417752" calcext:value-type="float">
            <text:p>0,0305084486</text:p>
          </table:table-cell>
          <table:table-cell table:formula="of:=ABS([.B219])" office:value-type="float" office:value="0.0305084486417752" calcext:value-type="float">
            <text:p>0,0305084486</text:p>
          </table:table-cell>
          <table:table-cell table:number-columns-repeated="4"/>
        </table:table-row>
        <table:table-row table:style-name="ro1">
          <table:table-cell office:value-type="float" office:value="-0.976369731330021" calcext:value-type="float">
            <text:p>-0,9763697313</text:p>
          </table:table-cell>
          <table:table-cell office:value-type="float" office:value="0.0298938279375799" calcext:value-type="float">
            <text:p>0,0298938279</text:p>
          </table:table-cell>
          <table:table-cell table:formula="of:=ABS([.B220])" office:value-type="float" office:value="0.0298938279375799" calcext:value-type="float">
            <text:p>0,0298938279</text:p>
          </table:table-cell>
          <table:table-cell table:number-columns-repeated="4"/>
        </table:table-row>
        <table:table-row table:style-name="ro1">
          <table:table-cell office:value-type="float" office:value="-0.97293995220556" calcext:value-type="float">
            <text:p>-0,9729399522</text:p>
          </table:table-cell>
          <table:table-cell office:value-type="float" office:value="0.0288295762359517" calcext:value-type="float">
            <text:p>0,0288295762</text:p>
          </table:table-cell>
          <table:table-cell table:formula="of:=ABS([.B221])" office:value-type="float" office:value="0.0288295762359517" calcext:value-type="float">
            <text:p>0,0288295762</text:p>
          </table:table-cell>
          <table:table-cell table:number-columns-repeated="4"/>
        </table:table-row>
        <table:table-row table:style-name="ro1">
          <table:table-cell office:value-type="float" office:value="-0.969281235356548" calcext:value-type="float">
            <text:p>-0,9692812354</text:p>
          </table:table-cell>
          <table:table-cell office:value-type="float" office:value="0.0273317008730912" calcext:value-type="float">
            <text:p>0,0273317009</text:p>
          </table:table-cell>
          <table:table-cell table:formula="of:=ABS([.B222])" office:value-type="float" office:value="0.0273317008730912" calcext:value-type="float">
            <text:p>0,0273317009</text:p>
          </table:table-cell>
          <table:table-cell table:number-columns-repeated="4"/>
        </table:table-row>
        <table:table-row table:style-name="ro1">
          <table:table-cell office:value-type="float" office:value="-0.96539444169769" calcext:value-type="float">
            <text:p>-0,9653944417</text:p>
          </table:table-cell>
          <table:table-cell office:value-type="float" office:value="0.0254227312886811" calcext:value-type="float">
            <text:p>0,0254227313</text:p>
          </table:table-cell>
          <table:table-cell table:formula="of:=ABS([.B223])" office:value-type="float" office:value="0.0254227312886811" calcext:value-type="float">
            <text:p>0,0254227313</text:p>
          </table:table-cell>
          <table:table-cell table:number-columns-repeated="4"/>
        </table:table-row>
        <table:table-row table:style-name="ro1">
          <table:table-cell office:value-type="float" office:value="-0.96128048581132" calcext:value-type="float">
            <text:p>-0,9612804858</text:p>
          </table:table-cell>
          <table:table-cell office:value-type="float" office:value="0.0231313801621454" calcext:value-type="float">
            <text:p>0,0231313802</text:p>
          </table:table-cell>
          <table:table-cell table:formula="of:=ABS([.B224])" office:value-type="float" office:value="0.0231313801621454" calcext:value-type="float">
            <text:p>0,0231313802</text:p>
          </table:table-cell>
          <table:table-cell table:number-columns-repeated="4"/>
        </table:table-row>
        <table:table-row table:style-name="ro1">
          <table:table-cell office:value-type="float" office:value="-0.956940335732209" calcext:value-type="float">
            <text:p>-0,9569403357</text:p>
          </table:table-cell>
          <table:table-cell office:value-type="float" office:value="0.0204921115472227" calcext:value-type="float">
            <text:p>0,0204921115</text:p>
          </table:table-cell>
          <table:table-cell table:formula="of:=ABS([.B225])" office:value-type="float" office:value="0.0204921115472227" calcext:value-type="float">
            <text:p>0,0204921115</text:p>
          </table:table-cell>
          <table:table-cell table:number-columns-repeated="4"/>
        </table:table-row>
        <table:table-row table:style-name="ro1">
          <table:table-cell office:value-type="float" office:value="-0.952375012719766" calcext:value-type="float">
            <text:p>-0,9523750127</text:p>
          </table:table-cell>
          <table:table-cell office:value-type="float" office:value="0.01754462250052" calcext:value-type="float">
            <text:p>0,0175446225</text:p>
          </table:table-cell>
          <table:table-cell table:formula="of:=ABS([.B226])" office:value-type="float" office:value="0.01754462250052" calcext:value-type="float">
            <text:p>0,0175446225</text:p>
          </table:table-cell>
          <table:table-cell table:number-columns-repeated="4"/>
        </table:table-row>
        <table:table-row table:style-name="ro1">
          <table:table-cell office:value-type="float" office:value="-0.947585591017741" calcext:value-type="float">
            <text:p>-0,947585591</text:p>
          </table:table-cell>
          <table:table-cell office:value-type="float" office:value="0.0143332460008291" calcext:value-type="float">
            <text:p>0,014333246</text:p>
          </table:table-cell>
          <table:table-cell table:formula="of:=ABS([.B227])" office:value-type="float" office:value="0.0143332460008291" calcext:value-type="float">
            <text:p>0,014333246</text:p>
          </table:table-cell>
          <table:table-cell table:number-columns-repeated="4"/>
        </table:table-row>
        <table:table-row table:style-name="ro1">
          <table:table-cell office:value-type="float" office:value="-0.942573197601447" calcext:value-type="float">
            <text:p>-0,9425731976</text:p>
          </table:table-cell>
          <table:table-cell office:value-type="float" office:value="0.0109062841398635" calcext:value-type="float">
            <text:p>0,0109062841</text:p>
          </table:table-cell>
          <table:table-cell table:formula="of:=ABS([.B228])" office:value-type="float" office:value="0.0109062841398635" calcext:value-type="float">
            <text:p>0,0109062841</text:p>
          </table:table-cell>
          <table:table-cell table:number-columns-repeated="4"/>
        </table:table-row>
        <table:table-row table:style-name="ro1">
          <table:table-cell office:value-type="float" office:value="-0.937339011912575" calcext:value-type="float">
            <text:p>-0,9373390119</text:p>
          </table:table-cell>
          <table:table-cell office:value-type="float" office:value="0.00731528161383699" calcext:value-type="float">
            <text:p>0,0073152816</text:p>
          </table:table-cell>
          <table:table-cell table:formula="of:=ABS([.B229])" office:value-type="float" office:value="0.00731528161383699" calcext:value-type="float">
            <text:p>0,0073152816</text:p>
          </table:table-cell>
          <table:table-cell table:number-columns-repeated="4"/>
        </table:table-row>
        <table:table-row table:style-name="ro1">
          <table:table-cell office:value-type="float" office:value="-0.931884265581668" calcext:value-type="float">
            <text:p>-0,9318842656</text:p>
          </table:table-cell>
          <table:table-cell office:value-type="float" office:value="0.00361425044325536" calcext:value-type="float">
            <text:p>0,0036142504</text:p>
          </table:table-cell>
          <table:table-cell table:formula="of:=ABS([.B230])" office:value-type="float" office:value="0.00361425044325536" calcext:value-type="float">
            <text:p>0,0036142504</text:p>
          </table:table-cell>
          <table:table-cell table:number-columns-repeated="4"/>
        </table:table-row>
        <table:table-row table:style-name="ro1">
          <table:table-cell office:value-type="float" office:value="-0.926210242138311" calcext:value-type="float">
            <text:p>-0,9262102421</text:p>
          </table:table-cell>
          <table:table-cell table:style-name="ce1" office:value-type="float" office:value="-0.000141142418146556" calcext:value-type="float">
            <text:p>-1,41E-04</text:p>
          </table:table-cell>
          <table:table-cell table:formula="of:=ABS([.B231])" office:value-type="float" office:value="0.000141142418146556" calcext:value-type="float">
            <text:p>0,0001411424</text:p>
          </table:table-cell>
          <table:table-cell table:number-columns-repeated="4"/>
        </table:table-row>
        <table:table-row table:style-name="ro1">
          <table:table-cell office:value-type="float" office:value="-0.920318276709111" calcext:value-type="float">
            <text:p>-0,9203182767</text:p>
          </table:table-cell>
          <table:table-cell office:value-type="float" office:value="-0.00389441236620369" calcext:value-type="float">
            <text:p>-0,0038944124</text:p>
          </table:table-cell>
          <table:table-cell table:formula="of:=ABS([.B232])" office:value-type="float" office:value="0.00389441236620369" calcext:value-type="float">
            <text:p>0,0038944124</text:p>
          </table:table-cell>
          <table:table-cell table:number-columns-repeated="4"/>
        </table:table-row>
        <table:table-row table:style-name="ro1">
          <table:table-cell office:value-type="float" office:value="-0.914209755703531" calcext:value-type="float">
            <text:p>-0,9142097557</text:p>
          </table:table-cell>
          <table:table-cell office:value-type="float" office:value="-0.00758910672734414" calcext:value-type="float">
            <text:p>-0,0075891067</text:p>
          </table:table-cell>
          <table:table-cell table:formula="of:=ABS([.B233])" office:value-type="float" office:value="0.00758910672734414" calcext:value-type="float">
            <text:p>0,0075891067</text:p>
          </table:table-cell>
          <table:table-cell table:number-columns-repeated="4"/>
        </table:table-row>
        <table:table-row table:style-name="ro1">
          <table:table-cell office:value-type="float" office:value="-0.907886116487666" calcext:value-type="float">
            <text:p>-0,9078861165</text:p>
          </table:table-cell>
          <table:table-cell office:value-type="float" office:value="-0.0111696538593451" calcext:value-type="float">
            <text:p>-0,0111696539</text:p>
          </table:table-cell>
          <table:table-cell table:formula="of:=ABS([.B234])" office:value-type="float" office:value="0.0111696538593451" calcext:value-type="float">
            <text:p>0,0111696539</text:p>
          </table:table-cell>
          <table:table-cell table:number-columns-repeated="4"/>
        </table:table-row>
        <table:table-row table:style-name="ro1">
          <table:table-cell office:value-type="float" office:value="-0.901348847046022" calcext:value-type="float">
            <text:p>-0,901348847</text:p>
          </table:table-cell>
          <table:table-cell office:value-type="float" office:value="-0.0145821990005592" calcext:value-type="float">
            <text:p>-0,014582199</text:p>
          </table:table-cell>
          <table:table-cell table:formula="of:=ABS([.B235])" office:value-type="float" office:value="0.0145821990005592" calcext:value-type="float">
            <text:p>0,014582199</text:p>
          </table:table-cell>
          <table:table-cell table:number-columns-repeated="4"/>
        </table:table-row>
        <table:table-row table:style-name="ro1">
          <table:table-cell office:value-type="float" office:value="-0.894599485631383" calcext:value-type="float">
            <text:p>-0,8945994856</text:p>
          </table:table-cell>
          <table:table-cell office:value-type="float" office:value="-0.0177754142956558" calcext:value-type="float">
            <text:p>-0,0177754143</text:p>
          </table:table-cell>
          <table:table-cell table:formula="of:=ABS([.B236])" office:value-type="float" office:value="0.0177754142956558" calcext:value-type="float">
            <text:p>0,0177754143</text:p>
          </table:table-cell>
          <table:table-cell table:number-columns-repeated="4"/>
        </table:table-row>
        <table:table-row table:style-name="ro1">
          <table:table-cell office:value-type="float" office:value="-0.887639620402854" calcext:value-type="float">
            <text:p>-0,8876396204</text:p>
          </table:table-cell>
          <table:table-cell office:value-type="float" office:value="-0.0207012708143448" calcext:value-type="float">
            <text:p>-0,0207012708</text:p>
          </table:table-cell>
          <table:table-cell table:formula="of:=ABS([.B237])" office:value-type="float" office:value="0.0207012708143448" calcext:value-type="float">
            <text:p>0,0207012708</text:p>
          </table:table-cell>
          <table:table-cell table:number-columns-repeated="4"/>
        </table:table-row>
        <table:table-row table:style-name="ro1">
          <table:table-cell office:value-type="float" office:value="-0.880470889052161" calcext:value-type="float">
            <text:p>-0,8804708891</text:p>
          </table:table-cell>
          <table:table-cell office:value-type="float" office:value="-0.0233157609511898" calcext:value-type="float">
            <text:p>-0,023315761</text:p>
          </table:table-cell>
          <table:table-cell table:formula="of:=ABS([.B238])" office:value-type="float" office:value="0.0233157609511898" calcext:value-type="float">
            <text:p>0,023315761</text:p>
          </table:table-cell>
          <table:table-cell table:number-columns-repeated="4"/>
        </table:table-row>
        <table:table-row table:style-name="ro1">
          <table:table-cell office:value-type="float" office:value="-0.87309497841829" calcext:value-type="float">
            <text:p>-0,8730949784</text:p>
          </table:table-cell>
          <table:table-cell office:value-type="float" office:value="-0.0255795603409584" calcext:value-type="float">
            <text:p>-0,0255795603</text:p>
          </table:table-cell>
          <table:table-cell table:formula="of:=ABS([.B239])" office:value-type="float" office:value="0.0255795603409584" calcext:value-type="float">
            <text:p>0,0255795603</text:p>
          </table:table-cell>
          <table:table-cell table:number-columns-repeated="4"/>
        </table:table-row>
        <table:table-row table:style-name="ro1">
          <table:table-cell office:value-type="float" office:value="-0.865513624090569" calcext:value-type="float">
            <text:p>-0,8655136241</text:p>
          </table:table-cell>
          <table:table-cell office:value-type="float" office:value="-0.0274586193336778" calcext:value-type="float">
            <text:p>-0,0274586193</text:p>
          </table:table-cell>
          <table:table-cell table:formula="of:=ABS([.B240])" office:value-type="float" office:value="0.0274586193336778" calcext:value-type="float">
            <text:p>0,0274586193</text:p>
          </table:table-cell>
          <table:table-cell table:number-columns-repeated="4"/>
        </table:table-row>
        <table:table-row table:style-name="ro1">
          <table:table-cell office:value-type="float" office:value="-0.857728610000272" calcext:value-type="float">
            <text:p>-0,85772861</text:p>
          </table:table-cell>
          <table:table-cell office:value-type="float" office:value="-0.0289246751330653" calcext:value-type="float">
            <text:p>-0,0289246751</text:p>
          </table:table-cell>
          <table:table-cell table:formula="of:=ABS([.B241])" office:value-type="float" office:value="0.0289246751330653" calcext:value-type="float">
            <text:p>0,0289246751</text:p>
          </table:table-cell>
          <table:table-cell table:number-columns-repeated="4"/>
        </table:table-row>
        <table:table-row table:style-name="ro1">
          <table:table-cell office:value-type="float" office:value="-0.849741768000852" calcext:value-type="float">
            <text:p>-0,849741768</text:p>
          </table:table-cell>
          <table:table-cell office:value-type="float" office:value="-0.0299556768952896" calcext:value-type="float">
            <text:p>-0,0299556769</text:p>
          </table:table-cell>
          <table:table-cell table:formula="of:=ABS([.B242])" office:value-type="float" office:value="0.0299556768952896" calcext:value-type="float">
            <text:p>0,0299556769</text:p>
          </table:table-cell>
          <table:table-cell table:number-columns-repeated="4"/>
        </table:table-row>
        <table:table-row table:style-name="ro1">
          <table:table-cell office:value-type="float" office:value="-0.841554977436898" calcext:value-type="float">
            <text:p>-0,8415549774</text:p>
          </table:table-cell>
          <table:table-cell office:value-type="float" office:value="-0.0305361173941866" calcext:value-type="float">
            <text:p>-0,0305361174</text:p>
          </table:table-cell>
          <table:table-cell table:formula="of:=ABS([.B243])" office:value-type="float" office:value="0.0305361173941866" calcext:value-type="float">
            <text:p>0,0305361174</text:p>
          </table:table-cell>
          <table:table-cell table:number-columns-repeated="4"/>
        </table:table-row>
        <table:table-row table:style-name="ro1">
          <table:table-cell office:value-type="float" office:value="-0.833170164701913" calcext:value-type="float">
            <text:p>-0,8331701647</text:p>
          </table:table-cell>
          <table:table-cell office:value-type="float" office:value="-0.0306572662643786" calcext:value-type="float">
            <text:p>-0,0306572663</text:p>
          </table:table-cell>
          <table:table-cell table:formula="of:=ABS([.B244])" office:value-type="float" office:value="0.0306572662643786" calcext:value-type="float">
            <text:p>0,0306572663</text:p>
          </table:table-cell>
          <table:table-cell table:number-columns-repeated="4"/>
        </table:table-row>
        <table:table-row table:style-name="ro1">
          <table:table-cell office:value-type="float" office:value="-0.824589302785025" calcext:value-type="float">
            <text:p>-0,8245893028</text:p>
          </table:table-cell>
          <table:table-cell office:value-type="float" office:value="-0.0303173013140916" calcext:value-type="float">
            <text:p>-0,0303173013</text:p>
          </table:table-cell>
          <table:table-cell table:formula="of:=ABS([.B245])" office:value-type="float" office:value="0.0303173013140916" calcext:value-type="float">
            <text:p>0,0303173013</text:p>
          </table:table-cell>
          <table:table-cell table:number-columns-repeated="4"/>
        </table:table-row>
        <table:table-row table:style-name="ro1">
          <table:table-cell office:value-type="float" office:value="-0.815814410806734" calcext:value-type="float">
            <text:p>-0,8158144108</text:p>
          </table:table-cell>
          <table:table-cell office:value-type="float" office:value="-0.0295213359326193" calcext:value-type="float">
            <text:p>-0,0295213359</text:p>
          </table:table-cell>
          <table:table-cell table:formula="of:=ABS([.B246])" office:value-type="float" office:value="0.0295213359326193" calcext:value-type="float">
            <text:p>0,0295213359</text:p>
          </table:table-cell>
          <table:table-cell table:number-columns-repeated="4"/>
        </table:table-row>
        <table:table-row table:style-name="ro1">
          <table:table-cell office:value-type="float" office:value="-0.806847553543799" calcext:value-type="float">
            <text:p>-0,8068475535</text:p>
          </table:table-cell>
          <table:table-cell office:value-type="float" office:value="-0.0282813421801834" calcext:value-type="float">
            <text:p>-0,0282813422</text:p>
          </table:table-cell>
          <table:table-cell table:formula="of:=ABS([.B247])" office:value-type="float" office:value="0.0282813421801834" calcext:value-type="float">
            <text:p>0,0282813422</text:p>
          </table:table-cell>
          <table:table-cell table:number-columns-repeated="4"/>
        </table:table-row>
        <table:table-row table:style-name="ro1">
          <table:table-cell office:value-type="float" office:value="-0.797690840943391" calcext:value-type="float">
            <text:p>-0,7976908409</text:p>
          </table:table-cell>
          <table:table-cell office:value-type="float" office:value="-0.0266159707170122" calcext:value-type="float">
            <text:p>-0,0266159707</text:p>
          </table:table-cell>
          <table:table-cell table:formula="of:=ABS([.B248])" office:value-type="float" office:value="0.0266159707170122" calcext:value-type="float">
            <text:p>0,0266159707</text:p>
          </table:table-cell>
          <table:table-cell table:number-columns-repeated="4"/>
        </table:table-row>
        <table:table-row table:style-name="ro1">
          <table:table-cell office:value-type="float" office:value="-0.788346427626607" calcext:value-type="float">
            <text:p>-0,7883464276</text:p>
          </table:table-cell>
          <table:table-cell office:value-type="float" office:value="-0.0245502702800428" calcext:value-type="float">
            <text:p>-0,0245502703</text:p>
          </table:table-cell>
          <table:table-cell table:formula="of:=ABS([.B249])" office:value-type="float" office:value="0.0245502702800428" calcext:value-type="float">
            <text:p>0,0245502703</text:p>
          </table:table-cell>
          <table:table-cell table:number-columns-repeated="4"/>
        </table:table-row>
        <table:table-row table:style-name="ro1">
          <table:table-cell office:value-type="float" office:value="-0.778816512381476" calcext:value-type="float">
            <text:p>-0,7788165124</text:p>
          </table:table-cell>
          <table:table-cell office:value-type="float" office:value="-0.0221153109266066" calcext:value-type="float">
            <text:p>-0,0221153109</text:p>
          </table:table-cell>
          <table:table-cell table:formula="of:=ABS([.B250])" office:value-type="float" office:value="0.0221153109266066" calcext:value-type="float">
            <text:p>0,0221153109</text:p>
          </table:table-cell>
          <table:table-cell table:number-columns-repeated="4"/>
        </table:table-row>
        <table:table-row table:style-name="ro1">
          <table:table-cell office:value-type="float" office:value="-0.76910333764558" calcext:value-type="float">
            <text:p>-0,7691033376</text:p>
          </table:table-cell>
          <table:table-cell office:value-type="float" office:value="-0.0193477167118455" calcext:value-type="float">
            <text:p>-0,0193477167</text:p>
          </table:table-cell>
          <table:table-cell table:formula="of:=ABS([.B251])" office:value-type="float" office:value="0.0193477167118455" calcext:value-type="float">
            <text:p>0,0193477167</text:p>
          </table:table-cell>
          <table:table-cell table:number-columns-repeated="4"/>
        </table:table-row>
        <table:table-row table:style-name="ro1">
          <table:table-cell office:value-type="float" office:value="-0.759209188978388" calcext:value-type="float">
            <text:p>-0,759209189</text:p>
          </table:table-cell>
          <table:table-cell office:value-type="float" office:value="-0.0162891148288336" calcext:value-type="float">
            <text:p>-0,0162891148</text:p>
          </table:table-cell>
          <table:table-cell table:formula="of:=ABS([.B252])" office:value-type="float" office:value="0.0162891148288336" calcext:value-type="float">
            <text:p>0,0162891148</text:p>
          </table:table-cell>
          <table:table-cell table:number-columns-repeated="4"/>
        </table:table-row>
        <table:table-row table:style-name="ro1">
          <table:table-cell office:value-type="float" office:value="-0.749136394523459" calcext:value-type="float">
            <text:p>-0,7491363945</text:p>
          </table:table-cell>
          <table:table-cell office:value-type="float" office:value="-0.0129855094968463" calcext:value-type="float">
            <text:p>-0,0129855095</text:p>
          </table:table-cell>
          <table:table-cell table:formula="of:=ABS([.B253])" office:value-type="float" office:value="0.0129855094968463" calcext:value-type="float">
            <text:p>0,0129855095</text:p>
          </table:table-cell>
          <table:table-cell table:number-columns-repeated="4"/>
        </table:table-row>
        <table:table-row table:style-name="ro1">
          <table:table-cell office:value-type="float" office:value="-0.738887324460615" calcext:value-type="float">
            <text:p>-0,7388873245</text:p>
          </table:table-cell>
          <table:table-cell office:value-type="float" office:value="-0.00948659001508045" calcext:value-type="float">
            <text:p>-0,00948659</text:p>
          </table:table-cell>
          <table:table-cell table:formula="of:=ABS([.B254])" office:value-type="float" office:value="0.00948659001508045" calcext:value-type="float">
            <text:p>0,00948659</text:p>
          </table:table-cell>
          <table:table-cell table:number-columns-repeated="4"/>
        </table:table-row>
        <table:table-row table:style-name="ro1">
          <table:table-cell office:value-type="float" office:value="-0.728464390448225" calcext:value-type="float">
            <text:p>-0,7284643904</text:p>
          </table:table-cell>
          <table:table-cell office:value-type="float" office:value="-0.00584498338934536" calcext:value-type="float">
            <text:p>-0,0058449834</text:p>
          </table:table-cell>
          <table:table-cell table:formula="of:=ABS([.B255])" office:value-type="float" office:value="0.00584498338934536" calcext:value-type="float">
            <text:p>0,0058449834</text:p>
          </table:table-cell>
          <table:table-cell table:number-columns-repeated="4"/>
        </table:table-row>
        <table:table-row table:style-name="ro1">
          <table:table-cell office:value-type="float" office:value="-0.717870045055732" calcext:value-type="float">
            <text:p>-0,7178700451</text:p>
          </table:table-cell>
          <table:table-cell office:value-type="float" office:value="-0.00211546277290886" calcext:value-type="float">
            <text:p>-0,0021154628</text:p>
          </table:table-cell>
          <table:table-cell table:formula="of:=ABS([.B256])" office:value-type="float" office:value="0.00211546277290886" calcext:value-type="float">
            <text:p>0,0021154628</text:p>
          </table:table-cell>
          <table:table-cell table:number-columns-repeated="4"/>
        </table:table-row>
        <table:table-row table:style-name="ro1">
          <table:table-cell office:value-type="float" office:value="-0.707106781186548" calcext:value-type="float">
            <text:p>-0,7071067812</text:p>
          </table:table-cell>
          <table:table-cell table:style-name="ce1" office:value-type="float" office:value="-0.000352909191565609" calcext:value-type="float">
            <text:p>-3,53E-04</text:p>
          </table:table-cell>
          <table:table-cell table:formula="of:=ABS([.B257])" office:value-type="float" office:value="0.000352909191565609" calcext:value-type="float">
            <text:p>0,0003529092</text:p>
          </table:table-cell>
          <table:table-cell table:number-columns-repeated="4"/>
        </table:table-row>
        <table:table-row table:style-name="ro1">
          <table:table-cell office:value-type="float" office:value="-0.696177131491463" calcext:value-type="float">
            <text:p>-0,6961771315</text:p>
          </table:table-cell>
          <table:table-cell office:value-type="float" office:value="-0.00129257982969611" calcext:value-type="float">
            <text:p>-0,0012925798</text:p>
          </table:table-cell>
          <table:table-cell table:formula="of:=ABS([.B258])" office:value-type="float" office:value="0.00129257982969611" calcext:value-type="float">
            <text:p>0,0012925798</text:p>
          </table:table-cell>
          <table:table-cell table:number-columns-repeated="4"/>
        </table:table-row>
        <table:table-row table:style-name="ro1">
          <table:table-cell office:value-type="float" office:value="-0.685083667772701" calcext:value-type="float">
            <text:p>-0,6850836678</text:p>
          </table:table-cell>
          <table:table-cell office:value-type="float" office:value="-0.00222738548921253" calcext:value-type="float">
            <text:p>-0,0022273855</text:p>
          </table:table-cell>
          <table:table-cell table:formula="of:=ABS([.B259])" office:value-type="float" office:value="0.00222738548921253" calcext:value-type="float">
            <text:p>0,0022273855</text:p>
          </table:table-cell>
          <table:table-cell table:number-columns-repeated="4"/>
        </table:table-row>
        <table:table-row table:style-name="ro1">
          <table:table-cell office:value-type="float" office:value="-0.673829000378756" calcext:value-type="float">
            <text:p>-0,6738290004</text:p>
          </table:table-cell>
          <table:table-cell office:value-type="float" office:value="-0.00315380777269181" calcext:value-type="float">
            <text:p>-0,0031538078</text:p>
          </table:table-cell>
          <table:table-cell table:formula="of:=ABS([.B260])" office:value-type="float" office:value="0.00315380777269181" calcext:value-type="float">
            <text:p>0,0031538078</text:p>
          </table:table-cell>
          <table:table-cell table:number-columns-repeated="4"/>
        </table:table-row>
        <table:table-row table:style-name="ro1">
          <table:table-cell office:value-type="float" office:value="-0.662415777590172" calcext:value-type="float">
            <text:p>-0,6624157776</text:p>
          </table:table-cell>
          <table:table-cell office:value-type="float" office:value="-0.00406835983584553" calcext:value-type="float">
            <text:p>-0,0040683598</text:p>
          </table:table-cell>
          <table:table-cell table:formula="of:=ABS([.B261])" office:value-type="float" office:value="0.00406835983584553" calcext:value-type="float">
            <text:p>0,0040683598</text:p>
          </table:table-cell>
          <table:table-cell table:number-columns-repeated="4"/>
        </table:table-row>
        <table:table-row table:style-name="ro1">
          <table:table-cell office:value-type="float" office:value="-0.650846684996382" calcext:value-type="float">
            <text:p>-0,650846685</text:p>
          </table:table-cell>
          <table:table-cell office:value-type="float" office:value="-0.00496759951121395" calcext:value-type="float">
            <text:p>-0,0049675995</text:p>
          </table:table-cell>
          <table:table-cell table:formula="of:=ABS([.B262])" office:value-type="float" office:value="0.00496759951121395" calcext:value-type="float">
            <text:p>0,0049675995</text:p>
          </table:table-cell>
          <table:table-cell table:number-columns-repeated="4"/>
        </table:table-row>
        <table:table-row table:style-name="ro1">
          <table:table-cell office:value-type="float" office:value="-0.639124444863776" calcext:value-type="float">
            <text:p>-0,6391244449</text:p>
          </table:table-cell>
          <table:table-cell office:value-type="float" office:value="-0.00584814226370767" calcext:value-type="float">
            <text:p>-0,0058481423</text:p>
          </table:table-cell>
          <table:table-cell table:formula="of:=ABS([.B263])" office:value-type="float" office:value="0.00584814226370767" calcext:value-type="float">
            <text:p>0,0058481423</text:p>
          </table:table-cell>
          <table:table-cell table:number-columns-repeated="4"/>
        </table:table-row>
        <table:table-row table:style-name="ro1">
          <table:table-cell office:value-type="float" office:value="-0.627251815495144" calcext:value-type="float">
            <text:p>-0,6272518155</text:p>
          </table:table-cell>
          <table:table-cell office:value-type="float" office:value="-0.00670667392923285" calcext:value-type="float">
            <text:p>-0,0067066739</text:p>
          </table:table-cell>
          <table:table-cell table:formula="of:=ABS([.B264])" office:value-type="float" office:value="0.00670667392923285" calcext:value-type="float">
            <text:p>0,0067066739</text:p>
          </table:table-cell>
          <table:table-cell table:number-columns-repeated="4"/>
        </table:table-row>
        <table:table-row table:style-name="ro1">
          <table:table-cell office:value-type="float" office:value="-0.615231590580627" calcext:value-type="float">
            <text:p>-0,6152315906</text:p>
          </table:table-cell>
          <table:table-cell office:value-type="float" office:value="-0.00753996318845751" calcext:value-type="float">
            <text:p>-0,0075399632</text:p>
          </table:table-cell>
          <table:table-cell table:formula="of:=ABS([.B265])" office:value-type="float" office:value="0.00753996318845751" calcext:value-type="float">
            <text:p>0,0075399632</text:p>
          </table:table-cell>
          <table:table-cell table:number-columns-repeated="4"/>
        </table:table-row>
        <table:table-row table:style-name="ro1">
          <table:table-cell office:value-type="float" office:value="-0.603066598540349" calcext:value-type="float">
            <text:p>-0,6030665985</text:p>
          </table:table-cell>
          <table:table-cell office:value-type="float" office:value="-0.0083448737287668" calcext:value-type="float">
            <text:p>-0,0083448737</text:p>
          </table:table-cell>
          <table:table-cell table:formula="of:=ABS([.B266])" office:value-type="float" office:value="0.0083448737287668" calcext:value-type="float">
            <text:p>0,0083448737</text:p>
          </table:table-cell>
          <table:table-cell table:number-columns-repeated="4"/>
        </table:table-row>
        <table:table-row table:style-name="ro1">
          <table:table-cell office:value-type="float" office:value="-0.590759701858874" calcext:value-type="float">
            <text:p>-0,5907597019</text:p>
          </table:table-cell>
          <table:table-cell office:value-type="float" office:value="-0.00911837604863597" calcext:value-type="float">
            <text:p>-0,009118376</text:p>
          </table:table-cell>
          <table:table-cell table:formula="of:=ABS([.B267])" office:value-type="float" office:value="0.00911837604863597" calcext:value-type="float">
            <text:p>0,009118376</text:p>
          </table:table-cell>
          <table:table-cell table:number-columns-repeated="4"/>
        </table:table-row>
        <table:table-row table:style-name="ro1">
          <table:table-cell office:value-type="float" office:value="-0.578313796411656" calcext:value-type="float">
            <text:p>-0,5783137964</text:p>
          </table:table-cell>
          <table:table-cell office:value-type="float" office:value="-0.00985755885998996" calcext:value-type="float">
            <text:p>-0,0098575589</text:p>
          </table:table-cell>
          <table:table-cell table:formula="of:=ABS([.B268])" office:value-type="float" office:value="0.00985755885998996" calcext:value-type="float">
            <text:p>0,0098575589</text:p>
          </table:table-cell>
          <table:table-cell table:number-columns-repeated="4"/>
        </table:table-row>
        <table:table-row table:style-name="ro1">
          <table:table-cell office:value-type="float" office:value="-0.565731810783613" calcext:value-type="float">
            <text:p>-0,5657318108</text:p>
          </table:table-cell>
          <table:table-cell office:value-type="float" office:value="-0.0105596400456349" calcext:value-type="float">
            <text:p>-0,01055964</text:p>
          </table:table-cell>
          <table:table-cell table:formula="of:=ABS([.B269])" office:value-type="float" office:value="0.0105596400456349" calcext:value-type="float">
            <text:p>0,01055964</text:p>
          </table:table-cell>
          <table:table-cell table:number-columns-repeated="4"/>
        </table:table-row>
        <table:table-row table:style-name="ro1">
          <table:table-cell office:value-type="float" office:value="-0.553016705580028" calcext:value-type="float">
            <text:p>-0,5530167056</text:p>
          </table:table-cell>
          <table:table-cell office:value-type="float" office:value="-0.0112219771305178" calcext:value-type="float">
            <text:p>-0,0112219771</text:p>
          </table:table-cell>
          <table:table-cell table:formula="of:=ABS([.B270])" office:value-type="float" office:value="0.0112219771305178" calcext:value-type="float">
            <text:p>0,0112219771</text:p>
          </table:table-cell>
          <table:table-cell table:number-columns-repeated="4"/>
        </table:table-row>
        <table:table-row table:style-name="ro1">
          <table:table-cell office:value-type="float" office:value="-0.540171472729893" calcext:value-type="float">
            <text:p>-0,5401714727</text:p>
          </table:table-cell>
          <table:table-cell office:value-type="float" office:value="-0.0118420772274073" calcext:value-type="float">
            <text:p>-0,0118420772</text:p>
          </table:table-cell>
          <table:table-cell table:formula="of:=ABS([.B271])" office:value-type="float" office:value="0.0118420772274073" calcext:value-type="float">
            <text:p>0,0118420772</text:p>
          </table:table-cell>
          <table:table-cell table:number-columns-repeated="4"/>
        </table:table-row>
        <table:table-row table:style-name="ro1">
          <table:table-cell office:value-type="float" office:value="-0.527199134781902" calcext:value-type="float">
            <text:p>-0,5271991348</text:p>
          </table:table-cell>
          <table:table-cell office:value-type="float" office:value="-0.0124176064195574" calcext:value-type="float">
            <text:p>-0,0124176064</text:p>
          </table:table-cell>
          <table:table-cell table:formula="of:=ABS([.B272])" office:value-type="float" office:value="0.0124176064195574" calcext:value-type="float">
            <text:p>0,0124176064</text:p>
          </table:table-cell>
          <table:table-cell table:number-columns-repeated="4"/>
        </table:table-row>
        <table:table-row table:style-name="ro1">
          <table:table-cell office:value-type="float" office:value="-0.514102744193222" calcext:value-type="float">
            <text:p>-0,5141027442</text:p>
          </table:table-cell>
          <table:table-cell office:value-type="float" office:value="-0.0129463985450434" calcext:value-type="float">
            <text:p>-0,0129463985</text:p>
          </table:table-cell>
          <table:table-cell table:formula="of:=ABS([.B273])" office:value-type="float" office:value="0.0129463985450434" calcext:value-type="float">
            <text:p>0,0129463985</text:p>
          </table:table-cell>
          <table:table-cell table:number-columns-repeated="4"/>
        </table:table-row>
        <table:table-row table:style-name="ro1">
          <table:table-cell office:value-type="float" office:value="-0.500885382611241" calcext:value-type="float">
            <text:p>-0,5008853826</text:p>
          </table:table-cell>
          <table:table-cell office:value-type="float" office:value="-0.0134264633497066" calcext:value-type="float">
            <text:p>-0,0134264633</text:p>
          </table:table-cell>
          <table:table-cell table:formula="of:=ABS([.B274])" office:value-type="float" office:value="0.0134264633497066" calcext:value-type="float">
            <text:p>0,0134264633</text:p>
          </table:table-cell>
          <table:table-cell table:number-columns-repeated="4"/>
        </table:table-row>
        <table:table-row table:style-name="ro1">
          <table:table-cell office:value-type="float" office:value="-0.487550160148436" calcext:value-type="float">
            <text:p>-0,4875501601</text:p>
          </table:table-cell>
          <table:table-cell office:value-type="float" office:value="-0.0138559939780209" calcext:value-type="float">
            <text:p>-0,013855994</text:p>
          </table:table-cell>
          <table:table-cell table:formula="of:=ABS([.B275])" office:value-type="float" office:value="0.0138559939780209" calcext:value-type="float">
            <text:p>0,013855994</text:p>
          </table:table-cell>
          <table:table-cell table:number-columns-repeated="4"/>
        </table:table-row>
        <table:table-row table:style-name="ro1">
          <table:table-cell office:value-type="float" office:value="-0.47410021465055" calcext:value-type="float">
            <text:p>-0,4741002147</text:p>
          </table:table-cell>
          <table:table-cell office:value-type="float" office:value="-0.0142333737736896" calcext:value-type="float">
            <text:p>-0,0142333738</text:p>
          </table:table-cell>
          <table:table-cell table:formula="of:=ABS([.B276])" office:value-type="float" office:value="0.0142333737736896" calcext:value-type="float">
            <text:p>0,0142333738</text:p>
          </table:table-cell>
          <table:table-cell table:number-columns-repeated="4"/>
        </table:table-row>
        <table:table-row table:style-name="ro1">
          <table:table-cell office:value-type="float" office:value="-0.460538710958241" calcext:value-type="float">
            <text:p>-0,460538711</text:p>
          </table:table-cell>
          <table:table-cell office:value-type="float" office:value="-0.0145571823643741" calcext:value-type="float">
            <text:p>-0,0145571824</text:p>
          </table:table-cell>
          <table:table-cell table:formula="of:=ABS([.B277])" office:value-type="float" office:value="0.0145571823643741" calcext:value-type="float">
            <text:p>0,0145571824</text:p>
          </table:table-cell>
          <table:table-cell table:number-columns-repeated="4"/>
        </table:table-row>
        <table:table-row table:style-name="ro1">
          <table:table-cell office:value-type="float" office:value="-0.446868840162374" calcext:value-type="float">
            <text:p>-0,4468688402</text:p>
          </table:table-cell>
          <table:table-cell office:value-type="float" office:value="-0.0148262010076551" calcext:value-type="float">
            <text:p>-0,014826201</text:p>
          </table:table-cell>
          <table:table-cell table:formula="of:=ABS([.B278])" office:value-type="float" office:value="0.0148262010076551" calcext:value-type="float">
            <text:p>0,014826201</text:p>
          </table:table-cell>
          <table:table-cell table:number-columns-repeated="4"/>
        </table:table-row>
        <table:table-row table:style-name="ro1">
          <table:table-cell office:value-type="float" office:value="-0.433093818853152" calcext:value-type="float">
            <text:p>-0,4330938189</text:p>
          </table:table-cell>
          <table:table-cell office:value-type="float" office:value="-0.0150394171781041" calcext:value-type="float">
            <text:p>-0,0150394172</text:p>
          </table:table-cell>
          <table:table-cell table:formula="of:=ABS([.B279])" office:value-type="float" office:value="0.0150394171781041" calcext:value-type="float">
            <text:p>0,0150394172</text:p>
          </table:table-cell>
          <table:table-cell table:number-columns-repeated="4"/>
        </table:table-row>
        <table:table-row table:style-name="ro1">
          <table:table-cell office:value-type="float" office:value="-0.419216888363224" calcext:value-type="float">
            <text:p>-0,4192168884</text:p>
          </table:table-cell>
          <table:table-cell office:value-type="float" office:value="-0.0151960283781997" calcext:value-type="float">
            <text:p>-0,0151960284</text:p>
          </table:table-cell>
          <table:table-cell table:formula="of:=ABS([.B280])" office:value-type="float" office:value="0.0151960283781997" calcext:value-type="float">
            <text:p>0,0151960284</text:p>
          </table:table-cell>
          <table:table-cell table:number-columns-repeated="4"/>
        </table:table-row>
        <table:table-row table:style-name="ro1">
          <table:table-cell office:value-type="float" office:value="-0.40524131400499" calcext:value-type="float">
            <text:p>-0,405241314</text:p>
          </table:table-cell>
          <table:table-cell office:value-type="float" office:value="-0.0152954451587472" calcext:value-type="float">
            <text:p>-0,0152954452</text:p>
          </table:table-cell>
          <table:table-cell table:formula="of:=ABS([.B281])" office:value-type="float" office:value="0.0152954451587472" calcext:value-type="float">
            <text:p>0,0152954452</text:p>
          </table:table-cell>
          <table:table-cell table:number-columns-repeated="4"/>
        </table:table-row>
        <table:table-row table:style-name="ro1">
          <table:table-cell office:value-type="float" office:value="-0.391170384302255" calcext:value-type="float">
            <text:p>-0,3911703843</text:p>
          </table:table-cell>
          <table:table-cell office:value-type="float" office:value="-0.0153372933374334" calcext:value-type="float">
            <text:p>-0,0153372933</text:p>
          </table:table-cell>
          <table:table-cell table:formula="of:=ABS([.B282])" office:value-type="float" office:value="0.0153372933374334" calcext:value-type="float">
            <text:p>0,0153372933</text:p>
          </table:table-cell>
          <table:table-cell table:number-columns-repeated="4"/>
        </table:table-row>
        <table:table-row table:style-name="ro1">
          <table:table-cell office:value-type="float" office:value="-0.377007410216419" calcext:value-type="float">
            <text:p>-0,3770074102</text:p>
          </table:table-cell>
          <table:table-cell office:value-type="float" office:value="-0.0153214154071629" calcext:value-type="float">
            <text:p>-0,0153214154</text:p>
          </table:table-cell>
          <table:table-cell table:formula="of:=ABS([.B283])" office:value-type="float" office:value="0.0153214154071629" calcext:value-type="float">
            <text:p>0,0153214154</text:p>
          </table:table-cell>
          <table:table-cell table:number-columns-repeated="4"/>
        </table:table-row>
        <table:table-row table:style-name="ro1">
          <table:table-cell office:value-type="float" office:value="-0.362755724367397" calcext:value-type="float">
            <text:p>-0,3627557244</text:p>
          </table:table-cell>
          <table:table-cell office:value-type="float" office:value="-0.0152478711288801" calcext:value-type="float">
            <text:p>-0,0152478711</text:p>
          </table:table-cell>
          <table:table-cell table:formula="of:=ABS([.B284])" office:value-type="float" office:value="0.0152478711288801" calcext:value-type="float">
            <text:p>0,0152478711</text:p>
          </table:table-cell>
          <table:table-cell table:number-columns-repeated="4"/>
        </table:table-row>
        <table:table-row table:style-name="ro1">
          <table:table-cell office:value-type="float" office:value="-0.348418680249435" calcext:value-type="float">
            <text:p>-0,3484186802</text:p>
          </table:table-cell>
          <table:table-cell office:value-type="float" office:value="-0.015116937306642" calcext:value-type="float">
            <text:p>-0,0151169373</text:p>
          </table:table-cell>
          <table:table-cell table:formula="of:=ABS([.B285])" office:value-type="float" office:value="0.015116937306642" calcext:value-type="float">
            <text:p>0,0151169373</text:p>
          </table:table-cell>
          <table:table-cell table:number-columns-repeated="4"/>
        </table:table-row>
        <table:table-row table:style-name="ro1">
          <table:table-cell office:value-type="float" office:value="-0.33399965144201" calcext:value-type="float">
            <text:p>-0,3339996514</text:p>
          </table:table-cell>
          <table:table-cell office:value-type="float" office:value="-0.0149291067457905" calcext:value-type="float">
            <text:p>-0,0149291067</text:p>
          </table:table-cell>
          <table:table-cell table:formula="of:=ABS([.B286])" office:value-type="float" office:value="0.0149291067457905" calcext:value-type="float">
            <text:p>0,0149291067</text:p>
          </table:table-cell>
          <table:table-cell table:number-columns-repeated="4"/>
        </table:table-row>
        <table:table-row table:style-name="ro1">
          <table:table-cell office:value-type="float" office:value="-0.319502030816016" calcext:value-type="float">
            <text:p>-0,3195020308</text:p>
          </table:table-cell>
          <table:table-cell office:value-type="float" office:value="-0.0146850863981447" calcext:value-type="float">
            <text:p>-0,0146850864</text:p>
          </table:table-cell>
          <table:table-cell table:formula="of:=ABS([.B287])" office:value-type="float" office:value="0.0146850863981447" calcext:value-type="float">
            <text:p>0,0146850864</text:p>
          </table:table-cell>
          <table:table-cell table:number-columns-repeated="4"/>
        </table:table-row>
        <table:table-row table:style-name="ro1">
          <table:table-cell office:value-type="float" office:value="-0.304929229735403" calcext:value-type="float">
            <text:p>-0,3049292297</text:p>
          </table:table-cell>
          <table:table-cell office:value-type="float" office:value="-0.0143857947011933" calcext:value-type="float">
            <text:p>-0,0143857947</text:p>
          </table:table-cell>
          <table:table-cell table:formula="of:=ABS([.B288])" office:value-type="float" office:value="0.0143857947011933" calcext:value-type="float">
            <text:p>0,0143857947</text:p>
          </table:table-cell>
          <table:table-cell table:number-columns-repeated="4"/>
        </table:table-row>
        <table:table-row table:style-name="ro1">
          <table:table-cell office:value-type="float" office:value="-0.290284677254462" calcext:value-type="float">
            <text:p>-0,2902846773</text:p>
          </table:table-cell>
          <table:table-cell office:value-type="float" office:value="-0.0140323581213032" calcext:value-type="float">
            <text:p>-0,0140323581</text:p>
          </table:table-cell>
          <table:table-cell table:formula="of:=ABS([.B289])" office:value-type="float" office:value="0.0140323581213032" calcext:value-type="float">
            <text:p>0,0140323581</text:p>
          </table:table-cell>
          <table:table-cell table:number-columns-repeated="4"/>
        </table:table-row>
        <table:table-row table:style-name="ro1">
          <table:table-cell office:value-type="float" office:value="-0.275571819310958" calcext:value-type="float">
            <text:p>-0,2755718193</text:p>
          </table:table-cell>
          <table:table-cell office:value-type="float" office:value="-0.0136261069139551" calcext:value-type="float">
            <text:p>-0,0136261069</text:p>
          </table:table-cell>
          <table:table-cell table:formula="of:=ABS([.B290])" office:value-type="float" office:value="0.0136261069139551" calcext:value-type="float">
            <text:p>0,0136261069</text:p>
          </table:table-cell>
          <table:table-cell table:number-columns-repeated="4"/>
        </table:table-row>
        <table:table-row table:style-name="ro1">
          <table:table-cell office:value-type="float" office:value="-0.260794117915276" calcext:value-type="float">
            <text:p>-0,2607941179</text:p>
          </table:table-cell>
          <table:table-cell office:value-type="float" office:value="-0.013168570116962" calcext:value-type="float">
            <text:p>-0,0131685701</text:p>
          </table:table-cell>
          <table:table-cell table:formula="of:=ABS([.B291])" office:value-type="float" office:value="0.013168570116962" calcext:value-type="float">
            <text:p>0,0131685701</text:p>
          </table:table-cell>
          <table:table-cell table:number-columns-repeated="4"/>
        </table:table-row>
        <table:table-row table:style-name="ro1">
          <table:table-cell office:value-type="float" office:value="-0.245955050335795" calcext:value-type="float">
            <text:p>-0,2459550503</text:p>
          </table:table-cell>
          <table:table-cell office:value-type="float" office:value="-0.0126614697955157" calcext:value-type="float">
            <text:p>-0,0126614698</text:p>
          </table:table-cell>
          <table:table-cell table:formula="of:=ABS([.B292])" office:value-type="float" office:value="0.0126614697955157" calcext:value-type="float">
            <text:p>0,0126614698</text:p>
          </table:table-cell>
          <table:table-cell table:number-columns-repeated="4"/>
        </table:table-row>
        <table:table-row table:style-name="ro1">
          <table:table-cell office:value-type="float" office:value="-0.231058108280672" calcext:value-type="float">
            <text:p>-0,2310581083</text:p>
          </table:table-cell>
          <table:table-cell office:value-type="float" office:value="-0.0121067145607228" calcext:value-type="float">
            <text:p>-0,0121067146</text:p>
          </table:table-cell>
          <table:table-cell table:formula="of:=ABS([.B293])" office:value-type="float" office:value="0.0121067145607228" calcext:value-type="float">
            <text:p>0,0121067146</text:p>
          </table:table-cell>
          <table:table-cell table:number-columns-repeated="4"/>
        </table:table-row>
        <table:table-row table:style-name="ro1">
          <table:table-cell office:value-type="float" office:value="-0.21610679707622" calcext:value-type="float">
            <text:p>-0,2161067971</text:p>
          </table:table-cell>
          <table:table-cell office:value-type="float" office:value="-0.011506392386023" calcext:value-type="float">
            <text:p>-0,0115063924</text:p>
          </table:table-cell>
          <table:table-cell table:formula="of:=ABS([.B294])" office:value-type="float" office:value="0.011506392386023" calcext:value-type="float">
            <text:p>0,0115063924</text:p>
          </table:table-cell>
          <table:table-cell table:number-columns-repeated="4"/>
        </table:table-row>
        <table:table-row table:style-name="ro1">
          <table:table-cell office:value-type="float" office:value="-0.201104634842092" calcext:value-type="float">
            <text:p>-0,2011046348</text:p>
          </table:table-cell>
          <table:table-cell office:value-type="float" office:value="-0.0108627627485292" calcext:value-type="float">
            <text:p>-0,0108627627</text:p>
          </table:table-cell>
          <table:table-cell table:formula="of:=ABS([.B295])" office:value-type="float" office:value="0.0108627627485292" calcext:value-type="float">
            <text:p>0,0108627627</text:p>
          </table:table-cell>
          <table:table-cell table:number-columns-repeated="4"/>
        </table:table-row>
        <table:table-row table:style-name="ro1">
          <table:table-cell office:value-type="float" office:value="-0.186055151663447" calcext:value-type="float">
            <text:p>-0,1860551517</text:p>
          </table:table-cell>
          <table:table-cell office:value-type="float" office:value="-0.0101782481248649" calcext:value-type="float">
            <text:p>-0,0101782481</text:p>
          </table:table-cell>
          <table:table-cell table:formula="of:=ABS([.B296])" office:value-type="float" office:value="0.0101782481248649" calcext:value-type="float">
            <text:p>0,0101782481</text:p>
          </table:table-cell>
          <table:table-cell table:number-columns-repeated="4"/>
        </table:table-row>
        <table:table-row table:style-name="ro1">
          <table:table-cell office:value-type="float" office:value="-0.170961888760302" calcext:value-type="float">
            <text:p>-0,1709618888</text:p>
          </table:table-cell>
          <table:table-cell office:value-type="float" office:value="-0.00945542487350992" calcext:value-type="float">
            <text:p>-0,0094554249</text:p>
          </table:table-cell>
          <table:table-cell table:formula="of:=ABS([.B297])" office:value-type="float" office:value="0.00945542487350992" calcext:value-type="float">
            <text:p>0,0094554249</text:p>
          </table:table-cell>
          <table:table-cell table:number-columns-repeated="4"/>
        </table:table-row>
        <table:table-row table:style-name="ro1">
          <table:table-cell office:value-type="float" office:value="-0.155828397654266" calcext:value-type="float">
            <text:p>-0,1558283977</text:p>
          </table:table-cell>
          <table:table-cell office:value-type="float" office:value="-0.00869701353796915" calcext:value-type="float">
            <text:p>-0,0086970135</text:p>
          </table:table-cell>
          <table:table-cell table:formula="of:=ABS([.B298])" office:value-type="float" office:value="0.00869701353796915" calcext:value-type="float">
            <text:p>0,0086970135</text:p>
          </table:table-cell>
          <table:table-cell table:number-columns-repeated="4"/>
        </table:table-row>
        <table:table-row table:style-name="ro1">
          <table:table-cell office:value-type="float" office:value="-0.14065823933285" calcext:value-type="float">
            <text:p>-0,1406582393</text:p>
          </table:table-cell>
          <table:table-cell office:value-type="float" office:value="-0.00790586860725928" calcext:value-type="float">
            <text:p>-0,0079058686</text:p>
          </table:table-cell>
          <table:table-cell table:formula="of:=ABS([.B299])" office:value-type="float" office:value="0.00790586860725928" calcext:value-type="float">
            <text:p>0,0079058686</text:p>
          </table:table-cell>
          <table:table-cell table:number-columns-repeated="4"/>
        </table:table-row>
        <table:table-row table:style-name="ro1">
          <table:table-cell office:value-type="float" office:value="-0.125454983411546" calcext:value-type="float">
            <text:p>-0,1254549834</text:p>
          </table:table-cell>
          <table:table-cell office:value-type="float" office:value="-0.00708496777225942" calcext:value-type="float">
            <text:p>-0,0070849678</text:p>
          </table:table-cell>
          <table:table-cell table:formula="of:=ABS([.B300])" office:value-type="float" office:value="0.00708496777225942" calcext:value-type="float">
            <text:p>0,0070849678</text:p>
          </table:table-cell>
          <table:table-cell table:number-columns-repeated="4"/>
        </table:table-row>
        <table:table-row table:style-name="ro1">
          <table:table-cell office:value-type="float" office:value="-0.110222207293883" calcext:value-type="float">
            <text:p>-0,1102222073</text:p>
          </table:table-cell>
          <table:table-cell office:value-type="float" office:value="-0.00623740071835277" calcext:value-type="float">
            <text:p>-0,0062374007</text:p>
          </table:table-cell>
          <table:table-cell table:formula="of:=ABS([.B301])" office:value-type="float" office:value="0.00623740071835277" calcext:value-type="float">
            <text:p>0,0062374007</text:p>
          </table:table-cell>
          <table:table-cell table:number-columns-repeated="4"/>
        </table:table-row>
        <table:table-row table:style-name="ro1">
          <table:table-cell office:value-type="float" office:value="-0.0949634953296394" calcext:value-type="float">
            <text:p>-0,0949634953</text:p>
          </table:table-cell>
          <table:table-cell office:value-type="float" office:value="-0.0053663574965489" calcext:value-type="float">
            <text:p>-0,0053663575</text:p>
          </table:table-cell>
          <table:table-cell table:formula="of:=ABS([.B302])" office:value-type="float" office:value="0.0053663574965489" calcext:value-type="float">
            <text:p>0,0053663575</text:p>
          </table:table-cell>
          <table:table-cell table:number-columns-repeated="4"/>
        </table:table-row>
        <table:table-row table:style-name="ro1">
          <table:table-cell office:value-type="float" office:value="-0.0796824379714307" calcext:value-type="float">
            <text:p>-0,079682438</text:p>
          </table:table-cell>
          <table:table-cell office:value-type="float" office:value="-0.00447511651685328" calcext:value-type="float">
            <text:p>-0,0044751165</text:p>
          </table:table-cell>
          <table:table-cell table:formula="of:=ABS([.B303])" office:value-type="float" office:value="0.00447511651685328" calcext:value-type="float">
            <text:p>0,0044751165</text:p>
          </table:table-cell>
          <table:table-cell table:number-columns-repeated="4"/>
        </table:table-row>
        <table:table-row table:style-name="ro1">
          <table:table-cell office:value-type="float" office:value="-0.0643826309298582" calcext:value-type="float">
            <text:p>-0,0643826309</text:p>
          </table:table-cell>
          <table:table-cell office:value-type="float" office:value="-0.00356703220907084" calcext:value-type="float">
            <text:p>-0,0035670322</text:p>
          </table:table-cell>
          <table:table-cell table:formula="of:=ABS([.B304])" office:value-type="float" office:value="0.00356703220907084" calcext:value-type="float">
            <text:p>0,0035670322</text:p>
          </table:table-cell>
          <table:table-cell table:number-columns-repeated="4"/>
        </table:table-row>
        <table:table-row table:style-name="ro1">
          <table:table-cell office:value-type="float" office:value="-0.0490676743274189" calcext:value-type="float">
            <text:p>-0,0490676743</text:p>
          </table:table-cell>
          <table:table-cell office:value-type="float" office:value="-0.00264552239749039" calcext:value-type="float">
            <text:p>-0,0026455224</text:p>
          </table:table-cell>
          <table:table-cell table:formula="of:=ABS([.B305])" office:value-type="float" office:value="0.00264552239749039" calcext:value-type="float">
            <text:p>0,0026455224</text:p>
          </table:table-cell>
          <table:table-cell table:number-columns-repeated="4"/>
        </table:table-row>
        <table:table-row table:style-name="ro1">
          <table:table-cell office:value-type="float" office:value="-0.0337411718513778" calcext:value-type="float">
            <text:p>-0,0337411719</text:p>
          </table:table-cell>
          <table:table-cell office:value-type="float" office:value="-0.00171405543696568" calcext:value-type="float">
            <text:p>-0,0017140554</text:p>
          </table:table-cell>
          <table:table-cell table:formula="of:=ABS([.B306])" office:value-type="float" office:value="0.00171405543696568" calcext:value-type="float">
            <text:p>0,0017140554</text:p>
          </table:table-cell>
          <table:table-cell table:number-columns-repeated="4"/>
        </table:table-row>
        <table:table-row table:style-name="ro1">
          <table:table-cell office:value-type="float" office:value="-0.0184067299058052" calcext:value-type="float">
            <text:p>-0,0184067299</text:p>
          </table:table-cell>
          <table:table-cell table:style-name="ce1" office:value-type="float" office:value="-0.000776137158810197" calcext:value-type="float">
            <text:p>-7,76E-04</text:p>
          </table:table-cell>
          <table:table-cell table:formula="of:=ABS([.B307])" office:value-type="float" office:value="0.000776137158810197" calcext:value-type="float">
            <text:p>0,0007761372</text:p>
          </table:table-cell>
          <table:table-cell table:number-columns-repeated="4"/>
        </table:table-row>
        <table:table-row table:style-name="ro1">
          <table:table-cell office:value-type="float" office:value="-0.00306795676296648" calcext:value-type="float">
            <text:p>-0,0030679568</text:p>
          </table:table-cell>
          <table:table-cell table:style-name="ce1" office:value-type="float" office:value="0.000164702324358834" calcext:value-type="float">
            <text:p>1,65E-04</text:p>
          </table:table-cell>
          <table:table-cell table:formula="of:=ABS([.B308])" office:value-type="float" office:value="0.000164702324358834" calcext:value-type="float">
            <text:p>0,0001647023</text:p>
          </table:table-cell>
          <table:table-cell table:number-columns-repeated="4"/>
        </table:table-row>
        <table:table-row table:style-name="ro1">
          <table:table-cell office:value-type="float" office:value="0.0122715382857193" calcext:value-type="float">
            <text:p>0,0122715383</text:p>
          </table:table-cell>
          <table:table-cell office:value-type="float" office:value="0.00110492190516898" calcext:value-type="float">
            <text:p>0,0011049219</text:p>
          </table:table-cell>
          <table:table-cell table:formula="of:=ABS([.B309])" office:value-type="float" office:value="0.00110492190516898" calcext:value-type="float">
            <text:p>0,0011049219</text:p>
          </table:table-cell>
          <table:table-cell table:number-columns-repeated="4"/>
        </table:table-row>
        <table:table-row table:style-name="ro1">
          <table:table-cell office:value-type="float" office:value="0.0276081457789649" calcext:value-type="float">
            <text:p>0,0276081458</text:p>
          </table:table-cell>
          <table:table-cell office:value-type="float" office:value="0.00204098280941967" calcext:value-type="float">
            <text:p>0,0020409828</text:p>
          </table:table-cell>
          <table:table-cell table:formula="of:=ABS([.B310])" office:value-type="float" office:value="0.00204098280941967" calcext:value-type="float">
            <text:p>0,0020409828</text:p>
          </table:table-cell>
          <table:table-cell table:number-columns-repeated="4"/>
        </table:table-row>
        <table:table-row table:style-name="ro1">
          <table:table-cell office:value-type="float" office:value="0.0429382569349407" calcext:value-type="float">
            <text:p>0,0429382569</text:p>
          </table:table-cell>
          <table:table-cell office:value-type="float" office:value="0.00296936191523023" calcext:value-type="float">
            <text:p>0,0029693619</text:p>
          </table:table-cell>
          <table:table-cell table:formula="of:=ABS([.B311])" office:value-type="float" office:value="0.00296936191523023" calcext:value-type="float">
            <text:p>0,0029693619</text:p>
          </table:table-cell>
          <table:table-cell table:number-columns-repeated="4"/>
        </table:table-row>
        <table:table-row table:style-name="ro1">
          <table:table-cell office:value-type="float" office:value="0.0582582645004355" calcext:value-type="float">
            <text:p>0,0582582645</text:p>
          </table:table-cell>
          <table:table-cell office:value-type="float" office:value="0.00388656501327456" calcext:value-type="float">
            <text:p>0,003886565</text:p>
          </table:table-cell>
          <table:table-cell table:formula="of:=ABS([.B312])" office:value-type="float" office:value="0.00388656501327456" calcext:value-type="float">
            <text:p>0,003886565</text:p>
          </table:table-cell>
          <table:table-cell table:number-columns-repeated="4"/>
        </table:table-row>
        <table:table-row table:style-name="ro1">
          <table:table-cell office:value-type="float" office:value="0.073564563599667" calcext:value-type="float">
            <text:p>0,0735645636</text:p>
          </table:table-cell>
          <table:table-cell office:value-type="float" office:value="0.00478913995819663" calcext:value-type="float">
            <text:p>0,00478914</text:p>
          </table:table-cell>
          <table:table-cell table:formula="of:=ABS([.B313])" office:value-type="float" office:value="0.00478913995819663" calcext:value-type="float">
            <text:p>0,00478914</text:p>
          </table:table-cell>
          <table:table-cell table:number-columns-repeated="4"/>
        </table:table-row>
        <table:table-row table:style-name="ro1">
          <table:table-cell office:value-type="float" office:value="0.088853552582524" calcext:value-type="float">
            <text:p>0,0888535526</text:p>
          </table:table-cell>
          <table:table-cell office:value-type="float" office:value="0.00567368966170534" calcext:value-type="float">
            <text:p>0,0056736897</text:p>
          </table:table-cell>
          <table:table-cell table:formula="of:=ABS([.B314])" office:value-type="float" office:value="0.00567368966170534" calcext:value-type="float">
            <text:p>0,0056736897</text:p>
          </table:table-cell>
          <table:table-cell table:number-columns-repeated="4"/>
        </table:table-row>
        <table:table-row table:style-name="ro1">
          <table:table-cell office:value-type="float" office:value="0.104121633872054" calcext:value-type="float">
            <text:p>0,1041216339</text:p>
          </table:table-cell>
          <table:table-cell office:value-type="float" office:value="0.00653688487844806" calcext:value-type="float">
            <text:p>0,0065368849</text:p>
          </table:table-cell>
          <table:table-cell table:formula="of:=ABS([.B315])" office:value-type="float" office:value="0.00653688487844806" calcext:value-type="float">
            <text:p>0,0065368849</text:p>
          </table:table-cell>
          <table:table-cell table:number-columns-repeated="4"/>
        </table:table-row>
        <table:table-row table:style-name="ro1">
          <table:table-cell office:value-type="float" office:value="0.119365214810991" calcext:value-type="float">
            <text:p>0,1193652148</text:p>
          </table:table-cell>
          <table:table-cell office:value-type="float" office:value="0.00737547673653893" calcext:value-type="float">
            <text:p>0,0073754767</text:p>
          </table:table-cell>
          <table:table-cell table:formula="of:=ABS([.B316])" office:value-type="float" office:value="0.00737547673653893" calcext:value-type="float">
            <text:p>0,0073754767</text:p>
          </table:table-cell>
          <table:table-cell table:number-columns-repeated="4"/>
        </table:table-row>
        <table:table-row table:style-name="ro1">
          <table:table-cell office:value-type="float" office:value="0.134580708507126" calcext:value-type="float">
            <text:p>0,1345807085</text:p>
          </table:table-cell>
          <table:table-cell office:value-type="float" office:value="0.00818630896557826" calcext:value-type="float">
            <text:p>0,008186309</text:p>
          </table:table-cell>
          <table:table-cell table:formula="of:=ABS([.B317])" office:value-type="float" office:value="0.00818630896557826" calcext:value-type="float">
            <text:p>0,008186309</text:p>
          </table:table-cell>
          <table:table-cell table:number-columns-repeated="4"/>
        </table:table-row>
        <table:table-row table:style-name="ro1">
          <table:table-cell office:value-type="float" office:value="0.149764534677321" calcext:value-type="float">
            <text:p>0,1497645347</text:p>
          </table:table-cell>
          <table:table-cell office:value-type="float" office:value="0.0089663297761422" calcext:value-type="float">
            <text:p>0,0089663298</text:p>
          </table:table-cell>
          <table:table-cell table:formula="of:=ABS([.B318])" office:value-type="float" office:value="0.0089663297761422" calcext:value-type="float">
            <text:p>0,0089663298</text:p>
          </table:table-cell>
          <table:table-cell table:number-columns-repeated="4"/>
        </table:table-row>
        <table:table-row table:style-name="ro1">
          <table:table-cell office:value-type="float" office:value="0.164913120489969" calcext:value-type="float">
            <text:p>0,1649131205</text:p>
          </table:table-cell>
          <table:table-cell office:value-type="float" office:value="0.00971260334602875" calcext:value-type="float">
            <text:p>0,0097126033</text:p>
          </table:table-cell>
          <table:table-cell table:formula="of:=ABS([.B319])" office:value-type="float" office:value="0.00971260334602875" calcext:value-type="float">
            <text:p>0,0097126033</text:p>
          </table:table-cell>
          <table:table-cell table:number-columns-repeated="4"/>
        </table:table-row>
        <table:table-row table:style-name="ro1">
          <table:table-cell office:value-type="float" office:value="0.180022901405699" calcext:value-type="float">
            <text:p>0,1800229014</text:p>
          </table:table-cell>
          <table:table-cell office:value-type="float" office:value="0.0104223208700293" calcext:value-type="float">
            <text:p>0,0104223209</text:p>
          </table:table-cell>
          <table:table-cell table:formula="of:=ABS([.B320])" office:value-type="float" office:value="0.0104223208700293" calcext:value-type="float">
            <text:p>0,0104223209</text:p>
          </table:table-cell>
          <table:table-cell table:number-columns-repeated="4"/>
        </table:table-row>
        <table:table-row table:style-name="ro1">
          <table:table-cell office:value-type="float" office:value="0.195090322016127" calcext:value-type="float">
            <text:p>0,195090322</text:p>
          </table:table-cell>
          <table:table-cell office:value-type="float" office:value="0.0110928111316384" calcext:value-type="float">
            <text:p>0,0110928111</text:p>
          </table:table-cell>
          <table:table-cell table:formula="of:=ABS([.B321])" office:value-type="float" office:value="0.0110928111316384" calcext:value-type="float">
            <text:p>0,0110928111</text:p>
          </table:table-cell>
          <table:table-cell table:number-columns-repeated="4"/>
        </table:table-row>
        <table:table-row table:style-name="ro1">
          <table:table-cell office:value-type="float" office:value="0.210111836880469" calcext:value-type="float">
            <text:p>0,2101118369</text:p>
          </table:table-cell>
          <table:table-cell office:value-type="float" office:value="0.0117215505569083" calcext:value-type="float">
            <text:p>0,0117215506</text:p>
          </table:table-cell>
          <table:table-cell table:formula="of:=ABS([.B322])" office:value-type="float" office:value="0.0117215505569083" calcext:value-type="float">
            <text:p>0,0117215506</text:p>
          </table:table-cell>
          <table:table-cell table:number-columns-repeated="4"/>
        </table:table-row>
        <table:table-row table:style-name="ro1">
          <table:table-cell office:value-type="float" office:value="0.225083911359793" calcext:value-type="float">
            <text:p>0,2250839114</text:p>
          </table:table-cell>
          <table:table-cell office:value-type="float" office:value="0.0123061727126115" calcext:value-type="float">
            <text:p>0,0123061727</text:p>
          </table:table-cell>
          <table:table-cell table:formula="of:=ABS([.B323])" office:value-type="float" office:value="0.0123061727126115" calcext:value-type="float">
            <text:p>0,0123061727</text:p>
          </table:table-cell>
          <table:table-cell table:number-columns-repeated="4"/>
        </table:table-row>
        <table:table-row table:style-name="ro1">
          <table:table-cell office:value-type="float" office:value="0.240003022448741" calcext:value-type="float">
            <text:p>0,2400030224</text:p>
          </table:table-cell>
          <table:table-cell office:value-type="float" office:value="0.0128444772129615" calcext:value-type="float">
            <text:p>0,0128444772</text:p>
          </table:table-cell>
          <table:table-cell table:formula="of:=ABS([.B324])" office:value-type="float" office:value="0.0128444772129615" calcext:value-type="float">
            <text:p>0,0128444772</text:p>
          </table:table-cell>
          <table:table-cell table:number-columns-repeated="4"/>
        </table:table-row>
        <table:table-row table:style-name="ro1">
          <table:table-cell office:value-type="float" office:value="0.254865659604514" calcext:value-type="float">
            <text:p>0,2548656596</text:p>
          </table:table-cell>
          <table:table-cell office:value-type="float" office:value="0.013334438001369" calcext:value-type="float">
            <text:p>0,013334438</text:p>
          </table:table-cell>
          <table:table-cell table:formula="of:=ABS([.B325])" office:value-type="float" office:value="0.013334438001369" calcext:value-type="float">
            <text:p>0,013334438</text:p>
          </table:table-cell>
          <table:table-cell table:number-columns-repeated="4"/>
        </table:table-row>
        <table:table-row table:style-name="ro1">
          <table:table-cell office:value-type="float" office:value="0.269668325572914" calcext:value-type="float">
            <text:p>0,2696683256</text:p>
          </table:table-cell>
          <table:table-cell office:value-type="float" office:value="0.0137742109760596" calcext:value-type="float">
            <text:p>0,013774211</text:p>
          </table:table-cell>
          <table:table-cell table:formula="of:=ABS([.B326])" office:value-type="float" office:value="0.0137742109760596" calcext:value-type="float">
            <text:p>0,013774211</text:p>
          </table:table-cell>
          <table:table-cell table:number-columns-repeated="4"/>
        </table:table-row>
        <table:table-row table:style-name="ro1">
          <table:table-cell office:value-type="float" office:value="0.284407537211271" calcext:value-type="float">
            <text:p>0,2844075372</text:p>
          </table:table-cell>
          <table:table-cell office:value-type="float" office:value="0.0141621409308571" calcext:value-type="float">
            <text:p>0,0141621409</text:p>
          </table:table-cell>
          <table:table-cell table:formula="of:=ABS([.B327])" office:value-type="float" office:value="0.0141621409308571" calcext:value-type="float">
            <text:p>0,0141621409</text:p>
          </table:table-cell>
          <table:table-cell table:number-columns-repeated="4"/>
        </table:table-row>
        <table:table-row table:style-name="ro1">
          <table:table-cell office:value-type="float" office:value="0.29907982630804" calcext:value-type="float">
            <text:p>0,2990798263</text:p>
          </table:table-cell>
          <table:table-cell office:value-type="float" office:value="0.0144967677850063" calcext:value-type="float">
            <text:p>0,0144967678</text:p>
          </table:table-cell>
          <table:table-cell table:formula="of:=ABS([.B328])" office:value-type="float" office:value="0.0144967677850063" calcext:value-type="float">
            <text:p>0,0144967678</text:p>
          </table:table-cell>
          <table:table-cell table:number-columns-repeated="4"/>
        </table:table-row>
        <table:table-row table:style-name="ro1">
          <table:table-cell office:value-type="float" office:value="0.31368174039889" calcext:value-type="float">
            <text:p>0,3136817404</text:p>
          </table:table-cell>
          <table:table-cell office:value-type="float" office:value="0.0147768320785874" calcext:value-type="float">
            <text:p>0,0147768321</text:p>
          </table:table-cell>
          <table:table-cell table:formula="of:=ABS([.B329])" office:value-type="float" office:value="0.0147768320785874" calcext:value-type="float">
            <text:p>0,0147768321</text:p>
          </table:table-cell>
          <table:table-cell table:number-columns-repeated="4"/>
        </table:table-row>
        <table:table-row table:style-name="ro1">
          <table:table-cell office:value-type="float" office:value="0.328209843579092" calcext:value-type="float">
            <text:p>0,3282098436</text:p>
          </table:table-cell>
          <table:table-cell office:value-type="float" office:value="0.0150012797128383" calcext:value-type="float">
            <text:p>0,0150012797</text:p>
          </table:table-cell>
          <table:table-cell table:formula="of:=ABS([.B330])" office:value-type="float" office:value="0.0150012797128383" calcext:value-type="float">
            <text:p>0,0150012797</text:p>
          </table:table-cell>
          <table:table-cell table:number-columns-repeated="4"/>
        </table:table-row>
        <table:table-row table:style-name="ro1">
          <table:table-cell office:value-type="float" office:value="0.342660717311994" calcext:value-type="float">
            <text:p>0,3426607173</text:p>
          </table:table-cell>
          <table:table-cell office:value-type="float" office:value="0.0151692659175428" calcext:value-type="float">
            <text:p>0,0151692659</text:p>
          </table:table-cell>
          <table:table-cell table:formula="of:=ABS([.B331])" office:value-type="float" office:value="0.0151692659175428" calcext:value-type="float">
            <text:p>0,0151692659</text:p>
          </table:table-cell>
          <table:table-cell table:number-columns-repeated="4"/>
        </table:table-row>
        <table:table-row table:style-name="ro1">
          <table:table-cell office:value-type="float" office:value="0.357030961233429" calcext:value-type="float">
            <text:p>0,3570309612</text:p>
          </table:table-cell>
          <table:table-cell office:value-type="float" office:value="0.0152801584305585" calcext:value-type="float">
            <text:p>0,0152801584</text:p>
          </table:table-cell>
          <table:table-cell table:formula="of:=ABS([.B332])" office:value-type="float" office:value="0.0152801584305585" calcext:value-type="float">
            <text:p>0,0152801584</text:p>
          </table:table-cell>
          <table:table-cell table:number-columns-repeated="4"/>
        </table:table-row>
        <table:table-row table:style-name="ro1">
          <table:table-cell office:value-type="float" office:value="0.371317193951837" calcext:value-type="float">
            <text:p>0,371317194</text:p>
          </table:table-cell>
          <table:table-cell office:value-type="float" office:value="0.0153335398775063" calcext:value-type="float">
            <text:p>0,0153335399</text:p>
          </table:table-cell>
          <table:table-cell table:formula="of:=ABS([.B333])" office:value-type="float" office:value="0.0153335398775063" calcext:value-type="float">
            <text:p>0,0153335399</text:p>
          </table:table-cell>
          <table:table-cell table:number-columns-repeated="4"/>
        </table:table-row>
        <table:table-row table:style-name="ro1">
          <table:table-cell office:value-type="float" office:value="0.385516053843919" calcext:value-type="float">
            <text:p>0,3855160538</text:p>
          </table:table-cell>
          <table:table-cell office:value-type="float" office:value="0.015329209342673" calcext:value-type="float">
            <text:p>0,0153292093</text:p>
          </table:table-cell>
          <table:table-cell table:formula="of:=ABS([.B334])" office:value-type="float" office:value="0.015329209342673" calcext:value-type="float">
            <text:p>0,0153292093</text:p>
          </table:table-cell>
          <table:table-cell table:number-columns-repeated="4"/>
        </table:table-row>
        <table:table-row table:style-name="ro1">
          <table:table-cell office:value-type="float" office:value="0.399624199845646" calcext:value-type="float">
            <text:p>0,3996241998</text:p>
          </table:table-cell>
          <table:table-cell office:value-type="float" office:value="0.0152671831252135" calcext:value-type="float">
            <text:p>0,0152671831</text:p>
          </table:table-cell>
          <table:table-cell table:formula="of:=ABS([.B335])" office:value-type="float" office:value="0.0152671831252135" calcext:value-type="float">
            <text:p>0,0152671831</text:p>
          </table:table-cell>
          <table:table-cell table:number-columns-repeated="4"/>
        </table:table-row>
        <table:table-row table:style-name="ro1">
          <table:table-cell office:value-type="float" office:value="0.413638312238434" calcext:value-type="float">
            <text:p>0,4136383122</text:p>
          </table:table-cell>
          <table:table-cell office:value-type="float" office:value="0.0151476946778053" calcext:value-type="float">
            <text:p>0,0151476947</text:p>
          </table:table-cell>
          <table:table-cell table:formula="of:=ABS([.B336])" office:value-type="float" office:value="0.0151476946778053" calcext:value-type="float">
            <text:p>0,0151476947</text:p>
          </table:table-cell>
          <table:table-cell table:number-columns-repeated="4"/>
        </table:table-row>
        <table:table-row table:style-name="ro1">
          <table:table-cell office:value-type="float" office:value="0.427555093430282" calcext:value-type="float">
            <text:p>0,4275550934</text:p>
          </table:table-cell>
          <table:table-cell office:value-type="float" office:value="0.0149711937279842" calcext:value-type="float">
            <text:p>0,0149711937</text:p>
          </table:table-cell>
          <table:table-cell table:formula="of:=ABS([.B337])" office:value-type="float" office:value="0.0149711937279842" calcext:value-type="float">
            <text:p>0,0149711937</text:p>
          </table:table-cell>
          <table:table-cell table:number-columns-repeated="4"/>
        </table:table-row>
        <table:table-row table:style-name="ro1">
          <table:table-cell office:value-type="float" office:value="0.441371268731716" calcext:value-type="float">
            <text:p>0,4413712687</text:p>
          </table:table-cell>
          <table:table-cell office:value-type="float" office:value="0.0147383445854707" calcext:value-type="float">
            <text:p>0,0147383446</text:p>
          </table:table-cell>
          <table:table-cell table:formula="of:=ABS([.B338])" office:value-type="float" office:value="0.0147383445854707" calcext:value-type="float">
            <text:p>0,0147383446</text:p>
          </table:table-cell>
          <table:table-cell table:number-columns-repeated="4"/>
        </table:table-row>
        <table:table-row table:style-name="ro1">
          <table:table-cell office:value-type="float" office:value="0.455083587126344" calcext:value-type="float">
            <text:p>0,4550835871</text:p>
          </table:table-cell>
          <table:table-cell office:value-type="float" office:value="0.0144500236418602" calcext:value-type="float">
            <text:p>0,0144500236</text:p>
          </table:table-cell>
          <table:table-cell table:formula="of:=ABS([.B339])" office:value-type="float" office:value="0.0144500236418602" calcext:value-type="float">
            <text:p>0,0144500236</text:p>
          </table:table-cell>
          <table:table-cell table:number-columns-repeated="4"/>
        </table:table-row>
        <table:table-row table:style-name="ro1">
          <table:table-cell office:value-type="float" office:value="0.468688822035827" calcext:value-type="float">
            <text:p>0,468688822</text:p>
          </table:table-cell>
          <table:table-cell office:value-type="float" office:value="0.0141073160720811" calcext:value-type="float">
            <text:p>0,0141073161</text:p>
          </table:table-cell>
          <table:table-cell table:formula="of:=ABS([.B340])" office:value-type="float" office:value="0.0141073160720811" calcext:value-type="float">
            <text:p>0,0141073161</text:p>
          </table:table-cell>
          <table:table-cell table:number-columns-repeated="4"/>
        </table:table-row>
        <table:table-row table:style-name="ro1">
          <table:table-cell office:value-type="float" office:value="0.482183772079122" calcext:value-type="float">
            <text:p>0,4821837721</text:p>
          </table:table-cell>
          <table:table-cell office:value-type="float" office:value="0.0137115117500431" calcext:value-type="float">
            <text:p>0,0137115118</text:p>
          </table:table-cell>
          <table:table-cell table:formula="of:=ABS([.B341])" office:value-type="float" office:value="0.0137115117500431" calcext:value-type="float">
            <text:p>0,0137115118</text:p>
          </table:table-cell>
          <table:table-cell table:number-columns-repeated="4"/>
        </table:table-row>
        <table:table-row table:style-name="ro1">
          <table:table-cell office:value-type="float" office:value="0.495565261825772" calcext:value-type="float">
            <text:p>0,4955652618</text:p>
          </table:table-cell>
          <table:table-cell office:value-type="float" office:value="0.0132641003938416" calcext:value-type="float">
            <text:p>0,0132641004</text:p>
          </table:table-cell>
          <table:table-cell table:formula="of:=ABS([.B342])" office:value-type="float" office:value="0.0132641003938416" calcext:value-type="float">
            <text:p>0,0132641004</text:p>
          </table:table-cell>
          <table:table-cell table:number-columns-repeated="4"/>
        </table:table-row>
        <table:table-row table:style-name="ro1">
          <table:table-cell office:value-type="float" office:value="0.508830142543106" calcext:value-type="float">
            <text:p>0,5088301425</text:p>
          </table:table-cell>
          <table:table-cell office:value-type="float" office:value="0.0127667659587953" calcext:value-type="float">
            <text:p>0,012766766</text:p>
          </table:table-cell>
          <table:table-cell table:formula="of:=ABS([.B343])" office:value-type="float" office:value="0.0127667659587953" calcext:value-type="float">
            <text:p>0,012766766</text:p>
          </table:table-cell>
          <table:table-cell table:number-columns-repeated="4"/>
        </table:table-row>
        <table:table-row table:style-name="ro1">
          <table:table-cell office:value-type="float" office:value="0.521975292937154" calcext:value-type="float">
            <text:p>0,5219752929</text:p>
          </table:table-cell>
          <table:table-cell office:value-type="float" office:value="0.0122213802994194" calcext:value-type="float">
            <text:p>0,0122213803</text:p>
          </table:table-cell>
          <table:table-cell table:formula="of:=ABS([.B344])" office:value-type="float" office:value="0.0122213802994194" calcext:value-type="float">
            <text:p>0,0122213803</text:p>
          </table:table-cell>
          <table:table-cell table:number-columns-repeated="4"/>
        </table:table-row>
        <table:table-row table:style-name="ro1">
          <table:table-cell office:value-type="float" office:value="0.534997619887097" calcext:value-type="float">
            <text:p>0,5349976199</text:p>
          </table:table-cell>
          <table:table-cell office:value-type="float" office:value="0.0116299961241884" calcext:value-type="float">
            <text:p>0,0116299961</text:p>
          </table:table-cell>
          <table:table-cell table:formula="of:=ABS([.B345])" office:value-type="float" office:value="0.0116299961241884" calcext:value-type="float">
            <text:p>0,0116299961</text:p>
          </table:table-cell>
          <table:table-cell table:number-columns-repeated="4"/>
        </table:table-row>
        <table:table-row table:style-name="ro1">
          <table:table-cell office:value-type="float" office:value="0.5478940591731" calcext:value-type="float">
            <text:p>0,5478940592</text:p>
          </table:table-cell>
          <table:table-cell office:value-type="float" office:value="0.010994839269602" calcext:value-type="float">
            <text:p>0,0109948393</text:p>
          </table:table-cell>
          <table:table-cell table:formula="of:=ABS([.B346])" office:value-type="float" office:value="0.010994839269602" calcext:value-type="float">
            <text:p>0,0109948393</text:p>
          </table:table-cell>
          <table:table-cell table:number-columns-repeated="4"/>
        </table:table-row>
        <table:table-row table:style-name="ro1">
          <table:table-cell office:value-type="float" office:value="0.560661576197335" calcext:value-type="float">
            <text:p>0,5606615762</text:p>
          </table:table-cell>
          <table:table-cell office:value-type="float" office:value="0.0103183003226431" calcext:value-type="float">
            <text:p>0,0103183003</text:p>
          </table:table-cell>
          <table:table-cell table:formula="of:=ABS([.B347])" office:value-type="float" office:value="0.0103183003226431" calcext:value-type="float">
            <text:p>0,0103183003</text:p>
          </table:table-cell>
          <table:table-cell table:number-columns-repeated="4"/>
        </table:table-row>
        <table:table-row table:style-name="ro1">
          <table:table-cell office:value-type="float" office:value="0.573297166698042" calcext:value-type="float">
            <text:p>0,5732971667</text:p>
          </table:table-cell>
          <table:table-cell office:value-type="float" office:value="0.00960292562314491" calcext:value-type="float">
            <text:p>0,0096029256</text:p>
          </table:table-cell>
          <table:table-cell table:formula="of:=ABS([.B348])" office:value-type="float" office:value="0.00960292562314491" calcext:value-type="float">
            <text:p>0,0096029256</text:p>
          </table:table-cell>
          <table:table-cell table:number-columns-repeated="4"/>
        </table:table-row>
        <table:table-row table:style-name="ro1">
          <table:table-cell office:value-type="float" office:value="0.585797857456438" calcext:value-type="float">
            <text:p>0,5857978575</text:p>
          </table:table-cell>
          <table:table-cell office:value-type="float" office:value="0.00885140767994463" calcext:value-type="float">
            <text:p>0,0088514077</text:p>
          </table:table-cell>
          <table:table-cell table:formula="of:=ABS([.B349])" office:value-type="float" office:value="0.00885140767994463" calcext:value-type="float">
            <text:p>0,0088514077</text:p>
          </table:table-cell>
          <table:table-cell table:number-columns-repeated="4"/>
        </table:table-row>
        <table:table-row table:style-name="ro1">
          <table:table-cell office:value-type="float" office:value="0.598160706996342" calcext:value-type="float">
            <text:p>0,598160707</text:p>
          </table:table-cell>
          <table:table-cell office:value-type="float" office:value="0.0080665750368879" calcext:value-type="float">
            <text:p>0,008066575</text:p>
          </table:table-cell>
          <table:table-cell table:formula="of:=ABS([.B350])" office:value-type="float" office:value="0.0080665750368879" calcext:value-type="float">
            <text:p>0,008066575</text:p>
          </table:table-cell>
          <table:table-cell table:number-columns-repeated="4"/>
        </table:table-row>
        <table:table-row table:style-name="ro1">
          <table:table-cell office:value-type="float" office:value="0.610382806276308" calcext:value-type="float">
            <text:p>0,6103828063</text:p>
          </table:table-cell>
          <table:table-cell office:value-type="float" office:value="0.00725138162682682" calcext:value-type="float">
            <text:p>0,0072513816</text:p>
          </table:table-cell>
          <table:table-cell table:formula="of:=ABS([.B351])" office:value-type="float" office:value="0.00725138162682682" calcext:value-type="float">
            <text:p>0,0072513816</text:p>
          </table:table-cell>
          <table:table-cell table:number-columns-repeated="4"/>
        </table:table-row>
        <table:table-row table:style-name="ro1">
          <table:table-cell office:value-type="float" office:value="0.62246127937415" calcext:value-type="float">
            <text:p>0,6224612794</text:p>
          </table:table-cell>
          <table:table-cell office:value-type="float" office:value="0.00640889565368685" calcext:value-type="float">
            <text:p>0,0064088957</text:p>
          </table:table-cell>
          <table:table-cell table:formula="of:=ABS([.B352])" office:value-type="float" office:value="0.00640889565368685" calcext:value-type="float">
            <text:p>0,0064088957</text:p>
          </table:table-cell>
          <table:table-cell table:number-columns-repeated="4"/>
        </table:table-row>
        <table:table-row table:style-name="ro1">
          <table:table-cell office:value-type="float" office:value="0.634393284163645" calcext:value-type="float">
            <text:p>0,6343932842</text:p>
          </table:table-cell>
          <table:table-cell office:value-type="float" office:value="0.00554228804443691" calcext:value-type="float">
            <text:p>0,005542288</text:p>
          </table:table-cell>
          <table:table-cell table:formula="of:=ABS([.B353])" office:value-type="float" office:value="0.00554228804443691" calcext:value-type="float">
            <text:p>0,005542288</text:p>
          </table:table-cell>
          <table:table-cell table:number-columns-repeated="4"/>
        </table:table-row>
        <table:table-row table:style-name="ro1">
          <table:table-cell office:value-type="float" office:value="0.646176012983316" calcext:value-type="float">
            <text:p>0,646176013</text:p>
          </table:table-cell>
          <table:table-cell office:value-type="float" office:value="0.004654820514438" calcext:value-type="float">
            <text:p>0,0046548205</text:p>
          </table:table-cell>
          <table:table-cell table:formula="of:=ABS([.B354])" office:value-type="float" office:value="0.004654820514438" calcext:value-type="float">
            <text:p>0,0046548205</text:p>
          </table:table-cell>
          <table:table-cell table:number-columns-repeated="4"/>
        </table:table-row>
        <table:table-row table:style-name="ro1">
          <table:table-cell office:value-type="float" office:value="0.657806693297079" calcext:value-type="float">
            <text:p>0,6578066933</text:p>
          </table:table-cell>
          <table:table-cell office:value-type="float" office:value="0.00374983329108258" calcext:value-type="float">
            <text:p>0,0037498333</text:p>
          </table:table-cell>
          <table:table-cell table:formula="of:=ABS([.B355])" office:value-type="float" office:value="0.00374983329108258" calcext:value-type="float">
            <text:p>0,0037498333</text:p>
          </table:table-cell>
          <table:table-cell table:number-columns-repeated="4"/>
        </table:table-row>
        <table:table-row table:style-name="ro1">
          <table:table-cell office:value-type="float" office:value="0.669282588346636" calcext:value-type="float">
            <text:p>0,6692825883</text:p>
          </table:table-cell>
          <table:table-cell office:value-type="float" office:value="0.00283073254193311" calcext:value-type="float">
            <text:p>0,0028307325</text:p>
          </table:table-cell>
          <table:table-cell table:formula="of:=ABS([.B356])" office:value-type="float" office:value="0.00283073254193311" calcext:value-type="float">
            <text:p>0,0028307325</text:p>
          </table:table-cell>
          <table:table-cell table:number-columns-repeated="4"/>
        </table:table-row>
        <table:table-row table:style-name="ro1">
          <table:table-cell office:value-type="float" office:value="0.680600997795453" calcext:value-type="float">
            <text:p>0,6806009978</text:p>
          </table:table-cell>
          <table:table-cell office:value-type="float" office:value="0.00190097755467589" calcext:value-type="float">
            <text:p>0,0019009776</text:p>
          </table:table-cell>
          <table:table-cell table:formula="of:=ABS([.B357])" office:value-type="float" office:value="0.00190097755467589" calcext:value-type="float">
            <text:p>0,0019009776</text:p>
          </table:table-cell>
          <table:table-cell table:number-columns-repeated="4"/>
        </table:table-row>
        <table:table-row table:style-name="ro1">
          <table:table-cell office:value-type="float" office:value="0.691759258364157" calcext:value-type="float">
            <text:p>0,6917592584</text:p>
          </table:table-cell>
          <table:table-cell table:style-name="ce1" office:value-type="float" office:value="0.000964067717144301" calcext:value-type="float">
            <text:p>9,64E-04</text:p>
          </table:table-cell>
          <table:table-cell table:formula="of:=ABS([.B358])" office:value-type="float" office:value="0.000964067717144301" calcext:value-type="float">
            <text:p>0,0009640677</text:p>
          </table:table-cell>
          <table:table-cell table:number-columns-repeated="4"/>
        </table:table-row>
        <table:table-row table:style-name="ro1">
          <table:table-cell office:value-type="float" office:value="0.702754744457225" calcext:value-type="float">
            <text:p>0,7027547445</text:p>
          </table:table-cell>
          <table:table-cell table:style-name="ce1" office:value-type="float" office:value="0.0000235293464121433" calcext:value-type="float">
            <text:p>2,35E-05</text:p>
          </table:table-cell>
          <table:table-cell table:formula="of:=ABS([.B359])" office:value-type="float" office:value="0.0000235293464121433" calcext:value-type="float">
            <text:p>2,35293464121433E-05</text:p>
          </table:table-cell>
          <table:table-cell table:number-columns-repeated="4"/>
        </table:table-row>
        <table:table-row table:style-name="ro1">
          <table:table-cell office:value-type="float" office:value="0.713584868780793" calcext:value-type="float">
            <text:p>0,7135848688</text:p>
          </table:table-cell>
          <table:table-cell table:style-name="ce1" office:value-type="float" office:value="-0.000917097583467141" calcext:value-type="float">
            <text:p>-9,17E-04</text:p>
          </table:table-cell>
          <table:table-cell table:formula="of:=ABS([.B360])" office:value-type="float" office:value="0.000917097583467141" calcext:value-type="float">
            <text:p>0,0009170976</text:p>
          </table:table-cell>
          <table:table-cell table:number-columns-repeated="4"/>
        </table:table-row>
        <table:table-row table:style-name="ro1">
          <table:table-cell office:value-type="float" office:value="0.724247082951467" calcext:value-type="float">
            <text:p>0,724247083</text:p>
          </table:table-cell>
          <table:table-cell office:value-type="float" office:value="-0.00185427276512284" calcext:value-type="float">
            <text:p>-0,0018542728</text:p>
          </table:table-cell>
          <table:table-cell table:formula="of:=ABS([.B361])" office:value-type="float" office:value="0.00185427276512284" calcext:value-type="float">
            <text:p>0,0018542728</text:p>
          </table:table-cell>
          <table:table-cell table:number-columns-repeated="4"/>
        </table:table-row>
        <table:table-row table:style-name="ro1">
          <table:table-cell office:value-type="float" office:value="0.734738878095962" calcext:value-type="float">
            <text:p>0,7347388781</text:p>
          </table:table-cell>
          <table:table-cell office:value-type="float" office:value="-0.00278446888278627" calcext:value-type="float">
            <text:p>-0,0027844689</text:p>
          </table:table-cell>
          <table:table-cell table:formula="of:=ABS([.B362])" office:value-type="float" office:value="0.00278446888278627" calcext:value-type="float">
            <text:p>0,0027844689</text:p>
          </table:table-cell>
          <table:table-cell table:number-columns-repeated="4"/>
        </table:table-row>
        <table:table-row table:style-name="ro1">
          <table:table-cell office:value-type="float" office:value="0.745057785441465" calcext:value-type="float">
            <text:p>0,7450577854</text:p>
          </table:table-cell>
          <table:table-cell office:value-type="float" office:value="-0.00370418488830881" calcext:value-type="float">
            <text:p>-0,0037041849</text:p>
          </table:table-cell>
          <table:table-cell table:formula="of:=ABS([.B363])" office:value-type="float" office:value="0.00370418488830881" calcext:value-type="float">
            <text:p>0,0037041849</text:p>
          </table:table-cell>
          <table:table-cell table:number-columns-repeated="4"/>
        </table:table-row>
        <table:table-row table:style-name="ro1">
          <table:table-cell office:value-type="float" office:value="0.755201376896536" calcext:value-type="float">
            <text:p>0,7552013769</text:p>
          </table:table-cell>
          <table:table-cell office:value-type="float" office:value="-0.00460995917831752" calcext:value-type="float">
            <text:p>-0,0046099592</text:p>
          </table:table-cell>
          <table:table-cell table:formula="of:=ABS([.B364])" office:value-type="float" office:value="0.00460995917831752" calcext:value-type="float">
            <text:p>0,0046099592</text:p>
          </table:table-cell>
          <table:table-cell table:number-columns-repeated="4"/>
        </table:table-row>
        <table:table-row table:style-name="ro1">
          <table:table-cell office:value-type="float" office:value="0.765167265622458" calcext:value-type="float">
            <text:p>0,7651672656</text:p>
          </table:table-cell>
          <table:table-cell office:value-type="float" office:value="-0.00549838262290936" calcext:value-type="float">
            <text:p>-0,0054983826</text:p>
          </table:table-cell>
          <table:table-cell table:formula="of:=ABS([.B365])" office:value-type="float" office:value="0.00549838262290936" calcext:value-type="float">
            <text:p>0,0054983826</text:p>
          </table:table-cell>
          <table:table-cell table:number-columns-repeated="4"/>
        </table:table-row>
        <table:table-row table:style-name="ro1">
          <table:table-cell office:value-type="float" office:value="0.774953106594874" calcext:value-type="float">
            <text:p>0,7749531066</text:p>
          </table:table-cell>
          <table:table-cell office:value-type="float" office:value="-0.00636611139684518" calcext:value-type="float">
            <text:p>-0,0063661114</text:p>
          </table:table-cell>
          <table:table-cell table:formula="of:=ABS([.B366])" office:value-type="float" office:value="0.00636611139684518" calcext:value-type="float">
            <text:p>0,0063661114</text:p>
          </table:table-cell>
          <table:table-cell table:number-columns-repeated="4"/>
        </table:table-row>
        <table:table-row table:style-name="ro1">
          <table:table-cell office:value-type="float" office:value="0.784556597155575" calcext:value-type="float">
            <text:p>0,7845565972</text:p>
          </table:table-cell>
          <table:table-cell office:value-type="float" office:value="-0.00720987956495289" calcext:value-type="float">
            <text:p>-0,0072098796</text:p>
          </table:table-cell>
          <table:table-cell table:formula="of:=ABS([.B367])" office:value-type="float" office:value="0.00720987956495289" calcext:value-type="float">
            <text:p>0,0072098796</text:p>
          </table:table-cell>
          <table:table-cell table:number-columns-repeated="4"/>
        </table:table-row>
        <table:table-row table:style-name="ro1">
          <table:table-cell office:value-type="float" office:value="0.793975477554337" calcext:value-type="float">
            <text:p>0,7939754776</text:p>
          </table:table-cell>
          <table:table-cell office:value-type="float" office:value="-0.00802651137437116" calcext:value-type="float">
            <text:p>-0,0080265114</text:p>
          </table:table-cell>
          <table:table-cell table:formula="of:=ABS([.B368])" office:value-type="float" office:value="0.00802651137437116" calcext:value-type="float">
            <text:p>0,0080265114</text:p>
          </table:table-cell>
          <table:table-cell table:number-columns-repeated="4"/>
        </table:table-row>
        <table:table-row table:style-name="ro1">
          <table:table-cell office:value-type="float" office:value="0.803207531480645" calcext:value-type="float">
            <text:p>0,8032075315</text:p>
          </table:table-cell>
          <table:table-cell office:value-type="float" office:value="-0.00881293320736476" calcext:value-type="float">
            <text:p>-0,0088129332</text:p>
          </table:table-cell>
          <table:table-cell table:formula="of:=ABS([.B369])" office:value-type="float" office:value="0.00881293320736476" calcext:value-type="float">
            <text:p>0,0088129332</text:p>
          </table:table-cell>
          <table:table-cell table:number-columns-repeated="4"/>
        </table:table-row>
        <table:table-row table:style-name="ro1">
          <table:table-cell office:value-type="float" office:value="0.812250586585204" calcext:value-type="float">
            <text:p>0,8122505866</text:p>
          </table:table-cell>
          <table:table-cell office:value-type="float" office:value="-0.00956618514972918" calcext:value-type="float">
            <text:p>-0,0095661851</text:p>
          </table:table-cell>
          <table:table-cell table:formula="of:=ABS([.B370])" office:value-type="float" office:value="0.00956618514972918" calcext:value-type="float">
            <text:p>0,0095661851</text:p>
          </table:table-cell>
          <table:table-cell table:number-columns-repeated="4"/>
        </table:table-row>
        <table:table-row table:style-name="ro1">
          <table:table-cell office:value-type="float" office:value="0.821102514991104" calcext:value-type="float">
            <text:p>0,821102515</text:p>
          </table:table-cell>
          <table:table-cell office:value-type="float" office:value="-0.0102834321312372" calcext:value-type="float">
            <text:p>-0,0102834321</text:p>
          </table:table-cell>
          <table:table-cell table:formula="of:=ABS([.B371])" office:value-type="float" office:value="0.0102834321312372" calcext:value-type="float">
            <text:p>0,0102834321</text:p>
          </table:table-cell>
          <table:table-cell table:number-columns-repeated="4"/>
        </table:table-row>
        <table:table-row table:style-name="ro1">
          <table:table-cell office:value-type="float" office:value="0.829761233794523" calcext:value-type="float">
            <text:p>0,8297612338</text:p>
          </table:table-cell>
          <table:table-cell office:value-type="float" office:value="-0.0109619745962053" calcext:value-type="float">
            <text:p>-0,0109619746</text:p>
          </table:table-cell>
          <table:table-cell table:formula="of:=ABS([.B372])" office:value-type="float" office:value="0.0109619745962053" calcext:value-type="float">
            <text:p>0,0109619746</text:p>
          </table:table-cell>
          <table:table-cell table:number-columns-repeated="4"/>
        </table:table-row>
        <table:table-row table:style-name="ro1">
          <table:table-cell office:value-type="float" office:value="0.838224705554837" calcext:value-type="float">
            <text:p>0,8382247056</text:p>
          </table:table-cell>
          <table:table-cell office:value-type="float" office:value="-0.0115992586640104" calcext:value-type="float">
            <text:p>-0,0115992587</text:p>
          </table:table-cell>
          <table:table-cell table:formula="of:=ABS([.B373])" office:value-type="float" office:value="0.0115992586640104" calcext:value-type="float">
            <text:p>0,0115992587</text:p>
          </table:table-cell>
          <table:table-cell table:number-columns-repeated="4"/>
        </table:table-row>
        <table:table-row table:style-name="ro1">
          <table:table-cell office:value-type="float" office:value="0.846490938774052" calcext:value-type="float">
            <text:p>0,8464909388</text:p>
          </table:table-cell>
          <table:table-cell office:value-type="float" office:value="-0.0121928857413207" calcext:value-type="float">
            <text:p>-0,0121928857</text:p>
          </table:table-cell>
          <table:table-cell table:formula="of:=ABS([.B374])" office:value-type="float" office:value="0.0121928857413207" calcext:value-type="float">
            <text:p>0,0121928857</text:p>
          </table:table-cell>
          <table:table-cell table:number-columns-repeated="4"/>
        </table:table-row>
        <table:table-row table:style-name="ro1">
          <table:table-cell office:value-type="float" office:value="0.854557988365401" calcext:value-type="float">
            <text:p>0,8545579884</text:p>
          </table:table-cell>
          <table:table-cell office:value-type="float" office:value="-0.0127406215498571" calcext:value-type="float">
            <text:p>-0,0127406215</text:p>
          </table:table-cell>
          <table:table-cell table:formula="of:=ABS([.B375])" office:value-type="float" office:value="0.0127406215498571" calcext:value-type="float">
            <text:p>0,0127406215</text:p>
          </table:table-cell>
          <table:table-cell table:number-columns-repeated="4"/>
        </table:table-row>
        <table:table-row table:style-name="ro1">
          <table:table-cell office:value-type="float" office:value="0.86242395611104" calcext:value-type="float">
            <text:p>0,8624239561</text:p>
          </table:table-cell>
          <table:table-cell office:value-type="float" office:value="-0.0132404045357166" calcext:value-type="float">
            <text:p>-0,0132404045</text:p>
          </table:table-cell>
          <table:table-cell table:formula="of:=ABS([.B376])" office:value-type="float" office:value="0.0132404045357166" calcext:value-type="float">
            <text:p>0,0132404045</text:p>
          </table:table-cell>
          <table:table-cell table:number-columns-repeated="4"/>
        </table:table-row>
        <table:table-row table:style-name="ro1">
          <table:table-cell office:value-type="float" office:value="0.870086991108711" calcext:value-type="float">
            <text:p>0,8700869911</text:p>
          </table:table-cell>
          <table:table-cell office:value-type="float" office:value="-0.013690353628591" calcext:value-type="float">
            <text:p>-0,0136903536</text:p>
          </table:table-cell>
          <table:table-cell table:formula="of:=ABS([.B377])" office:value-type="float" office:value="0.013690353628591" calcext:value-type="float">
            <text:p>0,0136903536</text:p>
          </table:table-cell>
          <table:table-cell table:number-columns-repeated="4"/>
        </table:table-row>
        <table:table-row table:style-name="ro1">
          <table:table-cell office:value-type="float" office:value="0.877545290207261" calcext:value-type="float">
            <text:p>0,8775452902</text:p>
          </table:table-cell>
          <table:table-cell office:value-type="float" office:value="-0.0140887753216929" calcext:value-type="float">
            <text:p>-0,0140887753</text:p>
          </table:table-cell>
          <table:table-cell table:formula="of:=ABS([.B378])" office:value-type="float" office:value="0.0140887753216929" calcext:value-type="float">
            <text:p>0,0140887753</text:p>
          </table:table-cell>
          <table:table-cell table:number-columns-repeated="4"/>
        </table:table-row>
        <table:table-row table:style-name="ro1">
          <table:table-cell office:value-type="float" office:value="0.884797098430937" calcext:value-type="float">
            <text:p>0,8847970984</text:p>
          </table:table-cell>
          <table:table-cell office:value-type="float" office:value="-0.014434170045734" calcext:value-type="float">
            <text:p>-0,01443417</text:p>
          </table:table-cell>
          <table:table-cell table:formula="of:=ABS([.B379])" office:value-type="float" office:value="0.014434170045734" calcext:value-type="float">
            <text:p>0,01443417</text:p>
          </table:table-cell>
          <table:table-cell table:number-columns-repeated="4"/>
        </table:table-row>
        <table:table-row table:style-name="ro1">
          <table:table-cell office:value-type="float" office:value="0.891840709392342" calcext:value-type="float">
            <text:p>0,8918407094</text:p>
          </table:table-cell>
          <table:table-cell office:value-type="float" office:value="-0.0147252378129623" calcext:value-type="float">
            <text:p>-0,0147252378</text:p>
          </table:table-cell>
          <table:table-cell table:formula="of:=ABS([.B380])" office:value-type="float" office:value="0.0147252378129623" calcext:value-type="float">
            <text:p>0,0147252378</text:p>
          </table:table-cell>
          <table:table-cell table:number-columns-repeated="4"/>
        </table:table-row>
        <table:table-row table:style-name="ro1">
          <table:table-cell office:value-type="float" office:value="0.898674465693954" calcext:value-type="float">
            <text:p>0,8986744657</text:p>
          </table:table-cell>
          <table:table-cell office:value-type="float" office:value="-0.0149608831100262" calcext:value-type="float">
            <text:p>-0,0149608831</text:p>
          </table:table-cell>
          <table:table-cell table:formula="of:=ABS([.B381])" office:value-type="float" office:value="0.0149608831100262" calcext:value-type="float">
            <text:p>0,0149608831</text:p>
          </table:table-cell>
          <table:table-cell table:number-columns-repeated="4"/>
        </table:table-row>
        <table:table-row table:style-name="ro1">
          <table:table-cell office:value-type="float" office:value="0.905296759318118" calcext:value-type="float">
            <text:p>0,9052967593</text:p>
          </table:table-cell>
          <table:table-cell office:value-type="float" office:value="-0.0151402190212357" calcext:value-type="float">
            <text:p>-0,015140219</text:p>
          </table:table-cell>
          <table:table-cell table:formula="of:=ABS([.B382])" office:value-type="float" office:value="0.0151402190212357" calcext:value-type="float">
            <text:p>0,015140219</text:p>
          </table:table-cell>
          <table:table-cell table:number-columns-repeated="4"/>
        </table:table-row>
        <table:table-row table:style-name="ro1">
          <table:table-cell office:value-type="float" office:value="0.911706032005429" calcext:value-type="float">
            <text:p>0,911706032</text:p>
          </table:table-cell>
          <table:table-cell office:value-type="float" office:value="-0.0152625705667151" calcext:value-type="float">
            <text:p>-0,0152625706</text:p>
          </table:table-cell>
          <table:table-cell table:formula="of:=ABS([.B383])" office:value-type="float" office:value="0.0152625705667151" calcext:value-type="float">
            <text:p>0,0152625706</text:p>
          </table:table-cell>
          <table:table-cell table:number-columns-repeated="4"/>
        </table:table-row>
        <table:table-row table:style-name="ro1">
          <table:table-cell office:value-type="float" office:value="0.91790077562139" calcext:value-type="float">
            <text:p>0,9179007756</text:p>
          </table:table-cell>
          <table:table-cell office:value-type="float" office:value="-0.0153274772428745" calcext:value-type="float">
            <text:p>-0,0153274772</text:p>
          </table:table-cell>
          <table:table-cell table:formula="of:=ABS([.B384])" office:value-type="float" office:value="0.0153274772428745" calcext:value-type="float">
            <text:p>0,0153274772</text:p>
          </table:table-cell>
          <table:table-cell table:number-columns-repeated="4"/>
        </table:table-row>
        <table:table-row table:style-name="ro1">
          <table:table-cell office:value-type="float" office:value="0.923879532511286" calcext:value-type="float">
            <text:p>0,9238795325</text:p>
          </table:table-cell>
          <table:table-cell office:value-type="float" office:value="-0.0153346947556409" calcext:value-type="float">
            <text:p>-0,0153346948</text:p>
          </table:table-cell>
          <table:table-cell table:formula="of:=ABS([.B385])" office:value-type="float" office:value="0.0153346947556409" calcext:value-type="float">
            <text:p>0,0153346948</text:p>
          </table:table-cell>
          <table:table-cell table:number-columns-repeated="4"/>
        </table:table-row>
        <table:table-row table:style-name="ro1">
          <table:table-cell office:value-type="float" office:value="0.929640895843181" calcext:value-type="float">
            <text:p>0,9296408958</text:p>
          </table:table-cell>
          <table:table-cell office:value-type="float" office:value="-0.0152841959399252" calcext:value-type="float">
            <text:p>-0,0152841959</text:p>
          </table:table-cell>
          <table:table-cell table:formula="of:=ABS([.B386])" office:value-type="float" office:value="0.0152841959399252" calcext:value-type="float">
            <text:p>0,0152841959</text:p>
          </table:table-cell>
          <table:table-cell table:number-columns-repeated="4"/>
        </table:table-row>
        <table:table-row table:style-name="ro1">
          <table:table-cell office:value-type="float" office:value="0.935183509938947" calcext:value-type="float">
            <text:p>0,9351835099</text:p>
          </table:table-cell>
          <table:table-cell office:value-type="float" office:value="-0.0151761708618679" calcext:value-type="float">
            <text:p>-0,0151761709</text:p>
          </table:table-cell>
          <table:table-cell table:formula="of:=ABS([.B387])" office:value-type="float" office:value="0.0151761708618679" calcext:value-type="float">
            <text:p>0,0151761709</text:p>
          </table:table-cell>
          <table:table-cell table:number-columns-repeated="4"/>
        </table:table-row>
        <table:table-row table:style-name="ro1">
          <table:table-cell office:value-type="float" office:value="0.940506070593268" calcext:value-type="float">
            <text:p>0,9405060706</text:p>
          </table:table-cell>
          <table:table-cell office:value-type="float" office:value="-0.0150110261034705" calcext:value-type="float">
            <text:p>-0,0150110261</text:p>
          </table:table-cell>
          <table:table-cell table:formula="of:=ABS([.B388])" office:value-type="float" office:value="0.0150110261034705" calcext:value-type="float">
            <text:p>0,0150110261</text:p>
          </table:table-cell>
          <table:table-cell table:number-columns-repeated="4"/>
        </table:table-row>
        <table:table-row table:style-name="ro1">
          <table:table-cell office:value-type="float" office:value="0.945607325380521" calcext:value-type="float">
            <text:p>0,9456073254</text:p>
          </table:table-cell>
          <table:table-cell office:value-type="float" office:value="-0.0147893832323138" calcext:value-type="float">
            <text:p>-0,0147893832</text:p>
          </table:table-cell>
          <table:table-cell table:formula="of:=ABS([.B389])" office:value-type="float" office:value="0.0147893832323138" calcext:value-type="float">
            <text:p>0,0147893832</text:p>
          </table:table-cell>
          <table:table-cell table:number-columns-repeated="4"/>
        </table:table-row>
        <table:table-row table:style-name="ro1">
          <table:table-cell office:value-type="float" office:value="0.950486073949481" calcext:value-type="float">
            <text:p>0,9504860739</text:p>
          </table:table-cell>
          <table:table-cell office:value-type="float" office:value="-0.0145120764621182" calcext:value-type="float">
            <text:p>-0,0145120765</text:p>
          </table:table-cell>
          <table:table-cell table:formula="of:=ABS([.B390])" office:value-type="float" office:value="0.0145120764621182" calcext:value-type="float">
            <text:p>0,0145120765</text:p>
          </table:table-cell>
          <table:table-cell table:number-columns-repeated="4"/>
        </table:table-row>
        <table:table-row table:style-name="ro1">
          <table:table-cell office:value-type="float" office:value="0.95514116830577" calcext:value-type="float">
            <text:p>0,9551411683</text:p>
          </table:table-cell>
          <table:table-cell office:value-type="float" office:value="-0.0141801495129496" calcext:value-type="float">
            <text:p>-0,0141801495</text:p>
          </table:table-cell>
          <table:table-cell table:formula="of:=ABS([.B391])" office:value-type="float" office:value="0.0141801495129496" calcext:value-type="float">
            <text:p>0,0141801495</text:p>
          </table:table-cell>
          <table:table-cell table:number-columns-repeated="4"/>
        </table:table-row>
        <table:table-row table:style-name="ro1">
          <table:table-cell office:value-type="float" office:value="0.959571513081984" calcext:value-type="float">
            <text:p>0,9595715131</text:p>
          </table:table-cell>
          <table:table-cell office:value-type="float" office:value="-0.0137948516828969" calcext:value-type="float">
            <text:p>-0,0137948517</text:p>
          </table:table-cell>
          <table:table-cell table:formula="of:=ABS([.B392])" office:value-type="float" office:value="0.0137948516828969" calcext:value-type="float">
            <text:p>0,0137948517</text:p>
          </table:table-cell>
          <table:table-cell table:number-columns-repeated="4"/>
        </table:table-row>
        <table:table-row table:style-name="ro1">
          <table:table-cell office:value-type="float" office:value="0.96377606579544" calcext:value-type="float">
            <text:p>0,9637760658</text:p>
          </table:table-cell>
          <table:table-cell office:value-type="float" office:value="-0.0133576331459907" calcext:value-type="float">
            <text:p>-0,0133576331</text:p>
          </table:table-cell>
          <table:table-cell table:formula="of:=ABS([.B393])" office:value-type="float" office:value="0.0133576331459907" calcext:value-type="float">
            <text:p>0,0133576331</text:p>
          </table:table-cell>
          <table:table-cell table:number-columns-repeated="4"/>
        </table:table-row>
        <table:table-row table:style-name="ro1">
          <table:table-cell office:value-type="float" office:value="0.967753837093475" calcext:value-type="float">
            <text:p>0,9677538371</text:p>
          </table:table-cell>
          <table:table-cell office:value-type="float" office:value="-0.012870139494081" calcext:value-type="float">
            <text:p>-0,0128701395</text:p>
          </table:table-cell>
          <table:table-cell table:formula="of:=ABS([.B394])" office:value-type="float" office:value="0.012870139494081" calcext:value-type="float">
            <text:p>0,0128701395</text:p>
          </table:table-cell>
          <table:table-cell table:number-columns-repeated="4"/>
        </table:table-row>
        <table:table-row table:style-name="ro1">
          <table:table-cell office:value-type="float" office:value="0.971503890986252" calcext:value-type="float">
            <text:p>0,971503891</text:p>
          </table:table-cell>
          <table:table-cell office:value-type="float" office:value="-0.0123342055431975" calcext:value-type="float">
            <text:p>-0,0123342055</text:p>
          </table:table-cell>
          <table:table-cell table:formula="of:=ABS([.B395])" office:value-type="float" office:value="0.0123342055431975" calcext:value-type="float">
            <text:p>0,0123342055</text:p>
          </table:table-cell>
          <table:table-cell table:number-columns-repeated="4"/>
        </table:table-row>
        <table:table-row table:style-name="ro1">
          <table:table-cell office:value-type="float" office:value="0.975025345066994" calcext:value-type="float">
            <text:p>0,9750253451</text:p>
          </table:table-cell>
          <table:table-cell office:value-type="float" office:value="-0.0117518484277155" calcext:value-type="float">
            <text:p>-0,0117518484</text:p>
          </table:table-cell>
          <table:table-cell table:formula="of:=ABS([.B396])" office:value-type="float" office:value="0.0117518484277155" calcext:value-type="float">
            <text:p>0,0117518484</text:p>
          </table:table-cell>
          <table:table-cell table:number-columns-repeated="4"/>
        </table:table-row>
        <table:table-row table:style-name="ro1">
          <table:table-cell office:value-type="float" office:value="0.978317370719627" calcext:value-type="float">
            <text:p>0,9783173707</text:p>
          </table:table-cell>
          <table:table-cell office:value-type="float" office:value="-0.011125260008323" calcext:value-type="float">
            <text:p>-0,01112526</text:p>
          </table:table-cell>
          <table:table-cell table:formula="of:=ABS([.B397])" office:value-type="float" office:value="0.011125260008323" calcext:value-type="float">
            <text:p>0,01112526</text:p>
          </table:table-cell>
          <table:table-cell table:number-columns-repeated="4"/>
        </table:table-row>
        <table:table-row table:style-name="ro1">
          <table:table-cell office:value-type="float" office:value="0.981379193313754" calcext:value-type="float">
            <text:p>0,9813791933</text:p>
          </table:table-cell>
          <table:table-cell office:value-type="float" office:value="-0.0104567986223466" calcext:value-type="float">
            <text:p>-0,0104567986</text:p>
          </table:table-cell>
          <table:table-cell table:formula="of:=ABS([.B398])" office:value-type="float" office:value="0.0104567986223466" calcext:value-type="float">
            <text:p>0,0104567986</text:p>
          </table:table-cell>
          <table:table-cell table:number-columns-repeated="4"/>
        </table:table-row>
        <table:table-row table:style-name="ro1">
          <table:table-cell office:value-type="float" office:value="0.984210092386929" calcext:value-type="float">
            <text:p>0,9842100924</text:p>
          </table:table-cell>
          <table:table-cell office:value-type="float" office:value="-0.00974898020750326" calcext:value-type="float">
            <text:p>-0,0097489802</text:p>
          </table:table-cell>
          <table:table-cell table:formula="of:=ABS([.B399])" office:value-type="float" office:value="0.00974898020750326" calcext:value-type="float">
            <text:p>0,0097489802</text:p>
          </table:table-cell>
          <table:table-cell table:number-columns-repeated="4"/>
        </table:table-row>
        <table:table-row table:style-name="ro1">
          <table:table-cell office:value-type="float" office:value="0.986809401814185" calcext:value-type="float">
            <text:p>0,9868094018</text:p>
          </table:table-cell>
          <table:table-cell office:value-type="float" office:value="-0.00900446883248185" calcext:value-type="float">
            <text:p>-0,0090044688</text:p>
          </table:table-cell>
          <table:table-cell table:formula="of:=ABS([.B400])" office:value-type="float" office:value="0.00900446883248185" calcext:value-type="float">
            <text:p>0,0090044688</text:p>
          </table:table-cell>
          <table:table-cell table:number-columns-repeated="4"/>
        </table:table-row>
        <table:table-row table:style-name="ro1">
          <table:table-cell office:value-type="float" office:value="0.989176509964781" calcext:value-type="float">
            <text:p>0,98917651</text:p>
          </table:table-cell>
          <table:table-cell office:value-type="float" office:value="-0.00822606666998671" calcext:value-type="float">
            <text:p>-0,0082260667</text:p>
          </table:table-cell>
          <table:table-cell table:formula="of:=ABS([.B401])" office:value-type="float" office:value="0.00822606666998671" calcext:value-type="float">
            <text:p>0,0082260667</text:p>
          </table:table-cell>
          <table:table-cell table:number-columns-repeated="4"/>
        </table:table-row>
        <table:table-row table:style-name="ro1">
          <table:table-cell office:value-type="float" office:value="0.991310859846115" calcext:value-type="float">
            <text:p>0,9913108598</text:p>
          </table:table-cell>
          <table:table-cell office:value-type="float" office:value="-0.00741670344999401" calcext:value-type="float">
            <text:p>-0,0074167034</text:p>
          </table:table-cell>
          <table:table-cell table:formula="of:=ABS([.B402])" office:value-type="float" office:value="0.00741670344999401" calcext:value-type="float">
            <text:p>0,0074167034</text:p>
          </table:table-cell>
          <table:table-cell table:number-columns-repeated="4"/>
        </table:table-row>
        <table:table-row table:style-name="ro1">
          <table:table-cell office:value-type="float" office:value="0.993211949234794" calcext:value-type="float">
            <text:p>0,9932119492</text:p>
          </table:table-cell>
          <table:table-cell office:value-type="float" office:value="-0.00657942543290968" calcext:value-type="float">
            <text:p>-0,0065794254</text:p>
          </table:table-cell>
          <table:table-cell table:formula="of:=ABS([.B403])" office:value-type="float" office:value="0.00657942543290968" calcext:value-type="float">
            <text:p>0,0065794254</text:p>
          </table:table-cell>
          <table:table-cell table:number-columns-repeated="4"/>
        </table:table-row>
        <table:table-row table:style-name="ro1">
          <table:table-cell office:value-type="float" office:value="0.994879330794806" calcext:value-type="float">
            <text:p>0,9948793308</text:p>
          </table:table-cell>
          <table:table-cell office:value-type="float" office:value="-0.00571738394413168" calcext:value-type="float">
            <text:p>-0,0057173839</text:p>
          </table:table-cell>
          <table:table-cell table:formula="of:=ABS([.B404])" office:value-type="float" office:value="0.00571738394413168" calcext:value-type="float">
            <text:p>0,0057173839</text:p>
          </table:table-cell>
          <table:table-cell table:number-columns-repeated="4"/>
        </table:table-row>
        <table:table-row table:style-name="ro1">
          <table:table-cell office:value-type="float" office:value="0.996312612182778" calcext:value-type="float">
            <text:p>0,9963126122</text:p>
          </table:table-cell>
          <table:table-cell office:value-type="float" office:value="-0.00483382351317507" calcext:value-type="float">
            <text:p>-0,0048338235</text:p>
          </table:table-cell>
          <table:table-cell table:formula="of:=ABS([.B405])" office:value-type="float" office:value="0.00483382351317507" calcext:value-type="float">
            <text:p>0,0048338235</text:p>
          </table:table-cell>
          <table:table-cell table:number-columns-repeated="4"/>
        </table:table-row>
        <table:table-row table:style-name="ro1">
          <table:table-cell office:value-type="float" office:value="0.997511456140303" calcext:value-type="float">
            <text:p>0,9975114561</text:p>
          </table:table-cell>
          <table:table-cell office:value-type="float" office:value="-0.003932069661994" calcext:value-type="float">
            <text:p>-0,0039320697</text:p>
          </table:table-cell>
          <table:table-cell table:formula="of:=ABS([.B406])" office:value-type="float" office:value="0.003932069661994" calcext:value-type="float">
            <text:p>0,0039320697</text:p>
          </table:table-cell>
          <table:table-cell table:number-columns-repeated="4"/>
        </table:table-row>
        <table:table-row table:style-name="ro1">
          <table:table-cell office:value-type="float" office:value="0.998475580573295" calcext:value-type="float">
            <text:p>0,9984755806</text:p>
          </table:table-cell>
          <table:table-cell office:value-type="float" office:value="-0.0030155163884672" calcext:value-type="float">
            <text:p>-0,0030155164</text:p>
          </table:table-cell>
          <table:table-cell table:formula="of:=ABS([.B407])" office:value-type="float" office:value="0.0030155163884672" calcext:value-type="float">
            <text:p>0,0030155164</text:p>
          </table:table-cell>
          <table:table-cell table:number-columns-repeated="4"/>
        </table:table-row>
        <table:table-row table:style-name="ro1">
          <table:table-cell office:value-type="float" office:value="0.999204758618364" calcext:value-type="float">
            <text:p>0,9992047586</text:p>
          </table:table-cell>
          <table:table-cell office:value-type="float" office:value="-0.0020876133921589" calcext:value-type="float">
            <text:p>-0,0020876134</text:p>
          </table:table-cell>
          <table:table-cell table:formula="of:=ABS([.B408])" office:value-type="float" office:value="0.0020876133921589" calcext:value-type="float">
            <text:p>0,0020876134</text:p>
          </table:table-cell>
          <table:table-cell table:number-columns-repeated="4"/>
        </table:table-row>
        <table:table-row table:style-name="ro1">
          <table:table-cell office:value-type="float" office:value="0.999698818696204" calcext:value-type="float">
            <text:p>0,9996988187</text:p>
          </table:table-cell>
          <table:table-cell office:value-type="float" office:value="-0.00115185309042631" calcext:value-type="float">
            <text:p>-0,0011518531</text:p>
          </table:table-cell>
          <table:table-cell table:formula="of:=ABS([.B409])" office:value-type="float" office:value="0.00115185309042631" calcext:value-type="float">
            <text:p>0,0011518531</text:p>
          </table:table-cell>
          <table:table-cell table:number-columns-repeated="4"/>
        </table:table-row>
        <table:table-row table:style-name="ro1">
          <table:table-cell office:value-type="float" office:value="0.999957644551964" calcext:value-type="float">
            <text:p>0,9999576446</text:p>
          </table:table-cell>
          <table:table-cell table:style-name="ce1" office:value-type="float" office:value="-0.000211757473750018" calcext:value-type="float">
            <text:p>-2,12E-04</text:p>
          </table:table-cell>
          <table:table-cell table:formula="of:=ABS([.B410])" office:value-type="float" office:value="0.000211757473750018" calcext:value-type="float">
            <text:p>0,0002117575</text:p>
          </table:table-cell>
          <table:table-cell table:number-columns-repeated="4"/>
        </table:table-row>
        <table:table-row table:style-name="ro1">
          <table:table-cell office:value-type="float" office:value="0.999981175282601" calcext:value-type="float">
            <text:p>0,9999811753</text:p>
          </table:table-cell>
          <table:table-cell table:style-name="ce1" office:value-type="float" office:value="0.000729135150242422" calcext:value-type="float">
            <text:p>7,29E-04</text:p>
          </table:table-cell>
          <table:table-cell table:formula="of:=ABS([.B411])" office:value-type="float" office:value="0.000729135150242422" calcext:value-type="float">
            <text:p>0,0007291352</text:p>
          </table:table-cell>
          <table:table-cell table:number-columns-repeated="4"/>
        </table:table-row>
        <table:table-row table:style-name="ro1">
          <table:table-cell office:value-type="float" office:value="0.999769405351215" calcext:value-type="float">
            <text:p>0,9997694054</text:p>
          </table:table-cell>
          <table:table-cell office:value-type="float" office:value="0.00166728347416845" calcext:value-type="float">
            <text:p>0,0016672835</text:p>
          </table:table-cell>
          <table:table-cell table:formula="of:=ABS([.B412])" office:value-type="float" office:value="0.00166728347416845" calcext:value-type="float">
            <text:p>0,0016672835</text:p>
          </table:table-cell>
          <table:table-cell table:number-columns-repeated="4"/>
        </table:table-row>
        <table:table-row table:style-name="ro1">
          <table:table-cell office:value-type="float" office:value="0.99932238458835" calcext:value-type="float">
            <text:p>0,9993223846</text:p>
          </table:table-cell>
          <table:table-cell office:value-type="float" office:value="0.00259915651957066" calcext:value-type="float">
            <text:p>0,0025991565</text:p>
          </table:table-cell>
          <table:table-cell table:formula="of:=ABS([.B413])" office:value-type="float" office:value="0.00259915651957066" calcext:value-type="float">
            <text:p>0,0025991565</text:p>
          </table:table-cell>
          <table:table-cell table:number-columns-repeated="4"/>
        </table:table-row>
        <table:table-row table:style-name="ro1">
          <table:table-cell office:value-type="float" office:value="0.998640218180265" calcext:value-type="float">
            <text:p>0,9986402182</text:p>
          </table:table-cell>
          <table:table-cell office:value-type="float" office:value="0.00352124692672384" calcext:value-type="float">
            <text:p>0,0035212469</text:p>
          </table:table-cell>
          <table:table-cell table:formula="of:=ABS([.B414])" office:value-type="float" office:value="0.00352124692672384" calcext:value-type="float">
            <text:p>0,0035212469</text:p>
          </table:table-cell>
          <table:table-cell table:number-columns-repeated="4"/>
        </table:table-row>
        <table:table-row table:style-name="ro1">
          <table:table-cell office:value-type="float" office:value="0.997723066644192" calcext:value-type="float">
            <text:p>0,9977230666</text:p>
          </table:table-cell>
          <table:table-cell office:value-type="float" office:value="0.00443008415554291" calcext:value-type="float">
            <text:p>0,0044300842</text:p>
          </table:table-cell>
          <table:table-cell table:formula="of:=ABS([.B415])" office:value-type="float" office:value="0.00443008415554291" calcext:value-type="float">
            <text:p>0,0044300842</text:p>
          </table:table-cell>
          <table:table-cell table:number-columns-repeated="4"/>
        </table:table-row>
        <table:table-row table:style-name="ro1">
          <table:table-cell office:value-type="float" office:value="0.996571145790555" calcext:value-type="float">
            <text:p>0,9965711458</text:p>
          </table:table-cell>
          <table:table-cell office:value-type="float" office:value="0.0053222475479151" calcext:value-type="float">
            <text:p>0,0053222475</text:p>
          </table:table-cell>
          <table:table-cell table:formula="of:=ABS([.B416])" office:value-type="float" office:value="0.0053222475479151" calcext:value-type="float">
            <text:p>0,0053222475</text:p>
          </table:table-cell>
          <table:table-cell table:number-columns-repeated="4"/>
        </table:table-row>
        <table:table-row table:style-name="ro1">
          <table:table-cell office:value-type="float" office:value="0.995184726672197" calcext:value-type="float">
            <text:p>0,9951847267</text:p>
          </table:table-cell>
          <table:table-cell office:value-type="float" office:value="0.00619437920228227" calcext:value-type="float">
            <text:p>0,0061943792</text:p>
          </table:table-cell>
          <table:table-cell table:formula="of:=ABS([.B417])" office:value-type="float" office:value="0.00619437920228227" calcext:value-type="float">
            <text:p>0,0061943792</text:p>
          </table:table-cell>
          <table:table-cell table:number-columns-repeated="4"/>
        </table:table-row>
        <table:table-row table:style-name="ro1">
          <table:table-cell office:value-type="float" office:value="0.993564135520595" calcext:value-type="float">
            <text:p>0,9935641355</text:p>
          </table:table-cell>
          <table:table-cell office:value-type="float" office:value="0.00704319661202424" calcext:value-type="float">
            <text:p>0,0070431966</text:p>
          </table:table-cell>
          <table:table-cell table:formula="of:=ABS([.B418])" office:value-type="float" office:value="0.00704319661202424" calcext:value-type="float">
            <text:p>0,0070431966</text:p>
          </table:table-cell>
          <table:table-cell table:number-columns-repeated="4"/>
        </table:table-row>
        <table:table-row table:style-name="ro1">
          <table:table-cell office:value-type="float" office:value="0.991709753669099" calcext:value-type="float">
            <text:p>0,9917097537</text:p>
          </table:table-cell>
          <table:table-cell office:value-type="float" office:value="0.00786550502007477" calcext:value-type="float">
            <text:p>0,007865505</text:p>
          </table:table-cell>
          <table:table-cell table:formula="of:=ABS([.B419])" office:value-type="float" office:value="0.00786550502007477" calcext:value-type="float">
            <text:p>0,007865505</text:p>
          </table:table-cell>
          <table:table-cell table:number-columns-repeated="4"/>
        </table:table-row>
        <table:table-row table:style-name="ro1">
          <table:table-cell office:value-type="float" office:value="0.989622017463201" calcext:value-type="float">
            <text:p>0,9896220175</text:p>
          </table:table-cell>
          <table:table-cell office:value-type="float" office:value="0.00865820944326323" calcext:value-type="float">
            <text:p>0,0086582094</text:p>
          </table:table-cell>
          <table:table-cell table:formula="of:=ABS([.B420])" office:value-type="float" office:value="0.00865820944326323" calcext:value-type="float">
            <text:p>0,0086582094</text:p>
          </table:table-cell>
          <table:table-cell table:number-columns-repeated="4"/>
        </table:table-row>
        <table:table-row table:style-name="ro1">
          <table:table-cell office:value-type="float" office:value="0.987301418157858" calcext:value-type="float">
            <text:p>0,9873014182</text:p>
          </table:table-cell>
          <table:table-cell office:value-type="float" office:value="0.00941832632113338" calcext:value-type="float">
            <text:p>0,0094183263</text:p>
          </table:table-cell>
          <table:table-cell table:formula="of:=ABS([.B421])" office:value-type="float" office:value="0.00941832632113338" calcext:value-type="float">
            <text:p>0,0094183263</text:p>
          </table:table-cell>
          <table:table-cell table:number-columns-repeated="4"/>
        </table:table-row>
        <table:table-row table:style-name="ro1">
          <table:table-cell office:value-type="float" office:value="0.984748501801904" calcext:value-type="float">
            <text:p>0,9847485018</text:p>
          </table:table-cell>
          <table:table-cell office:value-type="float" office:value="0.010142994745391" calcext:value-type="float">
            <text:p>0,0101429947</text:p>
          </table:table-cell>
          <table:table-cell table:formula="of:=ABS([.B422])" office:value-type="float" office:value="0.010142994745391" calcext:value-type="float">
            <text:p>0,0101429947</text:p>
          </table:table-cell>
          <table:table-cell table:number-columns-repeated="4"/>
        </table:table-row>
        <table:table-row table:style-name="ro1">
          <table:table-cell office:value-type="float" office:value="0.981963869109555" calcext:value-type="float">
            <text:p>0,9819638691</text:p>
          </table:table-cell>
          <table:table-cell office:value-type="float" office:value="0.0108294872277189" calcext:value-type="float">
            <text:p>0,0108294872</text:p>
          </table:table-cell>
          <table:table-cell table:formula="of:=ABS([.B423])" office:value-type="float" office:value="0.0108294872277189" calcext:value-type="float">
            <text:p>0,0108294872</text:p>
          </table:table-cell>
          <table:table-cell table:number-columns-repeated="4"/>
        </table:table-row>
        <table:table-row table:style-name="ro1">
          <table:table-cell office:value-type="float" office:value="0.978948175319062" calcext:value-type="float">
            <text:p>0,9789481753</text:p>
          </table:table-cell>
          <table:table-cell office:value-type="float" office:value="0.0114752199654233" calcext:value-type="float">
            <text:p>0,01147522</text:p>
          </table:table-cell>
          <table:table-cell table:formula="of:=ABS([.B424])" office:value-type="float" office:value="0.0114752199654233" calcext:value-type="float">
            <text:p>0,01147522</text:p>
          </table:table-cell>
          <table:table-cell table:number-columns-repeated="4"/>
        </table:table-row>
        <table:table-row table:style-name="ro1">
          <table:table-cell office:value-type="float" office:value="0.975702130038528" calcext:value-type="float">
            <text:p>0,97570213</text:p>
          </table:table-cell>
          <table:table-cell office:value-type="float" office:value="0.0120777625662858" calcext:value-type="float">
            <text:p>0,0120777626</text:p>
          </table:table-cell>
          <table:table-cell table:formula="of:=ABS([.B425])" office:value-type="float" office:value="0.0120777625662858" calcext:value-type="float">
            <text:p>0,0120777626</text:p>
          </table:table-cell>
          <table:table-cell table:number-columns-repeated="4"/>
        </table:table-row>
        <table:table-row table:style-name="ro1">
          <table:table-cell office:value-type="float" office:value="0.972226497078937" calcext:value-type="float">
            <text:p>0,9722264971</text:p>
          </table:table-cell>
          <table:table-cell office:value-type="float" office:value="0.0126348471960107" calcext:value-type="float">
            <text:p>0,0126348472</text:p>
          </table:table-cell>
          <table:table-cell table:formula="of:=ABS([.B426])" office:value-type="float" office:value="0.0126348471960107" calcext:value-type="float">
            <text:p>0,0126348472</text:p>
          </table:table-cell>
          <table:table-cell table:number-columns-repeated="4"/>
        </table:table-row>
        <table:table-row table:style-name="ro1">
          <table:table-cell office:value-type="float" office:value="0.968522094274417" calcext:value-type="float">
            <text:p>0,9685220943</text:p>
          </table:table-cell>
          <table:table-cell office:value-type="float" office:value="0.0131443771138432" calcext:value-type="float">
            <text:p>0,0131443771</text:p>
          </table:table-cell>
          <table:table-cell table:formula="of:=ABS([.B427])" office:value-type="float" office:value="0.0131443771138432" calcext:value-type="float">
            <text:p>0,0131443771</text:p>
          </table:table-cell>
          <table:table-cell table:number-columns-repeated="4"/>
        </table:table-row>
        <table:table-row table:style-name="ro1">
          <table:table-cell office:value-type="float" office:value="0.964589793289813" calcext:value-type="float">
            <text:p>0,9645897933</text:p>
          </table:table-cell>
          <table:table-cell office:value-type="float" office:value="0.0136044345642232" calcext:value-type="float">
            <text:p>0,0136044346</text:p>
          </table:table-cell>
          <table:table-cell table:formula="of:=ABS([.B428])" office:value-type="float" office:value="0.0136044345642232" calcext:value-type="float">
            <text:p>0,0136044346</text:p>
          </table:table-cell>
          <table:table-cell table:number-columns-repeated="4"/>
        </table:table-row>
        <table:table-row table:style-name="ro1">
          <table:table-cell office:value-type="float" office:value="0.960430519415566" calcext:value-type="float">
            <text:p>0,9604305194</text:p>
          </table:table-cell>
          <table:table-cell office:value-type="float" office:value="0.014013287994788" calcext:value-type="float">
            <text:p>0,014013288</text:p>
          </table:table-cell>
          <table:table-cell table:formula="of:=ABS([.B429])" office:value-type="float" office:value="0.014013287994788" calcext:value-type="float">
            <text:p>0,014013288</text:p>
          </table:table-cell>
          <table:table-cell table:number-columns-repeated="4"/>
        </table:table-row>
        <table:table-row table:style-name="ro1">
          <table:table-cell office:value-type="float" office:value="0.956045251349996" calcext:value-type="float">
            <text:p>0,9560452513</text:p>
          </table:table-cell>
          <table:table-cell office:value-type="float" office:value="0.0143693985735454" calcext:value-type="float">
            <text:p>0,0143693986</text:p>
          </table:table-cell>
          <table:table-cell table:formula="of:=ABS([.B430])" office:value-type="float" office:value="0.0143693985735454" calcext:value-type="float">
            <text:p>0,0143693986</text:p>
          </table:table-cell>
          <table:table-cell table:number-columns-repeated="4"/>
        </table:table-row>
        <table:table-row table:style-name="ro1">
          <table:table-cell office:value-type="float" office:value="0.951435020969009" calcext:value-type="float">
            <text:p>0,951435021</text:p>
          </table:table-cell>
          <table:table-cell office:value-type="float" office:value="0.0146714259806865" calcext:value-type="float">
            <text:p>0,014671426</text:p>
          </table:table-cell>
          <table:table-cell table:formula="of:=ABS([.B431])" office:value-type="float" office:value="0.0146714259806865" calcext:value-type="float">
            <text:p>0,014671426</text:p>
          </table:table-cell>
          <table:table-cell table:number-columns-repeated="4"/>
        </table:table-row>
        <table:table-row table:style-name="ro1">
          <table:table-cell office:value-type="float" office:value="0.946600913083283" calcext:value-type="float">
            <text:p>0,9466009131</text:p>
          </table:table-cell>
          <table:table-cell office:value-type="float" office:value="0.0149182334532487" calcext:value-type="float">
            <text:p>0,0149182335</text:p>
          </table:table-cell>
          <table:table-cell table:formula="of:=ABS([.B432])" office:value-type="float" office:value="0.0149182334532487" calcext:value-type="float">
            <text:p>0,0149182335</text:p>
          </table:table-cell>
          <table:table-cell table:number-columns-repeated="4"/>
        </table:table-row>
        <table:table-row table:style-name="ro1">
          <table:table-cell office:value-type="float" office:value="0.941544065183021" calcext:value-type="float">
            <text:p>0,9415440652</text:p>
          </table:table-cell>
          <table:table-cell office:value-type="float" office:value="0.0151088920636335" calcext:value-type="float">
            <text:p>0,0151088921</text:p>
          </table:table-cell>
          <table:table-cell table:formula="of:=ABS([.B433])" office:value-type="float" office:value="0.0151088920636335" calcext:value-type="float">
            <text:p>0,0151088921</text:p>
          </table:table-cell>
          <table:table-cell table:number-columns-repeated="4"/>
        </table:table-row>
        <table:table-row table:style-name="ro1">
          <table:table-cell office:value-type="float" office:value="0.936265667170278" calcext:value-type="float">
            <text:p>0,9362656672</text:p>
          </table:table-cell>
          <table:table-cell office:value-type="float" office:value="0.015242684215884" calcext:value-type="float">
            <text:p>0,0152426842</text:p>
          </table:table-cell>
          <table:table-cell table:formula="of:=ABS([.B434])" office:value-type="float" office:value="0.015242684215884" calcext:value-type="float">
            <text:p>0,0152426842</text:p>
          </table:table-cell>
          <table:table-cell table:number-columns-repeated="4"/>
        </table:table-row>
        <table:table-row table:style-name="ro1">
          <table:table-cell office:value-type="float" office:value="0.930766961078984" calcext:value-type="float">
            <text:p>0,9307669611</text:p>
          </table:table-cell>
          <table:table-cell office:value-type="float" office:value="0.0153191063465494" calcext:value-type="float">
            <text:p>0,0153191063</text:p>
          </table:table-cell>
          <table:table-cell table:formula="of:=ABS([.B435])" office:value-type="float" office:value="0.0153191063465494" calcext:value-type="float">
            <text:p>0,0153191063</text:p>
          </table:table-cell>
          <table:table-cell table:number-columns-repeated="4"/>
        </table:table-row>
        <table:table-row table:style-name="ro1">
          <table:table-cell office:value-type="float" office:value="0.925049240782677" calcext:value-type="float">
            <text:p>0,9250492408</text:p>
          </table:table-cell>
          <table:table-cell office:value-type="float" office:value="0.0153378708199839" calcext:value-type="float">
            <text:p>0,0153378708</text:p>
          </table:table-cell>
          <table:table-cell table:formula="of:=ABS([.B436])" office:value-type="float" office:value="0.0153378708199839" calcext:value-type="float">
            <text:p>0,0153378708</text:p>
          </table:table-cell>
          <table:table-cell table:number-columns-repeated="4"/>
        </table:table-row>
        <table:table-row table:style-name="ro1">
          <table:table-cell office:value-type="float" office:value="0.919113851690058" calcext:value-type="float">
            <text:p>0,9191138517</text:p>
          </table:table-cell>
          <table:table-cell office:value-type="float" office:value="0.0152989070109478" calcext:value-type="float">
            <text:p>0,015298907</text:p>
          </table:table-cell>
          <table:table-cell table:formula="of:=ABS([.B437])" office:value-type="float" office:value="0.0152989070109478" calcext:value-type="float">
            <text:p>0,015298907</text:p>
          </table:table-cell>
          <table:table-cell table:number-columns-repeated="4"/>
        </table:table-row>
        <table:table-row table:style-name="ro1">
          <table:table-cell office:value-type="float" office:value="0.912962190428398" calcext:value-type="float">
            <text:p>0,9129621904</text:p>
          </table:table-cell>
          <table:table-cell office:value-type="float" office:value="0.015202361570422" calcext:value-type="float">
            <text:p>0,0152023616</text:p>
          </table:table-cell>
          <table:table-cell table:formula="of:=ABS([.B438])" office:value-type="float" office:value="0.015202361570422" calcext:value-type="float">
            <text:p>0,0152023616</text:p>
          </table:table-cell>
          <table:table-cell table:number-columns-repeated="4"/>
        </table:table-row>
        <table:table-row table:style-name="ro1">
          <table:table-cell office:value-type="float" office:value="0.906595704514915" calcext:value-type="float">
            <text:p>0,9065957045</text:p>
          </table:table-cell>
          <table:table-cell office:value-type="float" office:value="0.0150485978736416" calcext:value-type="float">
            <text:p>0,0150485979</text:p>
          </table:table-cell>
          <table:table-cell table:formula="of:=ABS([.B439])" office:value-type="float" office:value="0.0150485978736416" calcext:value-type="float">
            <text:p>0,0150485979</text:p>
          </table:table-cell>
          <table:table-cell table:number-columns-repeated="4"/>
        </table:table-row>
        <table:table-row table:style-name="ro1">
          <table:table-cell office:value-type="float" office:value="0.900015892016161" calcext:value-type="float">
            <text:p>0,900015892</text:p>
          </table:table-cell>
          <table:table-cell office:value-type="float" office:value="0.0148381946524423" calcext:value-type="float">
            <text:p>0,0148381947</text:p>
          </table:table-cell>
          <table:table-cell table:formula="of:=ABS([.B440])" office:value-type="float" office:value="0.0148381946524423" calcext:value-type="float">
            <text:p>0,0148381947</text:p>
          </table:table-cell>
          <table:table-cell table:number-columns-repeated="4"/>
        </table:table-row>
        <table:table-row table:style-name="ro1">
          <table:table-cell office:value-type="float" office:value="0.893224301195515" calcext:value-type="float">
            <text:p>0,8932243012</text:p>
          </table:table-cell>
          <table:table-cell office:value-type="float" office:value="0.0145719438170399" calcext:value-type="float">
            <text:p>0,0145719438</text:p>
          </table:table-cell>
          <table:table-cell table:formula="of:=ABS([.B441])" office:value-type="float" office:value="0.0145719438170399" calcext:value-type="float">
            <text:p>0,0145719438</text:p>
          </table:table-cell>
          <table:table-cell table:number-columns-repeated="4"/>
        </table:table-row>
        <table:table-row table:style-name="ro1">
          <table:table-cell office:value-type="float" office:value="0.886222530148881" calcext:value-type="float">
            <text:p>0,8862225301</text:p>
          </table:table-cell>
          <table:table-cell office:value-type="float" office:value="0.0142508474754604" calcext:value-type="float">
            <text:p>0,0142508475</text:p>
          </table:table-cell>
          <table:table-cell table:formula="of:=ABS([.B442])" office:value-type="float" office:value="0.0142508474754604" calcext:value-type="float">
            <text:p>0,0142508475</text:p>
          </table:table-cell>
          <table:table-cell table:number-columns-repeated="4"/>
        </table:table-row>
        <table:table-row table:style-name="ro1">
          <table:table-cell office:value-type="float" office:value="0.879012226428634" calcext:value-type="float">
            <text:p>0,8790122264</text:p>
          </table:table-cell>
          <table:table-cell office:value-type="float" office:value="0.0138761141618283" calcext:value-type="float">
            <text:p>0,0138761142</text:p>
          </table:table-cell>
          <table:table-cell table:formula="of:=ABS([.B443])" office:value-type="float" office:value="0.0138761141618283" calcext:value-type="float">
            <text:p>0,0138761142</text:p>
          </table:table-cell>
          <table:table-cell table:number-columns-repeated="4"/>
        </table:table-row>
        <table:table-row table:style-name="ro1">
          <table:table-cell office:value-type="float" office:value="0.871595086655951" calcext:value-type="float">
            <text:p>0,8715950867</text:p>
          </table:table-cell>
          <table:table-cell office:value-type="float" office:value="0.0134491542877208" calcext:value-type="float">
            <text:p>0,0134491543</text:p>
          </table:table-cell>
          <table:table-cell table:formula="of:=ABS([.B444])" office:value-type="float" office:value="0.0134491542877208" calcext:value-type="float">
            <text:p>0,0134491543</text:p>
          </table:table-cell>
          <table:table-cell table:number-columns-repeated="4"/>
        </table:table-row>
        <table:table-row table:style-name="ro1">
          <table:table-cell office:value-type="float" office:value="0.863972856121587" calcext:value-type="float">
            <text:p>0,8639728561</text:p>
          </table:table-cell>
          <table:table-cell office:value-type="float" office:value="0.0129715748336988" calcext:value-type="float">
            <text:p>0,0129715748</text:p>
          </table:table-cell>
          <table:table-cell table:formula="of:=ABS([.B445])" office:value-type="float" office:value="0.0129715748336988" calcext:value-type="float">
            <text:p>0,0129715748</text:p>
          </table:table-cell>
          <table:table-cell table:number-columns-repeated="4"/>
        </table:table-row>
        <table:table-row table:style-name="ro1">
          <table:table-cell office:value-type="float" office:value="0.856147328375195" calcext:value-type="float">
            <text:p>0,8561473284</text:p>
          </table:table-cell>
          <table:table-cell office:value-type="float" office:value="0.0124451733009887" calcext:value-type="float">
            <text:p>0,0124451733</text:p>
          </table:table-cell>
          <table:table-cell table:formula="of:=ABS([.B446])" office:value-type="float" office:value="0.0124451733009887" calcext:value-type="float">
            <text:p>0,0124451733</text:p>
          </table:table-cell>
          <table:table-cell table:number-columns-repeated="4"/>
        </table:table-row>
        <table:table-row table:style-name="ro1">
          <table:table-cell office:value-type="float" office:value="0.848120344803297" calcext:value-type="float">
            <text:p>0,8481203448</text:p>
          </table:table-cell>
          <table:table-cell office:value-type="float" office:value="0.0118719309460963" calcext:value-type="float">
            <text:p>0,0118719309</text:p>
          </table:table-cell>
          <table:table-cell table:formula="of:=ABS([.B447])" office:value-type="float" office:value="0.0118719309460963" calcext:value-type="float">
            <text:p>0,0118719309</text:p>
          </table:table-cell>
          <table:table-cell table:number-columns-repeated="4"/>
        </table:table-row>
        <table:table-row table:style-name="ro1">
          <table:table-cell office:value-type="float" office:value="0.839893794196" calcext:value-type="float">
            <text:p>0,8398937942</text:p>
          </table:table-cell>
          <table:table-cell office:value-type="float" office:value="0.0112540053238084" calcext:value-type="float">
            <text:p>0,0112540053</text:p>
          </table:table-cell>
          <table:table-cell table:formula="of:=ABS([.B448])" office:value-type="float" office:value="0.0112540053238084" calcext:value-type="float">
            <text:p>0,0112540053</text:p>
          </table:table-cell>
          <table:table-cell table:number-columns-repeated="4"/>
        </table:table-row>
        <table:table-row table:style-name="ro1">
          <table:table-cell office:value-type="float" office:value="0.831469612302545" calcext:value-type="float">
            <text:p>0,8314696123</text:p>
          </table:table-cell>
          <table:table-cell office:value-type="float" office:value="0.0105937221666408" calcext:value-type="float">
            <text:p>0,0105937222</text:p>
          </table:table-cell>
          <table:table-cell table:formula="of:=ABS([.B449])" office:value-type="float" office:value="0.0105937221666408" calcext:value-type="float">
            <text:p>0,0105937222</text:p>
          </table:table-cell>
          <table:table-cell table:number-columns-repeated="4"/>
        </table:table-row>
        <table:table-row table:style-name="ro1">
          <table:table-cell office:value-type="float" office:value="0.822849781375826" calcext:value-type="float">
            <text:p>0,8228497814</text:p>
          </table:table-cell>
          <table:table-cell office:value-type="float" office:value="0.00989356663130259" calcext:value-type="float">
            <text:p>0,0098935666</text:p>
          </table:table-cell>
          <table:table-cell table:formula="of:=ABS([.B450])" office:value-type="float" office:value="0.00989356663130259" calcext:value-type="float">
            <text:p>0,0098935666</text:p>
          </table:table-cell>
          <table:table-cell table:number-columns-repeated="4"/>
        </table:table-row>
        <table:table-row table:style-name="ro1">
          <table:table-cell office:value-type="float" office:value="0.814036329705949" calcext:value-type="float">
            <text:p>0,8140363297</text:p>
          </table:table-cell>
          <table:table-cell office:value-type="float" office:value="0.00915617394513413" calcext:value-type="float">
            <text:p>0,0091561739</text:p>
          </table:table-cell>
          <table:table-cell table:formula="of:=ABS([.B451])" office:value-type="float" office:value="0.00915617394513413" calcext:value-type="float">
            <text:p>0,0091561739</text:p>
          </table:table-cell>
          <table:table-cell table:number-columns-repeated="4"/>
        </table:table-row>
        <table:table-row table:style-name="ro1">
          <table:table-cell office:value-type="float" office:value="0.805031331142964" calcext:value-type="float">
            <text:p>0,8050313311</text:p>
          </table:table-cell>
          <table:table-cell office:value-type="float" office:value="0.00838431948770302" calcext:value-type="float">
            <text:p>0,0083843195</text:p>
          </table:table-cell>
          <table:table-cell table:formula="of:=ABS([.B452])" office:value-type="float" office:value="0.00838431948770302" calcext:value-type="float">
            <text:p>0,0083843195</text:p>
          </table:table-cell>
          <table:table-cell table:number-columns-repeated="4"/>
        </table:table-row>
        <table:table-row table:style-name="ro1">
          <table:table-cell office:value-type="float" office:value="0.795836904608884" calcext:value-type="float">
            <text:p>0,7958369046</text:p>
          </table:table-cell>
          <table:table-cell office:value-type="float" office:value="0.00758090834490266" calcext:value-type="float">
            <text:p>0,0075809083</text:p>
          </table:table-cell>
          <table:table-cell table:formula="of:=ABS([.B453])" office:value-type="float" office:value="0.00758090834490266" calcext:value-type="float">
            <text:p>0,0075809083</text:p>
          </table:table-cell>
          <table:table-cell table:number-columns-repeated="4"/>
        </table:table-row>
        <table:table-row table:style-name="ro1">
          <table:table-cell office:value-type="float" office:value="0.786455213599086" calcext:value-type="float">
            <text:p>0,7864552136</text:p>
          </table:table-cell>
          <table:table-cell office:value-type="float" office:value="0.00674896437486305" calcext:value-type="float">
            <text:p>0,0067489644</text:p>
          </table:table-cell>
          <table:table-cell table:formula="of:=ABS([.B454])" office:value-type="float" office:value="0.00674896437486305" calcext:value-type="float">
            <text:p>0,0067489644</text:p>
          </table:table-cell>
          <table:table-cell table:number-columns-repeated="4"/>
        </table:table-row>
        <table:table-row table:style-name="ro1">
          <table:table-cell office:value-type="float" office:value="0.776888465673233" calcext:value-type="float">
            <text:p>0,7768884657</text:p>
          </table:table-cell>
          <table:table-cell office:value-type="float" office:value="0.0058916188268342" calcext:value-type="float">
            <text:p>0,0058916188</text:p>
          </table:table-cell>
          <table:table-cell table:formula="of:=ABS([.B455])" office:value-type="float" office:value="0.0058916188268342" calcext:value-type="float">
            <text:p>0,0058916188</text:p>
          </table:table-cell>
          <table:table-cell table:number-columns-repeated="4"/>
        </table:table-row>
        <table:table-row table:style-name="ro1">
          <table:table-cell office:value-type="float" office:value="0.767138911935821" calcext:value-type="float">
            <text:p>0,7671389119</text:p>
          </table:table-cell>
          <table:table-cell office:value-type="float" office:value="0.00501209855587115" calcext:value-type="float">
            <text:p>0,0050120986</text:p>
          </table:table-cell>
          <table:table-cell table:formula="of:=ABS([.B456])" office:value-type="float" office:value="0.00501209855587115" calcext:value-type="float">
            <text:p>0,0050120986</text:p>
          </table:table-cell>
          <table:table-cell table:number-columns-repeated="4"/>
        </table:table-row>
        <table:table-row table:style-name="ro1">
          <table:table-cell office:value-type="float" office:value="0.757208846506485" calcext:value-type="float">
            <text:p>0,7572088465</text:p>
          </table:table-cell>
          <table:table-cell office:value-type="float" office:value="0.00411371387767723" calcext:value-type="float">
            <text:p>0,0041137139</text:p>
          </table:table-cell>
          <table:table-cell table:formula="of:=ABS([.B457])" office:value-type="float" office:value="0.00411371387767723" calcext:value-type="float">
            <text:p>0,0041137139</text:p>
          </table:table-cell>
          <table:table-cell table:number-columns-repeated="4"/>
        </table:table-row>
        <table:table-row table:style-name="ro1">
          <table:table-cell office:value-type="float" office:value="0.74710060598018" calcext:value-type="float">
            <text:p>0,747100606</text:p>
          </table:table-cell>
          <table:table-cell office:value-type="float" office:value="0.00319984610932511" calcext:value-type="float">
            <text:p>0,0031998461</text:p>
          </table:table-cell>
          <table:table-cell table:formula="of:=ABS([.B458])" office:value-type="float" office:value="0.00319984610932511" calcext:value-type="float">
            <text:p>0,0031998461</text:p>
          </table:table-cell>
          <table:table-cell table:number-columns-repeated="4"/>
        </table:table-row>
        <table:table-row table:style-name="ro1">
          <table:table-cell office:value-type="float" office:value="0.736816568877371" calcext:value-type="float">
            <text:p>0,7368165689</text:p>
          </table:table-cell>
          <table:table-cell office:value-type="float" office:value="0.00227393484274374" calcext:value-type="float">
            <text:p>0,0022739348</text:p>
          </table:table-cell>
          <table:table-cell table:formula="of:=ABS([.B459])" office:value-type="float" office:value="0.00227393484274374" calcext:value-type="float">
            <text:p>0,0022739348</text:p>
          </table:table-cell>
          <table:table-cell table:number-columns-repeated="4"/>
        </table:table-row>
        <table:table-row table:style-name="ro1">
          <table:table-cell office:value-type="float" office:value="0.726359155084346" calcext:value-type="float">
            <text:p>0,7263591551</text:p>
          </table:table-cell>
          <table:table-cell office:value-type="float" office:value="0.00133946499886972" calcext:value-type="float">
            <text:p>0,001339465</text:p>
          </table:table-cell>
          <table:table-cell table:formula="of:=ABS([.B460])" office:value-type="float" office:value="0.00133946499886972" calcext:value-type="float">
            <text:p>0,001339465</text:p>
          </table:table-cell>
          <table:table-cell table:number-columns-repeated="4"/>
        </table:table-row>
        <table:table-row table:style-name="ro1">
          <table:table-cell office:value-type="float" office:value="0.715730825283818" calcext:value-type="float">
            <text:p>0,7157308253</text:p>
          </table:table-cell>
          <table:table-cell table:style-name="ce1" office:value-type="float" office:value="0.000399953711191392" calcext:value-type="float">
            <text:p>4,00E-04</text:p>
          </table:table-cell>
          <table:table-cell table:formula="of:=ABS([.B461])" office:value-type="float" office:value="0.000399953711191392" calcext:value-type="float">
            <text:p>0,0003999537</text:p>
          </table:table-cell>
          <table:table-cell table:number-columns-repeated="4"/>
        </table:table-row>
        <table:table-row table:style-name="ro1">
          <table:table-cell office:value-type="float" office:value="0.704934080375905" calcext:value-type="float">
            <text:p>0,7049340804</text:p>
          </table:table-cell>
          <table:table-cell table:style-name="ce1" office:value-type="float" office:value="-0.000541062911946222" calcext:value-type="float">
            <text:p>-5,41E-04</text:p>
          </table:table-cell>
          <table:table-cell table:formula="of:=ABS([.B462])" office:value-type="float" office:value="0.000541062911946222" calcext:value-type="float">
            <text:p>0,0005410629</text:p>
          </table:table-cell>
          <table:table-cell table:number-columns-repeated="4"/>
        </table:table-row>
        <table:table-row table:style-name="ro1">
          <table:table-cell office:value-type="float" office:value="0.693971460889654" calcext:value-type="float">
            <text:p>0,6939714609</text:p>
          </table:table-cell>
          <table:table-cell office:value-type="float" office:value="-0.00148004309645533" calcext:value-type="float">
            <text:p>-0,0014800431</text:p>
          </table:table-cell>
          <table:table-cell table:formula="of:=ABS([.B463])" office:value-type="float" office:value="0.00148004309645533" calcext:value-type="float">
            <text:p>0,0014800431</text:p>
          </table:table-cell>
          <table:table-cell table:number-columns-repeated="4"/>
        </table:table-row>
        <table:table-row table:style-name="ro1">
          <table:table-cell office:value-type="float" office:value="0.682845546385249" calcext:value-type="float">
            <text:p>0,6828455464</text:p>
          </table:table-cell>
          <table:table-cell office:value-type="float" office:value="-0.00241345273294369" calcext:value-type="float">
            <text:p>-0,0024134527</text:p>
          </table:table-cell>
          <table:table-cell table:formula="of:=ABS([.B464])" office:value-type="float" office:value="0.00241345273294369" calcext:value-type="float">
            <text:p>0,0024134527</text:p>
          </table:table-cell>
          <table:table-cell table:number-columns-repeated="4"/>
        </table:table-row>
        <table:table-row table:style-name="ro1">
          <table:table-cell office:value-type="float" office:value="0.671558954847019" calcext:value-type="float">
            <text:p>0,6715589548</text:p>
          </table:table-cell>
          <table:table-cell office:value-type="float" office:value="-0.00333777867830343" calcext:value-type="float">
            <text:p>-0,0033377787</text:p>
          </table:table-cell>
          <table:table-cell table:formula="of:=ABS([.B465])" office:value-type="float" office:value="0.00333777867830343" calcext:value-type="float">
            <text:p>0,0033377787</text:p>
          </table:table-cell>
          <table:table-cell table:number-columns-repeated="4"/>
        </table:table-row>
        <table:table-row table:style-name="ro1">
          <table:table-cell office:value-type="float" office:value="0.660114342067421" calcext:value-type="float">
            <text:p>0,6601143421</text:p>
          </table:table-cell>
          <table:table-cell office:value-type="float" office:value="-0.00424954197838945" calcext:value-type="float">
            <text:p>-0,004249542</text:p>
          </table:table-cell>
          <table:table-cell table:formula="of:=ABS([.B466])" office:value-type="float" office:value="0.00424954197838945" calcext:value-type="float">
            <text:p>0,004249542</text:p>
          </table:table-cell>
          <table:table-cell table:number-columns-repeated="4"/>
        </table:table-row>
        <table:table-row table:style-name="ro1">
          <table:table-cell office:value-type="float" office:value="0.648514401022113" calcext:value-type="float">
            <text:p>0,648514401</text:p>
          </table:table-cell>
          <table:table-cell office:value-type="float" office:value="-0.00514531096201709" calcext:value-type="float">
            <text:p>-0,005145311</text:p>
          </table:table-cell>
          <table:table-cell table:formula="of:=ABS([.B467])" office:value-type="float" office:value="0.00514531096201709" calcext:value-type="float">
            <text:p>0,005145311</text:p>
          </table:table-cell>
          <table:table-cell table:number-columns-repeated="4"/>
        </table:table-row>
        <table:table-row table:style-name="ro1">
          <table:table-cell office:value-type="float" office:value="0.636761861236285" calcext:value-type="float">
            <text:p>0,6367618612</text:p>
          </table:table-cell>
          <table:table-cell office:value-type="float" office:value="-0.00602171415699615" calcext:value-type="float">
            <text:p>-0,0060217142</text:p>
          </table:table-cell>
          <table:table-cell table:formula="of:=ABS([.B468])" office:value-type="float" office:value="0.00602171415699615" calcext:value-type="float">
            <text:p>0,0060217142</text:p>
          </table:table-cell>
          <table:table-cell table:number-columns-repeated="4"/>
        </table:table-row>
        <table:table-row table:style-name="ro1">
          <table:table-cell office:value-type="float" office:value="0.624859488142387" calcext:value-type="float">
            <text:p>0,6248594881</text:p>
          </table:table-cell>
          <table:table-cell office:value-type="float" office:value="-0.00687545297959291" calcext:value-type="float">
            <text:p>-0,006875453</text:p>
          </table:table-cell>
          <table:table-cell table:formula="of:=ABS([.B469])" office:value-type="float" office:value="0.00687545297959291" calcext:value-type="float">
            <text:p>0,006875453</text:p>
          </table:table-cell>
          <table:table-cell table:number-columns-repeated="4"/>
        </table:table-row>
        <table:table-row table:style-name="ro1">
          <table:table-cell office:value-type="float" office:value="0.612810082429411" calcext:value-type="float">
            <text:p>0,6128100824</text:p>
          </table:table-cell>
          <table:table-cell office:value-type="float" office:value="-0.00770331414965431" calcext:value-type="float">
            <text:p>-0,0077033141</text:p>
          </table:table-cell>
          <table:table-cell table:formula="of:=ABS([.B470])" office:value-type="float" office:value="0.00770331414965431" calcext:value-type="float">
            <text:p>0,0077033141</text:p>
          </table:table-cell>
          <table:table-cell table:number-columns-repeated="4"/>
        </table:table-row>
        <table:table-row table:style-name="ro1">
          <table:table-cell office:value-type="float" office:value="0.600616479383869" calcext:value-type="float">
            <text:p>0,6006164794</text:p>
          </table:table-cell>
          <table:table-cell office:value-type="float" office:value="-0.008502181784667" calcext:value-type="float">
            <text:p>-0,0085021818</text:p>
          </table:table-cell>
          <table:table-cell table:formula="of:=ABS([.B471])" office:value-type="float" office:value="0.008502181784667" calcext:value-type="float">
            <text:p>0,0085021818</text:p>
          </table:table-cell>
          <table:table-cell table:number-columns-repeated="4"/>
        </table:table-row>
        <table:table-row table:style-name="ro1">
          <table:table-cell office:value-type="float" office:value="0.588281548222645" calcext:value-type="float">
            <text:p>0,5882815482</text:p>
          </table:table-cell>
          <table:table-cell office:value-type="float" office:value="-0.00926904912723714" calcext:value-type="float">
            <text:p>-0,0092690491</text:p>
          </table:table-cell>
          <table:table-cell table:formula="of:=ABS([.B472])" office:value-type="float" office:value="0.00926904912723714" calcext:value-type="float">
            <text:p>0,0092690491</text:p>
          </table:table-cell>
          <table:table-cell table:number-columns-repeated="4"/>
        </table:table-row>
        <table:table-row table:style-name="ro1">
          <table:table-cell office:value-type="float" office:value="0.575808191417846" calcext:value-type="float">
            <text:p>0,5758081914</text:p>
          </table:table-cell>
          <table:table-cell office:value-type="float" office:value="-0.0100010298618456" calcext:value-type="float">
            <text:p>-0,0100010299</text:p>
          </table:table-cell>
          <table:table-cell table:formula="of:=ABS([.B473])" office:value-type="float" office:value="0.0100010298618456" calcext:value-type="float">
            <text:p>0,0100010299</text:p>
          </table:table-cell>
          <table:table-cell table:number-columns-repeated="4"/>
        </table:table-row>
        <table:table-row table:style-name="ro1">
          <table:table-cell office:value-type="float" office:value="0.563199344013834" calcext:value-type="float">
            <text:p>0,563199344</text:p>
          </table:table-cell>
          <table:table-cell office:value-type="float" office:value="-0.0106953689782907" calcext:value-type="float">
            <text:p>-0,010695369</text:p>
          </table:table-cell>
          <table:table-cell table:formula="of:=ABS([.B474])" office:value-type="float" office:value="0.0106953689782907" calcext:value-type="float">
            <text:p>0,010695369</text:p>
          </table:table-cell>
          <table:table-cell table:number-columns-repeated="4"/>
        </table:table-row>
        <table:table-row table:style-name="ro1">
          <table:table-cell office:value-type="float" office:value="0.550457972936606" calcext:value-type="float">
            <text:p>0,5504579729</text:p>
          </table:table-cell>
          <table:table-cell office:value-type="float" office:value="-0.0113494531409191" calcext:value-type="float">
            <text:p>-0,0113494531</text:p>
          </table:table-cell>
          <table:table-cell table:formula="of:=ABS([.B475])" office:value-type="float" office:value="0.0113494531409191" calcext:value-type="float">
            <text:p>0,0113494531</text:p>
          </table:table-cell>
          <table:table-cell table:number-columns-repeated="4"/>
        </table:table-row>
        <table:table-row table:style-name="ro1">
          <table:table-cell office:value-type="float" office:value="0.537587076295646" calcext:value-type="float">
            <text:p>0,5375870763</text:p>
          </table:table-cell>
          <table:table-cell office:value-type="float" office:value="-0.011960820524634" calcext:value-type="float">
            <text:p>-0,0119608205</text:p>
          </table:table-cell>
          <table:table-cell table:formula="of:=ABS([.B476])" office:value-type="float" office:value="0.011960820524634" calcext:value-type="float">
            <text:p>0,0119608205</text:p>
          </table:table-cell>
          <table:table-cell table:number-columns-repeated="4"/>
        </table:table-row>
        <table:table-row table:style-name="ro1">
          <table:table-cell office:value-type="float" office:value="0.524589682678469" calcext:value-type="float">
            <text:p>0,5245896827</text:p>
          </table:table-cell>
          <table:table-cell office:value-type="float" office:value="-0.0125271700806512" calcext:value-type="float">
            <text:p>-0,0125271701</text:p>
          </table:table-cell>
          <table:table-cell table:formula="of:=ABS([.B477])" office:value-type="float" office:value="0.0125271700806512" calcext:value-type="float">
            <text:p>0,0125271701</text:p>
          </table:table-cell>
          <table:table-cell table:number-columns-repeated="4"/>
        </table:table-row>
        <table:table-row table:style-name="ro1">
          <table:table-cell office:value-type="float" office:value="0.511468850437971" calcext:value-type="float">
            <text:p>0,5114688504</text:p>
          </table:table-cell>
          <table:table-cell office:value-type="float" office:value="-0.0130463701971251" calcext:value-type="float">
            <text:p>-0,0130463702</text:p>
          </table:table-cell>
          <table:table-cell table:formula="of:=ABS([.B478])" office:value-type="float" office:value="0.0130463701971251" calcext:value-type="float">
            <text:p>0,0130463702</text:p>
          </table:table-cell>
          <table:table-cell table:number-columns-repeated="4"/>
        </table:table-row>
        <table:table-row table:style-name="ro1">
          <table:table-cell office:value-type="float" office:value="0.498227666972783" calcext:value-type="float">
            <text:p>0,498227667</text:p>
          </table:table-cell>
          <table:table-cell office:value-type="float" office:value="-0.0135164667220503" calcext:value-type="float">
            <text:p>-0,0135164667</text:p>
          </table:table-cell>
          <table:table-cell table:formula="of:=ABS([.B479])" office:value-type="float" office:value="0.0135164667220503" calcext:value-type="float">
            <text:p>0,0135164667</text:p>
          </table:table-cell>
          <table:table-cell table:number-columns-repeated="4"/>
        </table:table-row>
        <table:table-row table:style-name="ro1">
          <table:table-cell office:value-type="float" office:value="0.484869248000791" calcext:value-type="float">
            <text:p>0,484869248</text:p>
          </table:table-cell>
          <table:table-cell office:value-type="float" office:value="-0.0139356903182554" calcext:value-type="float">
            <text:p>-0,0139356903</text:p>
          </table:table-cell>
          <table:table-cell table:formula="of:=ABS([.B480])" office:value-type="float" office:value="0.0139356903182554" calcext:value-type="float">
            <text:p>0,0139356903</text:p>
          </table:table-cell>
          <table:table-cell table:number-columns-repeated="4"/>
        </table:table-row>
        <table:table-row table:style-name="ro1">
          <table:table-cell office:value-type="float" office:value="0.471396736825999" calcext:value-type="float">
            <text:p>0,4713967368</text:p>
          </table:table-cell>
          <table:table-cell office:value-type="float" office:value="-0.0143024631227865" calcext:value-type="float">
            <text:p>-0,0143024631</text:p>
          </table:table-cell>
          <table:table-cell table:formula="of:=ABS([.B481])" office:value-type="float" office:value="0.0143024631227865" calcext:value-type="float">
            <text:p>0,0143024631</text:p>
          </table:table-cell>
          <table:table-cell table:number-columns-repeated="4"/>
        </table:table-row>
        <table:table-row table:style-name="ro1">
          <table:table-cell office:value-type="float" office:value="0.457813303598878" calcext:value-type="float">
            <text:p>0,4578133036</text:p>
          </table:table-cell>
          <table:table-cell office:value-type="float" office:value="-0.0146154046856238" calcext:value-type="float">
            <text:p>-0,0146154047</text:p>
          </table:table-cell>
          <table:table-cell table:formula="of:=ABS([.B482])" office:value-type="float" office:value="0.0146154046856238" calcext:value-type="float">
            <text:p>0,0146154047</text:p>
          </table:table-cell>
          <table:table-cell table:number-columns-repeated="4"/>
        </table:table-row>
        <table:table-row table:style-name="ro1">
          <table:table-cell office:value-type="float" office:value="0.444122144570429" calcext:value-type="float">
            <text:p>0,4441221446</text:p>
          </table:table-cell>
          <table:table-cell office:value-type="float" office:value="-0.0148733371653869" calcext:value-type="float">
            <text:p>-0,0148733372</text:p>
          </table:table-cell>
          <table:table-cell table:formula="of:=ABS([.B483])" office:value-type="float" office:value="0.0148733371653869" calcext:value-type="float">
            <text:p>0,0148733372</text:p>
          </table:table-cell>
          <table:table-cell table:number-columns-repeated="4"/>
        </table:table-row>
        <table:table-row table:style-name="ro1">
          <table:table-cell office:value-type="float" office:value="0.430326481340083" calcext:value-type="float">
            <text:p>0,4303264813</text:p>
          </table:table-cell>
          <table:table-cell office:value-type="float" office:value="-0.015075289762462" calcext:value-type="float">
            <text:p>-0,0150752898</text:p>
          </table:table-cell>
          <table:table-cell table:formula="of:=ABS([.B484])" office:value-type="float" office:value="0.015075289762462" calcext:value-type="float">
            <text:p>0,0150752898</text:p>
          </table:table-cell>
          <table:table-cell table:number-columns-repeated="4"/>
        </table:table-row>
        <table:table-row table:style-name="ro1">
          <table:table-cell office:value-type="float" office:value="0.416429560097637" calcext:value-type="float">
            <text:p>0,4164295601</text:p>
          </table:table-cell>
          <table:table-cell office:value-type="float" office:value="-0.0152205023728779" calcext:value-type="float">
            <text:p>-0,0152205024</text:p>
          </table:table-cell>
          <table:table-cell table:formula="of:=ABS([.B485])" office:value-type="float" office:value="0.0152205023728779" calcext:value-type="float">
            <text:p>0,0152205024</text:p>
          </table:table-cell>
          <table:table-cell table:number-columns-repeated="4"/>
        </table:table-row>
        <table:table-row table:style-name="ro1">
          <table:table-cell office:value-type="float" office:value="0.40243465085942" calcext:value-type="float">
            <text:p>0,4024346509</text:p>
          </table:table-cell>
          <table:table-cell office:value-type="float" office:value="-0.0153084284491563" calcext:value-type="float">
            <text:p>-0,0153084284</text:p>
          </table:table-cell>
          <table:table-cell table:formula="of:=ABS([.B486])" office:value-type="float" office:value="0.0153084284491563" calcext:value-type="float">
            <text:p>0,0153084284</text:p>
          </table:table-cell>
          <table:table-cell table:number-columns-repeated="4"/>
        </table:table-row>
        <table:table-row table:style-name="ro1">
          <table:table-cell office:value-type="float" office:value="0.388345046698827" calcext:value-type="float">
            <text:p>0,3883450467</text:p>
          </table:table-cell>
          <table:table-cell office:value-type="float" office:value="-0.0153387370573984" calcext:value-type="float">
            <text:p>-0,0153387371</text:p>
          </table:table-cell>
          <table:table-cell table:formula="of:=ABS([.B487])" office:value-type="float" office:value="0.0153387370573984" calcext:value-type="float">
            <text:p>0,0153387371</text:p>
          </table:table-cell>
          <table:table-cell table:number-columns-repeated="4"/>
        </table:table-row>
        <table:table-row table:style-name="ro1">
          <table:table-cell office:value-type="float" office:value="0.374164062971459" calcext:value-type="float">
            <text:p>0,374164063</text:p>
          </table:table-cell>
          <table:table-cell office:value-type="float" office:value="-0.0153113141228484" calcext:value-type="float">
            <text:p>-0,0153113141</text:p>
          </table:table-cell>
          <table:table-cell table:formula="of:=ABS([.B488])" office:value-type="float" office:value="0.0153113141228484" calcext:value-type="float">
            <text:p>0,0153113141</text:p>
          </table:table-cell>
          <table:table-cell table:number-columns-repeated="4"/>
        </table:table-row>
        <table:table-row table:style-name="ro1">
          <table:table-cell office:value-type="float" office:value="0.359895036534989" calcext:value-type="float">
            <text:p>0,3598950365</text:p>
          </table:table-cell>
          <table:table-cell office:value-type="float" office:value="-0.015226262859241" calcext:value-type="float">
            <text:p>-0,0152262629</text:p>
          </table:table-cell>
          <table:table-cell table:formula="of:=ABS([.B489])" office:value-type="float" office:value="0.015226262859241" calcext:value-type="float">
            <text:p>0,0152262629</text:p>
          </table:table-cell>
          <table:table-cell table:number-columns-repeated="4"/>
        </table:table-row>
        <table:table-row table:style-name="ro1">
          <table:table-cell office:value-type="float" office:value="0.34554132496399" calcext:value-type="float">
            <text:p>0,345541325</text:p>
          </table:table-cell>
          <table:table-cell office:value-type="float" office:value="-0.0150839033803247" calcext:value-type="float">
            <text:p>-0,0150839034</text:p>
          </table:table-cell>
          <table:table-cell table:formula="of:=ABS([.B490])" office:value-type="float" office:value="0.0150839033803247" calcext:value-type="float">
            <text:p>0,0150839034</text:p>
          </table:table-cell>
          <table:table-cell table:number-columns-repeated="4"/>
        </table:table-row>
        <table:table-row table:style-name="ro1">
          <table:table-cell office:value-type="float" office:value="0.331106305759877" calcext:value-type="float">
            <text:p>0,3311063058</text:p>
          </table:table-cell>
          <table:table-cell office:value-type="float" office:value="-0.0148847714950344" calcext:value-type="float">
            <text:p>-0,0148847715</text:p>
          </table:table-cell>
          <table:table-cell table:formula="of:=ABS([.B491])" office:value-type="float" office:value="0.0148847714950344" calcext:value-type="float">
            <text:p>0,0148847715</text:p>
          </table:table-cell>
          <table:table-cell table:number-columns-repeated="4"/>
        </table:table-row>
        <table:table-row table:style-name="ro1">
          <table:table-cell office:value-type="float" office:value="0.316593375556166" calcext:value-type="float">
            <text:p>0,3165933756</text:p>
          </table:table-cell>
          <table:table-cell office:value-type="float" office:value="-0.0146296166908235" calcext:value-type="float">
            <text:p>-0,0146296167</text:p>
          </table:table-cell>
          <table:table-cell table:formula="of:=ABS([.B492])" office:value-type="float" office:value="0.0146296166908235" calcext:value-type="float">
            <text:p>0,0146296167</text:p>
          </table:table-cell>
          <table:table-cell table:number-columns-repeated="4"/>
        </table:table-row>
        <table:table-row table:style-name="ro1">
          <table:table-cell office:value-type="float" office:value="0.302005949319229" calcext:value-type="float">
            <text:p>0,3020059493</text:p>
          </table:table-cell>
          <table:table-cell office:value-type="float" office:value="-0.0143193993127602" calcext:value-type="float">
            <text:p>-0,0143193993</text:p>
          </table:table-cell>
          <table:table-cell table:formula="of:=ABS([.B493])" office:value-type="float" office:value="0.0143193993127602" calcext:value-type="float">
            <text:p>0,0143193993</text:p>
          </table:table-cell>
          <table:table-cell table:number-columns-repeated="4"/>
        </table:table-row>
        <table:table-row table:style-name="ro1">
          <table:table-cell office:value-type="float" office:value="0.287347459544729" calcext:value-type="float">
            <text:p>0,2873474595</text:p>
          </table:table-cell>
          <table:table-cell office:value-type="float" office:value="-0.0139552869490078" calcext:value-type="float">
            <text:p>-0,0139552869</text:p>
          </table:table-cell>
          <table:table-cell table:formula="of:=ABS([.B494])" office:value-type="float" office:value="0.0139552869490078" calcext:value-type="float">
            <text:p>0,0139552869</text:p>
          </table:table-cell>
          <table:table-cell table:number-columns-repeated="4"/>
        </table:table-row>
        <table:table-row table:style-name="ro1">
          <table:table-cell office:value-type="float" office:value="0.27262135544995" calcext:value-type="float">
            <text:p>0,2726213554</text:p>
          </table:table-cell>
          <table:table-cell office:value-type="float" office:value="-0.0135386500362861" calcext:value-type="float">
            <text:p>-0,01353865</text:p>
          </table:table-cell>
          <table:table-cell table:formula="of:=ABS([.B495])" office:value-type="float" office:value="0.0135386500362861" calcext:value-type="float">
            <text:p>0,01353865</text:p>
          </table:table-cell>
          <table:table-cell table:number-columns-repeated="4"/>
        </table:table-row>
        <table:table-row table:style-name="ro1">
          <table:table-cell office:value-type="float" office:value="0.257831102162159" calcext:value-type="float">
            <text:p>0,2578311022</text:p>
          </table:table-cell>
          <table:table-cell office:value-type="float" office:value="-0.0130710567018607" calcext:value-type="float">
            <text:p>-0,0130710567</text:p>
          </table:table-cell>
          <table:table-cell table:formula="of:=ABS([.B496])" office:value-type="float" office:value="0.0130710567018607" calcext:value-type="float">
            <text:p>0,0130710567</text:p>
          </table:table-cell>
          <table:table-cell table:number-columns-repeated="4"/>
        </table:table-row>
        <table:table-row table:style-name="ro1">
          <table:table-cell office:value-type="float" office:value="0.242980179903265" calcext:value-type="float">
            <text:p>0,2429801799</text:p>
          </table:table-cell>
          <table:table-cell office:value-type="float" office:value="-0.0125542668614579" calcext:value-type="float">
            <text:p>-0,0125542669</text:p>
          </table:table-cell>
          <table:table-cell table:formula="of:=ABS([.B497])" office:value-type="float" office:value="0.0125542668614579" calcext:value-type="float">
            <text:p>0,0125542669</text:p>
          </table:table-cell>
          <table:table-cell table:number-columns-repeated="4"/>
        </table:table-row>
        <table:table-row table:style-name="ro1">
          <table:table-cell office:value-type="float" office:value="0.228072083170886" calcext:value-type="float">
            <text:p>0,2280720832</text:p>
          </table:table-cell>
          <table:table-cell office:value-type="float" office:value="-0.0119902255953448" calcext:value-type="float">
            <text:p>-0,0119902256</text:p>
          </table:table-cell>
          <table:table-cell table:formula="of:=ABS([.B498])" office:value-type="float" office:value="0.0119902255953448" calcext:value-type="float">
            <text:p>0,0119902256</text:p>
          </table:table-cell>
          <table:table-cell table:number-columns-repeated="4"/>
        </table:table-row>
        <table:table-row table:style-name="ro1">
          <table:table-cell office:value-type="float" office:value="0.213110319916092" calcext:value-type="float">
            <text:p>0,2131103199</text:p>
          </table:table-cell>
          <table:table-cell office:value-type="float" office:value="-0.0113810558274878" calcext:value-type="float">
            <text:p>-0,0113810558</text:p>
          </table:table-cell>
          <table:table-cell table:formula="of:=ABS([.B499])" office:value-type="float" office:value="0.0113810558274878" calcext:value-type="float">
            <text:p>0,0113810558</text:p>
          </table:table-cell>
          <table:table-cell table:number-columns-repeated="4"/>
        </table:table-row>
        <table:table-row table:style-name="ro1">
          <table:table-cell office:value-type="float" office:value="0.198098410717954" calcext:value-type="float">
            <text:p>0,1980984107</text:p>
          </table:table-cell>
          <table:table-cell office:value-type="float" office:value="-0.0107290503353429" calcext:value-type="float">
            <text:p>-0,0107290503</text:p>
          </table:table-cell>
          <table:table-cell table:formula="of:=ABS([.B500])" office:value-type="float" office:value="0.0107290503353429" calcext:value-type="float">
            <text:p>0,0107290503</text:p>
          </table:table-cell>
          <table:table-cell table:number-columns-repeated="4"/>
        </table:table-row>
        <table:table-row table:style-name="ro1">
          <table:table-cell office:value-type="float" office:value="0.183039887955142" calcext:value-type="float">
            <text:p>0,183039888</text:p>
          </table:table-cell>
          <table:table-cell office:value-type="float" office:value="-0.0100366631203578" calcext:value-type="float">
            <text:p>-0,0100366631</text:p>
          </table:table-cell>
          <table:table-cell table:formula="of:=ABS([.B501])" office:value-type="float" office:value="0.0100366631203578" calcext:value-type="float">
            <text:p>0,0100366631</text:p>
          </table:table-cell>
          <table:table-cell table:number-columns-repeated="4"/>
        </table:table-row>
        <table:table-row table:style-name="ro1">
          <table:table-cell office:value-type="float" office:value="0.167938294974731" calcext:value-type="float">
            <text:p>0,167938295</text:p>
          </table:table-cell>
          <table:table-cell office:value-type="float" office:value="-0.00930650017166912" calcext:value-type="float">
            <text:p>-0,0093065002</text:p>
          </table:table-cell>
          <table:table-cell table:formula="of:=ABS([.B502])" office:value-type="float" office:value="0.00930650017166912" calcext:value-type="float">
            <text:p>0,0093065002</text:p>
          </table:table-cell>
          <table:table-cell table:number-columns-repeated="4"/>
        </table:table-row>
        <table:table-row table:style-name="ro1">
          <table:table-cell office:value-type="float" office:value="0.152797185258444" calcext:value-type="float">
            <text:p>0,1527971853</text:p>
          </table:table-cell>
          <table:table-cell office:value-type="float" office:value="-0.0085413096577448" calcext:value-type="float">
            <text:p>-0,0085413097</text:p>
          </table:table-cell>
          <table:table-cell table:formula="of:=ABS([.B503])" office:value-type="float" office:value="0.0085413096577448" calcext:value-type="float">
            <text:p>0,0085413097</text:p>
          </table:table-cell>
          <table:table-cell table:number-columns-repeated="4"/>
        </table:table-row>
        <table:table-row table:style-name="ro1">
          <table:table-cell office:value-type="float" office:value="0.137620121586487" calcext:value-type="float">
            <text:p>0,1376201216</text:p>
          </table:table-cell>
          <table:table-cell office:value-type="float" office:value="-0.00774397158289919" calcext:value-type="float">
            <text:p>-0,0077439716</text:p>
          </table:table-cell>
          <table:table-cell table:formula="of:=ABS([.B504])" office:value-type="float" office:value="0.00774397158289919" calcext:value-type="float">
            <text:p>0,0077439716</text:p>
          </table:table-cell>
          <table:table-cell table:number-columns-repeated="4"/>
        </table:table-row>
        <table:table-row table:style-name="ro1">
          <table:table-cell office:value-type="float" office:value="0.122410675199216" calcext:value-type="float">
            <text:p>0,1224106752</text:p>
          </table:table-cell>
          <table:table-cell office:value-type="float" office:value="-0.0069174869476063" calcext:value-type="float">
            <text:p>-0,0069174869</text:p>
          </table:table-cell>
          <table:table-cell table:formula="of:=ABS([.B505])" office:value-type="float" office:value="0.0069174869476063" calcext:value-type="float">
            <text:p>0,0069174869</text:p>
          </table:table-cell>
          <table:table-cell table:number-columns-repeated="4"/>
        </table:table-row>
        <table:table-row table:style-name="ro1">
          <table:table-cell office:value-type="float" office:value="0.10717242495681" calcext:value-type="float">
            <text:p>0,107172425</text:p>
          </table:table-cell>
          <table:table-cell office:value-type="float" office:value="-0.00606496645341292" calcext:value-type="float">
            <text:p>-0,0060649665</text:p>
          </table:table-cell>
          <table:table-cell table:formula="of:=ABS([.B506])" office:value-type="float" office:value="0.00606496645341292" calcext:value-type="float">
            <text:p>0,0060649665</text:p>
          </table:table-cell>
          <table:table-cell table:number-columns-repeated="4"/>
        </table:table-row>
        <table:table-row table:style-name="ro1">
          <table:table-cell office:value-type="float" office:value="0.091908956497133" calcext:value-type="float">
            <text:p>0,0919089565</text:p>
          </table:table-cell>
          <table:table-cell office:value-type="float" office:value="-0.00518961879496094" calcext:value-type="float">
            <text:p>-0,0051896188</text:p>
          </table:table-cell>
          <table:table-cell table:formula="of:=ABS([.B507])" office:value-type="float" office:value="0.00518961879496094" calcext:value-type="float">
            <text:p>0,0051896188</text:p>
          </table:table-cell>
          <table:table-cell table:number-columns-repeated="4"/>
        </table:table-row>
        <table:table-row table:style-name="ro1">
          <table:table-cell office:value-type="float" office:value="0.0766238613920328" calcext:value-type="float">
            <text:p>0,0766238614</text:p>
          </table:table-cell>
          <table:table-cell office:value-type="float" office:value="-0.00429473858318175" calcext:value-type="float">
            <text:p>-0,0042947386</text:p>
          </table:table-cell>
          <table:table-cell table:formula="of:=ABS([.B508])" office:value-type="float" office:value="0.00429473858318175" calcext:value-type="float">
            <text:p>0,0042947386</text:p>
          </table:table-cell>
          <table:table-cell table:number-columns-repeated="4"/>
        </table:table-row>
        <table:table-row table:style-name="ro1">
          <table:table-cell office:value-type="float" office:value="0.0613207363022091" calcext:value-type="float">
            <text:p>0,0613207363</text:p>
          </table:table-cell>
          <table:table-cell office:value-type="float" office:value="-0.00338369394512883" calcext:value-type="float">
            <text:p>-0,0033836939</text:p>
          </table:table-cell>
          <table:table-cell table:formula="of:=ABS([.B509])" office:value-type="float" office:value="0.00338369394512883" calcext:value-type="float">
            <text:p>0,0033836939</text:p>
          </table:table-cell>
          <table:table-cell table:number-columns-repeated="4"/>
        </table:table-row>
        <table:table-row table:style-name="ro1">
          <table:table-cell office:value-type="float" office:value="0.0460031821309153" calcext:value-type="float">
            <text:p>0,0460031821</text:p>
          </table:table-cell>
          <table:table-cell office:value-type="float" office:value="-0.00245991384710564" calcext:value-type="float">
            <text:p>-0,0024599138</text:p>
          </table:table-cell>
          <table:table-cell table:formula="of:=ABS([.B510])" office:value-type="float" office:value="0.00245991384710564" calcext:value-type="float">
            <text:p>0,0024599138</text:p>
          </table:table-cell>
          <table:table-cell table:number-columns-repeated="4"/>
        </table:table-row>
        <table:table-row table:style-name="ro1">
          <table:table-cell office:value-type="float" office:value="0.0306748031766375" calcext:value-type="float">
            <text:p>0,0306748032</text:p>
          </table:table-cell>
          <table:table-cell office:value-type="float" office:value="-0.00152687518881123" calcext:value-type="float">
            <text:p>-0,0015268752</text:p>
          </table:table-cell>
          <table:table-cell table:formula="of:=ABS([.B511])" office:value-type="float" office:value="0.00152687518881123" calcext:value-type="float">
            <text:p>0,0015268752</text:p>
          </table:table-cell>
          <table:table-cell table:number-columns-repeated="4"/>
        </table:table-row>
        <table:table-row table:style-name="ro1">
          <table:table-cell office:value-type="float" office:value="0.0153392062849891" calcext:value-type="float">
            <text:p>0,0153392063</text:p>
          </table:table-cell>
          <table:table-cell table:style-name="ce1" office:value-type="float" office:value="-0.000588089717074913" calcext:value-type="float">
            <text:p>-5,88E-04</text:p>
          </table:table-cell>
          <table:table-cell table:formula="of:=ABS([.B512])" office:value-type="float" office:value="0.000588089717074913" calcext:value-type="float">
            <text:p>0,0005880897</text:p>
          </table:table-cell>
          <table:table-cell table:number-columns-repeated="4"/>
        </table:table-row>
        <table:table-row table:style-name="ro1">
          <table:table-cell table:style-name="ce1" office:value-type="float" office:value="3.06161699786838E-016" calcext:value-type="float">
            <text:p>3,06E-16</text:p>
          </table:table-cell>
          <table:table-cell table:style-name="ce1" office:value-type="float" office:value="-0.000058826272893775" calcext:value-type="float">
            <text:p>-5,88E-05</text:p>
          </table:table-cell>
          <table:table-cell table:formula="of:=ABS([.B513])" office:value-type="float" office:value="0.000058826272893775" calcext:value-type="float">
            <text:p>5,8826272893775E-05</text:p>
          </table:table-cell>
          <table:table-cell table:number-columns-repeated="4"/>
        </table:table-row>
        <table:table-row table:style-name="ro1">
          <table:table-cell office:value-type="float" office:value="-0.0153392062849876" calcext:value-type="float">
            <text:p>-0,0153392063</text:p>
          </table:table-cell>
          <table:table-cell table:style-name="ce1" office:value-type="float" office:value="-0.000294062157118136" calcext:value-type="float">
            <text:p>-2,94E-04</text:p>
          </table:table-cell>
          <table:table-cell table:formula="of:=ABS([.B514])" office:value-type="float" office:value="0.000294062157118136" calcext:value-type="float">
            <text:p>0,0002940622</text:p>
          </table:table-cell>
          <table:table-cell table:number-columns-repeated="4"/>
        </table:table-row>
        <table:table-row table:style-name="ro1">
          <table:table-cell office:value-type="float" office:value="-0.030674803176636" calcext:value-type="float">
            <text:p>-0,0306748032</text:p>
          </table:table-cell>
          <table:table-cell table:style-name="ce1" office:value-type="float" office:value="-0.000529021280333164" calcext:value-type="float">
            <text:p>-5,29E-04</text:p>
          </table:table-cell>
          <table:table-cell table:formula="of:=ABS([.B515])" office:value-type="float" office:value="0.000529021280333164" calcext:value-type="float">
            <text:p>0,0005290213</text:p>
          </table:table-cell>
          <table:table-cell table:number-columns-repeated="4"/>
        </table:table-row>
        <table:table-row table:style-name="ro1">
          <table:table-cell office:value-type="float" office:value="-0.0460031821309147" calcext:value-type="float">
            <text:p>-0,0460031821</text:p>
          </table:table-cell>
          <table:table-cell table:style-name="ce1" office:value-type="float" office:value="-0.000763482507236013" calcext:value-type="float">
            <text:p>-7,63E-04</text:p>
          </table:table-cell>
          <table:table-cell table:formula="of:=ABS([.B516])" office:value-type="float" office:value="0.000763482507236013" calcext:value-type="float">
            <text:p>0,0007634825</text:p>
          </table:table-cell>
          <table:table-cell table:number-columns-repeated="4"/>
        </table:table-row>
        <table:table-row table:style-name="ro1">
          <table:table-cell office:value-type="float" office:value="-0.0613207363022076" calcext:value-type="float">
            <text:p>-0,0613207363</text:p>
          </table:table-cell>
          <table:table-cell table:style-name="ce1" office:value-type="float" office:value="-0.000997225171126437" calcext:value-type="float">
            <text:p>-9,97E-04</text:p>
          </table:table-cell>
          <table:table-cell table:formula="of:=ABS([.B517])" office:value-type="float" office:value="0.000997225171126437" calcext:value-type="float">
            <text:p>0,0009972252</text:p>
          </table:table-cell>
          <table:table-cell table:number-columns-repeated="4"/>
        </table:table-row>
        <table:table-row table:style-name="ro1">
          <table:table-cell office:value-type="float" office:value="-0.0766238613920313" calcext:value-type="float">
            <text:p>-0,0766238614</text:p>
          </table:table-cell>
          <table:table-cell office:value-type="float" office:value="-0.00123002928159099" calcext:value-type="float">
            <text:p>-0,0012300293</text:p>
          </table:table-cell>
          <table:table-cell table:formula="of:=ABS([.B518])" office:value-type="float" office:value="0.00123002928159099" calcext:value-type="float">
            <text:p>0,0012300293</text:p>
          </table:table-cell>
          <table:table-cell table:number-columns-repeated="4"/>
        </table:table-row>
        <table:table-row table:style-name="ro1">
          <table:table-cell office:value-type="float" office:value="-0.0919089564971315" calcext:value-type="float">
            <text:p>-0,0919089565</text:p>
          </table:table-cell>
          <table:table-cell office:value-type="float" office:value="-0.00146167573154943" calcext:value-type="float">
            <text:p>-0,0014616757</text:p>
          </table:table-cell>
          <table:table-cell table:formula="of:=ABS([.B519])" office:value-type="float" office:value="0.00146167573154943" calcext:value-type="float">
            <text:p>0,0014616757</text:p>
          </table:table-cell>
          <table:table-cell table:number-columns-repeated="4"/>
        </table:table-row>
        <table:table-row table:style-name="ro1">
          <table:table-cell office:value-type="float" office:value="-0.107172424956808" calcext:value-type="float">
            <text:p>-0,107172425</text:p>
          </table:table-cell>
          <table:table-cell office:value-type="float" office:value="-0.00169194650347115" calcext:value-type="float">
            <text:p>-0,0016919465</text:p>
          </table:table-cell>
          <table:table-cell table:formula="of:=ABS([.B520])" office:value-type="float" office:value="0.00169194650347115" calcext:value-type="float">
            <text:p>0,0016919465</text:p>
          </table:table-cell>
          <table:table-cell table:number-columns-repeated="4"/>
        </table:table-row>
        <table:table-row table:style-name="ro1">
          <table:table-cell office:value-type="float" office:value="-0.122410675199216" calcext:value-type="float">
            <text:p>-0,1224106752</text:p>
          </table:table-cell>
          <table:table-cell office:value-type="float" office:value="-0.00192062487456568" calcext:value-type="float">
            <text:p>-0,0019206249</text:p>
          </table:table-cell>
          <table:table-cell table:formula="of:=ABS([.B521])" office:value-type="float" office:value="0.00192062487456568" calcext:value-type="float">
            <text:p>0,0019206249</text:p>
          </table:table-cell>
          <table:table-cell table:number-columns-repeated="4"/>
        </table:table-row>
        <table:table-row table:style-name="ro1">
          <table:table-cell office:value-type="float" office:value="-0.137620121586485" calcext:value-type="float">
            <text:p>-0,1376201216</text:p>
          </table:table-cell>
          <table:table-cell office:value-type="float" office:value="-0.00214749562075434" calcext:value-type="float">
            <text:p>-0,0021474956</text:p>
          </table:table-cell>
          <table:table-cell table:formula="of:=ABS([.B522])" office:value-type="float" office:value="0.00214749562075434" calcext:value-type="float">
            <text:p>0,0021474956</text:p>
          </table:table-cell>
          <table:table-cell table:number-columns-repeated="4"/>
        </table:table-row>
        <table:table-row table:style-name="ro1">
          <table:table-cell office:value-type="float" office:value="-0.152797185258442" calcext:value-type="float">
            <text:p>-0,1527971853</text:p>
          </table:table-cell>
          <table:table-cell office:value-type="float" office:value="-0.0023723452192318" calcext:value-type="float">
            <text:p>-0,0023723452</text:p>
          </table:table-cell>
          <table:table-cell table:formula="of:=ABS([.B523])" office:value-type="float" office:value="0.0023723452192318" calcext:value-type="float">
            <text:p>0,0023723452</text:p>
          </table:table-cell>
          <table:table-cell table:number-columns-repeated="4"/>
        </table:table-row>
        <table:table-row table:style-name="ro1">
          <table:table-cell office:value-type="float" office:value="-0.167938294974731" calcext:value-type="float">
            <text:p>-0,167938295</text:p>
          </table:table-cell>
          <table:table-cell office:value-type="float" office:value="-0.00259496204942611" calcext:value-type="float">
            <text:p>-0,002594962</text:p>
          </table:table-cell>
          <table:table-cell table:formula="of:=ABS([.B524])" office:value-type="float" office:value="0.00259496204942611" calcext:value-type="float">
            <text:p>0,002594962</text:p>
          </table:table-cell>
          <table:table-cell table:number-columns-repeated="4"/>
        </table:table-row>
        <table:table-row table:style-name="ro1">
          <table:table-cell office:value-type="float" office:value="-0.183039887955141" calcext:value-type="float">
            <text:p>-0,183039888</text:p>
          </table:table-cell>
          <table:table-cell office:value-type="float" office:value="-0.00281513659216892" calcext:value-type="float">
            <text:p>-0,0028151366</text:p>
          </table:table-cell>
          <table:table-cell table:formula="of:=ABS([.B525])" office:value-type="float" office:value="0.00281513659216892" calcext:value-type="float">
            <text:p>0,0028151366</text:p>
          </table:table-cell>
          <table:table-cell table:number-columns-repeated="4"/>
        </table:table-row>
        <table:table-row table:style-name="ro1">
          <table:table-cell office:value-type="float" office:value="-0.198098410717953" calcext:value-type="float">
            <text:p>-0,1980984107</text:p>
          </table:table-cell>
          <table:table-cell office:value-type="float" office:value="-0.00303266162688709" calcext:value-type="float">
            <text:p>-0,0030326616</text:p>
          </table:table-cell>
          <table:table-cell table:formula="of:=ABS([.B526])" office:value-type="float" office:value="0.00303266162688709" calcext:value-type="float">
            <text:p>0,0030326616</text:p>
          </table:table-cell>
          <table:table-cell table:number-columns-repeated="4"/>
        </table:table-row>
        <table:table-row table:style-name="ro1">
          <table:table-cell office:value-type="float" office:value="-0.213110319916091" calcext:value-type="float">
            <text:p>-0,2131103199</text:p>
          </table:table-cell>
          <table:table-cell office:value-type="float" office:value="-0.00324733242663178" calcext:value-type="float">
            <text:p>-0,0032473324</text:p>
          </table:table-cell>
          <table:table-cell table:formula="of:=ABS([.B527])" office:value-type="float" office:value="0.00324733242663178" calcext:value-type="float">
            <text:p>0,0032473324</text:p>
          </table:table-cell>
          <table:table-cell table:number-columns-repeated="4"/>
        </table:table-row>
        <table:table-row table:style-name="ro1">
          <table:table-cell office:value-type="float" office:value="-0.228072083170885" calcext:value-type="float">
            <text:p>-0,2280720832</text:p>
          </table:table-cell>
          <table:table-cell office:value-type="float" office:value="-0.00345894695076032" calcext:value-type="float">
            <text:p>-0,003458947</text:p>
          </table:table-cell>
          <table:table-cell table:formula="of:=ABS([.B528])" office:value-type="float" office:value="0.00345894695076032" calcext:value-type="float">
            <text:p>0,003458947</text:p>
          </table:table-cell>
          <table:table-cell table:number-columns-repeated="4"/>
        </table:table-row>
        <table:table-row table:style-name="ro1">
          <table:table-cell office:value-type="float" office:value="-0.242980179903263" calcext:value-type="float">
            <text:p>-0,2429801799</text:p>
          </table:table-cell>
          <table:table-cell office:value-type="float" office:value="-0.00366730603508947" calcext:value-type="float">
            <text:p>-0,003667306</text:p>
          </table:table-cell>
          <table:table-cell table:formula="of:=ABS([.B529])" office:value-type="float" office:value="0.00366730603508947" calcext:value-type="float">
            <text:p>0,003667306</text:p>
          </table:table-cell>
          <table:table-cell table:number-columns-repeated="4"/>
        </table:table-row>
        <table:table-row table:style-name="ro1">
          <table:table-cell office:value-type="float" office:value="-0.257831102162158" calcext:value-type="float">
            <text:p>-0,2578311022</text:p>
          </table:table-cell>
          <table:table-cell office:value-type="float" office:value="-0.00387221357934209" calcext:value-type="float">
            <text:p>-0,0038722136</text:p>
          </table:table-cell>
          <table:table-cell table:formula="of:=ABS([.B530])" office:value-type="float" office:value="0.00387221357934209" calcext:value-type="float">
            <text:p>0,0038722136</text:p>
          </table:table-cell>
          <table:table-cell table:number-columns-repeated="4"/>
        </table:table-row>
        <table:table-row table:style-name="ro1">
          <table:table-cell office:value-type="float" office:value="-0.272621355449948" calcext:value-type="float">
            <text:p>-0,2726213554</text:p>
          </table:table-cell>
          <table:table-cell office:value-type="float" office:value="-0.00407347673170988" calcext:value-type="float">
            <text:p>-0,0040734767</text:p>
          </table:table-cell>
          <table:table-cell table:formula="of:=ABS([.B531])" office:value-type="float" office:value="0.00407347673170988" calcext:value-type="float">
            <text:p>0,0040734767</text:p>
          </table:table-cell>
          <table:table-cell table:number-columns-repeated="4"/>
        </table:table-row>
        <table:table-row table:style-name="ro1">
          <table:table-cell office:value-type="float" office:value="-0.287347459544728" calcext:value-type="float">
            <text:p>-0,2873474595</text:p>
          </table:table-cell>
          <table:table-cell office:value-type="float" office:value="-0.00427090607035829" calcext:value-type="float">
            <text:p>-0,0042709061</text:p>
          </table:table-cell>
          <table:table-cell table:formula="of:=ABS([.B532])" office:value-type="float" office:value="0.00427090607035829" calcext:value-type="float">
            <text:p>0,0042709061</text:p>
          </table:table-cell>
          <table:table-cell table:number-columns-repeated="4"/>
        </table:table-row>
        <table:table-row table:style-name="ro1">
          <table:table-cell office:value-type="float" office:value="-0.302005949319228" calcext:value-type="float">
            <text:p>-0,3020059493</text:p>
          </table:table-cell>
          <table:table-cell office:value-type="float" office:value="-0.00446431578170436" calcext:value-type="float">
            <text:p>-0,0044643158</text:p>
          </table:table-cell>
          <table:table-cell table:formula="of:=ABS([.B533])" office:value-type="float" office:value="0.00446431578170436" calcext:value-type="float">
            <text:p>0,0044643158</text:p>
          </table:table-cell>
          <table:table-cell table:number-columns-repeated="4"/>
        </table:table-row>
        <table:table-row table:style-name="ro1">
          <table:table-cell office:value-type="float" office:value="-0.316593375556164" calcext:value-type="float">
            <text:p>-0,3165933756</text:p>
          </table:table-cell>
          <table:table-cell office:value-type="float" office:value="-0.00465352383529749" calcext:value-type="float">
            <text:p>-0,0046535238</text:p>
          </table:table-cell>
          <table:table-cell table:formula="of:=ABS([.B534])" office:value-type="float" office:value="0.00465352383529749" calcext:value-type="float">
            <text:p>0,0046535238</text:p>
          </table:table-cell>
          <table:table-cell table:number-columns-repeated="4"/>
        </table:table-row>
        <table:table-row table:style-name="ro1">
          <table:table-cell office:value-type="float" office:value="-0.331106305759876" calcext:value-type="float">
            <text:p>-0,3311063058</text:p>
          </table:table-cell>
          <table:table-cell office:value-type="float" office:value="-0.00483835215514039" calcext:value-type="float">
            <text:p>-0,0048383522</text:p>
          </table:table-cell>
          <table:table-cell table:formula="of:=ABS([.B535])" office:value-type="float" office:value="0.00483835215514039" calcext:value-type="float">
            <text:p>0,0048383522</text:p>
          </table:table-cell>
          <table:table-cell table:number-columns-repeated="4"/>
        </table:table-row>
        <table:table-row table:style-name="ro1">
          <table:table-cell office:value-type="float" office:value="-0.345541324963989" calcext:value-type="float">
            <text:p>-0,345541325</text:p>
          </table:table-cell>
          <table:table-cell office:value-type="float" office:value="-0.00501862678728771" calcext:value-type="float">
            <text:p>-0,0050186268</text:p>
          </table:table-cell>
          <table:table-cell table:formula="of:=ABS([.B536])" office:value-type="float" office:value="0.00501862678728771" calcext:value-type="float">
            <text:p>0,0050186268</text:p>
          </table:table-cell>
          <table:table-cell table:number-columns-repeated="4"/>
        </table:table-row>
        <table:table-row table:style-name="ro1">
          <table:table-cell office:value-type="float" office:value="-0.359895036534987" calcext:value-type="float">
            <text:p>-0,3598950365</text:p>
          </table:table-cell>
          <table:table-cell office:value-type="float" office:value="-0.0051941780635657" calcext:value-type="float">
            <text:p>-0,0051941781</text:p>
          </table:table-cell>
          <table:table-cell table:formula="of:=ABS([.B537])" office:value-type="float" office:value="0.0051941780635657" calcext:value-type="float">
            <text:p>0,0051941781</text:p>
          </table:table-cell>
          <table:table-cell table:number-columns-repeated="4"/>
        </table:table-row>
        <table:table-row table:style-name="ro1">
          <table:table-cell office:value-type="float" office:value="-0.374164062971457" calcext:value-type="float">
            <text:p>-0,374164063</text:p>
          </table:table-cell>
          <table:table-cell office:value-type="float" office:value="-0.00536484076125798" calcext:value-type="float">
            <text:p>-0,0053648408</text:p>
          </table:table-cell>
          <table:table-cell table:formula="of:=ABS([.B538])" office:value-type="float" office:value="0.00536484076125798" calcext:value-type="float">
            <text:p>0,0053648408</text:p>
          </table:table-cell>
          <table:table-cell table:number-columns-repeated="4"/>
        </table:table-row>
        <table:table-row table:style-name="ro1">
          <table:table-cell office:value-type="float" office:value="-0.388345046698825" calcext:value-type="float">
            <text:p>-0,3883450467</text:p>
          </table:table-cell>
          <table:table-cell office:value-type="float" office:value="-0.00553045425860688" calcext:value-type="float">
            <text:p>-0,0055304543</text:p>
          </table:table-cell>
          <table:table-cell table:formula="of:=ABS([.B539])" office:value-type="float" office:value="0.00553045425860688" calcext:value-type="float">
            <text:p>0,0055304543</text:p>
          </table:table-cell>
          <table:table-cell table:number-columns-repeated="4"/>
        </table:table-row>
        <table:table-row table:style-name="ro1">
          <table:table-cell office:value-type="float" office:value="-0.402434650859417" calcext:value-type="float">
            <text:p>-0,4024346509</text:p>
          </table:table-cell>
          <table:table-cell office:value-type="float" office:value="-0.00569086268598562" calcext:value-type="float">
            <text:p>-0,0056908627</text:p>
          </table:table-cell>
          <table:table-cell table:formula="of:=ABS([.B540])" office:value-type="float" office:value="0.00569086268598562" calcext:value-type="float">
            <text:p>0,0056908627</text:p>
          </table:table-cell>
          <table:table-cell table:number-columns-repeated="4"/>
        </table:table-row>
        <table:table-row table:style-name="ro1">
          <table:table-cell office:value-type="float" office:value="-0.416429560097636" calcext:value-type="float">
            <text:p>-0,4164295601</text:p>
          </table:table-cell>
          <table:table-cell office:value-type="float" office:value="-0.0058459150725968" calcext:value-type="float">
            <text:p>-0,0058459151</text:p>
          </table:table-cell>
          <table:table-cell table:formula="of:=ABS([.B541])" office:value-type="float" office:value="0.0058459150725968" calcext:value-type="float">
            <text:p>0,0058459151</text:p>
          </table:table-cell>
          <table:table-cell table:number-columns-repeated="4"/>
        </table:table-row>
        <table:table-row table:style-name="ro1">
          <table:table-cell office:value-type="float" office:value="-0.430326481340081" calcext:value-type="float">
            <text:p>-0,4303264813</text:p>
          </table:table-cell>
          <table:table-cell office:value-type="float" office:value="-0.00599546548856156" calcext:value-type="float">
            <text:p>-0,0059954655</text:p>
          </table:table-cell>
          <table:table-cell table:formula="of:=ABS([.B542])" office:value-type="float" office:value="0.00599546548856156" calcext:value-type="float">
            <text:p>0,0059954655</text:p>
          </table:table-cell>
          <table:table-cell table:number-columns-repeated="4"/>
        </table:table-row>
        <table:table-row table:style-name="ro1">
          <table:table-cell office:value-type="float" office:value="-0.444122144570428" calcext:value-type="float">
            <text:p>-0,4441221446</text:p>
          </table:table-cell>
          <table:table-cell office:value-type="float" office:value="-0.00613937318226288" calcext:value-type="float">
            <text:p>-0,0061393732</text:p>
          </table:table-cell>
          <table:table-cell table:formula="of:=ABS([.B543])" office:value-type="float" office:value="0.00613937318226288" calcext:value-type="float">
            <text:p>0,0061393732</text:p>
          </table:table-cell>
          <table:table-cell table:number-columns-repeated="4"/>
        </table:table-row>
        <table:table-row table:style-name="ro1">
          <table:table-cell office:value-type="float" office:value="-0.457813303598877" calcext:value-type="float">
            <text:p>-0,4578133036</text:p>
          </table:table-cell>
          <table:table-cell office:value-type="float" office:value="-0.00627750271281658" calcext:value-type="float">
            <text:p>-0,0062775027</text:p>
          </table:table-cell>
          <table:table-cell table:formula="of:=ABS([.B544])" office:value-type="float" office:value="0.00627750271281658" calcext:value-type="float">
            <text:p>0,0062775027</text:p>
          </table:table-cell>
          <table:table-cell table:number-columns-repeated="4"/>
        </table:table-row>
        <table:table-row table:style-name="ro1">
          <table:table-cell office:value-type="float" office:value="-0.471396736825998" calcext:value-type="float">
            <text:p>-0,4713967368</text:p>
          </table:table-cell>
          <table:table-cell office:value-type="float" office:value="-0.00640972407754314" calcext:value-type="float">
            <text:p>-0,0064097241</text:p>
          </table:table-cell>
          <table:table-cell table:formula="of:=ABS([.B545])" office:value-type="float" office:value="0.00640972407754314" calcext:value-type="float">
            <text:p>0,0064097241</text:p>
          </table:table-cell>
          <table:table-cell table:number-columns-repeated="4"/>
        </table:table-row>
        <table:table-row table:style-name="ro1">
          <table:table-cell office:value-type="float" office:value="-0.484869248000791" calcext:value-type="float">
            <text:p>-0,484869248</text:p>
          </table:table-cell>
          <table:table-cell office:value-type="float" office:value="-0.00653591283432242" calcext:value-type="float">
            <text:p>-0,0065359128</text:p>
          </table:table-cell>
          <table:table-cell table:formula="of:=ABS([.B546])" office:value-type="float" office:value="0.00653591283432242" calcext:value-type="float">
            <text:p>0,0065359128</text:p>
          </table:table-cell>
          <table:table-cell table:number-columns-repeated="4"/>
        </table:table-row>
        <table:table-row table:style-name="ro1">
          <table:table-cell office:value-type="float" office:value="-0.498227666972781" calcext:value-type="float">
            <text:p>-0,498227667</text:p>
          </table:table-cell>
          <table:table-cell office:value-type="float" office:value="-0.00665595021871313" calcext:value-type="float">
            <text:p>-0,0066559502</text:p>
          </table:table-cell>
          <table:table-cell table:formula="of:=ABS([.B547])" office:value-type="float" office:value="0.00665595021871313" calcext:value-type="float">
            <text:p>0,0066559502</text:p>
          </table:table-cell>
          <table:table-cell table:number-columns-repeated="4"/>
        </table:table-row>
        <table:table-row table:style-name="ro1">
          <table:table-cell office:value-type="float" office:value="-0.51146885043797" calcext:value-type="float">
            <text:p>-0,5114688504</text:p>
          </table:table-cell>
          <table:table-cell office:value-type="float" office:value="-0.006769723255731" calcext:value-type="float">
            <text:p>-0,0067697233</text:p>
          </table:table-cell>
          <table:table-cell table:formula="of:=ABS([.B548])" office:value-type="float" office:value="0.006769723255731" calcext:value-type="float">
            <text:p>0,0067697233</text:p>
          </table:table-cell>
          <table:table-cell table:number-columns-repeated="4"/>
        </table:table-row>
        <table:table-row table:style-name="ro1">
          <table:table-cell office:value-type="float" office:value="-0.524589682678468" calcext:value-type="float">
            <text:p>-0,5245896827</text:p>
          </table:table-cell>
          <table:table-cell office:value-type="float" office:value="-0.00687712486617548" calcext:value-type="float">
            <text:p>-0,0068771249</text:p>
          </table:table-cell>
          <table:table-cell table:formula="of:=ABS([.B549])" office:value-type="float" office:value="0.00687712486617548" calcext:value-type="float">
            <text:p>0,0068771249</text:p>
          </table:table-cell>
          <table:table-cell table:number-columns-repeated="4"/>
        </table:table-row>
        <table:table-row table:style-name="ro1">
          <table:table-cell office:value-type="float" office:value="-0.537587076295645" calcext:value-type="float">
            <text:p>-0,5375870763</text:p>
          </table:table-cell>
          <table:table-cell office:value-type="float" office:value="-0.00697805396741053" calcext:value-type="float">
            <text:p>-0,006978054</text:p>
          </table:table-cell>
          <table:table-cell table:formula="of:=ABS([.B550])" office:value-type="float" office:value="0.00697805396741053" calcext:value-type="float">
            <text:p>0,006978054</text:p>
          </table:table-cell>
          <table:table-cell table:number-columns-repeated="4"/>
        </table:table-row>
        <table:table-row table:style-name="ro1">
          <table:table-cell office:value-type="float" office:value="-0.550457972936604" calcext:value-type="float">
            <text:p>-0,5504579729</text:p>
          </table:table-cell>
          <table:table-cell office:value-type="float" office:value="-0.00707241556849853" calcext:value-type="float">
            <text:p>-0,0070724156</text:p>
          </table:table-cell>
          <table:table-cell table:formula="of:=ABS([.B551])" office:value-type="float" office:value="0.00707241556849853" calcext:value-type="float">
            <text:p>0,0070724156</text:p>
          </table:table-cell>
          <table:table-cell table:number-columns-repeated="4"/>
        </table:table-row>
        <table:table-row table:style-name="ro1">
          <table:table-cell office:value-type="float" office:value="-0.563199344013833" calcext:value-type="float">
            <text:p>-0,563199344</text:p>
          </table:table-cell>
          <table:table-cell office:value-type="float" office:value="-0.00716012085960338" calcext:value-type="float">
            <text:p>-0,0071601209</text:p>
          </table:table-cell>
          <table:table-cell table:formula="of:=ABS([.B552])" office:value-type="float" office:value="0.00716012085960338" calcext:value-type="float">
            <text:p>0,0071601209</text:p>
          </table:table-cell>
          <table:table-cell table:number-columns-repeated="4"/>
        </table:table-row>
        <table:table-row table:style-name="ro1">
          <table:table-cell office:value-type="float" office:value="-0.575808191417844" calcext:value-type="float">
            <text:p>-0,5758081914</text:p>
          </table:table-cell>
          <table:table-cell office:value-type="float" office:value="-0.0072410872955751" calcext:value-type="float">
            <text:p>-0,0072410873</text:p>
          </table:table-cell>
          <table:table-cell table:formula="of:=ABS([.B553])" office:value-type="float" office:value="0.0072410872955751" calcext:value-type="float">
            <text:p>0,0072410873</text:p>
          </table:table-cell>
          <table:table-cell table:number-columns-repeated="4"/>
        </table:table-row>
        <table:table-row table:style-name="ro1">
          <table:table-cell office:value-type="float" office:value="-0.588281548222644" calcext:value-type="float">
            <text:p>-0,5882815482</text:p>
          </table:table-cell>
          <table:table-cell office:value-type="float" office:value="-0.00731523867363826" calcext:value-type="float">
            <text:p>-0,0073152387</text:p>
          </table:table-cell>
          <table:table-cell table:formula="of:=ABS([.B554])" office:value-type="float" office:value="0.00731523867363826" calcext:value-type="float">
            <text:p>0,0073152387</text:p>
          </table:table-cell>
          <table:table-cell table:number-columns-repeated="4"/>
        </table:table-row>
        <table:table-row table:style-name="ro1">
          <table:table-cell office:value-type="float" office:value="-0.600616479383869" calcext:value-type="float">
            <text:p>-0,6006164794</text:p>
          </table:table-cell>
          <table:table-cell office:value-type="float" office:value="-0.0073825052051108" calcext:value-type="float">
            <text:p>-0,0073825052</text:p>
          </table:table-cell>
          <table:table-cell table:formula="of:=ABS([.B555])" office:value-type="float" office:value="0.0073825052051108" calcext:value-type="float">
            <text:p>0,0073825052</text:p>
          </table:table-cell>
          <table:table-cell table:number-columns-repeated="4"/>
        </table:table-row>
        <table:table-row table:style-name="ro1">
          <table:table-cell office:value-type="float" office:value="-0.612810082429409" calcext:value-type="float">
            <text:p>-0,6128100824</text:p>
          </table:table-cell>
          <table:table-cell office:value-type="float" office:value="-0.0074428235810883" calcext:value-type="float">
            <text:p>-0,0074428236</text:p>
          </table:table-cell>
          <table:table-cell table:formula="of:=ABS([.B556])" office:value-type="float" office:value="0.0074428235810883" calcext:value-type="float">
            <text:p>0,0074428236</text:p>
          </table:table-cell>
          <table:table-cell table:number-columns-repeated="4"/>
        </table:table-row>
        <table:table-row table:style-name="ro1">
          <table:table-cell office:value-type="float" office:value="-0.624859488142386" calcext:value-type="float">
            <text:p>-0,6248594881</text:p>
          </table:table-cell>
          <table:table-cell office:value-type="float" office:value="-0.00749613703202651" calcext:value-type="float">
            <text:p>-0,007496137</text:p>
          </table:table-cell>
          <table:table-cell table:formula="of:=ABS([.B557])" office:value-type="float" office:value="0.00749613703202651" calcext:value-type="float">
            <text:p>0,007496137</text:p>
          </table:table-cell>
          <table:table-cell table:number-columns-repeated="4"/>
        </table:table-row>
        <table:table-row table:style-name="ro1">
          <table:table-cell office:value-type="float" office:value="-0.636761861236284" calcext:value-type="float">
            <text:p>-0,6367618612</text:p>
          </table:table-cell>
          <table:table-cell office:value-type="float" office:value="-0.0075423953811711" calcext:value-type="float">
            <text:p>-0,0075423954</text:p>
          </table:table-cell>
          <table:table-cell table:formula="of:=ABS([.B558])" office:value-type="float" office:value="0.0075423953811711" calcext:value-type="float">
            <text:p>0,0075423954</text:p>
          </table:table-cell>
          <table:table-cell table:number-columns-repeated="4"/>
        </table:table-row>
        <table:table-row table:style-name="ro1">
          <table:table-cell office:value-type="float" office:value="-0.648514401022112" calcext:value-type="float">
            <text:p>-0,648514401</text:p>
          </table:table-cell>
          <table:table-cell office:value-type="float" office:value="-0.00758155509178341" calcext:value-type="float">
            <text:p>-0,0075815551</text:p>
          </table:table-cell>
          <table:table-cell table:formula="of:=ABS([.B559])" office:value-type="float" office:value="0.00758155509178341" calcext:value-type="float">
            <text:p>0,0075815551</text:p>
          </table:table-cell>
          <table:table-cell table:number-columns-repeated="4"/>
        </table:table-row>
        <table:table-row table:style-name="ro1">
          <table:table-cell office:value-type="float" office:value="-0.66011434206742" calcext:value-type="float">
            <text:p>-0,6601143421</text:p>
          </table:table-cell>
          <table:table-cell office:value-type="float" office:value="-0.00761357930811443" calcext:value-type="float">
            <text:p>-0,0076135793</text:p>
          </table:table-cell>
          <table:table-cell table:formula="of:=ABS([.B560])" office:value-type="float" office:value="0.00761357930811443" calcext:value-type="float">
            <text:p>0,0076135793</text:p>
          </table:table-cell>
          <table:table-cell table:number-columns-repeated="4"/>
        </table:table-row>
        <table:table-row table:style-name="ro1">
          <table:table-cell office:value-type="float" office:value="-0.671558954847018" calcext:value-type="float">
            <text:p>-0,6715589548</text:p>
          </table:table-cell>
          <table:table-cell office:value-type="float" office:value="-0.00763843789009249" calcext:value-type="float">
            <text:p>-0,0076384379</text:p>
          </table:table-cell>
          <table:table-cell table:formula="of:=ABS([.B561])" office:value-type="float" office:value="0.00763843789009249" calcext:value-type="float">
            <text:p>0,0076384379</text:p>
          </table:table-cell>
          <table:table-cell table:number-columns-repeated="4"/>
        </table:table-row>
        <table:table-row table:style-name="ro1">
          <table:table-cell office:value-type="float" office:value="-0.682845546385247" calcext:value-type="float">
            <text:p>-0,6828455464</text:p>
          </table:table-cell>
          <table:table-cell office:value-type="float" office:value="-0.00765610744169051" calcext:value-type="float">
            <text:p>-0,0076561074</text:p>
          </table:table-cell>
          <table:table-cell table:formula="of:=ABS([.B562])" office:value-type="float" office:value="0.00765610744169051" calcext:value-type="float">
            <text:p>0,0076561074</text:p>
          </table:table-cell>
          <table:table-cell table:number-columns-repeated="4"/>
        </table:table-row>
        <table:table-row table:style-name="ro1">
          <table:table-cell office:value-type="float" office:value="-0.693971460889653" calcext:value-type="float">
            <text:p>-0,6939714609</text:p>
          </table:table-cell>
          <table:table-cell office:value-type="float" office:value="-0.00766657133294469" calcext:value-type="float">
            <text:p>-0,0076665713</text:p>
          </table:table-cell>
          <table:table-cell table:formula="of:=ABS([.B563])" office:value-type="float" office:value="0.00766657133294469" calcext:value-type="float">
            <text:p>0,0076665713</text:p>
          </table:table-cell>
          <table:table-cell table:number-columns-repeated="4"/>
        </table:table-row>
        <table:table-row table:style-name="ro1">
          <table:table-cell office:value-type="float" office:value="-0.704934080375904" calcext:value-type="float">
            <text:p>-0,7049340804</text:p>
          </table:table-cell>
          <table:table-cell office:value-type="float" office:value="-0.00766981971560717" calcext:value-type="float">
            <text:p>-0,0076698197</text:p>
          </table:table-cell>
          <table:table-cell table:formula="of:=ABS([.B564])" office:value-type="float" office:value="0.00766981971560717" calcext:value-type="float">
            <text:p>0,0076698197</text:p>
          </table:table-cell>
          <table:table-cell table:number-columns-repeated="4"/>
        </table:table-row>
        <table:table-row table:style-name="ro1">
          <table:table-cell office:value-type="float" office:value="-0.715730825283818" calcext:value-type="float">
            <text:p>-0,7157308253</text:p>
          </table:table-cell>
          <table:table-cell office:value-type="float" office:value="-0.00766584953241369" calcext:value-type="float">
            <text:p>-0,0076658495</text:p>
          </table:table-cell>
          <table:table-cell table:formula="of:=ABS([.B565])" office:value-type="float" office:value="0.00766584953241369" calcext:value-type="float">
            <text:p>0,0076658495</text:p>
          </table:table-cell>
          <table:table-cell table:number-columns-repeated="4"/>
        </table:table-row>
        <table:table-row table:style-name="ro1">
          <table:table-cell office:value-type="float" office:value="-0.726359155084346" calcext:value-type="float">
            <text:p>-0,7263591551</text:p>
          </table:table-cell>
          <table:table-cell office:value-type="float" office:value="-0.00765466451996188" calcext:value-type="float">
            <text:p>-0,0076546645</text:p>
          </table:table-cell>
          <table:table-cell table:formula="of:=ABS([.B566])" office:value-type="float" office:value="0.00765466451996188" calcext:value-type="float">
            <text:p>0,0076546645</text:p>
          </table:table-cell>
          <table:table-cell table:number-columns-repeated="4"/>
        </table:table-row>
        <table:table-row table:style-name="ro1">
          <table:table-cell office:value-type="float" office:value="-0.73681656887737" calcext:value-type="float">
            <text:p>-0,7368165689</text:p>
          </table:table-cell>
          <table:table-cell office:value-type="float" office:value="-0.00763627520519389" calcext:value-type="float">
            <text:p>-0,0076362752</text:p>
          </table:table-cell>
          <table:table-cell table:formula="of:=ABS([.B567])" office:value-type="float" office:value="0.00763627520519389" calcext:value-type="float">
            <text:p>0,0076362752</text:p>
          </table:table-cell>
          <table:table-cell table:number-columns-repeated="4"/>
        </table:table-row>
        <table:table-row table:style-name="ro1">
          <table:table-cell office:value-type="float" office:value="-0.74710060598018" calcext:value-type="float">
            <text:p>-0,747100606</text:p>
          </table:table-cell>
          <table:table-cell office:value-type="float" office:value="-0.00761069889548909" calcext:value-type="float">
            <text:p>-0,0076106989</text:p>
          </table:table-cell>
          <table:table-cell table:formula="of:=ABS([.B568])" office:value-type="float" office:value="0.00761069889548909" calcext:value-type="float">
            <text:p>0,0076106989</text:p>
          </table:table-cell>
          <table:table-cell table:number-columns-repeated="4"/>
        </table:table-row>
        <table:table-row table:style-name="ro1">
          <table:table-cell office:value-type="float" office:value="-0.757208846506484" calcext:value-type="float">
            <text:p>-0,7572088465</text:p>
          </table:table-cell>
          <table:table-cell office:value-type="float" office:value="-0.00757795966237496" calcext:value-type="float">
            <text:p>-0,0075779597</text:p>
          </table:table-cell>
          <table:table-cell table:formula="of:=ABS([.B569])" office:value-type="float" office:value="0.00757795966237496" calcext:value-type="float">
            <text:p>0,0075779597</text:p>
          </table:table-cell>
          <table:table-cell table:number-columns-repeated="4"/>
        </table:table-row>
        <table:table-row table:style-name="ro1">
          <table:table-cell office:value-type="float" office:value="-0.76713891193582" calcext:value-type="float">
            <text:p>-0,7671389119</text:p>
          </table:table-cell>
          <table:table-cell office:value-type="float" office:value="-0.00753808831887198" calcext:value-type="float">
            <text:p>-0,0075380883</text:p>
          </table:table-cell>
          <table:table-cell table:formula="of:=ABS([.B570])" office:value-type="float" office:value="0.00753808831887198" calcext:value-type="float">
            <text:p>0,0075380883</text:p>
          </table:table-cell>
          <table:table-cell table:number-columns-repeated="4"/>
        </table:table-row>
        <table:table-row table:style-name="ro1">
          <table:table-cell office:value-type="float" office:value="-0.776888465673232" calcext:value-type="float">
            <text:p>-0,7768884657</text:p>
          </table:table-cell>
          <table:table-cell office:value-type="float" office:value="-0.00749112239049252" calcext:value-type="float">
            <text:p>-0,0074911224</text:p>
          </table:table-cell>
          <table:table-cell table:formula="of:=ABS([.B571])" office:value-type="float" office:value="0.00749112239049252" calcext:value-type="float">
            <text:p>0,0074911224</text:p>
          </table:table-cell>
          <table:table-cell table:number-columns-repeated="4"/>
        </table:table-row>
        <table:table-row table:style-name="ro1">
          <table:table-cell office:value-type="float" office:value="-0.786455213599085" calcext:value-type="float">
            <text:p>-0,7864552136</text:p>
          </table:table-cell>
          <table:table-cell office:value-type="float" office:value="-0.0074371060799249" calcext:value-type="float">
            <text:p>-0,0074371061</text:p>
          </table:table-cell>
          <table:table-cell table:formula="of:=ABS([.B572])" office:value-type="float" office:value="0.0074371060799249" calcext:value-type="float">
            <text:p>0,0074371061</text:p>
          </table:table-cell>
          <table:table-cell table:number-columns-repeated="4"/>
        </table:table-row>
        <table:table-row table:style-name="ro1">
          <table:table-cell office:value-type="float" office:value="-0.795836904608883" calcext:value-type="float">
            <text:p>-0,7958369046</text:p>
          </table:table-cell>
          <table:table-cell office:value-type="float" office:value="-0.00737609022542995" calcext:value-type="float">
            <text:p>-0,0073760902</text:p>
          </table:table-cell>
          <table:table-cell table:formula="of:=ABS([.B573])" office:value-type="float" office:value="0.00737609022542995" calcext:value-type="float">
            <text:p>0,0073760902</text:p>
          </table:table-cell>
          <table:table-cell table:number-columns-repeated="4"/>
        </table:table-row>
        <table:table-row table:style-name="ro1">
          <table:table-cell office:value-type="float" office:value="-0.805031331142963" calcext:value-type="float">
            <text:p>-0,8050313311</text:p>
          </table:table-cell>
          <table:table-cell office:value-type="float" office:value="-0.00730813225299387" calcext:value-type="float">
            <text:p>-0,0073081323</text:p>
          </table:table-cell>
          <table:table-cell table:formula="of:=ABS([.B574])" office:value-type="float" office:value="0.00730813225299387" calcext:value-type="float">
            <text:p>0,0073081323</text:p>
          </table:table-cell>
          <table:table-cell table:number-columns-repeated="4"/>
        </table:table-row>
        <table:table-row table:style-name="ro1">
          <table:table-cell office:value-type="float" office:value="-0.814036329705947" calcext:value-type="float">
            <text:p>-0,8140363297</text:p>
          </table:table-cell>
          <table:table-cell office:value-type="float" office:value="-0.00723329612228202" calcext:value-type="float">
            <text:p>-0,0072332961</text:p>
          </table:table-cell>
          <table:table-cell table:formula="of:=ABS([.B575])" office:value-type="float" office:value="0.00723329612228202" calcext:value-type="float">
            <text:p>0,0072332961</text:p>
          </table:table-cell>
          <table:table-cell table:number-columns-repeated="4"/>
        </table:table-row>
        <table:table-row table:style-name="ro1">
          <table:table-cell office:value-type="float" office:value="-0.822849781375825" calcext:value-type="float">
            <text:p>-0,8228497814</text:p>
          </table:table-cell>
          <table:table-cell office:value-type="float" office:value="-0.00715165226644093" calcext:value-type="float">
            <text:p>-0,0071516523</text:p>
          </table:table-cell>
          <table:table-cell table:formula="of:=ABS([.B576])" office:value-type="float" office:value="0.00715165226644093" calcext:value-type="float">
            <text:p>0,0071516523</text:p>
          </table:table-cell>
          <table:table-cell table:number-columns-repeated="4"/>
        </table:table-row>
        <table:table-row table:style-name="ro1">
          <table:table-cell office:value-type="float" office:value="-0.831469612302545" calcext:value-type="float">
            <text:p>-0,8314696123</text:p>
          </table:table-cell>
          <table:table-cell office:value-type="float" office:value="-0.00706327752581015" calcext:value-type="float">
            <text:p>-0,0070632775</text:p>
          </table:table-cell>
          <table:table-cell table:formula="of:=ABS([.B577])" office:value-type="float" office:value="0.00706327752581015" calcext:value-type="float">
            <text:p>0,0070632775</text:p>
          </table:table-cell>
          <table:table-cell table:number-columns-repeated="4"/>
        </table:table-row>
        <table:table-row table:style-name="ro1">
          <table:table-cell office:value-type="float" office:value="-0.839893794195999" calcext:value-type="float">
            <text:p>-0,8398937942</text:p>
          </table:table-cell>
          <table:table-cell office:value-type="float" office:value="-0.00696825507560245" calcext:value-type="float">
            <text:p>-0,0069682551</text:p>
          </table:table-cell>
          <table:table-cell table:formula="of:=ABS([.B578])" office:value-type="float" office:value="0.00696825507560245" calcext:value-type="float">
            <text:p>0,0069682551</text:p>
          </table:table-cell>
          <table:table-cell table:number-columns-repeated="4"/>
        </table:table-row>
        <table:table-row table:style-name="ro1">
          <table:table-cell office:value-type="float" office:value="-0.848120344803297" calcext:value-type="float">
            <text:p>-0,8481203448</text:p>
          </table:table-cell>
          <table:table-cell office:value-type="float" office:value="-0.00686667434762178" calcext:value-type="float">
            <text:p>-0,0068666743</text:p>
          </table:table-cell>
          <table:table-cell table:formula="of:=ABS([.B579])" office:value-type="float" office:value="0.00686667434762178" calcext:value-type="float">
            <text:p>0,0068666743</text:p>
          </table:table-cell>
          <table:table-cell table:number-columns-repeated="4"/>
        </table:table-row>
        <table:table-row table:style-name="ro1">
          <table:table-cell office:value-type="float" office:value="-0.856147328375194" calcext:value-type="float">
            <text:p>-0,8561473284</text:p>
          </table:table-cell>
          <table:table-cell office:value-type="float" office:value="-0.00675863094609336" calcext:value-type="float">
            <text:p>-0,0067586309</text:p>
          </table:table-cell>
          <table:table-cell table:formula="of:=ABS([.B580])" office:value-type="float" office:value="0.00675863094609336" calcext:value-type="float">
            <text:p>0,0067586309</text:p>
          </table:table-cell>
          <table:table-cell table:number-columns-repeated="4"/>
        </table:table-row>
        <table:table-row table:style-name="ro1">
          <table:table-cell office:value-type="float" office:value="-0.863972856121586" calcext:value-type="float">
            <text:p>-0,8639728561</text:p>
          </table:table-cell>
          <table:table-cell office:value-type="float" office:value="-0.00664422655768554" calcext:value-type="float">
            <text:p>-0,0066442266</text:p>
          </table:table-cell>
          <table:table-cell table:formula="of:=ABS([.B581])" office:value-type="float" office:value="0.00664422655768554" calcext:value-type="float">
            <text:p>0,0066442266</text:p>
          </table:table-cell>
          <table:table-cell table:number-columns-repeated="4"/>
        </table:table-row>
        <table:table-row table:style-name="ro1">
          <table:table-cell office:value-type="float" office:value="-0.87159508665595" calcext:value-type="float">
            <text:p>-0,8715950867</text:p>
          </table:table-cell>
          <table:table-cell office:value-type="float" office:value="-0.0065235688558043" calcext:value-type="float">
            <text:p>-0,0065235689</text:p>
          </table:table-cell>
          <table:table-cell table:formula="of:=ABS([.B582])" office:value-type="float" office:value="0.0065235688558043" calcext:value-type="float">
            <text:p>0,0065235689</text:p>
          </table:table-cell>
          <table:table-cell table:number-columns-repeated="4"/>
        </table:table-row>
        <table:table-row table:style-name="ro1">
          <table:table-cell office:value-type="float" office:value="-0.879012226428633" calcext:value-type="float">
            <text:p>-0,8790122264</text:p>
          </table:table-cell>
          <table:table-cell office:value-type="float" office:value="-0.00639677139925476" calcext:value-type="float">
            <text:p>-0,0063967714</text:p>
          </table:table-cell>
          <table:table-cell table:formula="of:=ABS([.B583])" office:value-type="float" office:value="0.00639677139925476" calcext:value-type="float">
            <text:p>0,0063967714</text:p>
          </table:table-cell>
          <table:table-cell table:number-columns-repeated="4"/>
        </table:table-row>
        <table:table-row table:style-name="ro1">
          <table:table-cell office:value-type="float" office:value="-0.88622253014888" calcext:value-type="float">
            <text:p>-0,8862225301</text:p>
          </table:table-cell>
          <table:table-cell office:value-type="float" office:value="-0.00626395352536546" calcext:value-type="float">
            <text:p>-0,0062639535</text:p>
          </table:table-cell>
          <table:table-cell table:formula="of:=ABS([.B584])" office:value-type="float" office:value="0.00626395352536546" calcext:value-type="float">
            <text:p>0,0062639535</text:p>
          </table:table-cell>
          <table:table-cell table:number-columns-repeated="4"/>
        </table:table-row>
        <table:table-row table:style-name="ro1">
          <table:table-cell office:value-type="float" office:value="-0.893224301195515" calcext:value-type="float">
            <text:p>-0,8932243012</text:p>
          </table:table-cell>
          <table:table-cell office:value-type="float" office:value="-0.00612524023767003" calcext:value-type="float">
            <text:p>-0,0061252402</text:p>
          </table:table-cell>
          <table:table-cell table:formula="of:=ABS([.B585])" office:value-type="float" office:value="0.00612524023767003" calcext:value-type="float">
            <text:p>0,0061252402</text:p>
          </table:table-cell>
          <table:table-cell table:number-columns-repeated="4"/>
        </table:table-row>
        <table:table-row table:style-name="ro1">
          <table:table-cell office:value-type="float" office:value="-0.900015892016159" calcext:value-type="float">
            <text:p>-0,900015892</text:p>
          </table:table-cell>
          <table:table-cell office:value-type="float" office:value="-0.00598076208826004" calcext:value-type="float">
            <text:p>-0,0059807621</text:p>
          </table:table-cell>
          <table:table-cell table:formula="of:=ABS([.B586])" office:value-type="float" office:value="0.00598076208826004" calcext:value-type="float">
            <text:p>0,0059807621</text:p>
          </table:table-cell>
          <table:table-cell table:number-columns-repeated="4"/>
        </table:table-row>
        <table:table-row table:style-name="ro1">
          <table:table-cell office:value-type="float" office:value="-0.906595704514915" calcext:value-type="float">
            <text:p>-0,9065957045</text:p>
          </table:table-cell>
          <table:table-cell office:value-type="float" office:value="-0.00583065505491198" calcext:value-type="float">
            <text:p>-0,0058306551</text:p>
          </table:table-cell>
          <table:table-cell table:formula="of:=ABS([.B587])" office:value-type="float" office:value="0.00583065505491198" calcext:value-type="float">
            <text:p>0,0058306551</text:p>
          </table:table-cell>
          <table:table-cell table:number-columns-repeated="4"/>
        </table:table-row>
        <table:table-row table:style-name="ro1">
          <table:table-cell office:value-type="float" office:value="-0.912962190428398" calcext:value-type="float">
            <text:p>-0,9129621904</text:p>
          </table:table-cell>
          <table:table-cell office:value-type="float" office:value="-0.00567506041311194" calcext:value-type="float">
            <text:p>-0,0056750604</text:p>
          </table:table-cell>
          <table:table-cell table:formula="of:=ABS([.B588])" office:value-type="float" office:value="0.00567506041311194" calcext:value-type="float">
            <text:p>0,0056750604</text:p>
          </table:table-cell>
          <table:table-cell table:number-columns-repeated="4"/>
        </table:table-row>
        <table:table-row table:style-name="ro1">
          <table:table-cell office:value-type="float" office:value="-0.919113851690057" calcext:value-type="float">
            <text:p>-0,9191138517</text:p>
          </table:table-cell>
          <table:table-cell office:value-type="float" office:value="-0.00551412460309075" calcext:value-type="float">
            <text:p>-0,0055141246</text:p>
          </table:table-cell>
          <table:table-cell table:formula="of:=ABS([.B589])" office:value-type="float" office:value="0.00551412460309075" calcext:value-type="float">
            <text:p>0,0055141246</text:p>
          </table:table-cell>
          <table:table-cell table:number-columns-repeated="4"/>
        </table:table-row>
        <table:table-row table:style-name="ro1">
          <table:table-cell office:value-type="float" office:value="-0.925049240782677" calcext:value-type="float">
            <text:p>-0,9250492408</text:p>
          </table:table-cell>
          <table:table-cell office:value-type="float" office:value="-0.00534799909199946" calcext:value-type="float">
            <text:p>-0,0053479991</text:p>
          </table:table-cell>
          <table:table-cell table:formula="of:=ABS([.B590])" office:value-type="float" office:value="0.00534799909199946" calcext:value-type="float">
            <text:p>0,0053479991</text:p>
          </table:table-cell>
          <table:table-cell table:number-columns-repeated="4"/>
        </table:table-row>
        <table:table-row table:style-name="ro1">
          <table:table-cell office:value-type="float" office:value="-0.930766961078984" calcext:value-type="float">
            <text:p>-0,9307669611</text:p>
          </table:table-cell>
          <table:table-cell office:value-type="float" office:value="-0.00517684023135434" calcext:value-type="float">
            <text:p>-0,0051768402</text:p>
          </table:table-cell>
          <table:table-cell table:formula="of:=ABS([.B591])" office:value-type="float" office:value="0.00517684023135434" calcext:value-type="float">
            <text:p>0,0051768402</text:p>
          </table:table-cell>
          <table:table-cell table:number-columns-repeated="4"/>
        </table:table-row>
        <table:table-row table:style-name="ro1">
          <table:table-cell office:value-type="float" office:value="-0.936265667170278" calcext:value-type="float">
            <text:p>-0,9362656672</text:p>
          </table:table-cell>
          <table:table-cell office:value-type="float" office:value="-0.00500080910988432" calcext:value-type="float">
            <text:p>-0,0050008091</text:p>
          </table:table-cell>
          <table:table-cell table:formula="of:=ABS([.B592])" office:value-type="float" office:value="0.00500080910988432" calcext:value-type="float">
            <text:p>0,0050008091</text:p>
          </table:table-cell>
          <table:table-cell table:number-columns-repeated="4"/>
        </table:table-row>
        <table:table-row table:style-name="ro1">
          <table:table-cell office:value-type="float" office:value="-0.94154406518302" calcext:value-type="float">
            <text:p>-0,9415440652</text:p>
          </table:table-cell>
          <table:table-cell office:value-type="float" office:value="-0.00482007140191954" calcext:value-type="float">
            <text:p>-0,0048200714</text:p>
          </table:table-cell>
          <table:table-cell table:formula="of:=ABS([.B593])" office:value-type="float" office:value="0.00482007140191954" calcext:value-type="float">
            <text:p>0,0048200714</text:p>
          </table:table-cell>
          <table:table-cell table:number-columns-repeated="4"/>
        </table:table-row>
        <table:table-row table:style-name="ro1">
          <table:table-cell office:value-type="float" office:value="-0.946600913083283" calcext:value-type="float">
            <text:p>-0,9466009131</text:p>
          </table:table-cell>
          <table:table-cell office:value-type="float" office:value="-0.00463479721146387" calcext:value-type="float">
            <text:p>-0,0046347972</text:p>
          </table:table-cell>
          <table:table-cell table:formula="of:=ABS([.B594])" office:value-type="float" office:value="0.00463479721146387" calcext:value-type="float">
            <text:p>0,0046347972</text:p>
          </table:table-cell>
          <table:table-cell table:number-columns-repeated="4"/>
        </table:table-row>
        <table:table-row table:style-name="ro1">
          <table:table-cell office:value-type="float" office:value="-0.951435020969008" calcext:value-type="float">
            <text:p>-0,951435021</text:p>
          </table:table-cell>
          <table:table-cell office:value-type="float" office:value="-0.00444516091210112" calcext:value-type="float">
            <text:p>-0,0044451609</text:p>
          </table:table-cell>
          <table:table-cell table:formula="of:=ABS([.B595])" office:value-type="float" office:value="0.00444516091210112" calcext:value-type="float">
            <text:p>0,0044451609</text:p>
          </table:table-cell>
          <table:table-cell table:number-columns-repeated="4"/>
        </table:table-row>
        <table:table-row table:style-name="ro1">
          <table:table-cell office:value-type="float" office:value="-0.956045251349996" calcext:value-type="float">
            <text:p>-0,9560452513</text:p>
          </table:table-cell>
          <table:table-cell office:value-type="float" office:value="-0.00425134098287816" calcext:value-type="float">
            <text:p>-0,004251341</text:p>
          </table:table-cell>
          <table:table-cell table:formula="of:=ABS([.B596])" office:value-type="float" office:value="0.00425134098287816" calcext:value-type="float">
            <text:p>0,004251341</text:p>
          </table:table-cell>
          <table:table-cell table:number-columns-repeated="4"/>
        </table:table-row>
        <table:table-row table:style-name="ro1">
          <table:table-cell office:value-type="float" office:value="-0.960430519415565" calcext:value-type="float">
            <text:p>-0,9604305194</text:p>
          </table:table-cell>
          <table:table-cell office:value-type="float" office:value="-0.0040535198403282" calcext:value-type="float">
            <text:p>-0,0040535198</text:p>
          </table:table-cell>
          <table:table-cell table:formula="of:=ABS([.B597])" office:value-type="float" office:value="0.0040535198403282" calcext:value-type="float">
            <text:p>0,0040535198</text:p>
          </table:table-cell>
          <table:table-cell table:number-columns-repeated="4"/>
        </table:table-row>
        <table:table-row table:style-name="ro1">
          <table:table-cell office:value-type="float" office:value="-0.964589793289812" calcext:value-type="float">
            <text:p>-0,9645897933</text:p>
          </table:table-cell>
          <table:table-cell office:value-type="float" office:value="-0.00385188366678679" calcext:value-type="float">
            <text:p>-0,0038518837</text:p>
          </table:table-cell>
          <table:table-cell table:formula="of:=ABS([.B598])" office:value-type="float" office:value="0.00385188366678679" calcext:value-type="float">
            <text:p>0,0038518837</text:p>
          </table:table-cell>
          <table:table-cell table:number-columns-repeated="4"/>
        </table:table-row>
        <table:table-row table:style-name="ro1">
          <table:table-cell office:value-type="float" office:value="-0.968522094274417" calcext:value-type="float">
            <text:p>-0,9685220943</text:p>
          </table:table-cell>
          <table:table-cell office:value-type="float" office:value="-0.00364662223516254" calcext:value-type="float">
            <text:p>-0,0036466222</text:p>
          </table:table-cell>
          <table:table-cell table:formula="of:=ABS([.B599])" office:value-type="float" office:value="0.00364662223516254" calcext:value-type="float">
            <text:p>0,0036466222</text:p>
          </table:table-cell>
          <table:table-cell table:number-columns-repeated="4"/>
        </table:table-row>
        <table:table-row table:style-name="ro1">
          <table:table-cell office:value-type="float" office:value="-0.972226497078936" calcext:value-type="float">
            <text:p>-0,9722264971</text:p>
          </table:table-cell>
          <table:table-cell office:value-type="float" office:value="-0.00343792873033022" calcext:value-type="float">
            <text:p>-0,0034379287</text:p>
          </table:table-cell>
          <table:table-cell table:formula="of:=ABS([.B600])" office:value-type="float" office:value="0.00343792873033022" calcext:value-type="float">
            <text:p>0,0034379287</text:p>
          </table:table-cell>
          <table:table-cell table:number-columns-repeated="4"/>
        </table:table-row>
        <table:table-row table:style-name="ro1">
          <table:table-cell office:value-type="float" office:value="-0.975702130038528" calcext:value-type="float">
            <text:p>-0,97570213</text:p>
          </table:table-cell>
          <table:table-cell office:value-type="float" office:value="-0.00322599956731195" calcext:value-type="float">
            <text:p>-0,0032259996</text:p>
          </table:table-cell>
          <table:table-cell table:formula="of:=ABS([.B601])" office:value-type="float" office:value="0.00322599956731195" calcext:value-type="float">
            <text:p>0,0032259996</text:p>
          </table:table-cell>
          <table:table-cell table:number-columns-repeated="4"/>
        </table:table-row>
        <table:table-row table:style-name="ro1">
          <table:table-cell office:value-type="float" office:value="-0.978948175319062" calcext:value-type="float">
            <text:p>-0,9789481753</text:p>
          </table:table-cell>
          <table:table-cell office:value-type="float" office:value="-0.00301103420641802" calcext:value-type="float">
            <text:p>-0,0030110342</text:p>
          </table:table-cell>
          <table:table-cell table:formula="of:=ABS([.B602])" office:value-type="float" office:value="0.00301103420641802" calcext:value-type="float">
            <text:p>0,0030110342</text:p>
          </table:table-cell>
          <table:table-cell table:number-columns-repeated="4"/>
        </table:table-row>
        <table:table-row table:style-name="ro1">
          <table:table-cell office:value-type="float" office:value="-0.981963869109555" calcext:value-type="float">
            <text:p>-0,9819638691</text:p>
          </table:table-cell>
          <table:table-cell office:value-type="float" office:value="-0.00279323496552164" calcext:value-type="float">
            <text:p>-0,002793235</text:p>
          </table:table-cell>
          <table:table-cell table:formula="of:=ABS([.B603])" office:value-type="float" office:value="0.00279323496552164" calcext:value-type="float">
            <text:p>0,002793235</text:p>
          </table:table-cell>
          <table:table-cell table:number-columns-repeated="4"/>
        </table:table-row>
        <table:table-row table:style-name="ro1">
          <table:table-cell office:value-type="float" office:value="-0.984748501801904" calcext:value-type="float">
            <text:p>-0,9847485018</text:p>
          </table:table-cell>
          <table:table-cell office:value-type="float" office:value="-0.00257280682964522" calcext:value-type="float">
            <text:p>-0,0025728068</text:p>
          </table:table-cell>
          <table:table-cell table:formula="of:=ABS([.B604])" office:value-type="float" office:value="0.00257280682964522" calcext:value-type="float">
            <text:p>0,0025728068</text:p>
          </table:table-cell>
          <table:table-cell table:number-columns-repeated="4"/>
        </table:table-row>
        <table:table-row table:style-name="ro1">
          <table:table-cell office:value-type="float" office:value="-0.987301418157858" calcext:value-type="float">
            <text:p>-0,9873014182</text:p>
          </table:table-cell>
          <table:table-cell office:value-type="float" office:value="-0.00234995725803444" calcext:value-type="float">
            <text:p>-0,0023499573</text:p>
          </table:table-cell>
          <table:table-cell table:formula="of:=ABS([.B605])" office:value-type="float" office:value="0.00234995725803444" calcext:value-type="float">
            <text:p>0,0023499573</text:p>
          </table:table-cell>
          <table:table-cell table:number-columns-repeated="4"/>
        </table:table-row>
        <table:table-row table:style-name="ro1">
          <table:table-cell office:value-type="float" office:value="-0.989622017463201" calcext:value-type="float">
            <text:p>-0,9896220175</text:p>
          </table:table-cell>
          <table:table-cell office:value-type="float" office:value="-0.00212489598890619" calcext:value-type="float">
            <text:p>-0,002124896</text:p>
          </table:table-cell>
          <table:table-cell table:formula="of:=ABS([.B606])" office:value-type="float" office:value="0.00212489598890619" calcext:value-type="float">
            <text:p>0,002124896</text:p>
          </table:table-cell>
          <table:table-cell table:number-columns-repeated="4"/>
        </table:table-row>
        <table:table-row table:style-name="ro1">
          <table:table-cell office:value-type="float" office:value="-0.991709753669099" calcext:value-type="float">
            <text:p>-0,9917097537</text:p>
          </table:table-cell>
          <table:table-cell office:value-type="float" office:value="-0.00189783484204908" calcext:value-type="float">
            <text:p>-0,0018978348</text:p>
          </table:table-cell>
          <table:table-cell table:formula="of:=ABS([.B607])" office:value-type="float" office:value="0.00189783484204908" calcext:value-type="float">
            <text:p>0,0018978348</text:p>
          </table:table-cell>
          <table:table-cell table:number-columns-repeated="4"/>
        </table:table-row>
        <table:table-row table:style-name="ro1">
          <table:table-cell office:value-type="float" office:value="-0.993564135520595" calcext:value-type="float">
            <text:p>-0,9935641355</text:p>
          </table:table-cell>
          <table:table-cell office:value-type="float" office:value="-0.00166898751946698" calcext:value-type="float">
            <text:p>-0,0016689875</text:p>
          </table:table-cell>
          <table:table-cell table:formula="of:=ABS([.B608])" office:value-type="float" office:value="0.00166898751946698" calcext:value-type="float">
            <text:p>0,0016689875</text:p>
          </table:table-cell>
          <table:table-cell table:number-columns-repeated="4"/>
        </table:table-row>
        <table:table-row table:style-name="ro1">
          <table:table-cell office:value-type="float" office:value="-0.995184726672197" calcext:value-type="float">
            <text:p>-0,9951847267</text:p>
          </table:table-cell>
          <table:table-cell office:value-type="float" office:value="-0.0014385694042498" calcext:value-type="float">
            <text:p>-0,0014385694</text:p>
          </table:table-cell>
          <table:table-cell table:formula="of:=ABS([.B609])" office:value-type="float" office:value="0.0014385694042498" calcext:value-type="float">
            <text:p>0,0014385694</text:p>
          </table:table-cell>
          <table:table-cell table:number-columns-repeated="4"/>
        </table:table-row>
        <table:table-row table:style-name="ro1">
          <table:table-cell office:value-type="float" office:value="-0.996571145790555" calcext:value-type="float">
            <text:p>-0,9965711458</text:p>
          </table:table-cell>
          <table:table-cell office:value-type="float" office:value="-0.00120679735786255" calcext:value-type="float">
            <text:p>-0,0012067974</text:p>
          </table:table-cell>
          <table:table-cell table:formula="of:=ABS([.B610])" office:value-type="float" office:value="0.00120679735786255" calcext:value-type="float">
            <text:p>0,0012067974</text:p>
          </table:table-cell>
          <table:table-cell table:number-columns-repeated="4"/>
        </table:table-row>
        <table:table-row table:style-name="ro1">
          <table:table-cell office:value-type="float" office:value="-0.997723066644192" calcext:value-type="float">
            <text:p>-0,9977230666</text:p>
          </table:table-cell>
          <table:table-cell table:style-name="ce1" office:value-type="float" office:value="-0.000973889516042492" calcext:value-type="float">
            <text:p>-9,74E-04</text:p>
          </table:table-cell>
          <table:table-cell table:formula="of:=ABS([.B611])" office:value-type="float" office:value="0.000973889516042492" calcext:value-type="float">
            <text:p>0,0009738895</text:p>
          </table:table-cell>
          <table:table-cell table:number-columns-repeated="4"/>
        </table:table-row>
        <table:table-row table:style-name="ro1">
          <table:table-cell office:value-type="float" office:value="-0.998640218180265" calcext:value-type="float">
            <text:p>-0,9986402182</text:p>
          </table:table-cell>
          <table:table-cell table:style-name="ce1" office:value-type="float" office:value="-0.000740065083498331" calcext:value-type="float">
            <text:p>-7,40E-04</text:p>
          </table:table-cell>
          <table:table-cell table:formula="of:=ABS([.B612])" office:value-type="float" office:value="0.000740065083498331" calcext:value-type="float">
            <text:p>0,0007400651</text:p>
          </table:table-cell>
          <table:table-cell table:number-columns-repeated="4"/>
        </table:table-row>
        <table:table-row table:style-name="ro1">
          <table:table-cell office:value-type="float" office:value="-0.999322384588349" calcext:value-type="float">
            <text:p>-0,9993223846</text:p>
          </table:table-cell>
          <table:table-cell table:style-name="ce1" office:value-type="float" office:value="-0.000505544127601398" calcext:value-type="float">
            <text:p>-5,06E-04</text:p>
          </table:table-cell>
          <table:table-cell table:formula="of:=ABS([.B613])" office:value-type="float" office:value="0.000505544127601398" calcext:value-type="float">
            <text:p>0,0005055441</text:p>
          </table:table-cell>
          <table:table-cell table:number-columns-repeated="4"/>
        </table:table-row>
        <table:table-row table:style-name="ro1">
          <table:table-cell office:value-type="float" office:value="-0.999769405351215" calcext:value-type="float">
            <text:p>-0,9997694054</text:p>
          </table:table-cell>
          <table:table-cell table:style-name="ce1" office:value-type="float" office:value="-0.000270547371266638" calcext:value-type="float">
            <text:p>-2,71E-04</text:p>
          </table:table-cell>
          <table:table-cell table:formula="of:=ABS([.B614])" office:value-type="float" office:value="0.000270547371266638" calcext:value-type="float">
            <text:p>0,0002705474</text:p>
          </table:table-cell>
          <table:table-cell table:number-columns-repeated="4"/>
        </table:table-row>
        <table:table-row table:style-name="ro1">
          <table:table-cell office:value-type="float" office:value="-0.999981175282601" calcext:value-type="float">
            <text:p>-0,9999811753</text:p>
          </table:table-cell>
          <table:table-cell table:style-name="ce1" office:value-type="float" office:value="-0.0000352959852157886" calcext:value-type="float">
            <text:p>-3,53E-05</text:p>
          </table:table-cell>
          <table:table-cell table:formula="of:=ABS([.B615])" office:value-type="float" office:value="0.0000352959852157886" calcext:value-type="float">
            <text:p>0,000035296</text:p>
          </table:table-cell>
          <table:table-cell table:number-columns-repeated="4"/>
        </table:table-row>
        <table:table-row table:style-name="ro1">
          <table:table-cell office:value-type="float" office:value="-0.999957644551964" calcext:value-type="float">
            <text:p>-0,9999576446</text:p>
          </table:table-cell>
          <table:table-cell table:style-name="ce1" office:value-type="float" office:value="0.00019998862018078" calcext:value-type="float">
            <text:p>2,00E-04</text:p>
          </table:table-cell>
          <table:table-cell table:formula="of:=ABS([.B616])" office:value-type="float" office:value="0.00019998862018078" calcext:value-type="float">
            <text:p>0,0001999886</text:p>
          </table:table-cell>
          <table:table-cell table:number-columns-repeated="4"/>
        </table:table-row>
        <table:table-row table:style-name="ro1">
          <table:table-cell office:value-type="float" office:value="-0.999698818696204" calcext:value-type="float">
            <text:p>-0,9996988187</text:p>
          </table:table-cell>
          <table:table-cell table:style-name="ce1" office:value-type="float" office:value="0.000435085003288149" calcext:value-type="float">
            <text:p>4,35E-04</text:p>
          </table:table-cell>
          <table:table-cell table:formula="of:=ABS([.B617])" office:value-type="float" office:value="0.000435085003288149" calcext:value-type="float">
            <text:p>0,000435085</text:p>
          </table:table-cell>
          <table:table-cell table:number-columns-repeated="4"/>
        </table:table-row>
        <table:table-row table:style-name="ro1">
          <table:table-cell office:value-type="float" office:value="-0.999204758618364" calcext:value-type="float">
            <text:p>-0,9992047586</text:p>
          </table:table-cell>
          <table:table-cell table:style-name="ce1" office:value-type="float" office:value="0.000669771899619476" calcext:value-type="float">
            <text:p>6,70E-04</text:p>
          </table:table-cell>
          <table:table-cell table:formula="of:=ABS([.B618])" office:value-type="float" office:value="0.000669771899619476" calcext:value-type="float">
            <text:p>0,0006697719</text:p>
          </table:table-cell>
          <table:table-cell table:number-columns-repeated="4"/>
        </table:table-row>
        <table:table-row table:style-name="ro1">
          <table:table-cell office:value-type="float" office:value="-0.998475580573295" calcext:value-type="float">
            <text:p>-0,9984755806</text:p>
          </table:table-cell>
          <table:table-cell table:style-name="ce1" office:value-type="float" office:value="0.000903828430082077" calcext:value-type="float">
            <text:p>9,04E-04</text:p>
          </table:table-cell>
          <table:table-cell table:formula="of:=ABS([.B619])" office:value-type="float" office:value="0.000903828430082077" calcext:value-type="float">
            <text:p>0,0009038284</text:p>
          </table:table-cell>
          <table:table-cell table:number-columns-repeated="4"/>
        </table:table-row>
        <table:table-row table:style-name="ro1">
          <table:table-cell office:value-type="float" office:value="-0.997511456140304" calcext:value-type="float">
            <text:p>-0,9975114561</text:p>
          </table:table-cell>
          <table:table-cell office:value-type="float" office:value="0.00113703430886247" calcext:value-type="float">
            <text:p>0,0011370343</text:p>
          </table:table-cell>
          <table:table-cell table:formula="of:=ABS([.B620])" office:value-type="float" office:value="0.00113703430886247" calcext:value-type="float">
            <text:p>0,0011370343</text:p>
          </table:table-cell>
          <table:table-cell table:number-columns-repeated="4"/>
        </table:table-row>
        <table:table-row table:style-name="ro1">
          <table:table-cell office:value-type="float" office:value="-0.996312612182778" calcext:value-type="float">
            <text:p>-0,9963126122</text:p>
          </table:table-cell>
          <table:table-cell office:value-type="float" office:value="0.00136917005074999" calcext:value-type="float">
            <text:p>0,0013691701</text:p>
          </table:table-cell>
          <table:table-cell table:formula="of:=ABS([.B621])" office:value-type="float" office:value="0.00136917005074999" calcext:value-type="float">
            <text:p>0,0013691701</text:p>
          </table:table-cell>
          <table:table-cell table:number-columns-repeated="4"/>
        </table:table-row>
        <table:table-row table:style-name="ro1">
          <table:table-cell office:value-type="float" office:value="-0.994879330794806" calcext:value-type="float">
            <text:p>-0,9948793308</text:p>
          </table:table-cell>
          <table:table-cell office:value-type="float" office:value="0.00160001717770975" calcext:value-type="float">
            <text:p>0,0016000172</text:p>
          </table:table-cell>
          <table:table-cell table:formula="of:=ABS([.B622])" office:value-type="float" office:value="0.00160001717770975" calcext:value-type="float">
            <text:p>0,0016000172</text:p>
          </table:table-cell>
          <table:table-cell table:number-columns-repeated="4"/>
        </table:table-row>
        <table:table-row table:style-name="ro1">
          <table:table-cell office:value-type="float" office:value="-0.993211949234795" calcext:value-type="float">
            <text:p>-0,9932119492</text:p>
          </table:table-cell>
          <table:table-cell office:value-type="float" office:value="0.00182935842450582" calcext:value-type="float">
            <text:p>0,0018293584</text:p>
          </table:table-cell>
          <table:table-cell table:formula="of:=ABS([.B623])" office:value-type="float" office:value="0.00182935842450582" calcext:value-type="float">
            <text:p>0,0018293584</text:p>
          </table:table-cell>
          <table:table-cell table:number-columns-repeated="4"/>
        </table:table-row>
        <table:table-row table:style-name="ro1">
          <table:table-cell office:value-type="float" office:value="-0.991310859846116" calcext:value-type="float">
            <text:p>-0,9913108598</text:p>
          </table:table-cell>
          <table:table-cell office:value-type="float" office:value="0.00205697794318438" calcext:value-type="float">
            <text:p>0,0020569779</text:p>
          </table:table-cell>
          <table:table-cell table:formula="of:=ABS([.B624])" office:value-type="float" office:value="0.00205697794318438" calcext:value-type="float">
            <text:p>0,0020569779</text:p>
          </table:table-cell>
          <table:table-cell table:number-columns-repeated="4"/>
        </table:table-row>
        <table:table-row table:style-name="ro1">
          <table:table-cell office:value-type="float" office:value="-0.989176509964781" calcext:value-type="float">
            <text:p>-0,98917651</text:p>
          </table:table-cell>
          <table:table-cell office:value-type="float" office:value="0.00228266150622147" calcext:value-type="float">
            <text:p>0,0022826615</text:p>
          </table:table-cell>
          <table:table-cell table:formula="of:=ABS([.B625])" office:value-type="float" office:value="0.00228266150622147" calcext:value-type="float">
            <text:p>0,0022826615</text:p>
          </table:table-cell>
          <table:table-cell table:number-columns-repeated="4"/>
        </table:table-row>
        <table:table-row table:style-name="ro1">
          <table:table-cell office:value-type="float" office:value="-0.986809401814186" calcext:value-type="float">
            <text:p>-0,9868094018</text:p>
          </table:table-cell>
          <table:table-cell office:value-type="float" office:value="0.00250619670814722" calcext:value-type="float">
            <text:p>0,0025061967</text:p>
          </table:table-cell>
          <table:table-cell table:formula="of:=ABS([.B626])" office:value-type="float" office:value="0.00250619670814722" calcext:value-type="float">
            <text:p>0,0025061967</text:p>
          </table:table-cell>
          <table:table-cell table:number-columns-repeated="4"/>
        </table:table-row>
        <table:table-row table:style-name="ro1">
          <table:table-cell office:value-type="float" office:value="-0.984210092386929" calcext:value-type="float">
            <text:p>-0,9842100924</text:p>
          </table:table-cell>
          <table:table-cell office:value-type="float" office:value="0.00272737316545335" calcext:value-type="float">
            <text:p>0,0027273732</text:p>
          </table:table-cell>
          <table:table-cell table:formula="of:=ABS([.B627])" office:value-type="float" office:value="0.00272737316545335" calcext:value-type="float">
            <text:p>0,0027273732</text:p>
          </table:table-cell>
          <table:table-cell table:number-columns-repeated="4"/>
        </table:table-row>
        <table:table-row table:style-name="ro1">
          <table:table-cell office:value-type="float" office:value="-0.981379193313755" calcext:value-type="float">
            <text:p>-0,9813791933</text:p>
          </table:table-cell>
          <table:table-cell office:value-type="float" office:value="0.00294598271460034" calcext:value-type="float">
            <text:p>0,0029459827</text:p>
          </table:table-cell>
          <table:table-cell table:formula="of:=ABS([.B628])" office:value-type="float" office:value="0.00294598271460034" calcext:value-type="float">
            <text:p>0,0029459827</text:p>
          </table:table-cell>
          <table:table-cell table:number-columns-repeated="4"/>
        </table:table-row>
        <table:table-row table:style-name="ro1">
          <table:table-cell office:value-type="float" office:value="-0.978317370719628" calcext:value-type="float">
            <text:p>-0,9783173707</text:p>
          </table:table-cell>
          <table:table-cell office:value-type="float" office:value="0.00316181960793216" calcext:value-type="float">
            <text:p>0,0031618196</text:p>
          </table:table-cell>
          <table:table-cell table:formula="of:=ABS([.B629])" office:value-type="float" office:value="0.00316181960793216" calcext:value-type="float">
            <text:p>0,0031618196</text:p>
          </table:table-cell>
          <table:table-cell table:number-columns-repeated="4"/>
        </table:table-row>
        <table:table-row table:style-name="ro1">
          <table:table-cell office:value-type="float" office:value="-0.975025345066995" calcext:value-type="float">
            <text:p>-0,9750253451</text:p>
          </table:table-cell>
          <table:table-cell office:value-type="float" office:value="0.00337468070731961" calcext:value-type="float">
            <text:p>0,0033746807</text:p>
          </table:table-cell>
          <table:table-cell table:formula="of:=ABS([.B630])" office:value-type="float" office:value="0.00337468070731961" calcext:value-type="float">
            <text:p>0,0033746807</text:p>
          </table:table-cell>
          <table:table-cell table:number-columns-repeated="4"/>
        </table:table-row>
        <table:table-row table:style-name="ro1">
          <table:table-cell office:value-type="float" office:value="-0.971503890986252" calcext:value-type="float">
            <text:p>-0,971503891</text:p>
          </table:table-cell>
          <table:table-cell office:value-type="float" office:value="0.00358436567534659" calcext:value-type="float">
            <text:p>0,0035843657</text:p>
          </table:table-cell>
          <table:table-cell table:formula="of:=ABS([.B631])" office:value-type="float" office:value="0.00358436567534659" calcext:value-type="float">
            <text:p>0,0035843657</text:p>
          </table:table-cell>
          <table:table-cell table:number-columns-repeated="4"/>
        </table:table-row>
        <table:table-row table:style-name="ro1">
          <table:table-cell office:value-type="float" office:value="-0.967753837093476" calcext:value-type="float">
            <text:p>-0,9677538371</text:p>
          </table:table-cell>
          <table:table-cell office:value-type="float" office:value="0.0037906771638605" calcext:value-type="float">
            <text:p>0,0037906772</text:p>
          </table:table-cell>
          <table:table-cell table:formula="of:=ABS([.B632])" office:value-type="float" office:value="0.0037906771638605" calcext:value-type="float">
            <text:p>0,0037906772</text:p>
          </table:table-cell>
          <table:table-cell table:number-columns-repeated="4"/>
        </table:table-row>
        <table:table-row table:style-name="ro1">
          <table:table-cell office:value-type="float" office:value="-0.96377606579544" calcext:value-type="float">
            <text:p>-0,9637760658</text:p>
          </table:table-cell>
          <table:table-cell office:value-type="float" office:value="0.00399342099971001" calcext:value-type="float">
            <text:p>0,003993421</text:p>
          </table:table-cell>
          <table:table-cell table:formula="of:=ABS([.B633])" office:value-type="float" office:value="0.00399342099971001" calcext:value-type="float">
            <text:p>0,003993421</text:p>
          </table:table-cell>
          <table:table-cell table:number-columns-repeated="4"/>
        </table:table-row>
        <table:table-row table:style-name="ro1">
          <table:table-cell office:value-type="float" office:value="-0.959571513081985" calcext:value-type="float">
            <text:p>-0,9595715131</text:p>
          </table:table-cell>
          <table:table-cell office:value-type="float" office:value="0.00419240636749252" calcext:value-type="float">
            <text:p>0,0041924064</text:p>
          </table:table-cell>
          <table:table-cell table:formula="of:=ABS([.B634])" office:value-type="float" office:value="0.00419240636749252" calcext:value-type="float">
            <text:p>0,0041924064</text:p>
          </table:table-cell>
          <table:table-cell table:number-columns-repeated="4"/>
        </table:table-row>
        <table:table-row table:style-name="ro1">
          <table:table-cell office:value-type="float" office:value="-0.955141168305771" calcext:value-type="float">
            <text:p>-0,9551411683</text:p>
          </table:table-cell>
          <table:table-cell office:value-type="float" office:value="0.00438744598914576" calcext:value-type="float">
            <text:p>0,004387446</text:p>
          </table:table-cell>
          <table:table-cell table:formula="of:=ABS([.B635])" office:value-type="float" office:value="0.00438744598914576" calcext:value-type="float">
            <text:p>0,004387446</text:p>
          </table:table-cell>
          <table:table-cell table:number-columns-repeated="4"/>
        </table:table-row>
        <table:table-row table:style-name="ro1">
          <table:table-cell office:value-type="float" office:value="-0.950486073949482" calcext:value-type="float">
            <text:p>-0,9504860739</text:p>
          </table:table-cell>
          <table:table-cell office:value-type="float" office:value="0.00457835630020409" calcext:value-type="float">
            <text:p>0,0045783563</text:p>
          </table:table-cell>
          <table:table-cell table:formula="of:=ABS([.B636])" office:value-type="float" office:value="0.00457835630020409" calcext:value-type="float">
            <text:p>0,0045783563</text:p>
          </table:table-cell>
          <table:table-cell table:number-columns-repeated="4"/>
        </table:table-row>
        <table:table-row table:style-name="ro1">
          <table:table-cell office:value-type="float" office:value="-0.945607325380522" calcext:value-type="float">
            <text:p>-0,9456073254</text:p>
          </table:table-cell>
          <table:table-cell office:value-type="float" office:value="0.00476495762256524" calcext:value-type="float">
            <text:p>0,0047649576</text:p>
          </table:table-cell>
          <table:table-cell table:formula="of:=ABS([.B637])" office:value-type="float" office:value="0.00476495762256524" calcext:value-type="float">
            <text:p>0,0047649576</text:p>
          </table:table-cell>
          <table:table-cell table:number-columns-repeated="4"/>
        </table:table-row>
        <table:table-row table:style-name="ro1">
          <table:table-cell office:value-type="float" office:value="-0.940506070593269" calcext:value-type="float">
            <text:p>-0,9405060706</text:p>
          </table:table-cell>
          <table:table-cell office:value-type="float" office:value="0.00494707433359587" calcext:value-type="float">
            <text:p>0,0049470743</text:p>
          </table:table-cell>
          <table:table-cell table:formula="of:=ABS([.B638])" office:value-type="float" office:value="0.00494707433359587" calcext:value-type="float">
            <text:p>0,0049470743</text:p>
          </table:table-cell>
          <table:table-cell table:number-columns-repeated="4"/>
        </table:table-row>
        <table:table-row table:style-name="ro1">
          <table:table-cell office:value-type="float" office:value="-0.935183509938948" calcext:value-type="float">
            <text:p>-0,9351835099</text:p>
          </table:table-cell>
          <table:table-cell office:value-type="float" office:value="0.00512453503142196" calcext:value-type="float">
            <text:p>0,005124535</text:p>
          </table:table-cell>
          <table:table-cell table:formula="of:=ABS([.B639])" office:value-type="float" office:value="0.00512453503142196" calcext:value-type="float">
            <text:p>0,005124535</text:p>
          </table:table-cell>
          <table:table-cell table:number-columns-repeated="4"/>
        </table:table-row>
        <table:table-row table:style-name="ro1">
          <table:table-cell office:value-type="float" office:value="-0.929640895843182" calcext:value-type="float">
            <text:p>-0,9296408958</text:p>
          </table:table-cell>
          <table:table-cell office:value-type="float" office:value="0.00529717269624663" calcext:value-type="float">
            <text:p>0,0052971727</text:p>
          </table:table-cell>
          <table:table-cell table:formula="of:=ABS([.B640])" office:value-type="float" office:value="0.00529717269624663" calcext:value-type="float">
            <text:p>0,0052971727</text:p>
          </table:table-cell>
          <table:table-cell table:number-columns-repeated="4"/>
        </table:table-row>
        <table:table-row table:style-name="ro1">
          <table:table-cell office:value-type="float" office:value="-0.923879532511287" calcext:value-type="float">
            <text:p>-0,9238795325</text:p>
          </table:table-cell>
          <table:table-cell office:value-type="float" office:value="0.00546482484754218" calcext:value-type="float">
            <text:p>0,0054648248</text:p>
          </table:table-cell>
          <table:table-cell table:formula="of:=ABS([.B641])" office:value-type="float" office:value="0.00546482484754218" calcext:value-type="float">
            <text:p>0,0054648248</text:p>
          </table:table-cell>
          <table:table-cell table:number-columns-repeated="4"/>
        </table:table-row>
        <table:table-row table:style-name="ro1">
          <table:table-cell office:value-type="float" office:value="-0.91790077562139" calcext:value-type="float">
            <text:p>-0,9179007756</text:p>
          </table:table-cell>
          <table:table-cell office:value-type="float" office:value="0.0056273336969721" calcext:value-type="float">
            <text:p>0,0056273337</text:p>
          </table:table-cell>
          <table:table-cell table:formula="of:=ABS([.B642])" office:value-type="float" office:value="0.0056273336969721" calcext:value-type="float">
            <text:p>0,0056273337</text:p>
          </table:table-cell>
          <table:table-cell table:number-columns-repeated="4"/>
        </table:table-row>
        <table:table-row table:style-name="ro1">
          <table:table-cell office:value-type="float" office:value="-0.91170603200543" calcext:value-type="float">
            <text:p>-0,911706032</text:p>
          </table:table-cell>
          <table:table-cell office:value-type="float" office:value="0.00578454629689518" calcext:value-type="float">
            <text:p>0,0057845463</text:p>
          </table:table-cell>
          <table:table-cell table:formula="of:=ABS([.B643])" office:value-type="float" office:value="0.00578454629689518" calcext:value-type="float">
            <text:p>0,0057845463</text:p>
          </table:table-cell>
          <table:table-cell table:number-columns-repeated="4"/>
        </table:table-row>
        <table:table-row table:style-name="ro1">
          <table:table-cell office:value-type="float" office:value="-0.905296759318119" calcext:value-type="float">
            <text:p>-0,9052967593</text:p>
          </table:table-cell>
          <table:table-cell office:value-type="float" office:value="0.00593631468431577" calcext:value-type="float">
            <text:p>0,0059363147</text:p>
          </table:table-cell>
          <table:table-cell table:formula="of:=ABS([.B644])" office:value-type="float" office:value="0.00593631468431577" calcext:value-type="float">
            <text:p>0,0059363147</text:p>
          </table:table-cell>
          <table:table-cell table:number-columns-repeated="4"/>
        </table:table-row>
        <table:table-row table:style-name="ro1">
          <table:table-cell office:value-type="float" office:value="-0.898674465693954" calcext:value-type="float">
            <text:p>-0,8986744657</text:p>
          </table:table-cell>
          <table:table-cell office:value-type="float" office:value="0.00608249602013922" calcext:value-type="float">
            <text:p>0,006082496</text:p>
          </table:table-cell>
          <table:table-cell table:formula="of:=ABS([.B645])" office:value-type="float" office:value="0.00608249602013922" calcext:value-type="float">
            <text:p>0,006082496</text:p>
          </table:table-cell>
          <table:table-cell table:number-columns-repeated="4"/>
        </table:table-row>
        <table:table-row table:style-name="ro1">
          <table:table-cell office:value-type="float" office:value="-0.891840709392343" calcext:value-type="float">
            <text:p>-0,8918407094</text:p>
          </table:table-cell>
          <table:table-cell office:value-type="float" office:value="0.00622295272360929" calcext:value-type="float">
            <text:p>0,0062229527</text:p>
          </table:table-cell>
          <table:table-cell table:formula="of:=ABS([.B646])" office:value-type="float" office:value="0.00622295272360929" calcext:value-type="float">
            <text:p>0,0062229527</text:p>
          </table:table-cell>
          <table:table-cell table:number-columns-repeated="4"/>
        </table:table-row>
        <table:table-row table:style-name="ro1">
          <table:table-cell office:value-type="float" office:value="-0.884797098430938" calcext:value-type="float">
            <text:p>-0,8847970984</text:p>
          </table:table-cell>
          <table:table-cell office:value-type="float" office:value="0.00635755260179283" calcext:value-type="float">
            <text:p>0,0063575526</text:p>
          </table:table-cell>
          <table:table-cell table:formula="of:=ABS([.B647])" office:value-type="float" office:value="0.00635755260179283" calcext:value-type="float">
            <text:p>0,0063575526</text:p>
          </table:table-cell>
          <table:table-cell table:number-columns-repeated="4"/>
        </table:table-row>
        <table:table-row table:style-name="ro1">
          <table:table-cell office:value-type="float" office:value="-0.877545290207262" calcext:value-type="float">
            <text:p>-0,8775452902</text:p>
          </table:table-cell>
          <table:table-cell office:value-type="float" office:value="0.00648616897399568" calcext:value-type="float">
            <text:p>0,006486169</text:p>
          </table:table-cell>
          <table:table-cell table:formula="of:=ABS([.B648])" office:value-type="float" office:value="0.00648616897399568" calcext:value-type="float">
            <text:p>0,006486169</text:p>
          </table:table-cell>
          <table:table-cell table:number-columns-repeated="4"/>
        </table:table-row>
        <table:table-row table:style-name="ro1">
          <table:table-cell office:value-type="float" office:value="-0.870086991108712" calcext:value-type="float">
            <text:p>-0,8700869911</text:p>
          </table:table-cell>
          <table:table-cell office:value-type="float" office:value="0.00660868079099042" calcext:value-type="float">
            <text:p>0,0066086808</text:p>
          </table:table-cell>
          <table:table-cell table:formula="of:=ABS([.B649])" office:value-type="float" office:value="0.00660868079099042" calcext:value-type="float">
            <text:p>0,0066086808</text:p>
          </table:table-cell>
          <table:table-cell table:number-columns-repeated="4"/>
        </table:table-row>
        <table:table-row table:style-name="ro1">
          <table:table-cell office:value-type="float" office:value="-0.862423956111041" calcext:value-type="float">
            <text:p>-0,8624239561</text:p>
          </table:table-cell>
          <table:table-cell office:value-type="float" office:value="0.0067249727489429" calcext:value-type="float">
            <text:p>0,0067249727</text:p>
          </table:table-cell>
          <table:table-cell table:formula="of:=ABS([.B650])" office:value-type="float" office:value="0.0067249727489429" calcext:value-type="float">
            <text:p>0,0067249727</text:p>
          </table:table-cell>
          <table:table-cell table:number-columns-repeated="4"/>
        </table:table-row>
        <table:table-row table:style-name="ro1">
          <table:table-cell office:value-type="float" office:value="-0.854557988365401" calcext:value-type="float">
            <text:p>-0,8545579884</text:p>
          </table:table-cell>
          <table:table-cell office:value-type="float" office:value="0.00683493539793323" calcext:value-type="float">
            <text:p>0,0068349354</text:p>
          </table:table-cell>
          <table:table-cell table:formula="of:=ABS([.B651])" office:value-type="float" office:value="0.00683493539793323" calcext:value-type="float">
            <text:p>0,0068349354</text:p>
          </table:table-cell>
          <table:table-cell table:number-columns-repeated="4"/>
        </table:table-row>
        <table:table-row table:style-name="ro1">
          <table:table-cell office:value-type="float" office:value="-0.846490938774053" calcext:value-type="float">
            <text:p>-0,8464909388</text:p>
          </table:table-cell>
          <table:table-cell office:value-type="float" office:value="0.00693846524496389" calcext:value-type="float">
            <text:p>0,0069384652</text:p>
          </table:table-cell>
          <table:table-cell table:formula="of:=ABS([.B652])" office:value-type="float" office:value="0.00693846524496389" calcext:value-type="float">
            <text:p>0,0069384652</text:p>
          </table:table-cell>
          <table:table-cell table:number-columns-repeated="4"/>
        </table:table-row>
        <table:table-row table:style-name="ro1">
          <table:table-cell office:value-type="float" office:value="-0.838224705554839" calcext:value-type="float">
            <text:p>-0,8382247056</text:p>
          </table:table-cell>
          <table:table-cell office:value-type="float" office:value="0.00703546485136791" calcext:value-type="float">
            <text:p>0,0070354649</text:p>
          </table:table-cell>
          <table:table-cell table:formula="of:=ABS([.B653])" office:value-type="float" office:value="0.00703546485136791" calcext:value-type="float">
            <text:p>0,0070354649</text:p>
          </table:table-cell>
          <table:table-cell table:number-columns-repeated="4"/>
        </table:table-row>
        <table:table-row table:style-name="ro1">
          <table:table-cell office:value-type="float" office:value="-0.829761233794523" calcext:value-type="float">
            <text:p>-0,8297612338</text:p>
          </table:table-cell>
          <table:table-cell office:value-type="float" office:value="0.00712584292451085" calcext:value-type="float">
            <text:p>0,0071258429</text:p>
          </table:table-cell>
          <table:table-cell table:formula="of:=ABS([.B654])" office:value-type="float" office:value="0.00712584292451085" calcext:value-type="float">
            <text:p>0,0071258429</text:p>
          </table:table-cell>
          <table:table-cell table:number-columns-repeated="4"/>
        </table:table-row>
        <table:table-row table:style-name="ro1">
          <table:table-cell office:value-type="float" office:value="-0.821102514991105" calcext:value-type="float">
            <text:p>-0,821102515</text:p>
          </table:table-cell>
          <table:table-cell office:value-type="float" office:value="0.00720951440371248" calcext:value-type="float">
            <text:p>0,0072095144</text:p>
          </table:table-cell>
          <table:table-cell table:formula="of:=ABS([.B655])" office:value-type="float" office:value="0.00720951440371248" calcext:value-type="float">
            <text:p>0,0072095144</text:p>
          </table:table-cell>
          <table:table-cell table:number-columns-repeated="4"/>
        </table:table-row>
        <table:table-row table:style-name="ro1">
          <table:table-cell office:value-type="float" office:value="-0.812250586585204" calcext:value-type="float">
            <text:p>-0,8122505866</text:p>
          </table:table-cell>
          <table:table-cell office:value-type="float" office:value="0.00728640054030655" calcext:value-type="float">
            <text:p>0,0072864005</text:p>
          </table:table-cell>
          <table:table-cell table:formula="of:=ABS([.B656])" office:value-type="float" office:value="0.00728640054030655" calcext:value-type="float">
            <text:p>0,0072864005</text:p>
          </table:table-cell>
          <table:table-cell table:number-columns-repeated="4"/>
        </table:table-row>
        <table:table-row table:style-name="ro1">
          <table:table-cell office:value-type="float" office:value="-0.803207531480646" calcext:value-type="float">
            <text:p>-0,8032075315</text:p>
          </table:table-cell>
          <table:table-cell office:value-type="float" office:value="0.00735642897175204" calcext:value-type="float">
            <text:p>0,007356429</text:p>
          </table:table-cell>
          <table:table-cell table:formula="of:=ABS([.B657])" office:value-type="float" office:value="0.00735642897175204" calcext:value-type="float">
            <text:p>0,007356429</text:p>
          </table:table-cell>
          <table:table-cell table:number-columns-repeated="4"/>
        </table:table-row>
        <table:table-row table:style-name="ro1">
          <table:table-cell office:value-type="float" office:value="-0.793975477554338" calcext:value-type="float">
            <text:p>-0,7939754776</text:p>
          </table:table-cell>
          <table:table-cell office:value-type="float" office:value="0.00741953378974036" calcext:value-type="float">
            <text:p>0,0074195338</text:p>
          </table:table-cell>
          <table:table-cell table:formula="of:=ABS([.B658])" office:value-type="float" office:value="0.00741953378974036" calcext:value-type="float">
            <text:p>0,0074195338</text:p>
          </table:table-cell>
          <table:table-cell table:number-columns-repeated="4"/>
        </table:table-row>
        <table:table-row table:style-name="ro1">
          <table:table-cell office:value-type="float" office:value="-0.784556597155576" calcext:value-type="float">
            <text:p>-0,7845565972</text:p>
          </table:table-cell>
          <table:table-cell office:value-type="float" office:value="0.00747565560222571" calcext:value-type="float">
            <text:p>0,0074756556</text:p>
          </table:table-cell>
          <table:table-cell table:formula="of:=ABS([.B659])" office:value-type="float" office:value="0.00747565560222571" calcext:value-type="float">
            <text:p>0,0074756556</text:p>
          </table:table-cell>
          <table:table-cell table:number-columns-repeated="4"/>
        </table:table-row>
        <table:table-row table:style-name="ro1">
          <table:table-cell office:value-type="float" office:value="-0.774953106594875" calcext:value-type="float">
            <text:p>-0,7749531066</text:p>
          </table:table-cell>
          <table:table-cell office:value-type="float" office:value="0.00752474158932254" calcext:value-type="float">
            <text:p>0,0075247416</text:p>
          </table:table-cell>
          <table:table-cell table:formula="of:=ABS([.B660])" office:value-type="float" office:value="0.00752474158932254" calcext:value-type="float">
            <text:p>0,0075247416</text:p>
          </table:table-cell>
          <table:table-cell table:number-columns-repeated="4"/>
        </table:table-row>
        <table:table-row table:style-name="ro1">
          <table:table-cell office:value-type="float" office:value="-0.76516726562246" calcext:value-type="float">
            <text:p>-0,7651672656</text:p>
          </table:table-cell>
          <table:table-cell office:value-type="float" office:value="0.00756674555301792" calcext:value-type="float">
            <text:p>0,0075667456</text:p>
          </table:table-cell>
          <table:table-cell table:formula="of:=ABS([.B661])" office:value-type="float" office:value="0.00756674555301792" calcext:value-type="float">
            <text:p>0,0075667456</text:p>
          </table:table-cell>
          <table:table-cell table:number-columns-repeated="4"/>
        </table:table-row>
        <table:table-row table:style-name="ro1">
          <table:table-cell office:value-type="float" office:value="-0.755201376896536" calcext:value-type="float">
            <text:p>-0,7552013769</text:p>
          </table:table-cell>
          <table:table-cell office:value-type="float" office:value="0.00760162796065186" calcext:value-type="float">
            <text:p>0,007601628</text:p>
          </table:table-cell>
          <table:table-cell table:formula="of:=ABS([.B662])" office:value-type="float" office:value="0.00760162796065186" calcext:value-type="float">
            <text:p>0,007601628</text:p>
          </table:table-cell>
          <table:table-cell table:number-columns-repeated="4"/>
        </table:table-row>
        <table:table-row table:style-name="ro1">
          <table:table-cell office:value-type="float" office:value="-0.745057785441467" calcext:value-type="float">
            <text:p>-0,7450577854</text:p>
          </table:table-cell>
          <table:table-cell office:value-type="float" office:value="0.00762935598212196" calcext:value-type="float">
            <text:p>0,007629356</text:p>
          </table:table-cell>
          <table:table-cell table:formula="of:=ABS([.B663])" office:value-type="float" office:value="0.00762935598212196" calcext:value-type="float">
            <text:p>0,007629356</text:p>
          </table:table-cell>
          <table:table-cell table:number-columns-repeated="4"/>
        </table:table-row>
        <table:table-row table:style-name="ro1">
          <table:table-cell office:value-type="float" office:value="-0.734738878095965" calcext:value-type="float">
            <text:p>-0,7347388781</text:p>
          </table:table-cell>
          <table:table-cell office:value-type="float" office:value="0.00764990352078625" calcext:value-type="float">
            <text:p>0,0076499035</text:p>
          </table:table-cell>
          <table:table-cell table:formula="of:=ABS([.B664])" office:value-type="float" office:value="0.00764990352078625" calcext:value-type="float">
            <text:p>0,0076499035</text:p>
          </table:table-cell>
          <table:table-cell table:number-columns-repeated="4"/>
        </table:table-row>
        <table:table-row table:style-name="ro1">
          <table:table-cell office:value-type="float" office:value="-0.724247082951467" calcext:value-type="float">
            <text:p>-0,724247083</text:p>
          </table:table-cell>
          <table:table-cell office:value-type="float" office:value="0.00766325123802058" calcext:value-type="float">
            <text:p>0,0076632512</text:p>
          </table:table-cell>
          <table:table-cell table:formula="of:=ABS([.B665])" office:value-type="float" office:value="0.00766325123802058" calcext:value-type="float">
            <text:p>0,0076632512</text:p>
          </table:table-cell>
          <table:table-cell table:number-columns-repeated="4"/>
        </table:table-row>
        <table:table-row table:style-name="ro1">
          <table:table-cell office:value-type="float" office:value="-0.713584868780794" calcext:value-type="float">
            <text:p>-0,7135848688</text:p>
          </table:table-cell>
          <table:table-cell office:value-type="float" office:value="0.00766938657141934" calcext:value-type="float">
            <text:p>0,0076693866</text:p>
          </table:table-cell>
          <table:table-cell table:formula="of:=ABS([.B666])" office:value-type="float" office:value="0.00766938657141934" calcext:value-type="float">
            <text:p>0,0076693866</text:p>
          </table:table-cell>
          <table:table-cell table:number-columns-repeated="4"/>
        </table:table-row>
        <table:table-row table:style-name="ro1">
          <table:table-cell office:value-type="float" office:value="-0.702754744457226" calcext:value-type="float">
            <text:p>-0,7027547445</text:p>
          </table:table-cell>
          <table:table-cell office:value-type="float" office:value="0.00766830374662283" calcext:value-type="float">
            <text:p>0,0076683037</text:p>
          </table:table-cell>
          <table:table-cell table:formula="of:=ABS([.B667])" office:value-type="float" office:value="0.00766830374662283" calcext:value-type="float">
            <text:p>0,0076683037</text:p>
          </table:table-cell>
          <table:table-cell table:number-columns-repeated="4"/>
        </table:table-row>
        <table:table-row table:style-name="ro1">
          <table:table-cell office:value-type="float" office:value="-0.69175925836416" calcext:value-type="float">
            <text:p>-0,6917592584</text:p>
          </table:table-cell>
          <table:table-cell office:value-type="float" office:value="0.00766000378274739" calcext:value-type="float">
            <text:p>0,0076600038</text:p>
          </table:table-cell>
          <table:table-cell table:formula="of:=ABS([.B668])" office:value-type="float" office:value="0.00766000378274739" calcext:value-type="float">
            <text:p>0,0076600038</text:p>
          </table:table-cell>
          <table:table-cell table:number-columns-repeated="4"/>
        </table:table-row>
        <table:table-row table:style-name="ro1">
          <table:table-cell office:value-type="float" office:value="-0.680600997795454" calcext:value-type="float">
            <text:p>-0,6806009978</text:p>
          </table:table-cell>
          <table:table-cell office:value-type="float" office:value="0.00764449449142851" calcext:value-type="float">
            <text:p>0,0076444945</text:p>
          </table:table-cell>
          <table:table-cell table:formula="of:=ABS([.B669])" office:value-type="float" office:value="0.00764449449142851" calcext:value-type="float">
            <text:p>0,0076444945</text:p>
          </table:table-cell>
          <table:table-cell table:number-columns-repeated="4"/>
        </table:table-row>
        <table:table-row table:style-name="ro1">
          <table:table-cell office:value-type="float" office:value="-0.669282588346637" calcext:value-type="float">
            <text:p>-0,6692825883</text:p>
          </table:table-cell>
          <table:table-cell office:value-type="float" office:value="0.00762179046946875" calcext:value-type="float">
            <text:p>0,0076217905</text:p>
          </table:table-cell>
          <table:table-cell table:formula="of:=ABS([.B670])" office:value-type="float" office:value="0.00762179046946875" calcext:value-type="float">
            <text:p>0,0076217905</text:p>
          </table:table-cell>
          <table:table-cell table:number-columns-repeated="4"/>
        </table:table-row>
        <table:table-row table:style-name="ro1">
          <table:table-cell office:value-type="float" office:value="-0.65780669329708" calcext:value-type="float">
            <text:p>-0,6578066933</text:p>
          </table:table-cell>
          <table:table-cell office:value-type="float" office:value="0.00759191308509757" calcext:value-type="float">
            <text:p>0,0075919131</text:p>
          </table:table-cell>
          <table:table-cell table:formula="of:=ABS([.B671])" office:value-type="float" office:value="0.00759191308509757" calcext:value-type="float">
            <text:p>0,0075919131</text:p>
          </table:table-cell>
          <table:table-cell table:number-columns-repeated="4"/>
        </table:table-row>
        <table:table-row table:style-name="ro1">
          <table:table-cell office:value-type="float" office:value="-0.646176012983317" calcext:value-type="float">
            <text:p>-0,646176013</text:p>
          </table:table-cell>
          <table:table-cell office:value-type="float" office:value="0.00755489045786473" calcext:value-type="float">
            <text:p>0,0075548905</text:p>
          </table:table-cell>
          <table:table-cell table:formula="of:=ABS([.B672])" office:value-type="float" office:value="0.00755489045786473" calcext:value-type="float">
            <text:p>0,0075548905</text:p>
          </table:table-cell>
          <table:table-cell table:number-columns-repeated="4"/>
        </table:table-row>
        <table:table-row table:style-name="ro1">
          <table:table-cell office:value-type="float" office:value="-0.634393284163645" calcext:value-type="float">
            <text:p>-0,6343932842</text:p>
          </table:table-cell>
          <table:table-cell office:value-type="float" office:value="0.00751075743217106" calcext:value-type="float">
            <text:p>0,0075107574</text:p>
          </table:table-cell>
          <table:table-cell table:formula="of:=ABS([.B673])" office:value-type="float" office:value="0.00751075743217106" calcext:value-type="float">
            <text:p>0,0075107574</text:p>
          </table:table-cell>
          <table:table-cell table:number-columns-repeated="4"/>
        </table:table-row>
        <table:table-row table:style-name="ro1">
          <table:table-cell office:value-type="float" office:value="-0.622461279374151" calcext:value-type="float">
            <text:p>-0,6224612794</text:p>
          </table:table-cell>
          <table:table-cell office:value-type="float" office:value="0.00745955554447425" calcext:value-type="float">
            <text:p>0,0074595555</text:p>
          </table:table-cell>
          <table:table-cell table:formula="of:=ABS([.B674])" office:value-type="float" office:value="0.00745955554447425" calcext:value-type="float">
            <text:p>0,0074595555</text:p>
          </table:table-cell>
          <table:table-cell table:number-columns-repeated="4"/>
        </table:table-row>
        <table:table-row table:style-name="ro1">
          <table:table-cell office:value-type="float" office:value="-0.610382806276311" calcext:value-type="float">
            <text:p>-0,6103828063</text:p>
          </table:table-cell>
          <table:table-cell office:value-type="float" office:value="0.00740133298420021" calcext:value-type="float">
            <text:p>0,007401333</text:p>
          </table:table-cell>
          <table:table-cell table:formula="of:=ABS([.B675])" office:value-type="float" office:value="0.00740133298420021" calcext:value-type="float">
            <text:p>0,007401333</text:p>
          </table:table-cell>
          <table:table-cell table:number-columns-repeated="4"/>
        </table:table-row>
        <table:table-row table:style-name="ro1">
          <table:table-cell office:value-type="float" office:value="-0.598160706996343" calcext:value-type="float">
            <text:p>-0,598160707</text:p>
          </table:table-cell>
          <table:table-cell office:value-type="float" office:value="0.00733614454838466" calcext:value-type="float">
            <text:p>0,0073361445</text:p>
          </table:table-cell>
          <table:table-cell table:formula="of:=ABS([.B676])" office:value-type="float" office:value="0.00733614454838466" calcext:value-type="float">
            <text:p>0,0073361445</text:p>
          </table:table-cell>
          <table:table-cell table:number-columns-repeated="4"/>
        </table:table-row>
        <table:table-row table:style-name="ro1">
          <table:table-cell office:value-type="float" office:value="-0.585797857456439" calcext:value-type="float">
            <text:p>-0,5857978575</text:p>
          </table:table-cell>
          <table:table-cell office:value-type="float" office:value="0.00726405159010085" calcext:value-type="float">
            <text:p>0,0072640516</text:p>
          </table:table-cell>
          <table:table-cell table:formula="of:=ABS([.B677])" office:value-type="float" office:value="0.00726405159010085" calcext:value-type="float">
            <text:p>0,0072640516</text:p>
          </table:table-cell>
          <table:table-cell table:number-columns-repeated="4"/>
        </table:table-row>
        <table:table-row table:style-name="ro1">
          <table:table-cell office:value-type="float" office:value="-0.573297166698043" calcext:value-type="float">
            <text:p>-0,5732971667</text:p>
          </table:table-cell>
          <table:table-cell office:value-type="float" office:value="0.00718512196071774" calcext:value-type="float">
            <text:p>0,007185122</text:p>
          </table:table-cell>
          <table:table-cell table:formula="of:=ABS([.B678])" office:value-type="float" office:value="0.00718512196071774" calcext:value-type="float">
            <text:p>0,007185122</text:p>
          </table:table-cell>
          <table:table-cell table:number-columns-repeated="4"/>
        </table:table-row>
        <table:table-row table:style-name="ro1">
          <table:table-cell office:value-type="float" office:value="-0.560661576197338" calcext:value-type="float">
            <text:p>-0,5606615762</text:p>
          </table:table-cell>
          <table:table-cell office:value-type="float" office:value="0.00709942994604063" calcext:value-type="float">
            <text:p>0,0070994299</text:p>
          </table:table-cell>
          <table:table-cell table:formula="of:=ABS([.B679])" office:value-type="float" office:value="0.00709942994604063" calcext:value-type="float">
            <text:p>0,0070994299</text:p>
          </table:table-cell>
          <table:table-cell table:number-columns-repeated="4"/>
        </table:table-row>
        <table:table-row table:style-name="ro1">
          <table:table-cell office:value-type="float" office:value="-0.547894059173101" calcext:value-type="float">
            <text:p>-0,5478940592</text:p>
          </table:table-cell>
          <table:table-cell office:value-type="float" office:value="0.0070070561963938" calcext:value-type="float">
            <text:p>0,0070070562</text:p>
          </table:table-cell>
          <table:table-cell table:formula="of:=ABS([.B680])" office:value-type="float" office:value="0.0070070561963938" calcext:value-type="float">
            <text:p>0,0070070562</text:p>
          </table:table-cell>
          <table:table-cell table:number-columns-repeated="4"/>
        </table:table-row>
        <table:table-row table:style-name="ro1">
          <table:table-cell office:value-type="float" office:value="-0.534997619887098" calcext:value-type="float">
            <text:p>-0,5349976199</text:p>
          </table:table-cell>
          <table:table-cell office:value-type="float" office:value="0.00690808765071688" calcext:value-type="float">
            <text:p>0,0069080877</text:p>
          </table:table-cell>
          <table:table-cell table:formula="of:=ABS([.B681])" office:value-type="float" office:value="0.00690808765071688" calcext:value-type="float">
            <text:p>0,0069080877</text:p>
          </table:table-cell>
          <table:table-cell table:number-columns-repeated="4"/>
        </table:table-row>
        <table:table-row table:style-name="ro1">
          <table:table-cell office:value-type="float" office:value="-0.521975292937155" calcext:value-type="float">
            <text:p>-0,5219752929</text:p>
          </table:table-cell>
          <table:table-cell office:value-type="float" office:value="0.00680261745474159" calcext:value-type="float">
            <text:p>0,0068026175</text:p>
          </table:table-cell>
          <table:table-cell table:formula="of:=ABS([.B682])" office:value-type="float" office:value="0.00680261745474159" calcext:value-type="float">
            <text:p>0,0068026175</text:p>
          </table:table-cell>
          <table:table-cell table:number-columns-repeated="4"/>
        </table:table-row>
        <table:table-row table:style-name="ro1">
          <table:table-cell office:value-type="float" office:value="-0.508830142543108" calcext:value-type="float">
            <text:p>-0,5088301425</text:p>
          </table:table-cell>
          <table:table-cell office:value-type="float" office:value="0.00669074487332483" calcext:value-type="float">
            <text:p>0,0066907449</text:p>
          </table:table-cell>
          <table:table-cell table:formula="of:=ABS([.B683])" office:value-type="float" office:value="0.00669074487332483" calcext:value-type="float">
            <text:p>0,0066907449</text:p>
          </table:table-cell>
          <table:table-cell table:number-columns-repeated="4"/>
        </table:table-row>
        <table:table-row table:style-name="ro1">
          <table:table-cell office:value-type="float" office:value="-0.495565261825772" calcext:value-type="float">
            <text:p>-0,4955652618</text:p>
          </table:table-cell>
          <table:table-cell office:value-type="float" office:value="0.00657257519702392" calcext:value-type="float">
            <text:p>0,0065725752</text:p>
          </table:table-cell>
          <table:table-cell table:formula="of:=ABS([.B684])" office:value-type="float" office:value="0.00657257519702392" calcext:value-type="float">
            <text:p>0,0065725752</text:p>
          </table:table-cell>
          <table:table-cell table:number-columns-repeated="4"/>
        </table:table-row>
        <table:table-row table:style-name="ro1">
          <table:table-cell office:value-type="float" office:value="-0.482183772079124" calcext:value-type="float">
            <text:p>-0,4821837721</text:p>
          </table:table-cell>
          <table:table-cell office:value-type="float" office:value="0.00644821964300135" calcext:value-type="float">
            <text:p>0,0064482196</text:p>
          </table:table-cell>
          <table:table-cell table:formula="of:=ABS([.B685])" office:value-type="float" office:value="0.00644821964300135" calcext:value-type="float">
            <text:p>0,0064482196</text:p>
          </table:table-cell>
          <table:table-cell table:number-columns-repeated="4"/>
        </table:table-row>
        <table:table-row table:style-name="ro1">
          <table:table-cell office:value-type="float" office:value="-0.46868882203583" calcext:value-type="float">
            <text:p>-0,468688822</text:p>
          </table:table-cell>
          <table:table-cell office:value-type="float" office:value="0.00631779525035336" calcext:value-type="float">
            <text:p>0,0063177953</text:p>
          </table:table-cell>
          <table:table-cell table:formula="of:=ABS([.B686])" office:value-type="float" office:value="0.00631779525035336" calcext:value-type="float">
            <text:p>0,0063177953</text:p>
          </table:table-cell>
          <table:table-cell table:number-columns-repeated="4"/>
        </table:table-row>
        <table:table-row table:style-name="ro1">
          <table:table-cell office:value-type="float" office:value="-0.455083587126344" calcext:value-type="float">
            <text:p>-0,4550835871</text:p>
          </table:table-cell>
          <table:table-cell office:value-type="float" office:value="0.00618142476995198" calcext:value-type="float">
            <text:p>0,0061814248</text:p>
          </table:table-cell>
          <table:table-cell table:formula="of:=ABS([.B687])" office:value-type="float" office:value="0.00618142476995198" calcext:value-type="float">
            <text:p>0,0061814248</text:p>
          </table:table-cell>
          <table:table-cell table:number-columns-repeated="4"/>
        </table:table-row>
        <table:table-row table:style-name="ro1">
          <table:table-cell office:value-type="float" office:value="-0.441371268731717" calcext:value-type="float">
            <text:p>-0,4413712687</text:p>
          </table:table-cell>
          <table:table-cell office:value-type="float" office:value="0.00603923654892058" calcext:value-type="float">
            <text:p>0,0060392365</text:p>
          </table:table-cell>
          <table:table-cell table:formula="of:=ABS([.B688])" office:value-type="float" office:value="0.00603923654892058" calcext:value-type="float">
            <text:p>0,0060392365</text:p>
          </table:table-cell>
          <table:table-cell table:number-columns-repeated="4"/>
        </table:table-row>
        <table:table-row table:style-name="ro1">
          <table:table-cell office:value-type="float" office:value="-0.427555093430283" calcext:value-type="float">
            <text:p>-0,4275550934</text:p>
          </table:table-cell>
          <table:table-cell office:value-type="float" office:value="0.0058913644098354" calcext:value-type="float">
            <text:p>0,0058913644</text:p>
          </table:table-cell>
          <table:table-cell table:formula="of:=ABS([.B689])" office:value-type="float" office:value="0.0058913644098354" calcext:value-type="float">
            <text:p>0,0058913644</text:p>
          </table:table-cell>
          <table:table-cell table:number-columns-repeated="4"/>
        </table:table-row>
        <table:table-row table:style-name="ro1">
          <table:table-cell office:value-type="float" office:value="-0.413638312238437" calcext:value-type="float">
            <text:p>-0,4136383122</text:p>
          </table:table-cell>
          <table:table-cell office:value-type="float" office:value="0.00573794752477863" calcext:value-type="float">
            <text:p>0,0057379475</text:p>
          </table:table-cell>
          <table:table-cell table:formula="of:=ABS([.B690])" office:value-type="float" office:value="0.00573794752477863" calcext:value-type="float">
            <text:p>0,0057379475</text:p>
          </table:table-cell>
          <table:table-cell table:number-columns-repeated="4"/>
        </table:table-row>
        <table:table-row table:style-name="ro1">
          <table:table-cell office:value-type="float" office:value="-0.399624199845648" calcext:value-type="float">
            <text:p>-0,3996241998</text:p>
          </table:table-cell>
          <table:table-cell office:value-type="float" office:value="0.00557913028435231" calcext:value-type="float">
            <text:p>0,0055791303</text:p>
          </table:table-cell>
          <table:table-cell table:formula="of:=ABS([.B691])" office:value-type="float" office:value="0.00557913028435231" calcext:value-type="float">
            <text:p>0,0055791303</text:p>
          </table:table-cell>
          <table:table-cell table:number-columns-repeated="4"/>
        </table:table-row>
        <table:table-row table:style-name="ro1">
          <table:table-cell office:value-type="float" office:value="-0.38551605384392" calcext:value-type="float">
            <text:p>-0,3855160538</text:p>
          </table:table-cell>
          <table:table-cell office:value-type="float" office:value="0.00541506216178378" calcext:value-type="float">
            <text:p>0,0054150622</text:p>
          </table:table-cell>
          <table:table-cell table:formula="of:=ABS([.B692])" office:value-type="float" office:value="0.00541506216178378" calcext:value-type="float">
            <text:p>0,0054150622</text:p>
          </table:table-cell>
          <table:table-cell table:number-columns-repeated="4"/>
        </table:table-row>
        <table:table-row table:style-name="ro1">
          <table:table-cell office:value-type="float" office:value="-0.371317193951839" calcext:value-type="float">
            <text:p>-0,371317194</text:p>
          </table:table-cell>
          <table:table-cell office:value-type="float" office:value="0.00524589757224792" calcext:value-type="float">
            <text:p>0,0052458976</text:p>
          </table:table-cell>
          <table:table-cell table:formula="of:=ABS([.B693])" office:value-type="float" office:value="0.00524589757224792" calcext:value-type="float">
            <text:p>0,0052458976</text:p>
          </table:table-cell>
          <table:table-cell table:number-columns-repeated="4"/>
        </table:table-row>
        <table:table-row table:style-name="ro1">
          <table:table-cell office:value-type="float" office:value="-0.357030961233431" calcext:value-type="float">
            <text:p>-0,3570309612</text:p>
          </table:table-cell>
          <table:table-cell office:value-type="float" office:value="0.00507179572753547" calcext:value-type="float">
            <text:p>0,0050717957</text:p>
          </table:table-cell>
          <table:table-cell table:formula="of:=ABS([.B694])" office:value-type="float" office:value="0.00507179572753547" calcext:value-type="float">
            <text:p>0,0050717957</text:p>
          </table:table-cell>
          <table:table-cell table:number-columns-repeated="4"/>
        </table:table-row>
        <table:table-row table:style-name="ro1">
          <table:table-cell office:value-type="float" office:value="-0.342660717311994" calcext:value-type="float">
            <text:p>-0,3426607173</text:p>
          </table:table-cell>
          <table:table-cell office:value-type="float" office:value="0.00489292048620771" calcext:value-type="float">
            <text:p>0,0048929205</text:p>
          </table:table-cell>
          <table:table-cell table:formula="of:=ABS([.B695])" office:value-type="float" office:value="0.00489292048620771" calcext:value-type="float">
            <text:p>0,0048929205</text:p>
          </table:table-cell>
          <table:table-cell table:number-columns-repeated="4"/>
        </table:table-row>
        <table:table-row table:style-name="ro1">
          <table:table-cell office:value-type="float" office:value="-0.328209843579094" calcext:value-type="float">
            <text:p>-0,3282098436</text:p>
          </table:table-cell>
          <table:table-cell office:value-type="float" office:value="0.00470944019938091" calcext:value-type="float">
            <text:p>0,0047094402</text:p>
          </table:table-cell>
          <table:table-cell table:formula="of:=ABS([.B696])" office:value-type="float" office:value="0.00470944019938091" calcext:value-type="float">
            <text:p>0,0047094402</text:p>
          </table:table-cell>
          <table:table-cell table:number-columns-repeated="4"/>
        </table:table-row>
        <table:table-row table:style-name="ro1">
          <table:table-cell office:value-type="float" office:value="-0.313681740398893" calcext:value-type="float">
            <text:p>-0,3136817404</text:p>
          </table:table-cell>
          <table:table-cell office:value-type="float" office:value="0.00452152755227975" calcext:value-type="float">
            <text:p>0,0045215276</text:p>
          </table:table-cell>
          <table:table-cell table:formula="of:=ABS([.B697])" office:value-type="float" office:value="0.00452152755227975" calcext:value-type="float">
            <text:p>0,0045215276</text:p>
          </table:table-cell>
          <table:table-cell table:number-columns-repeated="4"/>
        </table:table-row>
        <table:table-row table:style-name="ro1">
          <table:table-cell office:value-type="float" office:value="-0.299079826308041" calcext:value-type="float">
            <text:p>-0,2990798263</text:p>
          </table:table-cell>
          <table:table-cell office:value-type="float" office:value="0.00432935940170942" calcext:value-type="float">
            <text:p>0,0043293594</text:p>
          </table:table-cell>
          <table:table-cell table:formula="of:=ABS([.B698])" office:value-type="float" office:value="0.00432935940170942" calcext:value-type="float">
            <text:p>0,0043293594</text:p>
          </table:table-cell>
          <table:table-cell table:number-columns-repeated="4"/>
        </table:table-row>
        <table:table-row table:style-name="ro1">
          <table:table-cell office:value-type="float" office:value="-0.284407537211272" calcext:value-type="float">
            <text:p>-0,2844075372</text:p>
          </table:table-cell>
          <table:table-cell office:value-type="float" office:value="0.00413311660960725" calcext:value-type="float">
            <text:p>0,0041331166</text:p>
          </table:table-cell>
          <table:table-cell table:formula="of:=ABS([.B699])" office:value-type="float" office:value="0.00413311660960725" calcext:value-type="float">
            <text:p>0,0041331166</text:p>
          </table:table-cell>
          <table:table-cell table:number-columns-repeated="4"/>
        </table:table-row>
        <table:table-row table:style-name="ro1">
          <table:table-cell office:value-type="float" office:value="-0.269668325572916" calcext:value-type="float">
            <text:p>-0,2696683256</text:p>
          </table:table-cell>
          <table:table-cell office:value-type="float" office:value="0.00393298387281982" calcext:value-type="float">
            <text:p>0,0039329839</text:p>
          </table:table-cell>
          <table:table-cell table:formula="of:=ABS([.B700])" office:value-type="float" office:value="0.00393298387281982" calcext:value-type="float">
            <text:p>0,0039329839</text:p>
          </table:table-cell>
          <table:table-cell table:number-columns-repeated="4"/>
        </table:table-row>
        <table:table-row table:style-name="ro1">
          <table:table-cell office:value-type="float" office:value="-0.254865659604517" calcext:value-type="float">
            <text:p>-0,2548656596</text:p>
          </table:table-cell>
          <table:table-cell office:value-type="float" office:value="0.00372914954927495" calcext:value-type="float">
            <text:p>0,0037291495</text:p>
          </table:table-cell>
          <table:table-cell table:formula="of:=ABS([.B701])" office:value-type="float" office:value="0.00372914954927495" calcext:value-type="float">
            <text:p>0,0037291495</text:p>
          </table:table-cell>
          <table:table-cell table:number-columns-repeated="4"/>
        </table:table-row>
        <table:table-row table:style-name="ro1">
          <table:table-cell office:value-type="float" office:value="-0.240003022448742" calcext:value-type="float">
            <text:p>-0,2400030224</text:p>
          </table:table-cell>
          <table:table-cell office:value-type="float" office:value="0.00352180548070247" calcext:value-type="float">
            <text:p>0,0035218055</text:p>
          </table:table-cell>
          <table:table-cell table:formula="of:=ABS([.B702])" office:value-type="float" office:value="0.00352180548070247" calcext:value-type="float">
            <text:p>0,0035218055</text:p>
          </table:table-cell>
          <table:table-cell table:number-columns-repeated="4"/>
        </table:table-row>
        <table:table-row table:style-name="ro1">
          <table:table-cell office:value-type="float" office:value="-0.225083911359794" calcext:value-type="float">
            <text:p>-0,2250839114</text:p>
          </table:table-cell>
          <table:table-cell office:value-type="float" office:value="0.00331114681208233" calcext:value-type="float">
            <text:p>0,0033111468</text:p>
          </table:table-cell>
          <table:table-cell table:formula="of:=ABS([.B703])" office:value-type="float" office:value="0.00331114681208233" calcext:value-type="float">
            <text:p>0,0033111468</text:p>
          </table:table-cell>
          <table:table-cell table:number-columns-repeated="4"/>
        </table:table-row>
        <table:table-row table:style-name="ro1">
          <table:table-cell office:value-type="float" office:value="-0.210111836880471" calcext:value-type="float">
            <text:p>-0,2101118369</text:p>
          </table:table-cell>
          <table:table-cell office:value-type="float" office:value="0.0030973718079802" calcext:value-type="float">
            <text:p>0,0030973718</text:p>
          </table:table-cell>
          <table:table-cell table:formula="of:=ABS([.B704])" office:value-type="float" office:value="0.0030973718079802" calcext:value-type="float">
            <text:p>0,0030973718</text:p>
          </table:table-cell>
          <table:table-cell table:number-columns-repeated="4"/>
        </table:table-row>
        <table:table-row table:style-name="ro1">
          <table:table-cell office:value-type="float" office:value="-0.19509032201613" calcext:value-type="float">
            <text:p>-0,195090322</text:p>
          </table:table-cell>
          <table:table-cell office:value-type="float" office:value="0.00288068166594746" calcext:value-type="float">
            <text:p>0,0028806817</text:p>
          </table:table-cell>
          <table:table-cell table:formula="of:=ABS([.B705])" office:value-type="float" office:value="0.00288068166594746" calcext:value-type="float">
            <text:p>0,0028806817</text:p>
          </table:table-cell>
          <table:table-cell table:number-columns-repeated="4"/>
        </table:table-row>
        <table:table-row table:style-name="ro1">
          <table:table-cell office:value-type="float" office:value="-0.180022901405699" calcext:value-type="float">
            <text:p>-0,1800229014</text:p>
          </table:table-cell>
          <table:table-cell office:value-type="float" office:value="0.00266128032716051" calcext:value-type="float">
            <text:p>0,0026612803</text:p>
          </table:table-cell>
          <table:table-cell table:formula="of:=ABS([.B706])" office:value-type="float" office:value="0.00266128032716051" calcext:value-type="float">
            <text:p>0,0026612803</text:p>
          </table:table-cell>
          <table:table-cell table:number-columns-repeated="4"/>
        </table:table-row>
        <table:table-row table:style-name="ro1">
          <table:table-cell office:value-type="float" office:value="-0.164913120489972" calcext:value-type="float">
            <text:p>-0,1649131205</text:p>
          </table:table-cell>
          <table:table-cell office:value-type="float" office:value="0.00243937428448016" calcext:value-type="float">
            <text:p>0,0024393743</text:p>
          </table:table-cell>
          <table:table-cell table:formula="of:=ABS([.B707])" office:value-type="float" office:value="0.00243937428448016" calcext:value-type="float">
            <text:p>0,0024393743</text:p>
          </table:table-cell>
          <table:table-cell table:number-columns-repeated="4"/>
        </table:table-row>
        <table:table-row table:style-name="ro1">
          <table:table-cell office:value-type="float" office:value="-0.149764534677323" calcext:value-type="float">
            <text:p>-0,1497645347</text:p>
          </table:table-cell>
          <table:table-cell office:value-type="float" office:value="0.00221517238810698" calcext:value-type="float">
            <text:p>0,0022151724</text:p>
          </table:table-cell>
          <table:table-cell table:formula="of:=ABS([.B708])" office:value-type="float" office:value="0.00221517238810698" calcext:value-type="float">
            <text:p>0,0022151724</text:p>
          </table:table-cell>
          <table:table-cell table:number-columns-repeated="4"/>
        </table:table-row>
        <table:table-row table:style-name="ro1">
          <table:table-cell office:value-type="float" office:value="-0.134580708507127" calcext:value-type="float">
            <text:p>-0,1345807085</text:p>
          </table:table-cell>
          <table:table-cell office:value-type="float" office:value="0.00198888564901789" calcext:value-type="float">
            <text:p>0,0019888856</text:p>
          </table:table-cell>
          <table:table-cell table:formula="of:=ABS([.B709])" office:value-type="float" office:value="0.00198888564901789" calcext:value-type="float">
            <text:p>0,0019888856</text:p>
          </table:table-cell>
          <table:table-cell table:number-columns-repeated="4"/>
        </table:table-row>
        <table:table-row table:style-name="ro1">
          <table:table-cell office:value-type="float" office:value="-0.119365214810992" calcext:value-type="float">
            <text:p>-0,1193652148</text:p>
          </table:table-cell>
          <table:table-cell office:value-type="float" office:value="0.00176072704037122" calcext:value-type="float">
            <text:p>0,001760727</text:p>
          </table:table-cell>
          <table:table-cell table:formula="of:=ABS([.B710])" office:value-type="float" office:value="0.00176072704037122" calcext:value-type="float">
            <text:p>0,001760727</text:p>
          </table:table-cell>
          <table:table-cell table:number-columns-repeated="4"/>
        </table:table-row>
        <table:table-row table:style-name="ro1">
          <table:table-cell office:value-type="float" office:value="-0.104121633872055" calcext:value-type="float">
            <text:p>-0,1041216339</text:p>
          </table:table-cell>
          <table:table-cell office:value-type="float" office:value="0.00153091129706329" calcext:value-type="float">
            <text:p>0,0015309113</text:p>
          </table:table-cell>
          <table:table-cell table:formula="of:=ABS([.B711])" office:value-type="float" office:value="0.00153091129706329" calcext:value-type="float">
            <text:p>0,0015309113</text:p>
          </table:table-cell>
          <table:table-cell table:number-columns-repeated="4"/>
        </table:table-row>
        <table:table-row table:style-name="ro1">
          <table:table-cell office:value-type="float" office:value="-0.0888535525825273" calcext:value-type="float">
            <text:p>-0,0888535526</text:p>
          </table:table-cell>
          <table:table-cell office:value-type="float" office:value="0.00129965471362814" calcext:value-type="float">
            <text:p>0,0012996547</text:p>
          </table:table-cell>
          <table:table-cell table:formula="of:=ABS([.B712])" office:value-type="float" office:value="0.00129965471362814" calcext:value-type="float">
            <text:p>0,0012996547</text:p>
          </table:table-cell>
          <table:table-cell table:number-columns-repeated="4"/>
        </table:table-row>
        <table:table-row table:style-name="ro1">
          <table:table-cell office:value-type="float" office:value="-0.0735645635996685" calcext:value-type="float">
            <text:p>-0,0735645636</text:p>
          </table:table-cell>
          <table:table-cell office:value-type="float" office:value="0.00106717494066721" calcext:value-type="float">
            <text:p>0,0010671749</text:p>
          </table:table-cell>
          <table:table-cell table:formula="of:=ABS([.B713])" office:value-type="float" office:value="0.00106717494066721" calcext:value-type="float">
            <text:p>0,0010671749</text:p>
          </table:table-cell>
          <table:table-cell table:number-columns-repeated="4"/>
        </table:table-row>
        <table:table-row table:style-name="ro1">
          <table:table-cell office:value-type="float" office:value="-0.058258264500437" calcext:value-type="float">
            <text:p>-0,0582582645</text:p>
          </table:table-cell>
          <table:table-cell table:style-name="ce1" office:value-type="float" office:value="0.000833690780005503" calcext:value-type="float">
            <text:p>8,34E-04</text:p>
          </table:table-cell>
          <table:table-cell table:formula="of:=ABS([.B714])" office:value-type="float" office:value="0.000833690780005503" calcext:value-type="float">
            <text:p>0,0008336908</text:p>
          </table:table-cell>
          <table:table-cell table:number-columns-repeated="4"/>
        </table:table-row>
        <table:table-row table:style-name="ro1">
          <table:table-cell office:value-type="float" office:value="-0.0429382569349422" calcext:value-type="float">
            <text:p>-0,0429382569</text:p>
          </table:table-cell>
          <table:table-cell table:style-name="ce1" office:value-type="float" office:value="0.000599421978762726" calcext:value-type="float">
            <text:p>5,99E-04</text:p>
          </table:table-cell>
          <table:table-cell table:formula="of:=ABS([.B715])" office:value-type="float" office:value="0.000599421978762726" calcext:value-type="float">
            <text:p>0,000599422</text:p>
          </table:table-cell>
          <table:table-cell table:number-columns-repeated="4"/>
        </table:table-row>
        <table:table-row table:style-name="ro1">
          <table:table-cell office:value-type="float" office:value="-0.0276081457789655" calcext:value-type="float">
            <text:p>-0,0276081458</text:p>
          </table:table-cell>
          <table:table-cell table:style-name="ce1" office:value-type="float" office:value="0.000364589022534667" calcext:value-type="float">
            <text:p>3,65E-04</text:p>
          </table:table-cell>
          <table:table-cell table:formula="of:=ABS([.B716])" office:value-type="float" office:value="0.000364589022534667" calcext:value-type="float">
            <text:p>0,000364589</text:p>
          </table:table-cell>
          <table:table-cell table:number-columns-repeated="4"/>
        </table:table-row>
        <table:table-row table:style-name="ro1">
          <table:table-cell office:value-type="float" office:value="-0.0122715382857199" calcext:value-type="float">
            <text:p>-0,0122715383</text:p>
          </table:table-cell>
          <table:table-cell table:style-name="ce1" office:value-type="float" office:value="0.000129412927879935" calcext:value-type="float">
            <text:p>1,29E-04</text:p>
          </table:table-cell>
          <table:table-cell table:formula="of:=ABS([.B717])" office:value-type="float" office:value="0.000129412927879935" calcext:value-type="float">
            <text:p>0,0001294129</text:p>
          </table:table-cell>
          <table:table-cell table:number-columns-repeated="4"/>
        </table:table-row>
        <table:table-row table:style-name="ro1">
          <table:table-cell office:value-type="float" office:value="0.00306795676296409" calcext:value-type="float">
            <text:p>0,0030679568</text:p>
          </table:table-cell>
          <table:table-cell table:style-name="ce1" office:value-type="float" office:value="-0.00010588496569286" calcext:value-type="float">
            <text:p>-1,06E-04</text:p>
          </table:table-cell>
          <table:table-cell table:formula="of:=ABS([.B718])" office:value-type="float" office:value="0.00010588496569286" calcext:value-type="float">
            <text:p>0,000105885</text:p>
          </table:table-cell>
          <table:table-cell table:number-columns-repeated="4"/>
        </table:table-row>
        <table:table-row table:style-name="ro1">
          <table:table-cell office:value-type="float" office:value="0.0184067299058028" calcext:value-type="float">
            <text:p>0,0184067299</text:p>
          </table:table-cell>
          <table:table-cell table:style-name="ce1" office:value-type="float" office:value="-0.000341083204042136" calcext:value-type="float">
            <text:p>-3,41E-04</text:p>
          </table:table-cell>
          <table:table-cell table:formula="of:=ABS([.B719])" office:value-type="float" office:value="0.000341083204042136" calcext:value-type="float">
            <text:p>0,0003410832</text:p>
          </table:table-cell>
          <table:table-cell table:number-columns-repeated="4"/>
        </table:table-row>
        <table:table-row table:style-name="ro1">
          <table:table-cell office:value-type="float" office:value="0.0337411718513771" calcext:value-type="float">
            <text:p>0,0337411719</text:p>
          </table:table-cell>
          <table:table-cell table:style-name="ce1" office:value-type="float" office:value="-0.0005759604268184" calcext:value-type="float">
            <text:p>-5,76E-04</text:p>
          </table:table-cell>
          <table:table-cell table:formula="of:=ABS([.B720])" office:value-type="float" office:value="0.0005759604268184" calcext:value-type="float">
            <text:p>0,0005759604</text:p>
          </table:table-cell>
          <table:table-cell table:number-columns-repeated="4"/>
        </table:table-row>
        <table:table-row table:style-name="ro1">
          <table:table-cell office:value-type="float" office:value="0.0490676743274174" calcext:value-type="float">
            <text:p>0,0490676743</text:p>
          </table:table-cell>
          <table:table-cell table:style-name="ce1" office:value-type="float" office:value="-0.000810295575800701" calcext:value-type="float">
            <text:p>-8,10E-04</text:p>
          </table:table-cell>
          <table:table-cell table:formula="of:=ABS([.B721])" office:value-type="float" office:value="0.000810295575800701" calcext:value-type="float">
            <text:p>0,0008102956</text:p>
          </table:table-cell>
          <table:table-cell table:number-columns-repeated="4"/>
        </table:table-row>
        <table:table-row table:style-name="ro1">
          <table:table-cell office:value-type="float" office:value="0.0643826309298567" calcext:value-type="float">
            <text:p>0,0643826309</text:p>
          </table:table-cell>
          <table:table-cell office:value-type="float" office:value="-0.00104386810294921" calcext:value-type="float">
            <text:p>-0,0010438681</text:p>
          </table:table-cell>
          <table:table-cell table:formula="of:=ABS([.B722])" office:value-type="float" office:value="0.00104386810294921" calcext:value-type="float">
            <text:p>0,0010438681</text:p>
          </table:table-cell>
          <table:table-cell table:number-columns-repeated="4"/>
        </table:table-row>
        <table:table-row table:style-name="ro1">
          <table:table-cell office:value-type="float" office:value="0.0796824379714274" calcext:value-type="float">
            <text:p>0,079682438</text:p>
          </table:table-cell>
          <table:table-cell office:value-type="float" office:value="-0.00127645817797706" calcext:value-type="float">
            <text:p>-0,0012764582</text:p>
          </table:table-cell>
          <table:table-cell table:formula="of:=ABS([.B723])" office:value-type="float" office:value="0.00127645817797706" calcext:value-type="float">
            <text:p>0,0012764582</text:p>
          </table:table-cell>
          <table:table-cell table:number-columns-repeated="4"/>
        </table:table-row>
        <table:table-row table:style-name="ro1">
          <table:table-cell office:value-type="float" office:value="0.0949634953296379" calcext:value-type="float">
            <text:p>0,0949634953</text:p>
          </table:table-cell>
          <table:table-cell office:value-type="float" office:value="-0.00150784689524652" calcext:value-type="float">
            <text:p>-0,0015078469</text:p>
          </table:table-cell>
          <table:table-cell table:formula="of:=ABS([.B724])" office:value-type="float" office:value="0.00150784689524652" calcext:value-type="float">
            <text:p>0,0015078469</text:p>
          </table:table-cell>
          <table:table-cell table:number-columns-repeated="4"/>
        </table:table-row>
        <table:table-row table:style-name="ro1">
          <table:table-cell office:value-type="float" office:value="0.110222207293882" calcext:value-type="float">
            <text:p>0,1102222073</text:p>
          </table:table-cell>
          <table:table-cell office:value-type="float" office:value="-0.00173781647979598" calcext:value-type="float">
            <text:p>-0,0017378165</text:p>
          </table:table-cell>
          <table:table-cell table:formula="of:=ABS([.B725])" office:value-type="float" office:value="0.00173781647979598" calcext:value-type="float">
            <text:p>0,0017378165</text:p>
          </table:table-cell>
          <table:table-cell table:number-columns-repeated="4"/>
        </table:table-row>
        <table:table-row table:style-name="ro1">
          <table:table-cell office:value-type="float" office:value="0.125454983411545" calcext:value-type="float">
            <text:p>0,1254549834</text:p>
          </table:table-cell>
          <table:table-cell office:value-type="float" office:value="-0.00196615049230242" calcext:value-type="float">
            <text:p>-0,0019661505</text:p>
          </table:table-cell>
          <table:table-cell table:formula="of:=ABS([.B726])" office:value-type="float" office:value="0.00196615049230242" calcext:value-type="float">
            <text:p>0,0019661505</text:p>
          </table:table-cell>
          <table:table-cell table:number-columns-repeated="4"/>
        </table:table-row>
        <table:table-row table:style-name="ro1">
          <table:table-cell office:value-type="float" office:value="0.140658239332849" calcext:value-type="float">
            <text:p>0,1406582393</text:p>
          </table:table-cell>
          <table:table-cell office:value-type="float" office:value="-0.0021926340327848" calcext:value-type="float">
            <text:p>-0,002192634</text:p>
          </table:table-cell>
          <table:table-cell table:formula="of:=ABS([.B727])" office:value-type="float" office:value="0.0021926340327848" calcext:value-type="float">
            <text:p>0,002192634</text:p>
          </table:table-cell>
          <table:table-cell table:number-columns-repeated="4"/>
        </table:table-row>
        <table:table-row table:style-name="ro1">
          <table:table-cell office:value-type="float" office:value="0.155828397654265" calcext:value-type="float">
            <text:p>0,1558283977</text:p>
          </table:table-cell>
          <table:table-cell office:value-type="float" office:value="-0.00241705394286251" calcext:value-type="float">
            <text:p>-0,0024170539</text:p>
          </table:table-cell>
          <table:table-cell table:formula="of:=ABS([.B728])" office:value-type="float" office:value="0.00241705394286251" calcext:value-type="float">
            <text:p>0,0024170539</text:p>
          </table:table-cell>
          <table:table-cell table:number-columns-repeated="4"/>
        </table:table-row>
        <table:table-row table:style-name="ro1">
          <table:table-cell office:value-type="float" office:value="0.170961888760299" calcext:value-type="float">
            <text:p>0,1709618888</text:p>
          </table:table-cell>
          <table:table-cell office:value-type="float" office:value="-0.00263919900637122" calcext:value-type="float">
            <text:p>-0,002639199</text:p>
          </table:table-cell>
          <table:table-cell table:formula="of:=ABS([.B729])" office:value-type="float" office:value="0.00263919900637122" calcext:value-type="float">
            <text:p>0,002639199</text:p>
          </table:table-cell>
          <table:table-cell table:number-columns-repeated="4"/>
        </table:table-row>
        <table:table-row table:style-name="ro1">
          <table:table-cell office:value-type="float" office:value="0.186055151663445" calcext:value-type="float">
            <text:p>0,1860551517</text:p>
          </table:table-cell>
          <table:table-cell office:value-type="float" office:value="-0.00285886014815317" calcext:value-type="float">
            <text:p>-0,0028588601</text:p>
          </table:table-cell>
          <table:table-cell table:formula="of:=ABS([.B730])" office:value-type="float" office:value="0.00285886014815317" calcext:value-type="float">
            <text:p>0,0028588601</text:p>
          </table:table-cell>
          <table:table-cell table:number-columns-repeated="4"/>
        </table:table-row>
        <table:table-row table:style-name="ro1">
          <table:table-cell office:value-type="float" office:value="0.201104634842091" calcext:value-type="float">
            <text:p>0,2011046348</text:p>
          </table:table-cell>
          <table:table-cell office:value-type="float" office:value="-0.00307583063082994" calcext:value-type="float">
            <text:p>-0,0030758306</text:p>
          </table:table-cell>
          <table:table-cell table:formula="of:=ABS([.B731])" office:value-type="float" office:value="0.00307583063082994" calcext:value-type="float">
            <text:p>0,0030758306</text:p>
          </table:table-cell>
          <table:table-cell table:number-columns-repeated="4"/>
        </table:table-row>
        <table:table-row table:style-name="ro1">
          <table:table-cell office:value-type="float" office:value="0.216106797076219" calcext:value-type="float">
            <text:p>0,2161067971</text:p>
          </table:table-cell>
          <table:table-cell office:value-type="float" office:value="-0.00328990624937731" calcext:value-type="float">
            <text:p>-0,0032899062</text:p>
          </table:table-cell>
          <table:table-cell table:formula="of:=ABS([.B732])" office:value-type="float" office:value="0.00328990624937731" calcext:value-type="float">
            <text:p>0,0032899062</text:p>
          </table:table-cell>
          <table:table-cell table:number-columns-repeated="4"/>
        </table:table-row>
        <table:table-row table:style-name="ro1">
          <table:table-cell office:value-type="float" office:value="0.23105810828067" calcext:value-type="float">
            <text:p>0,2310581083</text:p>
          </table:table-cell>
          <table:table-cell office:value-type="float" office:value="-0.00350088552331706" calcext:value-type="float">
            <text:p>-0,0035008855</text:p>
          </table:table-cell>
          <table:table-cell table:formula="of:=ABS([.B733])" office:value-type="float" office:value="0.00350088552331706" calcext:value-type="float">
            <text:p>0,0035008855</text:p>
          </table:table-cell>
          <table:table-cell table:number-columns-repeated="4"/>
        </table:table-row>
        <table:table-row table:style-name="ro1">
          <table:table-cell office:value-type="float" office:value="0.245955050335792" calcext:value-type="float">
            <text:p>0,2459550503</text:p>
          </table:table-cell>
          <table:table-cell office:value-type="float" office:value="-0.00370856988634116" calcext:value-type="float">
            <text:p>-0,0037085699</text:p>
          </table:table-cell>
          <table:table-cell table:formula="of:=ABS([.B734])" office:value-type="float" office:value="0.00370856988634116" calcext:value-type="float">
            <text:p>0,0037085699</text:p>
          </table:table-cell>
          <table:table-cell table:number-columns-repeated="4"/>
        </table:table-row>
        <table:table-row table:style-name="ro1">
          <table:table-cell office:value-type="float" office:value="0.260794117915274" calcext:value-type="float">
            <text:p>0,2607941179</text:p>
          </table:table-cell>
          <table:table-cell office:value-type="float" office:value="-0.00391276387319617" calcext:value-type="float">
            <text:p>-0,0039127639</text:p>
          </table:table-cell>
          <table:table-cell table:formula="of:=ABS([.B735])" office:value-type="float" office:value="0.00391276387319617" calcext:value-type="float">
            <text:p>0,0039127639</text:p>
          </table:table-cell>
          <table:table-cell table:number-columns-repeated="4"/>
        </table:table-row>
        <table:table-row table:style-name="ro1">
          <table:table-cell office:value-type="float" office:value="0.275571819310957" calcext:value-type="float">
            <text:p>0,2755718193</text:p>
          </table:table-cell>
          <table:table-cell office:value-type="float" office:value="-0.00411327530364858" calcext:value-type="float">
            <text:p>-0,0041132753</text:p>
          </table:table-cell>
          <table:table-cell table:formula="of:=ABS([.B736])" office:value-type="float" office:value="0.00411327530364858" calcext:value-type="float">
            <text:p>0,0041132753</text:p>
          </table:table-cell>
          <table:table-cell table:number-columns-repeated="4"/>
        </table:table-row>
        <table:table-row table:style-name="ro1">
          <table:table-cell office:value-type="float" office:value="0.290284677254461" calcext:value-type="float">
            <text:p>0,2902846773</text:p>
          </table:table-cell>
          <table:table-cell office:value-type="float" office:value="-0.00430991546335957" calcext:value-type="float">
            <text:p>-0,0043099155</text:p>
          </table:table-cell>
          <table:table-cell table:formula="of:=ABS([.B737])" office:value-type="float" office:value="0.00430991546335957" calcext:value-type="float">
            <text:p>0,0043099155</text:p>
          </table:table-cell>
          <table:table-cell table:number-columns-repeated="4"/>
        </table:table-row>
        <table:table-row table:style-name="ro1">
          <table:table-cell office:value-type="float" office:value="0.304929229735403" calcext:value-type="float">
            <text:p>0,3049292297</text:p>
          </table:table-cell>
          <table:table-cell office:value-type="float" office:value="-0.0045024992814926" calcext:value-type="float">
            <text:p>-0,0045024993</text:p>
          </table:table-cell>
          <table:table-cell table:formula="of:=ABS([.B738])" office:value-type="float" office:value="0.0045024992814926" calcext:value-type="float">
            <text:p>0,0045024993</text:p>
          </table:table-cell>
          <table:table-cell table:number-columns-repeated="4"/>
        </table:table-row>
        <table:table-row table:style-name="ro1">
          <table:table-cell office:value-type="float" office:value="0.319502030816016" calcext:value-type="float">
            <text:p>0,3195020308</text:p>
          </table:table-cell>
          <table:table-cell office:value-type="float" office:value="-0.00469084550489907" calcext:value-type="float">
            <text:p>-0,0046908455</text:p>
          </table:table-cell>
          <table:table-cell table:formula="of:=ABS([.B739])" office:value-type="float" office:value="0.00469084550489907" calcext:value-type="float">
            <text:p>0,0046908455</text:p>
          </table:table-cell>
          <table:table-cell table:number-columns-repeated="4"/>
        </table:table-row>
        <table:table-row table:style-name="ro1">
          <table:table-cell office:value-type="float" office:value="0.333999651442008" calcext:value-type="float">
            <text:p>0,3339996514</text:p>
          </table:table-cell>
          <table:table-cell office:value-type="float" office:value="-0.00487477686870597" calcext:value-type="float">
            <text:p>-0,0048747769</text:p>
          </table:table-cell>
          <table:table-cell table:formula="of:=ABS([.B740])" office:value-type="float" office:value="0.00487477686870597" calcext:value-type="float">
            <text:p>0,0048747769</text:p>
          </table:table-cell>
          <table:table-cell table:number-columns-repeated="4"/>
        </table:table-row>
        <table:table-row table:style-name="ro1">
          <table:table-cell office:value-type="float" office:value="0.348418680249433" calcext:value-type="float">
            <text:p>0,3484186802</text:p>
          </table:table-cell>
          <table:table-cell office:value-type="float" office:value="-0.00505412026315244" calcext:value-type="float">
            <text:p>-0,0050541203</text:p>
          </table:table-cell>
          <table:table-cell table:formula="of:=ABS([.B741])" office:value-type="float" office:value="0.00505412026315244" calcext:value-type="float">
            <text:p>0,0050541203</text:p>
          </table:table-cell>
          <table:table-cell table:number-columns-repeated="4"/>
        </table:table-row>
        <table:table-row table:style-name="ro1">
          <table:table-cell office:value-type="float" office:value="0.362755724367397" calcext:value-type="float">
            <text:p>0,3627557244</text:p>
          </table:table-cell>
          <table:table-cell office:value-type="float" office:value="-0.00522870689651223" calcext:value-type="float">
            <text:p>-0,0052287069</text:p>
          </table:table-cell>
          <table:table-cell table:formula="of:=ABS([.B742])" office:value-type="float" office:value="0.00522870689651223" calcext:value-type="float">
            <text:p>0,0052287069</text:p>
          </table:table-cell>
          <table:table-cell table:number-columns-repeated="4"/>
        </table:table-row>
        <table:table-row table:style-name="ro1">
          <table:table-cell office:value-type="float" office:value="0.377007410216418" calcext:value-type="float">
            <text:p>0,3770074102</text:p>
          </table:table-cell>
          <table:table-cell office:value-type="float" office:value="-0.00539837245395647" calcext:value-type="float">
            <text:p>-0,0053983725</text:p>
          </table:table-cell>
          <table:table-cell table:formula="of:=ABS([.B743])" office:value-type="float" office:value="0.00539837245395647" calcext:value-type="float">
            <text:p>0,0053983725</text:p>
          </table:table-cell>
          <table:table-cell table:number-columns-repeated="4"/>
        </table:table-row>
        <table:table-row table:style-name="ro1">
          <table:table-cell office:value-type="float" office:value="0.391170384302253" calcext:value-type="float">
            <text:p>0,3911703843</text:p>
          </table:table-cell>
          <table:table-cell office:value-type="float" office:value="-0.00556295725220257" calcext:value-type="float">
            <text:p>-0,0055629573</text:p>
          </table:table-cell>
          <table:table-cell table:formula="of:=ABS([.B744])" office:value-type="float" office:value="0.00556295725220257" calcext:value-type="float">
            <text:p>0,0055629573</text:p>
          </table:table-cell>
          <table:table-cell table:number-columns-repeated="4"/>
        </table:table-row>
        <table:table-row table:style-name="ro1">
          <table:table-cell office:value-type="float" office:value="0.405241314004987" calcext:value-type="float">
            <text:p>0,405241314</text:p>
          </table:table-cell>
          <table:table-cell office:value-type="float" office:value="-0.00572230638979898" calcext:value-type="float">
            <text:p>-0,0057223064</text:p>
          </table:table-cell>
          <table:table-cell table:formula="of:=ABS([.B745])" office:value-type="float" office:value="0.00572230638979898" calcext:value-type="float">
            <text:p>0,0057223064</text:p>
          </table:table-cell>
          <table:table-cell table:number-columns-repeated="4"/>
        </table:table-row>
        <table:table-row table:style-name="ro1">
          <table:table-cell office:value-type="float" office:value="0.419216888363223" calcext:value-type="float">
            <text:p>0,4192168884</text:p>
          </table:table-cell>
          <table:table-cell office:value-type="float" office:value="-0.00587626989291401" calcext:value-type="float">
            <text:p>-0,0058762699</text:p>
          </table:table-cell>
          <table:table-cell table:formula="of:=ABS([.B746])" office:value-type="float" office:value="0.00587626989291401" calcext:value-type="float">
            <text:p>0,0058762699</text:p>
          </table:table-cell>
          <table:table-cell table:number-columns-repeated="4"/>
        </table:table-row>
        <table:table-row table:style-name="ro1">
          <table:table-cell office:value-type="float" office:value="0.433093818853151" calcext:value-type="float">
            <text:p>0,4330938189</text:p>
          </table:table-cell>
          <table:table-cell office:value-type="float" office:value="-0.00602470285648793" calcext:value-type="float">
            <text:p>-0,0060247029</text:p>
          </table:table-cell>
          <table:table-cell table:formula="of:=ABS([.B747])" office:value-type="float" office:value="0.00602470285648793" calcext:value-type="float">
            <text:p>0,0060247029</text:p>
          </table:table-cell>
          <table:table-cell table:number-columns-repeated="4"/>
        </table:table-row>
        <table:table-row table:style-name="ro1">
          <table:table-cell office:value-type="float" office:value="0.446868840162373" calcext:value-type="float">
            <text:p>0,4468688402</text:p>
          </table:table-cell>
          <table:table-cell office:value-type="float" office:value="-0.0061674655806121" calcext:value-type="float">
            <text:p>-0,0061674656</text:p>
          </table:table-cell>
          <table:table-cell table:formula="of:=ABS([.B748])" office:value-type="float" office:value="0.0061674655806121" calcext:value-type="float">
            <text:p>0,0061674656</text:p>
          </table:table-cell>
          <table:table-cell table:number-columns-repeated="4"/>
        </table:table-row>
        <table:table-row table:style-name="ro1">
          <table:table-cell office:value-type="float" office:value="0.46053871095824" calcext:value-type="float">
            <text:p>0,460538711</text:p>
          </table:table-cell>
          <table:table-cell office:value-type="float" office:value="-0.0063044237020059" calcext:value-type="float">
            <text:p>-0,0063044237</text:p>
          </table:table-cell>
          <table:table-cell table:formula="of:=ABS([.B749])" office:value-type="float" office:value="0.0063044237020059" calcext:value-type="float">
            <text:p>0,0063044237</text:p>
          </table:table-cell>
          <table:table-cell table:number-columns-repeated="4"/>
        </table:table-row>
        <table:table-row table:style-name="ro1">
          <table:table-cell office:value-type="float" office:value="0.47410021465055" calcext:value-type="float">
            <text:p>0,4741002147</text:p>
          </table:table-cell>
          <table:table-cell office:value-type="float" office:value="-0.00643544832047993" calcext:value-type="float">
            <text:p>-0,0064354483</text:p>
          </table:table-cell>
          <table:table-cell table:formula="of:=ABS([.B750])" office:value-type="float" office:value="0.00643544832047993" calcext:value-type="float">
            <text:p>0,0064354483</text:p>
          </table:table-cell>
          <table:table-cell table:number-columns-repeated="4"/>
        </table:table-row>
        <table:table-row table:style-name="ro1">
          <table:table-cell office:value-type="float" office:value="0.487550160148434" calcext:value-type="float">
            <text:p>0,4875501601</text:p>
          </table:table-cell>
          <table:table-cell office:value-type="float" office:value="-0.00656041612024916" calcext:value-type="float">
            <text:p>-0,0065604161</text:p>
          </table:table-cell>
          <table:table-cell table:formula="of:=ABS([.B751])" office:value-type="float" office:value="0.00656041612024916" calcext:value-type="float">
            <text:p>0,0065604161</text:p>
          </table:table-cell>
          <table:table-cell table:number-columns-repeated="4"/>
        </table:table-row>
        <table:table-row table:style-name="ro1">
          <table:table-cell office:value-type="float" office:value="0.500885382611239" calcext:value-type="float">
            <text:p>0,5008853826</text:p>
          </table:table-cell>
          <table:table-cell office:value-type="float" office:value="-0.00667920948599571" calcext:value-type="float">
            <text:p>-0,0066792095</text:p>
          </table:table-cell>
          <table:table-cell table:formula="of:=ABS([.B752])" office:value-type="float" office:value="0.00667920948599571" calcext:value-type="float">
            <text:p>0,0066792095</text:p>
          </table:table-cell>
          <table:table-cell table:number-columns-repeated="4"/>
        </table:table-row>
        <table:table-row table:style-name="ro1">
          <table:table-cell office:value-type="float" office:value="0.514102744193221" calcext:value-type="float">
            <text:p>0,5141027442</text:p>
          </table:table-cell>
          <table:table-cell office:value-type="float" office:value="-0.00679171661356054" calcext:value-type="float">
            <text:p>-0,0067917166</text:p>
          </table:table-cell>
          <table:table-cell table:formula="of:=ABS([.B753])" office:value-type="float" office:value="0.00679171661356054" calcext:value-type="float">
            <text:p>0,0067917166</text:p>
          </table:table-cell>
          <table:table-cell table:number-columns-repeated="4"/>
        </table:table-row>
        <table:table-row table:style-name="ro1">
          <table:table-cell office:value-type="float" office:value="0.527199134781901" calcext:value-type="float">
            <text:p>0,5271991348</text:p>
          </table:table-cell>
          <table:table-cell office:value-type="float" office:value="-0.00689783161517282" calcext:value-type="float">
            <text:p>-0,0068978316</text:p>
          </table:table-cell>
          <table:table-cell table:formula="of:=ABS([.B754])" office:value-type="float" office:value="0.00689783161517282" calcext:value-type="float">
            <text:p>0,0068978316</text:p>
          </table:table-cell>
          <table:table-cell table:number-columns-repeated="4"/>
        </table:table-row>
        <table:table-row table:style-name="ro1">
          <table:table-cell office:value-type="float" office:value="0.540171472729892" calcext:value-type="float">
            <text:p>0,5401714727</text:p>
          </table:table-cell>
          <table:table-cell office:value-type="float" office:value="-0.00699745461910889" calcext:value-type="float">
            <text:p>-0,0069974546</text:p>
          </table:table-cell>
          <table:table-cell table:formula="of:=ABS([.B755])" office:value-type="float" office:value="0.00699745461910889" calcext:value-type="float">
            <text:p>0,0069974546</text:p>
          </table:table-cell>
          <table:table-cell table:number-columns-repeated="4"/>
        </table:table-row>
        <table:table-row table:style-name="ro1">
          <table:table-cell office:value-type="float" office:value="0.553016705580025" calcext:value-type="float">
            <text:p>0,5530167056</text:p>
          </table:table-cell>
          <table:table-cell office:value-type="float" office:value="-0.00709049186368405" calcext:value-type="float">
            <text:p>-0,0070904919</text:p>
          </table:table-cell>
          <table:table-cell table:formula="of:=ABS([.B756])" office:value-type="float" office:value="0.00709049186368405" calcext:value-type="float">
            <text:p>0,0070904919</text:p>
          </table:table-cell>
          <table:table-cell table:number-columns-repeated="4"/>
        </table:table-row>
        <table:table-row table:style-name="ro1">
          <table:table-cell office:value-type="float" office:value="0.565731810783612" calcext:value-type="float">
            <text:p>0,5657318108</text:p>
          </table:table-cell>
          <table:table-cell office:value-type="float" office:value="-0.00717685578549943" calcext:value-type="float">
            <text:p>-0,0071768558</text:p>
          </table:table-cell>
          <table:table-cell table:formula="of:=ABS([.B757])" office:value-type="float" office:value="0.00717685578549943" calcext:value-type="float">
            <text:p>0,0071768558</text:p>
          </table:table-cell>
          <table:table-cell table:number-columns-repeated="4"/>
        </table:table-row>
        <table:table-row table:style-name="ro1">
          <table:table-cell office:value-type="float" office:value="0.578313796411655" calcext:value-type="float">
            <text:p>0,5783137964</text:p>
          </table:table-cell>
          <table:table-cell office:value-type="float" office:value="-0.00725646510185518" calcext:value-type="float">
            <text:p>-0,0072564651</text:p>
          </table:table-cell>
          <table:table-cell table:formula="of:=ABS([.B758])" office:value-type="float" office:value="0.00725646510185518" calcext:value-type="float">
            <text:p>0,0072564651</text:p>
          </table:table-cell>
          <table:table-cell table:number-columns-repeated="4"/>
        </table:table-row>
        <table:table-row table:style-name="ro1">
          <table:table-cell office:value-type="float" office:value="0.590759701858873" calcext:value-type="float">
            <text:p>0,5907597019</text:p>
          </table:table-cell>
          <table:table-cell office:value-type="float" office:value="-0.00732924488724962" calcext:value-type="float">
            <text:p>-0,0073292449</text:p>
          </table:table-cell>
          <table:table-cell table:formula="of:=ABS([.B759])" office:value-type="float" office:value="0.00732924488724962" calcext:value-type="float">
            <text:p>0,0073292449</text:p>
          </table:table-cell>
          <table:table-cell table:number-columns-repeated="4"/>
        </table:table-row>
        <table:table-row table:style-name="ro1">
          <table:table-cell office:value-type="float" office:value="0.603066598540348" calcext:value-type="float">
            <text:p>0,6030665985</text:p>
          </table:table-cell>
          <table:table-cell office:value-type="float" office:value="-0.00739512664389536" calcext:value-type="float">
            <text:p>-0,0073951266</text:p>
          </table:table-cell>
          <table:table-cell table:formula="of:=ABS([.B760])" office:value-type="float" office:value="0.00739512664389536" calcext:value-type="float">
            <text:p>0,0073951266</text:p>
          </table:table-cell>
          <table:table-cell table:number-columns-repeated="4"/>
        </table:table-row>
        <table:table-row table:style-name="ro1">
          <table:table-cell office:value-type="float" office:value="0.615231590580627" calcext:value-type="float">
            <text:p>0,6152315906</text:p>
          </table:table-cell>
          <table:table-cell office:value-type="float" office:value="-0.00745404836618943" calcext:value-type="float">
            <text:p>-0,0074540484</text:p>
          </table:table-cell>
          <table:table-cell table:formula="of:=ABS([.B761])" office:value-type="float" office:value="0.00745404836618943" calcext:value-type="float">
            <text:p>0,0074540484</text:p>
          </table:table-cell>
          <table:table-cell table:number-columns-repeated="4"/>
        </table:table-row>
        <table:table-row table:style-name="ro1">
          <table:table-cell office:value-type="float" office:value="0.627251815495143" calcext:value-type="float">
            <text:p>0,6272518155</text:p>
          </table:table-cell>
          <table:table-cell office:value-type="float" office:value="-0.0075059545990688" calcext:value-type="float">
            <text:p>-0,0075059546</text:p>
          </table:table-cell>
          <table:table-cell table:formula="of:=ABS([.B762])" office:value-type="float" office:value="0.0075059545990688" calcext:value-type="float">
            <text:p>0,0075059546</text:p>
          </table:table-cell>
          <table:table-cell table:number-columns-repeated="4"/>
        </table:table-row>
        <table:table-row table:style-name="ro1">
          <table:table-cell office:value-type="float" office:value="0.639124444863774" calcext:value-type="float">
            <text:p>0,6391244449</text:p>
          </table:table-cell>
          <table:table-cell office:value-type="float" office:value="-0.00755079649020527" calcext:value-type="float">
            <text:p>-0,0075507965</text:p>
          </table:table-cell>
          <table:table-cell table:formula="of:=ABS([.B763])" office:value-type="float" office:value="0.00755079649020527" calcext:value-type="float">
            <text:p>0,0075507965</text:p>
          </table:table-cell>
          <table:table-cell table:number-columns-repeated="4"/>
        </table:table-row>
        <table:table-row table:style-name="ro1">
          <table:table-cell office:value-type="float" office:value="0.65084668499638" calcext:value-type="float">
            <text:p>0,650846685</text:p>
          </table:table-cell>
          <table:table-cell office:value-type="float" office:value="-0.00758853183597863" calcext:value-type="float">
            <text:p>-0,0075885318</text:p>
          </table:table-cell>
          <table:table-cell table:formula="of:=ABS([.B764])" office:value-type="float" office:value="0.00758853183597863" calcext:value-type="float">
            <text:p>0,0075885318</text:p>
          </table:table-cell>
          <table:table-cell table:number-columns-repeated="4"/>
        </table:table-row>
        <table:table-row table:style-name="ro1">
          <table:table-cell office:value-type="float" office:value="0.662415777590171" calcext:value-type="float">
            <text:p>0,6624157776</text:p>
          </table:table-cell>
          <table:table-cell office:value-type="float" office:value="-0.00761912512120315" calcext:value-type="float">
            <text:p>-0,0076191251</text:p>
          </table:table-cell>
          <table:table-cell table:formula="of:=ABS([.B765])" office:value-type="float" office:value="0.00761912512120315" calcext:value-type="float">
            <text:p>0,0076191251</text:p>
          </table:table-cell>
          <table:table-cell table:number-columns-repeated="4"/>
        </table:table-row>
        <table:table-row table:style-name="ro1">
          <table:table-cell office:value-type="float" office:value="0.673829000378755" calcext:value-type="float">
            <text:p>0,6738290004</text:p>
          </table:table-cell>
          <table:table-cell office:value-type="float" office:value="-0.0076425475525501" calcext:value-type="float">
            <text:p>-0,0076425476</text:p>
          </table:table-cell>
          <table:table-cell table:formula="of:=ABS([.B766])" office:value-type="float" office:value="0.0076425475525501" calcext:value-type="float">
            <text:p>0,0076425476</text:p>
          </table:table-cell>
          <table:table-cell table:number-columns-repeated="4"/>
        </table:table-row>
        <table:table-row table:style-name="ro1">
          <table:table-cell office:value-type="float" office:value="0.685083667772698" calcext:value-type="float">
            <text:p>0,6850836678</text:p>
          </table:table-cell>
          <table:table-cell office:value-type="float" office:value="-0.0076587770856469" calcext:value-type="float">
            <text:p>-0,0076587771</text:p>
          </table:table-cell>
          <table:table-cell table:formula="of:=ABS([.B767])" office:value-type="float" office:value="0.0076587770856469" calcext:value-type="float">
            <text:p>0,0076587771</text:p>
          </table:table-cell>
          <table:table-cell table:number-columns-repeated="4"/>
        </table:table-row>
        <table:table-row table:style-name="ro1">
          <table:table-cell office:value-type="float" office:value="0.696177131491462" calcext:value-type="float">
            <text:p>0,6961771315</text:p>
          </table:table-cell>
          <table:table-cell office:value-type="float" office:value="-0.00766779844582418" calcext:value-type="float">
            <text:p>-0,0076677984</text:p>
          </table:table-cell>
          <table:table-cell table:formula="of:=ABS([.B768])" office:value-type="float" office:value="0.00766779844582418" calcext:value-type="float">
            <text:p>0,0076677984</text:p>
          </table:table-cell>
          <table:table-cell table:number-columns-repeated="4"/>
        </table:table-row>
        <table:table-row table:style-name="ro1">
          <table:table-cell office:value-type="float" office:value="0.707106781186547" calcext:value-type="float">
            <text:p>0,7071067812</text:p>
          </table:table-cell>
          <table:table-cell office:value-type="float" office:value="-0.00766960314249397" calcext:value-type="float">
            <text:p>-0,0076696031</text:p>
          </table:table-cell>
          <table:table-cell table:formula="of:=ABS([.B769])" office:value-type="float" office:value="0.00766960314249397" calcext:value-type="float">
            <text:p>0,0076696031</text:p>
          </table:table-cell>
          <table:table-cell table:number-columns-repeated="4"/>
        </table:table-row>
        <table:table-row table:style-name="ro1">
          <table:table-cell office:value-type="float" office:value="0.717870045055731" calcext:value-type="float">
            <text:p>0,7178700451</text:p>
          </table:table-cell>
          <table:table-cell office:value-type="float" office:value="-0.00766418947713936" calcext:value-type="float">
            <text:p>-0,0076641895</text:p>
          </table:table-cell>
          <table:table-cell table:formula="of:=ABS([.B770])" office:value-type="float" office:value="0.00766418947713936" calcext:value-type="float">
            <text:p>0,0076641895</text:p>
          </table:table-cell>
          <table:table-cell table:number-columns-repeated="4"/>
        </table:table-row>
        <table:table-row table:style-name="ro1">
          <table:table-cell office:value-type="float" office:value="0.728464390448225" calcext:value-type="float">
            <text:p>0,7284643904</text:p>
          </table:table-cell>
          <table:table-cell office:value-type="float" office:value="-0.00765156254491183" calcext:value-type="float">
            <text:p>-0,0076515625</text:p>
          </table:table-cell>
          <table:table-cell table:formula="of:=ABS([.B771])" office:value-type="float" office:value="0.00765156254491183" calcext:value-type="float">
            <text:p>0,0076515625</text:p>
          </table:table-cell>
          <table:table-cell table:number-columns-repeated="4"/>
        </table:table-row>
        <table:table-row table:style-name="ro1">
          <table:table-cell office:value-type="float" office:value="0.738887324460615" calcext:value-type="float">
            <text:p>0,7388873245</text:p>
          </table:table-cell>
          <table:table-cell office:value-type="float" office:value="-0.00763173422983841" calcext:value-type="float">
            <text:p>-0,0076317342</text:p>
          </table:table-cell>
          <table:table-cell table:formula="of:=ABS([.B772])" office:value-type="float" office:value="0.00763173422983841" calcext:value-type="float">
            <text:p>0,0076317342</text:p>
          </table:table-cell>
          <table:table-cell table:number-columns-repeated="4"/>
        </table:table-row>
        <table:table-row table:style-name="ro1">
          <table:table-cell office:value-type="float" office:value="0.749136394523458" calcext:value-type="float">
            <text:p>0,7491363945</text:p>
          </table:table-cell>
          <table:table-cell office:value-type="float" office:value="-0.00760472319363484" calcext:value-type="float">
            <text:p>-0,0076047232</text:p>
          </table:table-cell>
          <table:table-cell table:formula="of:=ABS([.B773])" office:value-type="float" office:value="0.00760472319363484" calcext:value-type="float">
            <text:p>0,0076047232</text:p>
          </table:table-cell>
          <table:table-cell table:number-columns-repeated="4"/>
        </table:table-row>
        <table:table-row table:style-name="ro1">
          <table:table-cell office:value-type="float" office:value="0.759209188978387" calcext:value-type="float">
            <text:p>0,759209189</text:p>
          </table:table-cell>
          <table:table-cell office:value-type="float" office:value="-0.00757055485814465" calcext:value-type="float">
            <text:p>-0,0075705549</text:p>
          </table:table-cell>
          <table:table-cell table:formula="of:=ABS([.B774])" office:value-type="float" office:value="0.00757055485814465" calcext:value-type="float">
            <text:p>0,0075705549</text:p>
          </table:table-cell>
          <table:table-cell table:number-columns-repeated="4"/>
        </table:table-row>
        <table:table-row table:style-name="ro1">
          <table:table-cell office:value-type="float" office:value="0.769103337645579" calcext:value-type="float">
            <text:p>0,7691033376</text:p>
          </table:table-cell>
          <table:table-cell office:value-type="float" office:value="-0.00752926138140625" calcext:value-type="float">
            <text:p>-0,0075292614</text:p>
          </table:table-cell>
          <table:table-cell table:formula="of:=ABS([.B775])" office:value-type="float" office:value="0.00752926138140625" calcext:value-type="float">
            <text:p>0,0075292614</text:p>
          </table:table-cell>
          <table:table-cell table:number-columns-repeated="4"/>
        </table:table-row>
        <table:table-row table:style-name="ro1">
          <table:table-cell office:value-type="float" office:value="0.778816512381476" calcext:value-type="float">
            <text:p>0,7788165124</text:p>
          </table:table-cell>
          <table:table-cell office:value-type="float" office:value="-0.0074808816273971" calcext:value-type="float">
            <text:p>-0,0074808816</text:p>
          </table:table-cell>
          <table:table-cell table:formula="of:=ABS([.B776])" office:value-type="float" office:value="0.0074808816273971" calcext:value-type="float">
            <text:p>0,0074808816</text:p>
          </table:table-cell>
          <table:table-cell table:number-columns-repeated="4"/>
        </table:table-row>
        <table:table-row table:style-name="ro1">
          <table:table-cell office:value-type="float" office:value="0.788346427626606" calcext:value-type="float">
            <text:p>0,7883464276</text:p>
          </table:table-cell>
          <table:table-cell office:value-type="float" office:value="-0.00742546112944745" calcext:value-type="float">
            <text:p>-0,0074254611</text:p>
          </table:table-cell>
          <table:table-cell table:formula="of:=ABS([.B777])" office:value-type="float" office:value="0.00742546112944745" calcext:value-type="float">
            <text:p>0,0074254611</text:p>
          </table:table-cell>
          <table:table-cell table:number-columns-repeated="4"/>
        </table:table-row>
        <table:table-row table:style-name="ro1">
          <table:table-cell office:value-type="float" office:value="0.797690840943389" calcext:value-type="float">
            <text:p>0,7976908409</text:p>
          </table:table-cell>
          <table:table-cell office:value-type="float" office:value="-0.00736305204739019" calcext:value-type="float">
            <text:p>-0,007363052</text:p>
          </table:table-cell>
          <table:table-cell table:formula="of:=ABS([.B778])" office:value-type="float" office:value="0.00736305204739019" calcext:value-type="float">
            <text:p>0,007363052</text:p>
          </table:table-cell>
          <table:table-cell table:number-columns-repeated="4"/>
        </table:table-row>
        <table:table-row table:style-name="ro1">
          <table:table-cell office:value-type="float" office:value="0.806847553543799" calcext:value-type="float">
            <text:p>0,8068475535</text:p>
          </table:table-cell>
          <table:table-cell office:value-type="float" office:value="-0.00729371311846799" calcext:value-type="float">
            <text:p>-0,0072937131</text:p>
          </table:table-cell>
          <table:table-cell table:formula="of:=ABS([.B779])" office:value-type="float" office:value="0.00729371311846799" calcext:value-type="float">
            <text:p>0,0072937131</text:p>
          </table:table-cell>
          <table:table-cell table:number-columns-repeated="4"/>
        </table:table-row>
        <table:table-row table:style-name="ro1">
          <table:table-cell office:value-type="float" office:value="0.815814410806733" calcext:value-type="float">
            <text:p>0,8158144108</text:p>
          </table:table-cell>
          <table:table-cell office:value-type="float" office:value="-0.0072175096020563" calcext:value-type="float">
            <text:p>-0,0072175096</text:p>
          </table:table-cell>
          <table:table-cell table:formula="of:=ABS([.B780])" office:value-type="float" office:value="0.0072175096020563" calcext:value-type="float">
            <text:p>0,0072175096</text:p>
          </table:table-cell>
          <table:table-cell table:number-columns-repeated="4"/>
        </table:table-row>
        <table:table-row table:style-name="ro1">
          <table:table-cell office:value-type="float" office:value="0.824589302785024" calcext:value-type="float">
            <text:p>0,8245893028</text:p>
          </table:table-cell>
          <table:table-cell office:value-type="float" office:value="-0.00713451321823483" calcext:value-type="float">
            <text:p>-0,0071345132</text:p>
          </table:table-cell>
          <table:table-cell table:formula="of:=ABS([.B781])" office:value-type="float" office:value="0.00713451321823483" calcext:value-type="float">
            <text:p>0,0071345132</text:p>
          </table:table-cell>
          <table:table-cell table:number-columns-repeated="4"/>
        </table:table-row>
        <table:table-row table:style-name="ro1">
          <table:table-cell office:value-type="float" office:value="0.833170164701913" calcext:value-type="float">
            <text:p>0,8331701647</text:p>
          </table:table-cell>
          <table:table-cell office:value-type="float" office:value="-0.00704480208029601" calcext:value-type="float">
            <text:p>-0,0070448021</text:p>
          </table:table-cell>
          <table:table-cell table:formula="of:=ABS([.B782])" office:value-type="float" office:value="0.00704480208029601" calcext:value-type="float">
            <text:p>0,0070448021</text:p>
          </table:table-cell>
          <table:table-cell table:number-columns-repeated="4"/>
        </table:table-row>
        <table:table-row table:style-name="ro1">
          <table:table-cell office:value-type="float" office:value="0.841554977436898" calcext:value-type="float">
            <text:p>0,8415549774</text:p>
          </table:table-cell>
          <table:table-cell office:value-type="float" office:value="-0.00694846062122268" calcext:value-type="float">
            <text:p>-0,0069484606</text:p>
          </table:table-cell>
          <table:table-cell table:formula="of:=ABS([.B783])" office:value-type="float" office:value="0.00694846062122268" calcext:value-type="float">
            <text:p>0,0069484606</text:p>
          </table:table-cell>
          <table:table-cell table:number-columns-repeated="4"/>
        </table:table-row>
        <table:table-row table:style-name="ro1">
          <table:table-cell office:value-type="float" office:value="0.849741768000851" calcext:value-type="float">
            <text:p>0,849741768</text:p>
          </table:table-cell>
          <table:table-cell office:value-type="float" office:value="-0.00684557951422471" calcext:value-type="float">
            <text:p>-0,0068455795</text:p>
          </table:table-cell>
          <table:table-cell table:formula="of:=ABS([.B784])" office:value-type="float" office:value="0.00684557951422471" calcext:value-type="float">
            <text:p>0,0068455795</text:p>
          </table:table-cell>
          <table:table-cell table:number-columns-repeated="4"/>
        </table:table-row>
        <table:table-row table:style-name="ro1">
          <table:table-cell office:value-type="float" office:value="0.857728610000271" calcext:value-type="float">
            <text:p>0,85772861</text:p>
          </table:table-cell>
          <table:table-cell office:value-type="float" office:value="-0.00673625558739666" calcext:value-type="float">
            <text:p>-0,0067362556</text:p>
          </table:table-cell>
          <table:table-cell table:formula="of:=ABS([.B785])" office:value-type="float" office:value="0.00673625558739666" calcext:value-type="float">
            <text:p>0,0067362556</text:p>
          </table:table-cell>
          <table:table-cell table:number-columns-repeated="4"/>
        </table:table-row>
        <table:table-row table:style-name="ro1">
          <table:table-cell office:value-type="float" office:value="0.865513624090569" calcext:value-type="float">
            <text:p>0,8655136241</text:p>
          </table:table-cell>
          <table:table-cell office:value-type="float" office:value="-0.00662059173259416" calcext:value-type="float">
            <text:p>-0,0066205917</text:p>
          </table:table-cell>
          <table:table-cell table:formula="of:=ABS([.B786])" office:value-type="float" office:value="0.00662059173259416" calcext:value-type="float">
            <text:p>0,0066205917</text:p>
          </table:table-cell>
          <table:table-cell table:number-columns-repeated="4"/>
        </table:table-row>
        <table:table-row table:style-name="ro1">
          <table:table-cell office:value-type="float" office:value="0.87309497841829" calcext:value-type="float">
            <text:p>0,8730949784</text:p>
          </table:table-cell>
          <table:table-cell office:value-type="float" office:value="-0.00649869680858828" calcext:value-type="float">
            <text:p>-0,0064986968</text:p>
          </table:table-cell>
          <table:table-cell table:formula="of:=ABS([.B787])" office:value-type="float" office:value="0.00649869680858828" calcext:value-type="float">
            <text:p>0,0064986968</text:p>
          </table:table-cell>
          <table:table-cell table:number-columns-repeated="4"/>
        </table:table-row>
        <table:table-row table:style-name="ro1">
          <table:table-cell office:value-type="float" office:value="0.88047088905216" calcext:value-type="float">
            <text:p>0,8804708891</text:p>
          </table:table-cell>
          <table:table-cell office:value-type="float" office:value="-0.00637068553861464" calcext:value-type="float">
            <text:p>-0,0063706855</text:p>
          </table:table-cell>
          <table:table-cell table:formula="of:=ABS([.B788])" office:value-type="float" office:value="0.00637068553861464" calcext:value-type="float">
            <text:p>0,0063706855</text:p>
          </table:table-cell>
          <table:table-cell table:number-columns-repeated="4"/>
        </table:table-row>
        <table:table-row table:style-name="ro1">
          <table:table-cell office:value-type="float" office:value="0.887639620402853" calcext:value-type="float">
            <text:p>0,8876396204</text:p>
          </table:table-cell>
          <table:table-cell office:value-type="float" office:value="-0.00623667840239994" calcext:value-type="float">
            <text:p>-0,0062366784</text:p>
          </table:table-cell>
          <table:table-cell table:formula="of:=ABS([.B789])" office:value-type="float" office:value="0.00623667840239994" calcext:value-type="float">
            <text:p>0,0062366784</text:p>
          </table:table-cell>
          <table:table-cell table:number-columns-repeated="4"/>
        </table:table-row>
        <table:table-row table:style-name="ro1">
          <table:table-cell office:value-type="float" office:value="0.894599485631382" calcext:value-type="float">
            <text:p>0,8945994856</text:p>
          </table:table-cell>
          <table:table-cell office:value-type="float" office:value="-0.00609680152277026" calcext:value-type="float">
            <text:p>-0,0060968015</text:p>
          </table:table-cell>
          <table:table-cell table:formula="of:=ABS([.B790])" office:value-type="float" office:value="0.00609680152277026" calcext:value-type="float">
            <text:p>0,0060968015</text:p>
          </table:table-cell>
          <table:table-cell table:number-columns-repeated="4"/>
        </table:table-row>
        <table:table-row table:style-name="ro1">
          <table:table-cell office:value-type="float" office:value="0.901348847046021" calcext:value-type="float">
            <text:p>0,901348847</text:p>
          </table:table-cell>
          <table:table-cell office:value-type="float" office:value="-0.00595118654694893" calcext:value-type="float">
            <text:p>-0,0059511865</text:p>
          </table:table-cell>
          <table:table-cell table:formula="of:=ABS([.B791])" office:value-type="float" office:value="0.00595118654694893" calcext:value-type="float">
            <text:p>0,0059511865</text:p>
          </table:table-cell>
          <table:table-cell table:number-columns-repeated="4"/>
        </table:table-row>
        <table:table-row table:style-name="ro1">
          <table:table-cell office:value-type="float" office:value="0.907886116487666" calcext:value-type="float">
            <text:p>0,9078861165</text:p>
          </table:table-cell>
          <table:table-cell office:value-type="float" office:value="-0.00579997052265402" calcext:value-type="float">
            <text:p>-0,0057999705</text:p>
          </table:table-cell>
          <table:table-cell table:formula="of:=ABS([.B792])" office:value-type="float" office:value="0.00579997052265402" calcext:value-type="float">
            <text:p>0,0057999705</text:p>
          </table:table-cell>
          <table:table-cell table:number-columns-repeated="4"/>
        </table:table-row>
        <table:table-row table:style-name="ro1">
          <table:table-cell office:value-type="float" office:value="0.914209755703531" calcext:value-type="float">
            <text:p>0,9142097557</text:p>
          </table:table-cell>
          <table:table-cell office:value-type="float" office:value="-0.00564329576911471" calcext:value-type="float">
            <text:p>-0,0056432958</text:p>
          </table:table-cell>
          <table:table-cell table:formula="of:=ABS([.B793])" office:value-type="float" office:value="0.00564329576911471" calcext:value-type="float">
            <text:p>0,0056432958</text:p>
          </table:table-cell>
          <table:table-cell table:number-columns-repeated="4"/>
        </table:table-row>
        <table:table-row table:style-name="ro1">
          <table:table-cell office:value-type="float" office:value="0.92031827670911" calcext:value-type="float">
            <text:p>0,9203182767</text:p>
          </table:table-cell>
          <table:table-cell office:value-type="float" office:value="-0.00548130974312544" calcext:value-type="float">
            <text:p>-0,0054813097</text:p>
          </table:table-cell>
          <table:table-cell table:formula="of:=ABS([.B794])" office:value-type="float" office:value="0.00548130974312544" calcext:value-type="float">
            <text:p>0,0054813097</text:p>
          </table:table-cell>
          <table:table-cell table:number-columns-repeated="4"/>
        </table:table-row>
        <table:table-row table:style-name="ro1">
          <table:table-cell office:value-type="float" office:value="0.926210242138311" calcext:value-type="float">
            <text:p>0,9262102421</text:p>
          </table:table-cell>
          <table:table-cell office:value-type="float" office:value="-0.00531416490026415" calcext:value-type="float">
            <text:p>-0,0053141649</text:p>
          </table:table-cell>
          <table:table-cell table:formula="of:=ABS([.B795])" office:value-type="float" office:value="0.00531416490026415" calcext:value-type="float">
            <text:p>0,0053141649</text:p>
          </table:table-cell>
          <table:table-cell table:number-columns-repeated="4"/>
        </table:table-row>
        <table:table-row table:style-name="ro1">
          <table:table-cell office:value-type="float" office:value="0.931884265581667" calcext:value-type="float">
            <text:p>0,9318842656</text:p>
          </table:table-cell>
          <table:table-cell office:value-type="float" office:value="-0.00514201855140517" calcext:value-type="float">
            <text:p>-0,0051420186</text:p>
          </table:table-cell>
          <table:table-cell table:formula="of:=ABS([.B796])" office:value-type="float" office:value="0.00514201855140517" calcext:value-type="float">
            <text:p>0,0051420186</text:p>
          </table:table-cell>
          <table:table-cell table:number-columns-repeated="4"/>
        </table:table-row>
        <table:table-row table:style-name="ro1">
          <table:table-cell office:value-type="float" office:value="0.937339011912575" calcext:value-type="float">
            <text:p>0,9373390119</text:p>
          </table:table-cell>
          <table:table-cell office:value-type="float" office:value="-0.00496503271466786" calcext:value-type="float">
            <text:p>-0,0049650327</text:p>
          </table:table-cell>
          <table:table-cell table:formula="of:=ABS([.B797])" office:value-type="float" office:value="0.00496503271466786" calcext:value-type="float">
            <text:p>0,0049650327</text:p>
          </table:table-cell>
          <table:table-cell table:number-columns-repeated="4"/>
        </table:table-row>
        <table:table-row table:style-name="ro1">
          <table:table-cell office:value-type="float" office:value="0.942573197601446" calcext:value-type="float">
            <text:p>0,9425731976</text:p>
          </table:table-cell>
          <table:table-cell office:value-type="float" office:value="-0.00478337396292661" calcext:value-type="float">
            <text:p>-0,004783374</text:p>
          </table:table-cell>
          <table:table-cell table:formula="of:=ABS([.B798])" office:value-type="float" office:value="0.00478337396292661" calcext:value-type="float">
            <text:p>0,004783374</text:p>
          </table:table-cell>
          <table:table-cell table:number-columns-repeated="4"/>
        </table:table-row>
        <table:table-row table:style-name="ro1">
          <table:table-cell office:value-type="float" office:value="0.947585591017741" calcext:value-type="float">
            <text:p>0,947585591</text:p>
          </table:table-cell>
          <table:table-cell office:value-type="float" office:value="-0.00459721326703999" calcext:value-type="float">
            <text:p>-0,0045972133</text:p>
          </table:table-cell>
          <table:table-cell table:formula="of:=ABS([.B799])" office:value-type="float" office:value="0.00459721326703999" calcext:value-type="float">
            <text:p>0,0045972133</text:p>
          </table:table-cell>
          <table:table-cell table:number-columns-repeated="4"/>
        </table:table-row>
        <table:table-row table:style-name="ro1">
          <table:table-cell office:value-type="float" office:value="0.952375012719765" calcext:value-type="float">
            <text:p>0,9523750127</text:p>
          </table:table-cell>
          <table:table-cell office:value-type="float" office:value="-0.00440672583493895" calcext:value-type="float">
            <text:p>-0,0044067258</text:p>
          </table:table-cell>
          <table:table-cell table:formula="of:=ABS([.B800])" office:value-type="float" office:value="0.00440672583493895" calcext:value-type="float">
            <text:p>0,0044067258</text:p>
          </table:table-cell>
          <table:table-cell table:number-columns-repeated="4"/>
        </table:table-row>
        <table:table-row table:style-name="ro1">
          <table:table-cell office:value-type="float" office:value="0.956940335732208" calcext:value-type="float">
            <text:p>0,9569403357</text:p>
          </table:table-cell>
          <table:table-cell office:value-type="float" office:value="-0.00421209094672714" calcext:value-type="float">
            <text:p>-0,0042120909</text:p>
          </table:table-cell>
          <table:table-cell table:formula="of:=ABS([.B801])" office:value-type="float" office:value="0.00421209094672714" calcext:value-type="float">
            <text:p>0,0042120909</text:p>
          </table:table-cell>
          <table:table-cell table:number-columns-repeated="4"/>
        </table:table-row>
        <table:table-row table:style-name="ro1">
          <table:table-cell office:value-type="float" office:value="0.96128048581132" calcext:value-type="float">
            <text:p>0,9612804858</text:p>
          </table:table-cell>
          <table:table-cell office:value-type="float" office:value="-0.00401349178594856" calcext:value-type="float">
            <text:p>-0,0040134918</text:p>
          </table:table-cell>
          <table:table-cell table:formula="of:=ABS([.B802])" office:value-type="float" office:value="0.00401349178594856" calcext:value-type="float">
            <text:p>0,0040134918</text:p>
          </table:table-cell>
          <table:table-cell table:number-columns-repeated="4"/>
        </table:table-row>
        <table:table-row table:style-name="ro1">
          <table:table-cell office:value-type="float" office:value="0.965394441697689" calcext:value-type="float">
            <text:p>0,9653944417</text:p>
          </table:table-cell>
          <table:table-cell office:value-type="float" office:value="-0.00381111526718214" calcext:value-type="float">
            <text:p>-0,0038111153</text:p>
          </table:table-cell>
          <table:table-cell table:formula="of:=ABS([.B803])" office:value-type="float" office:value="0.00381111526718214" calcext:value-type="float">
            <text:p>0,0038111153</text:p>
          </table:table-cell>
          <table:table-cell table:number-columns-repeated="4"/>
        </table:table-row>
        <table:table-row table:style-name="ro1">
          <table:table-cell office:value-type="float" office:value="0.969281235356548" calcext:value-type="float">
            <text:p>0,9692812354</text:p>
          </table:table-cell>
          <table:table-cell office:value-type="float" office:value="-0.00360515186012356" calcext:value-type="float">
            <text:p>-0,0036051519</text:p>
          </table:table-cell>
          <table:table-cell table:formula="of:=ABS([.B804])" office:value-type="float" office:value="0.00360515186012356" calcext:value-type="float">
            <text:p>0,0036051519</text:p>
          </table:table-cell>
          <table:table-cell table:number-columns-repeated="4"/>
        </table:table-row>
        <table:table-row table:style-name="ro1">
          <table:table-cell office:value-type="float" office:value="0.97293995220556" calcext:value-type="float">
            <text:p>0,9729399522</text:p>
          </table:table-cell>
          <table:table-cell office:value-type="float" office:value="-0.00339579541032242" calcext:value-type="float">
            <text:p>-0,0033957954</text:p>
          </table:table-cell>
          <table:table-cell table:formula="of:=ABS([.B805])" office:value-type="float" office:value="0.00339579541032242" calcext:value-type="float">
            <text:p>0,0033957954</text:p>
          </table:table-cell>
          <table:table-cell table:number-columns-repeated="4"/>
        </table:table-row>
        <table:table-row table:style-name="ro1">
          <table:table-cell office:value-type="float" office:value="0.976369731330021" calcext:value-type="float">
            <text:p>0,9763697313</text:p>
          </table:table-cell>
          <table:table-cell office:value-type="float" office:value="-0.00318324295674177" calcext:value-type="float">
            <text:p>-0,003183243</text:p>
          </table:table-cell>
          <table:table-cell table:formula="of:=ABS([.B806])" office:value-type="float" office:value="0.00318324295674177" calcext:value-type="float">
            <text:p>0,003183243</text:p>
          </table:table-cell>
          <table:table-cell table:number-columns-repeated="4"/>
        </table:table-row>
        <table:table-row table:style-name="ro1">
          <table:table-cell office:value-type="float" office:value="0.97956976568544" calcext:value-type="float">
            <text:p>0,9795697657</text:p>
          </table:table-cell>
          <table:table-cell office:value-type="float" office:value="-0.00296769454630985" calcext:value-type="float">
            <text:p>-0,0029676945</text:p>
          </table:table-cell>
          <table:table-cell table:formula="of:=ABS([.B807])" office:value-type="float" office:value="0.00296769454630985" calcext:value-type="float">
            <text:p>0,0029676945</text:p>
          </table:table-cell>
          <table:table-cell table:number-columns-repeated="4"/>
        </table:table-row>
        <table:table-row table:style-name="ro1">
          <table:table-cell office:value-type="float" office:value="0.982539302287441" calcext:value-type="float">
            <text:p>0,9825393023</text:p>
          </table:table-cell>
          <table:table-cell office:value-type="float" office:value="-0.00274935304564727" calcext:value-type="float">
            <text:p>-0,002749353</text:p>
          </table:table-cell>
          <table:table-cell table:formula="of:=ABS([.B808])" office:value-type="float" office:value="0.00274935304564727" calcext:value-type="float">
            <text:p>0,002749353</text:p>
          </table:table-cell>
          <table:table-cell table:number-columns-repeated="4"/>
        </table:table-row>
        <table:table-row table:style-name="ro1">
          <table:table-cell office:value-type="float" office:value="0.985277642388941" calcext:value-type="float">
            <text:p>0,9852776424</text:p>
          </table:table-cell>
          <table:table-cell office:value-type="float" office:value="-0.00252842395013131" calcext:value-type="float">
            <text:p>-0,002528424</text:p>
          </table:table-cell>
          <table:table-cell table:formula="of:=ABS([.B809])" office:value-type="float" office:value="0.00252842395013131" calcext:value-type="float">
            <text:p>0,002528424</text:p>
          </table:table-cell>
          <table:table-cell table:number-columns-repeated="4"/>
        </table:table-row>
        <table:table-row table:style-name="ro1">
          <table:table-cell office:value-type="float" office:value="0.987784141644572" calcext:value-type="float">
            <text:p>0,9877841416</text:p>
          </table:table-cell>
          <table:table-cell office:value-type="float" office:value="-0.00230511519049392" calcext:value-type="float">
            <text:p>-0,0023051152</text:p>
          </table:table-cell>
          <table:table-cell table:formula="of:=ABS([.B810])" office:value-type="float" office:value="0.00230511519049392" calcext:value-type="float">
            <text:p>0,0023051152</text:p>
          </table:table-cell>
          <table:table-cell table:number-columns-repeated="4"/>
        </table:table-row>
        <table:table-row table:style-name="ro1">
          <table:table-cell office:value-type="float" office:value="0.990058210262297" calcext:value-type="float">
            <text:p>0,9900582103</text:p>
          </table:table-cell>
          <table:table-cell office:value-type="float" office:value="-0.00207963693712343" calcext:value-type="float">
            <text:p>-0,0020796369</text:p>
          </table:table-cell>
          <table:table-cell table:formula="of:=ABS([.B811])" office:value-type="float" office:value="0.00207963693712343" calcext:value-type="float">
            <text:p>0,0020796369</text:p>
          </table:table-cell>
          <table:table-cell table:number-columns-repeated="4"/>
        </table:table-row>
        <table:table-row table:style-name="ro1">
          <table:table-cell office:value-type="float" office:value="0.992099313142191" calcext:value-type="float">
            <text:p>0,9920993131</text:p>
          </table:table-cell>
          <table:table-cell office:value-type="float" office:value="-0.0018522014022595" calcext:value-type="float">
            <text:p>-0,0018522014</text:p>
          </table:table-cell>
          <table:table-cell table:formula="of:=ABS([.B812])" office:value-type="float" office:value="0.0018522014022595" calcext:value-type="float">
            <text:p>0,0018522014</text:p>
          </table:table-cell>
          <table:table-cell table:number-columns-repeated="4"/>
        </table:table-row>
        <table:table-row table:style-name="ro1">
          <table:table-cell office:value-type="float" office:value="0.993906970002356" calcext:value-type="float">
            <text:p>0,99390697</text:p>
          </table:table-cell>
          <table:table-cell office:value-type="float" office:value="-0.00162302264026681" calcext:value-type="float">
            <text:p>-0,0016230226</text:p>
          </table:table-cell>
          <table:table-cell table:formula="of:=ABS([.B813])" office:value-type="float" office:value="0.00162302264026681" calcext:value-type="float">
            <text:p>0,0016230226</text:p>
          </table:table-cell>
          <table:table-cell table:number-columns-repeated="4"/>
        </table:table-row>
        <table:table-row table:style-name="ro1">
          <table:table-cell office:value-type="float" office:value="0.995480755491927" calcext:value-type="float">
            <text:p>0,9954807555</text:p>
          </table:table-cell>
          <table:table-cell office:value-type="float" office:value="-0.00139231634617443" calcext:value-type="float">
            <text:p>-0,0013923163</text:p>
          </table:table-cell>
          <table:table-cell table:formula="of:=ABS([.B814])" office:value-type="float" office:value="0.00139231634617443" calcext:value-type="float">
            <text:p>0,0013923163</text:p>
          </table:table-cell>
          <table:table-cell table:number-columns-repeated="4"/>
        </table:table-row>
        <table:table-row table:style-name="ro1">
          <table:table-cell office:value-type="float" office:value="0.996820299291166" calcext:value-type="float">
            <text:p>0,9968202993</text:p>
          </table:table-cell>
          <table:table-cell office:value-type="float" office:value="-0.00116029965267128" calcext:value-type="float">
            <text:p>-0,0011602997</text:p>
          </table:table-cell>
          <table:table-cell table:formula="of:=ABS([.B815])" office:value-type="float" office:value="0.00116029965267128" calcext:value-type="float">
            <text:p>0,0011602997</text:p>
          </table:table-cell>
          <table:table-cell table:number-columns-repeated="4"/>
        </table:table-row>
        <table:table-row table:style-name="ro1">
          <table:table-cell office:value-type="float" office:value="0.997925286198596" calcext:value-type="float">
            <text:p>0,9979252862</text:p>
          </table:table-cell>
          <table:table-cell table:style-name="ce1" office:value-type="float" office:value="-0.000927190925748" calcext:value-type="float">
            <text:p>-9,27E-04</text:p>
          </table:table-cell>
          <table:table-cell table:formula="of:=ABS([.B816])" office:value-type="float" office:value="0.000927190925748" calcext:value-type="float">
            <text:p>0,0009271909</text:p>
          </table:table-cell>
          <table:table-cell table:number-columns-repeated="4"/>
        </table:table-row>
        <table:table-row table:style-name="ro1">
          <table:table-cell office:value-type="float" office:value="0.998795456205172" calcext:value-type="float">
            <text:p>0,9987954562</text:p>
          </table:table-cell>
          <table:table-cell table:style-name="ce1" office:value-type="float" office:value="-0.000693209559179064" calcext:value-type="float">
            <text:p>-6,93E-04</text:p>
          </table:table-cell>
          <table:table-cell table:formula="of:=ABS([.B817])" office:value-type="float" office:value="0.000693209559179064" calcext:value-type="float">
            <text:p>0,0006932096</text:p>
          </table:table-cell>
          <table:table-cell table:number-columns-repeated="4"/>
        </table:table-row>
        <table:table-row table:style-name="ro1">
          <table:table-cell office:value-type="float" office:value="0.999430604555462" calcext:value-type="float">
            <text:p>0,9994306046</text:p>
          </table:table-cell>
          <table:table-cell table:style-name="ce1" office:value-type="float" office:value="-0.000458575768036762" calcext:value-type="float">
            <text:p>-4,59E-04</text:p>
          </table:table-cell>
          <table:table-cell table:formula="of:=ABS([.B818])" office:value-type="float" office:value="0.000458575768036762" calcext:value-type="float">
            <text:p>0,0004585758</text:p>
          </table:table-cell>
          <table:table-cell table:number-columns-repeated="4"/>
        </table:table-row>
        <table:table-row table:style-name="ro1">
          <table:table-cell office:value-type="float" office:value="0.999830581795823" calcext:value-type="float">
            <text:p>0,9998305818</text:p>
          </table:table-cell>
          <table:table-cell table:style-name="ce1" office:value-type="float" office:value="-0.000223510381432979" calcext:value-type="float">
            <text:p>-2,24E-04</text:p>
          </table:table-cell>
          <table:table-cell table:formula="of:=ABS([.B819])" office:value-type="float" office:value="0.000223510381432979" calcext:value-type="float">
            <text:p>0,0002235104</text:p>
          </table:table-cell>
          <table:table-cell table:number-columns-repeated="4"/>
        </table:table-row>
        <table:table-row table:style-name="ro1">
          <table:table-cell office:value-type="float" office:value="0.999995293809576" calcext:value-type="float">
            <text:p>0,9999952938</text:p>
          </table:table-cell>
          <table:table-cell table:style-name="ce1" office:value-type="float" office:value="0.0000117653653186611" calcext:value-type="float">
            <text:p>1,18E-05</text:p>
          </table:table-cell>
          <table:table-cell table:formula="of:=ABS([.B820])" office:value-type="float" office:value="0.0000117653653186611" calcext:value-type="float">
            <text:p>1,17653653186611E-05</text:p>
          </table:table-cell>
          <table:table-cell table:number-columns-repeated="4"/>
        </table:table-row>
        <table:table-row table:style-name="ro1">
          <table:table-cell office:value-type="float" office:value="0.999924701839144" calcext:value-type="float">
            <text:p>0,9999247018</text:p>
          </table:table-cell>
          <table:table-cell table:style-name="ce1" office:value-type="float" office:value="0.000247030038920126" calcext:value-type="float">
            <text:p>2,47E-04</text:p>
          </table:table-cell>
          <table:table-cell table:formula="of:=ABS([.B821])" office:value-type="float" office:value="0.000247030038920126" calcext:value-type="float">
            <text:p>0,00024703</text:p>
          </table:table-cell>
          <table:table-cell table:number-columns-repeated="4"/>
        </table:table-row>
        <table:table-row table:style-name="ro1">
          <table:table-cell office:value-type="float" office:value="0.999618822495179" calcext:value-type="float">
            <text:p>0,9996188225</text:p>
          </table:table-cell>
          <table:table-cell table:style-name="ce1" office:value-type="float" office:value="0.000482062216495716" calcext:value-type="float">
            <text:p>4,82E-04</text:p>
          </table:table-cell>
          <table:table-cell table:formula="of:=ABS([.B822])" office:value-type="float" office:value="0.000482062216495716" calcext:value-type="float">
            <text:p>0,0004820622</text:p>
          </table:table-cell>
          <table:table-cell table:number-columns-repeated="4"/>
        </table:table-row>
        <table:table-row table:style-name="ro1">
          <table:table-cell office:value-type="float" office:value="0.999077727752646" calcext:value-type="float">
            <text:p>0,9990777278</text:p>
          </table:table-cell>
          <table:table-cell table:style-name="ce1" office:value-type="float" office:value="0.000716640693986137" calcext:value-type="float">
            <text:p>7,17E-04</text:p>
          </table:table-cell>
          <table:table-cell table:formula="of:=ABS([.B823])" office:value-type="float" office:value="0.000716640693986137" calcext:value-type="float">
            <text:p>0,0007166407</text:p>
          </table:table-cell>
          <table:table-cell table:number-columns-repeated="4"/>
        </table:table-row>
        <table:table-row table:style-name="ro1">
          <table:table-cell office:value-type="float" office:value="0.998301544933893" calcext:value-type="float">
            <text:p>0,9983015449</text:p>
          </table:table-cell>
          <table:table-cell table:style-name="ce1" office:value-type="float" office:value="0.000950544694339528" calcext:value-type="float">
            <text:p>9,51E-04</text:p>
          </table:table-cell>
          <table:table-cell table:formula="of:=ABS([.B824])" office:value-type="float" office:value="0.000950544694339528" calcext:value-type="float">
            <text:p>0,0009505447</text:p>
          </table:table-cell>
          <table:table-cell table:number-columns-repeated="4"/>
        </table:table-row>
        <table:table-row table:style-name="ro1">
          <table:table-cell office:value-type="float" office:value="0.99729045667869" calcext:value-type="float">
            <text:p>0,9972904567</text:p>
          </table:table-cell>
          <table:table-cell office:value-type="float" office:value="0.0011835540752978" calcext:value-type="float">
            <text:p>0,0011835541</text:p>
          </table:table-cell>
          <table:table-cell table:formula="of:=ABS([.B825])" office:value-type="float" office:value="0.0011835540752978" calcext:value-type="float">
            <text:p>0,0011835541</text:p>
          </table:table-cell>
          <table:table-cell table:number-columns-repeated="4"/>
        </table:table-row>
        <table:table-row table:style-name="ro1">
          <table:table-cell office:value-type="float" office:value="0.996044700901252" calcext:value-type="float">
            <text:p>0,9960447009</text:p>
          </table:table-cell>
          <table:table-cell office:value-type="float" office:value="0.00141544953658723" calcext:value-type="float">
            <text:p>0,0014154495</text:p>
          </table:table-cell>
          <table:table-cell table:formula="of:=ABS([.B826])" office:value-type="float" office:value="0.00141544953658723" calcext:value-type="float">
            <text:p>0,0014154495</text:p>
          </table:table-cell>
          <table:table-cell table:number-columns-repeated="4"/>
        </table:table-row>
        <table:table-row table:style-name="ro1">
          <table:table-cell office:value-type="float" office:value="0.994564570734256" calcext:value-type="float">
            <text:p>0,9945645707</text:p>
          </table:table-cell>
          <table:table-cell office:value-type="float" office:value="0.00164601282631671" calcext:value-type="float">
            <text:p>0,0016460128</text:p>
          </table:table-cell>
          <table:table-cell table:formula="of:=ABS([.B827])" office:value-type="float" office:value="0.00164601282631671" calcext:value-type="float">
            <text:p>0,0016460128</text:p>
          </table:table-cell>
          <table:table-cell table:number-columns-repeated="4"/>
        </table:table-row>
        <table:table-row table:style-name="ro1">
          <table:table-cell office:value-type="float" office:value="0.992850414459865" calcext:value-type="float">
            <text:p>0,9928504145</text:p>
          </table:table-cell>
          <table:table-cell office:value-type="float" office:value="0.00187502694638819" calcext:value-type="float">
            <text:p>0,0018750269</text:p>
          </table:table-cell>
          <table:table-cell table:formula="of:=ABS([.B828])" office:value-type="float" office:value="0.00187502694638819" calcext:value-type="float">
            <text:p>0,0018750269</text:p>
          </table:table-cell>
          <table:table-cell table:number-columns-repeated="4"/>
        </table:table-row>
        <table:table-row table:style-name="ro1">
          <table:table-cell office:value-type="float" office:value="0.99090263542778" calcext:value-type="float">
            <text:p>0,9909026354</text:p>
          </table:table-cell>
          <table:table-cell office:value-type="float" office:value="0.00210227635672755" calcext:value-type="float">
            <text:p>0,0021022764</text:p>
          </table:table-cell>
          <table:table-cell table:formula="of:=ABS([.B829])" office:value-type="float" office:value="0.00210227635672755" calcext:value-type="float">
            <text:p>0,0021022764</text:p>
          </table:table-cell>
          <table:table-cell table:number-columns-repeated="4"/>
        </table:table-row>
        <table:table-row table:style-name="ro1">
          <table:table-cell office:value-type="float" office:value="0.988721691960324" calcext:value-type="float">
            <text:p>0,988721692</text:p>
          </table:table-cell>
          <table:table-cell office:value-type="float" office:value="0.00232754717814443" calcext:value-type="float">
            <text:p>0,0023275472</text:p>
          </table:table-cell>
          <table:table-cell table:formula="of:=ABS([.B830])" office:value-type="float" office:value="0.00232754717814443" calcext:value-type="float">
            <text:p>0,0023275472</text:p>
          </table:table-cell>
          <table:table-cell table:number-columns-repeated="4"/>
        </table:table-row>
        <table:table-row table:style-name="ro1">
          <table:table-cell office:value-type="float" office:value="0.986308097244599" calcext:value-type="float">
            <text:p>0,9863080972</text:p>
          </table:table-cell>
          <table:table-cell office:value-type="float" office:value="0.00255062739362644" calcext:value-type="float">
            <text:p>0,0025506274</text:p>
          </table:table-cell>
          <table:table-cell table:formula="of:=ABS([.B831])" office:value-type="float" office:value="0.00255062739362644" calcext:value-type="float">
            <text:p>0,0025506274</text:p>
          </table:table-cell>
          <table:table-cell table:number-columns-repeated="4"/>
        </table:table-row>
        <table:table-row table:style-name="ro1">
          <table:table-cell office:value-type="float" office:value="0.98366241921173" calcext:value-type="float">
            <text:p>0,9836624192</text:p>
          </table:table-cell>
          <table:table-cell office:value-type="float" office:value="0.00277130704788309" calcext:value-type="float">
            <text:p>0,002771307</text:p>
          </table:table-cell>
          <table:table-cell table:formula="of:=ABS([.B832])" office:value-type="float" office:value="0.00277130704788309" calcext:value-type="float">
            <text:p>0,002771307</text:p>
          </table:table-cell>
          <table:table-cell table:number-columns-repeated="4"/>
        </table:table-row>
        <table:table-row table:style-name="ro1">
          <table:table-cell office:value-type="float" office:value="0.98078528040323" calcext:value-type="float">
            <text:p>0,9807852804</text:p>
          </table:table-cell>
          <table:table-cell office:value-type="float" office:value="0.0029893784449484" calcext:value-type="float">
            <text:p>0,0029893784</text:p>
          </table:table-cell>
          <table:table-cell table:formula="of:=ABS([.B833])" office:value-type="float" office:value="0.0029893784449484" calcext:value-type="float">
            <text:p>0,0029893784</text:p>
          </table:table-cell>
          <table:table-cell table:number-columns-repeated="4"/>
        </table:table-row>
        <table:table-row table:style-name="ro1">
          <table:table-cell office:value-type="float" office:value="0.97767735782451" calcext:value-type="float">
            <text:p>0,9776773578</text:p>
          </table:table-cell>
          <table:table-cell office:value-type="float" office:value="0.00320463634365553" calcext:value-type="float">
            <text:p>0,0032046363</text:p>
          </table:table-cell>
          <table:table-cell table:formula="of:=ABS([.B834])" office:value-type="float" office:value="0.00320463634365553" calcext:value-type="float">
            <text:p>0,0032046363</text:p>
          </table:table-cell>
          <table:table-cell table:number-columns-repeated="4"/>
        </table:table-row>
        <table:table-row table:style-name="ro1">
          <table:table-cell office:value-type="float" office:value="0.974339382785576" calcext:value-type="float">
            <text:p>0,9743393828</text:p>
          </table:table-cell>
          <table:table-cell office:value-type="float" office:value="0.0034168781508056" calcext:value-type="float">
            <text:p>0,0034168782</text:p>
          </table:table-cell>
          <table:table-cell table:formula="of:=ABS([.B835])" office:value-type="float" office:value="0.0034168781508056" calcext:value-type="float">
            <text:p>0,0034168782</text:p>
          </table:table-cell>
          <table:table-cell table:number-columns-repeated="4"/>
        </table:table-row>
        <table:table-row table:style-name="ro1">
          <table:table-cell office:value-type="float" office:value="0.970772140728951" calcext:value-type="float">
            <text:p>0,9707721407</text:p>
          </table:table-cell>
          <table:table-cell office:value-type="float" office:value="0.00362590411183816" calcext:value-type="float">
            <text:p>0,0036259041</text:p>
          </table:table-cell>
          <table:table-cell table:formula="of:=ABS([.B836])" office:value-type="float" office:value="0.00362590411183816" calcext:value-type="float">
            <text:p>0,0036259041</text:p>
          </table:table-cell>
          <table:table-cell table:number-columns-repeated="4"/>
        </table:table-row>
        <table:table-row table:style-name="ro1">
          <table:table-cell office:value-type="float" office:value="0.966976471044852" calcext:value-type="float">
            <text:p>0,966976471</text:p>
          </table:table-cell>
          <table:table-cell office:value-type="float" office:value="0.00383151749883537" calcext:value-type="float">
            <text:p>0,0038315175</text:p>
          </table:table-cell>
          <table:table-cell table:formula="of:=ABS([.B837])" office:value-type="float" office:value="0.00383151749883537" calcext:value-type="float">
            <text:p>0,0038315175</text:p>
          </table:table-cell>
          <table:table-cell table:number-columns-repeated="4"/>
        </table:table-row>
        <table:table-row table:style-name="ro1">
          <table:table-cell office:value-type="float" office:value="0.962953266873684" calcext:value-type="float">
            <text:p>0,9629532669</text:p>
          </table:table-cell>
          <table:table-cell office:value-type="float" office:value="0.0040335247956742" calcext:value-type="float">
            <text:p>0,0040335248</text:p>
          </table:table-cell>
          <table:table-cell table:formula="of:=ABS([.B838])" office:value-type="float" office:value="0.0040335247956742" calcext:value-type="float">
            <text:p>0,0040335248</text:p>
          </table:table-cell>
          <table:table-cell table:number-columns-repeated="4"/>
        </table:table-row>
        <table:table-row table:style-name="ro1">
          <table:table-cell office:value-type="float" office:value="0.958703474895872" calcext:value-type="float">
            <text:p>0,9587034749</text:p>
          </table:table-cell>
          <table:table-cell office:value-type="float" office:value="0.00423173588015802" calcext:value-type="float">
            <text:p>0,0042317359</text:p>
          </table:table-cell>
          <table:table-cell table:formula="of:=ABS([.B839])" office:value-type="float" office:value="0.00423173588015802" calcext:value-type="float">
            <text:p>0,0042317359</text:p>
          </table:table-cell>
          <table:table-cell table:number-columns-repeated="4"/>
        </table:table-row>
        <table:table-row table:style-name="ro1">
          <table:table-cell office:value-type="float" office:value="0.954228095109106" calcext:value-type="float">
            <text:p>0,9542280951</text:p>
          </table:table-cell>
          <table:table-cell office:value-type="float" office:value="0.00442596420295038" calcext:value-type="float">
            <text:p>0,0044259642</text:p>
          </table:table-cell>
          <table:table-cell table:formula="of:=ABS([.B840])" office:value-type="float" office:value="0.00442596420295038" calcext:value-type="float">
            <text:p>0,0044259642</text:p>
          </table:table-cell>
          <table:table-cell table:number-columns-repeated="4"/>
        </table:table-row>
        <table:table-row table:style-name="ro1">
          <table:table-cell office:value-type="float" office:value="0.949528180593037" calcext:value-type="float">
            <text:p>0,9495281806</text:p>
          </table:table-cell>
          <table:table-cell office:value-type="float" office:value="0.00461602696315433" calcext:value-type="float">
            <text:p>0,004616027</text:p>
          </table:table-cell>
          <table:table-cell table:formula="of:=ABS([.B841])" office:value-type="float" office:value="0.00461602696315433" calcext:value-type="float">
            <text:p>0,004616027</text:p>
          </table:table-cell>
          <table:table-cell table:number-columns-repeated="4"/>
        </table:table-row>
        <table:table-row table:style-name="ro1">
          <table:table-cell office:value-type="float" office:value="0.944604837261481" calcext:value-type="float">
            <text:p>0,9446048373</text:p>
          </table:table-cell>
          <table:table-cell office:value-type="float" office:value="0.0048017452803506" calcext:value-type="float">
            <text:p>0,0048017453</text:p>
          </table:table-cell>
          <table:table-cell table:formula="of:=ABS([.B842])" office:value-type="float" office:value="0.0048017452803506" calcext:value-type="float">
            <text:p>0,0048017453</text:p>
          </table:table-cell>
          <table:table-cell table:number-columns-repeated="4"/>
        </table:table-row>
        <table:table-row table:style-name="ro1">
          <table:table-cell office:value-type="float" office:value="0.93945922360219" calcext:value-type="float">
            <text:p>0,9394592236</text:p>
          </table:table-cell>
          <table:table-cell office:value-type="float" office:value="0.00498294436296176" calcext:value-type="float">
            <text:p>0,0049829444</text:p>
          </table:table-cell>
          <table:table-cell table:formula="of:=ABS([.B843])" office:value-type="float" office:value="0.00498294436296176" calcext:value-type="float">
            <text:p>0,0049829444</text:p>
          </table:table-cell>
          <table:table-cell table:number-columns-repeated="4"/>
        </table:table-row>
        <table:table-row table:style-name="ro1">
          <table:table-cell office:value-type="float" office:value="0.934092550404259" calcext:value-type="float">
            <text:p>0,9340925504</text:p>
          </table:table-cell>
          <table:table-cell office:value-type="float" office:value="0.00515945367275117" calcext:value-type="float">
            <text:p>0,0051594537</text:p>
          </table:table-cell>
          <table:table-cell table:formula="of:=ABS([.B844])" office:value-type="float" office:value="0.00515945367275117" calcext:value-type="float">
            <text:p>0,0051594537</text:p>
          </table:table-cell>
          <table:table-cell table:number-columns-repeated="4"/>
        </table:table-row>
        <table:table-row table:style-name="ro1">
          <table:table-cell office:value-type="float" office:value="0.928506080473216" calcext:value-type="float">
            <text:p>0,9285060805</text:p>
          </table:table-cell>
          <table:table-cell office:value-type="float" office:value="0.00533110708533657" calcext:value-type="float">
            <text:p>0,0053311071</text:p>
          </table:table-cell>
          <table:table-cell table:formula="of:=ABS([.B845])" office:value-type="float" office:value="0.00533110708533657" calcext:value-type="float">
            <text:p>0,0053311071</text:p>
          </table:table-cell>
          <table:table-cell table:number-columns-repeated="4"/>
        </table:table-row>
        <table:table-row table:style-name="ro1">
          <table:table-cell office:value-type="float" office:value="0.922701128333879" calcext:value-type="float">
            <text:p>0,9227011283</text:p>
          </table:table-cell>
          <table:table-cell office:value-type="float" office:value="0.00549774304653306" calcext:value-type="float">
            <text:p>0,005497743</text:p>
          </table:table-cell>
          <table:table-cell table:formula="of:=ABS([.B846])" office:value-type="float" office:value="0.00549774304653306" calcext:value-type="float">
            <text:p>0,005497743</text:p>
          </table:table-cell>
          <table:table-cell table:number-columns-repeated="4"/>
        </table:table-row>
        <table:table-row table:style-name="ro1">
          <table:table-cell office:value-type="float" office:value="0.916679059921043" calcext:value-type="float">
            <text:p>0,9166790599</text:p>
          </table:table-cell>
          <table:table-cell office:value-type="float" office:value="0.00565920472440851" calcext:value-type="float">
            <text:p>0,0056592047</text:p>
          </table:table-cell>
          <table:table-cell table:formula="of:=ABS([.B847])" office:value-type="float" office:value="0.00565920472440851" calcext:value-type="float">
            <text:p>0,0056592047</text:p>
          </table:table-cell>
          <table:table-cell table:number-columns-repeated="4"/>
        </table:table-row>
        <table:table-row table:style-name="ro1">
          <table:table-cell office:value-type="float" office:value="0.910441292258067" calcext:value-type="float">
            <text:p>0,9104412923</text:p>
          </table:table-cell>
          <table:table-cell office:value-type="float" office:value="0.00581534015688101" calcext:value-type="float">
            <text:p>0,0058153402</text:p>
          </table:table-cell>
          <table:table-cell table:formula="of:=ABS([.B848])" office:value-type="float" office:value="0.00581534015688101" calcext:value-type="float">
            <text:p>0,0058153402</text:p>
          </table:table-cell>
          <table:table-cell table:number-columns-repeated="4"/>
        </table:table-row>
        <table:table-row table:style-name="ro1">
          <table:table-cell office:value-type="float" office:value="0.903989293123443" calcext:value-type="float">
            <text:p>0,9039892931</text:p>
          </table:table-cell>
          <table:table-cell office:value-type="float" office:value="0.00596600239474698" calcext:value-type="float">
            <text:p>0,0059660024</text:p>
          </table:table-cell>
          <table:table-cell table:formula="of:=ABS([.B849])" office:value-type="float" office:value="0.00596600239474698" calcext:value-type="float">
            <text:p>0,0059660024</text:p>
          </table:table-cell>
          <table:table-cell table:number-columns-repeated="4"/>
        </table:table-row>
        <table:table-row table:style-name="ro1">
          <table:table-cell office:value-type="float" office:value="0.897324580705419" calcext:value-type="float">
            <text:p>0,8973245807</text:p>
          </table:table-cell>
          <table:table-cell office:value-type="float" office:value="0.00611104963998421" calcext:value-type="float">
            <text:p>0,0061110496</text:p>
          </table:table-cell>
          <table:table-cell table:formula="of:=ABS([.B850])" office:value-type="float" office:value="0.00611104963998421" calcext:value-type="float">
            <text:p>0,0061110496</text:p>
          </table:table-cell>
          <table:table-cell table:number-columns-repeated="4"/>
        </table:table-row>
        <table:table-row table:style-name="ro1">
          <table:table-cell office:value-type="float" office:value="0.890448723244759" calcext:value-type="float">
            <text:p>0,8904487232</text:p>
          </table:table-cell>
          <table:table-cell office:value-type="float" office:value="0.00625034537919822" calcext:value-type="float">
            <text:p>0,0062503454</text:p>
          </table:table-cell>
          <table:table-cell table:formula="of:=ABS([.B851])" office:value-type="float" office:value="0.00625034537919822" calcext:value-type="float">
            <text:p>0,0062503454</text:p>
          </table:table-cell>
          <table:table-cell table:number-columns-repeated="4"/>
        </table:table-row>
        <table:table-row table:style-name="ro1">
          <table:table-cell office:value-type="float" office:value="0.883363338665732" calcext:value-type="float">
            <text:p>0,8833633387</text:p>
          </table:table-cell>
          <table:table-cell office:value-type="float" office:value="0.00638375851211859" calcext:value-type="float">
            <text:p>0,0063837585</text:p>
          </table:table-cell>
          <table:table-cell table:formula="of:=ABS([.B852])" office:value-type="float" office:value="0.00638375851211859" calcext:value-type="float">
            <text:p>0,0063837585</text:p>
          </table:table-cell>
          <table:table-cell table:number-columns-repeated="4"/>
        </table:table-row>
        <table:table-row table:style-name="ro1">
          <table:table-cell office:value-type="float" office:value="0.876070094195407" calcext:value-type="float">
            <text:p>0,8760700942</text:p>
          </table:table-cell>
          <table:table-cell office:value-type="float" office:value="0.00651116347497138" calcext:value-type="float">
            <text:p>0,0065111635</text:p>
          </table:table-cell>
          <table:table-cell table:formula="of:=ABS([.B853])" office:value-type="float" office:value="0.00651116347497138" calcext:value-type="float">
            <text:p>0,0065111635</text:p>
          </table:table-cell>
          <table:table-cell table:number-columns-repeated="4"/>
        </table:table-row>
        <table:table-row table:style-name="ro1">
          <table:table-cell office:value-type="float" office:value="0.868570705971341" calcext:value-type="float">
            <text:p>0,868570706</text:p>
          </table:table-cell>
          <table:table-cell office:value-type="float" office:value="0.00663244035866795" calcext:value-type="float">
            <text:p>0,0066324404</text:p>
          </table:table-cell>
          <table:table-cell table:formula="of:=ABS([.B854])" office:value-type="float" office:value="0.00663244035866795" calcext:value-type="float">
            <text:p>0,0066324404</text:p>
          </table:table-cell>
          <table:table-cell table:number-columns-repeated="4"/>
        </table:table-row>
        <table:table-row table:style-name="ro1">
          <table:table-cell office:value-type="float" office:value="0.860866938637767" calcext:value-type="float">
            <text:p>0,8608669386</text:p>
          </table:table-cell>
          <table:table-cell office:value-type="float" office:value="0.0067474750216473" calcext:value-type="float">
            <text:p>0,006747475</text:p>
          </table:table-cell>
          <table:table-cell table:formula="of:=ABS([.B855])" office:value-type="float" office:value="0.0067474750216473" calcext:value-type="float">
            <text:p>0,006747475</text:p>
          </table:table-cell>
          <table:table-cell table:number-columns-repeated="4"/>
        </table:table-row>
        <table:table-row table:style-name="ro1">
          <table:table-cell office:value-type="float" office:value="0.852960604930364" calcext:value-type="float">
            <text:p>0,8529606049</text:p>
          </table:table-cell>
          <table:table-cell office:value-type="float" office:value="0.00685615919731347" calcext:value-type="float">
            <text:p>0,0068561592</text:p>
          </table:table-cell>
          <table:table-cell table:formula="of:=ABS([.B856])" office:value-type="float" office:value="0.00685615919731347" calcext:value-type="float">
            <text:p>0,0068561592</text:p>
          </table:table-cell>
          <table:table-cell table:number-columns-repeated="4"/>
        </table:table-row>
        <table:table-row table:style-name="ro1">
          <table:table-cell office:value-type="float" office:value="0.844853565249708" calcext:value-type="float">
            <text:p>0,8448535652</text:p>
          </table:table-cell>
          <table:table-cell office:value-type="float" office:value="0.0069583905959229" calcext:value-type="float">
            <text:p>0,0069583906</text:p>
          </table:table-cell>
          <table:table-cell table:formula="of:=ABS([.B857])" office:value-type="float" office:value="0.0069583905959229" calcext:value-type="float">
            <text:p>0,0069583906</text:p>
          </table:table-cell>
          <table:table-cell table:number-columns-repeated="4"/>
        </table:table-row>
        <table:table-row table:style-name="ro1">
          <table:table-cell office:value-type="float" office:value="0.836547727223513" calcext:value-type="float">
            <text:p>0,8365477272</text:p>
          </table:table-cell>
          <table:table-cell office:value-type="float" office:value="0.00705407300086391" calcext:value-type="float">
            <text:p>0,007054073</text:p>
          </table:table-cell>
          <table:table-cell table:formula="of:=ABS([.B858])" office:value-type="float" office:value="0.00705407300086391" calcext:value-type="float">
            <text:p>0,007054073</text:p>
          </table:table-cell>
          <table:table-cell table:number-columns-repeated="4"/>
        </table:table-row>
        <table:table-row table:style-name="ro1">
          <table:table-cell office:value-type="float" office:value="0.828045045257756" calcext:value-type="float">
            <text:p>0,8280450453</text:p>
          </table:table-cell>
          <table:table-cell office:value-type="float" office:value="0.00714311635920367" calcext:value-type="float">
            <text:p>0,0071431164</text:p>
          </table:table-cell>
          <table:table-cell table:formula="of:=ABS([.B859])" office:value-type="float" office:value="0.00714311635920367" calcext:value-type="float">
            <text:p>0,0071431164</text:p>
          </table:table-cell>
          <table:table-cell table:number-columns-repeated="4"/>
        </table:table-row>
        <table:table-row table:style-name="ro1">
          <table:table-cell office:value-type="float" office:value="0.819347520076797" calcext:value-type="float">
            <text:p>0,8193475201</text:p>
          </table:table-cell>
          <table:table-cell office:value-type="float" office:value="0.00722543686645005" calcext:value-type="float">
            <text:p>0,0072254369</text:p>
          </table:table-cell>
          <table:table-cell table:formula="of:=ABS([.B860])" office:value-type="float" office:value="0.00722543686645005" calcext:value-type="float">
            <text:p>0,0072254369</text:p>
          </table:table-cell>
          <table:table-cell table:number-columns-repeated="4"/>
        </table:table-row>
        <table:table-row table:style-name="ro1">
          <table:table-cell office:value-type="float" office:value="0.810457198252596" calcext:value-type="float">
            <text:p>0,8104571983</text:p>
          </table:table-cell>
          <table:table-cell office:value-type="float" office:value="0.00730095704542627" calcext:value-type="float">
            <text:p>0,007300957</text:p>
          </table:table-cell>
          <table:table-cell table:formula="of:=ABS([.B861])" office:value-type="float" office:value="0.00730095704542627" calcext:value-type="float">
            <text:p>0,007300957</text:p>
          </table:table-cell>
          <table:table-cell table:number-columns-repeated="4"/>
        </table:table-row>
        <table:table-row table:style-name="ro1">
          <table:table-cell office:value-type="float" office:value="0.801376171723142" calcext:value-type="float">
            <text:p>0,8013761717</text:p>
          </table:table-cell>
          <table:table-cell office:value-type="float" office:value="0.00736960581917828" calcext:value-type="float">
            <text:p>0,0073696058</text:p>
          </table:table-cell>
          <table:table-cell table:formula="of:=ABS([.B862])" office:value-type="float" office:value="0.00736960581917828" calcext:value-type="float">
            <text:p>0,0073696058</text:p>
          </table:table-cell>
          <table:table-cell table:number-columns-repeated="4"/>
        </table:table-row>
        <table:table-row table:style-name="ro1">
          <table:table-cell office:value-type="float" office:value="0.792106577300213" calcext:value-type="float">
            <text:p>0,7921065773</text:p>
          </table:table-cell>
          <table:table-cell office:value-type="float" office:value="0.00743131857788731" calcext:value-type="float">
            <text:p>0,0074313186</text:p>
          </table:table-cell>
          <table:table-cell table:formula="of:=ABS([.B863])" office:value-type="float" office:value="0.00743131857788731" calcext:value-type="float">
            <text:p>0,0074313186</text:p>
          </table:table-cell>
          <table:table-cell table:number-columns-repeated="4"/>
        </table:table-row>
        <table:table-row table:style-name="ro1">
          <table:table-cell office:value-type="float" office:value="0.782650596166576" calcext:value-type="float">
            <text:p>0,7826505962</text:p>
          </table:table-cell>
          <table:table-cell office:value-type="float" office:value="0.00748603723966151" calcext:value-type="float">
            <text:p>0,0074860372</text:p>
          </table:table-cell>
          <table:table-cell table:formula="of:=ABS([.B864])" office:value-type="float" office:value="0.00748603723966151" calcext:value-type="float">
            <text:p>0,0074860372</text:p>
          </table:table-cell>
          <table:table-cell table:number-columns-repeated="4"/>
        </table:table-row>
        <table:table-row table:style-name="ro1">
          <table:table-cell office:value-type="float" office:value="0.773010453362738" calcext:value-type="float">
            <text:p>0,7730104534</text:p>
          </table:table-cell>
          <table:table-cell office:value-type="float" office:value="0.00753371030521519" calcext:value-type="float">
            <text:p>0,0075337103</text:p>
          </table:table-cell>
          <table:table-cell table:formula="of:=ABS([.B865])" office:value-type="float" office:value="0.00753371030521519" calcext:value-type="float">
            <text:p>0,0075337103</text:p>
          </table:table-cell>
          <table:table-cell table:number-columns-repeated="4"/>
        </table:table-row>
        <table:table-row table:style-name="ro1">
          <table:table-cell office:value-type="float" office:value="0.763188417263381" calcext:value-type="float">
            <text:p>0,7631884173</text:p>
          </table:table-cell>
          <table:table-cell office:value-type="float" office:value="0.00757429290632411" calcext:value-type="float">
            <text:p>0,0075742929</text:p>
          </table:table-cell>
          <table:table-cell table:formula="of:=ABS([.B866])" office:value-type="float" office:value="0.00757429290632411" calcext:value-type="float">
            <text:p>0,0075742929</text:p>
          </table:table-cell>
          <table:table-cell table:number-columns-repeated="4"/>
        </table:table-row>
        <table:table-row table:style-name="ro1">
          <table:table-cell office:value-type="float" office:value="0.753186799043613" calcext:value-type="float">
            <text:p>0,753186799</text:p>
          </table:table-cell>
          <table:table-cell office:value-type="float" office:value="0.00760774684806734" calcext:value-type="float">
            <text:p>0,0076077468</text:p>
          </table:table-cell>
          <table:table-cell table:formula="of:=ABS([.B867])" office:value-type="float" office:value="0.00760774684806734" calcext:value-type="float">
            <text:p>0,0076077468</text:p>
          </table:table-cell>
          <table:table-cell table:number-columns-repeated="4"/>
        </table:table-row>
        <table:table-row table:style-name="ro1">
          <table:table-cell office:value-type="float" office:value="0.743007952135123" calcext:value-type="float">
            <text:p>0,7430079521</text:p>
          </table:table-cell>
          <table:table-cell office:value-type="float" office:value="0.00763404064476403" calcext:value-type="float">
            <text:p>0,0076340406</text:p>
          </table:table-cell>
          <table:table-cell table:formula="of:=ABS([.B868])" office:value-type="float" office:value="0.00763404064476403" calcext:value-type="float">
            <text:p>0,0076340406</text:p>
          </table:table-cell>
          <table:table-cell table:number-columns-repeated="4"/>
        </table:table-row>
        <table:table-row table:style-name="ro1">
          <table:table-cell office:value-type="float" office:value="0.732654271672414" calcext:value-type="float">
            <text:p>0,7326542717</text:p>
          </table:table-cell>
          <table:table-cell office:value-type="float" office:value="0.00765314954961574" calcext:value-type="float">
            <text:p>0,0076531495</text:p>
          </table:table-cell>
          <table:table-cell table:formula="of:=ABS([.B869])" office:value-type="float" office:value="0.00765314954961574" calcext:value-type="float">
            <text:p>0,0076531495</text:p>
          </table:table-cell>
          <table:table-cell table:number-columns-repeated="4"/>
        </table:table-row>
        <table:table-row table:style-name="ro1">
          <table:table-cell office:value-type="float" office:value="0.722128193929215" calcext:value-type="float">
            <text:p>0,7221281939</text:p>
          </table:table-cell>
          <table:table-cell office:value-type="float" office:value="0.00766505557798835" calcext:value-type="float">
            <text:p>0,0076650556</text:p>
          </table:table-cell>
          <table:table-cell table:formula="of:=ABS([.B870])" office:value-type="float" office:value="0.00766505557798835" calcext:value-type="float">
            <text:p>0,0076650556</text:p>
          </table:table-cell>
          <table:table-cell table:number-columns-repeated="4"/>
        </table:table-row>
        <table:table-row table:style-name="ro1">
          <table:table-cell office:value-type="float" office:value="0.711432195745217" calcext:value-type="float">
            <text:p>0,7114321957</text:p>
          </table:table-cell>
          <table:table-cell office:value-type="float" office:value="0.00766974752434198" calcext:value-type="float">
            <text:p>0,0076697475</text:p>
          </table:table-cell>
          <table:table-cell table:formula="of:=ABS([.B871])" office:value-type="float" office:value="0.00766974752434198" calcext:value-type="float">
            <text:p>0,0076697475</text:p>
          </table:table-cell>
          <table:table-cell table:number-columns-repeated="4"/>
        </table:table-row>
        <table:table-row table:style-name="ro1">
          <table:table-cell office:value-type="float" office:value="0.70056879394325" calcext:value-type="float">
            <text:p>0,7005687939</text:p>
          </table:table-cell>
          <table:table-cell office:value-type="float" office:value="0.00766722097278719" calcext:value-type="float">
            <text:p>0,007667221</text:p>
          </table:table-cell>
          <table:table-cell table:formula="of:=ABS([.B872])" office:value-type="float" office:value="0.00766722097278719" calcext:value-type="float">
            <text:p>0,007667221</text:p>
          </table:table-cell>
          <table:table-cell table:number-columns-repeated="4"/>
        </table:table-row>
        <table:table-row table:style-name="ro1">
          <table:table-cell office:value-type="float" office:value="0.689540544737069" calcext:value-type="float">
            <text:p>0,6895405447</text:p>
          </table:table-cell>
          <table:table-cell office:value-type="float" office:value="0.00765747830121964" calcext:value-type="float">
            <text:p>0,0076574783</text:p>
          </table:table-cell>
          <table:table-cell table:formula="of:=ABS([.B873])" office:value-type="float" office:value="0.00765747830121964" calcext:value-type="float">
            <text:p>0,0076574783</text:p>
          </table:table-cell>
          <table:table-cell table:number-columns-repeated="4"/>
        </table:table-row>
        <table:table-row table:style-name="ro1">
          <table:table-cell office:value-type="float" office:value="0.678350043129862" calcext:value-type="float">
            <text:p>0,6783500431</text:p>
          </table:table-cell>
          <table:table-cell office:value-type="float" office:value="0.00764052867910524" calcext:value-type="float">
            <text:p>0,0076405287</text:p>
          </table:table-cell>
          <table:table-cell table:formula="of:=ABS([.B874])" office:value-type="float" office:value="0.00764052867910524" calcext:value-type="float">
            <text:p>0,0076405287</text:p>
          </table:table-cell>
          <table:table-cell table:number-columns-repeated="4"/>
        </table:table-row>
        <table:table-row table:style-name="ro1">
          <table:table-cell office:value-type="float" office:value="0.666999922303638" calcext:value-type="float">
            <text:p>0,6669999223</text:p>
          </table:table-cell>
          <table:table-cell office:value-type="float" office:value="0.00761638805883151" calcext:value-type="float">
            <text:p>0,0076163881</text:p>
          </table:table-cell>
          <table:table-cell table:formula="of:=ABS([.B875])" office:value-type="float" office:value="0.00761638805883151" calcext:value-type="float">
            <text:p>0,0076163881</text:p>
          </table:table-cell>
          <table:table-cell table:number-columns-repeated="4"/>
        </table:table-row>
        <table:table-row table:style-name="ro1">
          <table:table-cell office:value-type="float" office:value="0.655492852999616" calcext:value-type="float">
            <text:p>0,655492853</text:p>
          </table:table-cell>
          <table:table-cell office:value-type="float" office:value="0.00758507916070792" calcext:value-type="float">
            <text:p>0,0075850792</text:p>
          </table:table-cell>
          <table:table-cell table:formula="of:=ABS([.B876])" office:value-type="float" office:value="0.00758507916070792" calcext:value-type="float">
            <text:p>0,0075850792</text:p>
          </table:table-cell>
          <table:table-cell table:number-columns-repeated="4"/>
        </table:table-row>
        <table:table-row table:style-name="ro1">
          <table:table-cell office:value-type="float" office:value="0.643831542889791" calcext:value-type="float">
            <text:p>0,6438315429</text:p>
          </table:table-cell>
          <table:table-cell office:value-type="float" office:value="0.00754663145157261" calcext:value-type="float">
            <text:p>0,0075466315</text:p>
          </table:table-cell>
          <table:table-cell table:formula="of:=ABS([.B877])" office:value-type="float" office:value="0.00754663145157261" calcext:value-type="float">
            <text:p>0,0075466315</text:p>
          </table:table-cell>
          <table:table-cell table:number-columns-repeated="4"/>
        </table:table-row>
        <table:table-row table:style-name="ro1">
          <table:table-cell office:value-type="float" office:value="0.63201873593981" calcext:value-type="float">
            <text:p>0,6320187359</text:p>
          </table:table-cell>
          <table:table-cell office:value-type="float" office:value="0.00750108111706371" calcext:value-type="float">
            <text:p>0,0075010811</text:p>
          </table:table-cell>
          <table:table-cell table:formula="of:=ABS([.B878])" office:value-type="float" office:value="0.00750108111706371" calcext:value-type="float">
            <text:p>0,0075010811</text:p>
          </table:table-cell>
          <table:table-cell table:number-columns-repeated="4"/>
        </table:table-row>
        <table:table-row table:style-name="ro1">
          <table:table-cell office:value-type="float" office:value="0.62005721176329" calcext:value-type="float">
            <text:p>0,6200572118</text:p>
          </table:table-cell>
          <table:table-cell office:value-type="float" office:value="0.0074484710275608" calcext:value-type="float">
            <text:p>0,007448471</text:p>
          </table:table-cell>
          <table:table-cell table:formula="of:=ABS([.B879])" office:value-type="float" office:value="0.0074484710275608" calcext:value-type="float">
            <text:p>0,007448471</text:p>
          </table:table-cell>
          <table:table-cell table:number-columns-repeated="4"/>
        </table:table-row>
        <table:table-row table:style-name="ro1">
          <table:table-cell office:value-type="float" office:value="0.607949784967775" calcext:value-type="float">
            <text:p>0,607949785</text:p>
          </table:table-cell>
          <table:table-cell office:value-type="float" office:value="0.00738885069784123" calcext:value-type="float">
            <text:p>0,0073888507</text:p>
          </table:table-cell>
          <table:table-cell table:formula="of:=ABS([.B880])" office:value-type="float" office:value="0.00738885069784123" calcext:value-type="float">
            <text:p>0,0073888507</text:p>
          </table:table-cell>
          <table:table-cell table:number-columns-repeated="4"/>
        </table:table-row>
        <table:table-row table:style-name="ro1">
          <table:table-cell office:value-type="float" office:value="0.595699304492433" calcext:value-type="float">
            <text:p>0,5956993045</text:p>
          </table:table-cell>
          <table:table-cell office:value-type="float" office:value="0.00732227624047083" calcext:value-type="float">
            <text:p>0,0073222762</text:p>
          </table:table-cell>
          <table:table-cell table:formula="of:=ABS([.B881])" office:value-type="float" office:value="0.00732227624047083" calcext:value-type="float">
            <text:p>0,0073222762</text:p>
          </table:table-cell>
          <table:table-cell table:number-columns-repeated="4"/>
        </table:table-row>
        <table:table-row table:style-name="ro1">
          <table:table-cell office:value-type="float" office:value="0.583308652937699" calcext:value-type="float">
            <text:p>0,5833086529</text:p>
          </table:table-cell>
          <table:table-cell office:value-type="float" office:value="0.00724881031299596" calcext:value-type="float">
            <text:p>0,0072488103</text:p>
          </table:table-cell>
          <table:table-cell table:formula="of:=ABS([.B882])" office:value-type="float" office:value="0.00724881031299596" calcext:value-type="float">
            <text:p>0,0072488103</text:p>
          </table:table-cell>
          <table:table-cell table:number-columns-repeated="4"/>
        </table:table-row>
        <table:table-row table:style-name="ro1">
          <table:table-cell office:value-type="float" office:value="0.570780745886969" calcext:value-type="float">
            <text:p>0,5707807459</text:p>
          </table:table-cell>
          <table:table-cell office:value-type="float" office:value="0.00716852205898205" calcext:value-type="float">
            <text:p>0,0071685221</text:p>
          </table:table-cell>
          <table:table-cell table:formula="of:=ABS([.B883])" office:value-type="float" office:value="0.00716852205898205" calcext:value-type="float">
            <text:p>0,0071685221</text:p>
          </table:table-cell>
          <table:table-cell table:number-columns-repeated="4"/>
        </table:table-row>
        <table:table-row table:style-name="ro1">
          <table:table-cell office:value-type="float" office:value="0.558118531220558" calcext:value-type="float">
            <text:p>0,5581185312</text:p>
          </table:table-cell>
          <table:table-cell office:value-type="float" office:value="0.00708148704291772" calcext:value-type="float">
            <text:p>0,007081487</text:p>
          </table:table-cell>
          <table:table-cell table:formula="of:=ABS([.B884])" office:value-type="float" office:value="0.00708148704291772" calcext:value-type="float">
            <text:p>0,007081487</text:p>
          </table:table-cell>
          <table:table-cell table:number-columns-repeated="4"/>
        </table:table-row>
        <table:table-row table:style-name="ro1">
          <table:table-cell office:value-type="float" office:value="0.545324988422047" calcext:value-type="float">
            <text:p>0,5453249884</text:p>
          </table:table-cell>
          <table:table-cell office:value-type="float" office:value="0.0069877871791178" calcext:value-type="float">
            <text:p>0,0069877872</text:p>
          </table:table-cell>
          <table:table-cell table:formula="of:=ABS([.B885])" office:value-type="float" office:value="0.0069877871791178" calcext:value-type="float">
            <text:p>0,0069877872</text:p>
          </table:table-cell>
          <table:table-cell table:number-columns-repeated="4"/>
        </table:table-row>
        <table:table-row table:style-name="ro1">
          <table:table-cell office:value-type="float" office:value="0.532403127877199" calcext:value-type="float">
            <text:p>0,5324031279</text:p>
          </table:table-cell>
          <table:table-cell office:value-type="float" office:value="0.00688751065461102" calcext:value-type="float">
            <text:p>0,0068875107</text:p>
          </table:table-cell>
          <table:table-cell table:formula="of:=ABS([.B886])" office:value-type="float" office:value="0.00688751065461102" calcext:value-type="float">
            <text:p>0,0068875107</text:p>
          </table:table-cell>
          <table:table-cell table:number-columns-repeated="4"/>
        </table:table-row>
        <table:table-row table:style-name="ro1">
          <table:table-cell office:value-type="float" office:value="0.519355990165591" calcext:value-type="float">
            <text:p>0,5193559902</text:p>
          </table:table-cell>
          <table:table-cell office:value-type="float" office:value="0.0067807518461549" calcext:value-type="float">
            <text:p>0,0067807518</text:p>
          </table:table-cell>
          <table:table-cell table:formula="of:=ABS([.B887])" office:value-type="float" office:value="0.0067807518461549" calcext:value-type="float">
            <text:p>0,0067807518</text:p>
          </table:table-cell>
          <table:table-cell table:number-columns-repeated="4"/>
        </table:table-row>
        <table:table-row table:style-name="ro1">
          <table:table-cell office:value-type="float" office:value="0.506186645345155" calcext:value-type="float">
            <text:p>0,5061866453</text:p>
          </table:table-cell>
          <table:table-cell office:value-type="float" office:value="0.0066676112314023" calcext:value-type="float">
            <text:p>0,0066676112</text:p>
          </table:table-cell>
          <table:table-cell table:formula="of:=ABS([.B888])" office:value-type="float" office:value="0.0066676112314023" calcext:value-type="float">
            <text:p>0,0066676112</text:p>
          </table:table-cell>
          <table:table-cell table:number-columns-repeated="4"/>
        </table:table-row>
        <table:table-row table:style-name="ro1">
          <table:table-cell office:value-type="float" office:value="0.492898192229785" calcext:value-type="float">
            <text:p>0,4928981922</text:p>
          </table:table-cell>
          <table:table-cell office:value-type="float" office:value="0.0065481952943397" calcext:value-type="float">
            <text:p>0,0065481953</text:p>
          </table:table-cell>
          <table:table-cell table:formula="of:=ABS([.B889])" office:value-type="float" office:value="0.0065481952943397" calcext:value-type="float">
            <text:p>0,0065481953</text:p>
          </table:table-cell>
          <table:table-cell table:number-columns-repeated="4"/>
        </table:table-row>
        <table:table-row table:style-name="ro1">
          <table:table-cell office:value-type="float" office:value="0.479493757660155" calcext:value-type="float">
            <text:p>0,4794937577</text:p>
          </table:table-cell>
          <table:table-cell office:value-type="float" office:value="0.00642261642506659" calcext:value-type="float">
            <text:p>0,0064226164</text:p>
          </table:table-cell>
          <table:table-cell table:formula="of:=ABS([.B890])" office:value-type="float" office:value="0.00642261642506659" calcext:value-type="float">
            <text:p>0,0064226164</text:p>
          </table:table-cell>
          <table:table-cell table:number-columns-repeated="4"/>
        </table:table-row>
        <table:table-row table:style-name="ro1">
          <table:table-cell office:value-type="float" office:value="0.465976495767968" calcext:value-type="float">
            <text:p>0,4659764958</text:p>
          </table:table-cell>
          <table:table-cell office:value-type="float" office:value="0.00629099281402112" calcext:value-type="float">
            <text:p>0,0062909928</text:p>
          </table:table-cell>
          <table:table-cell table:formula="of:=ABS([.B891])" office:value-type="float" office:value="0.00629099281402112" calcext:value-type="float">
            <text:p>0,0062909928</text:p>
          </table:table-cell>
          <table:table-cell table:number-columns-repeated="4"/>
        </table:table-row>
        <table:table-row table:style-name="ro1">
          <table:table-cell office:value-type="float" office:value="0.452349587233771" calcext:value-type="float">
            <text:p>0,4523495872</text:p>
          </table:table-cell>
          <table:table-cell office:value-type="float" office:value="0.00615344834073761" calcext:value-type="float">
            <text:p>0,0061534483</text:p>
          </table:table-cell>
          <table:table-cell table:formula="of:=ABS([.B892])" office:value-type="float" office:value="0.00615344834073761" calcext:value-type="float">
            <text:p>0,0061534483</text:p>
          </table:table-cell>
          <table:table-cell table:number-columns-repeated="4"/>
        </table:table-row>
        <table:table-row table:style-name="ro1">
          <table:table-cell office:value-type="float" office:value="0.438616238538528" calcext:value-type="float">
            <text:p>0,4386162385</text:p>
          </table:table-cell>
          <table:table-cell office:value-type="float" office:value="0.00601011245725791" calcext:value-type="float">
            <text:p>0,0060101125</text:p>
          </table:table-cell>
          <table:table-cell table:formula="of:=ABS([.B893])" office:value-type="float" office:value="0.00601011245725791" calcext:value-type="float">
            <text:p>0,0060101125</text:p>
          </table:table-cell>
          <table:table-cell table:number-columns-repeated="4"/>
        </table:table-row>
        <table:table-row table:style-name="ro1">
          <table:table-cell office:value-type="float" office:value="0.424779681209111" calcext:value-type="float">
            <text:p>0,4247796812</text:p>
          </table:table-cell>
          <table:table-cell office:value-type="float" office:value="0.00586112006630324" calcext:value-type="float">
            <text:p>0,0058611201</text:p>
          </table:table-cell>
          <table:table-cell table:formula="of:=ABS([.B894])" office:value-type="float" office:value="0.00586112006630324" calcext:value-type="float">
            <text:p>0,0058611201</text:p>
          </table:table-cell>
          <table:table-cell table:number-columns-repeated="4"/>
        </table:table-row>
        <table:table-row table:style-name="ro1">
          <table:table-cell office:value-type="float" office:value="0.410843171057906" calcext:value-type="float">
            <text:p>0,4108431711</text:p>
          </table:table-cell>
          <table:table-cell office:value-type="float" office:value="0.00570661139429218" calcext:value-type="float">
            <text:p>0,0057066114</text:p>
          </table:table-cell>
          <table:table-cell table:formula="of:=ABS([.B895])" office:value-type="float" office:value="0.00570661139429218" calcext:value-type="float">
            <text:p>0,0057066114</text:p>
          </table:table-cell>
          <table:table-cell table:number-columns-repeated="4"/>
        </table:table-row>
        <table:table-row table:style-name="ro1">
          <table:table-cell office:value-type="float" office:value="0.396809987416711" calcext:value-type="float">
            <text:p>0,3968099874</text:p>
          </table:table-cell>
          <table:table-cell office:value-type="float" office:value="0.00554673185938182" calcext:value-type="float">
            <text:p>0,0055467319</text:p>
          </table:table-cell>
          <table:table-cell table:formula="of:=ABS([.B896])" office:value-type="float" office:value="0.00554673185938182" calcext:value-type="float">
            <text:p>0,0055467319</text:p>
          </table:table-cell>
          <table:table-cell table:number-columns-repeated="4"/>
        </table:table-row>
        <table:table-row table:style-name="ro1">
          <table:table-cell office:value-type="float" office:value="0.382683432365091" calcext:value-type="float">
            <text:p>0,3826834324</text:p>
          </table:table-cell>
          <table:table-cell office:value-type="float" office:value="0.00538163193459207" calcext:value-type="float">
            <text:p>0,0053816319</text:p>
          </table:table-cell>
          <table:table-cell table:formula="of:=ABS([.B897])" office:value-type="float" office:value="0.00538163193459207" calcext:value-type="float">
            <text:p>0,0053816319</text:p>
          </table:table-cell>
          <table:table-cell table:number-columns-repeated="4"/>
        </table:table-row>
        <table:table-row table:style-name="ro1">
          <table:table-cell office:value-type="float" office:value="0.368466829953373" calcext:value-type="float">
            <text:p>0,36846683</text:p>
          </table:table-cell>
          <table:table-cell office:value-type="float" office:value="0.0052114670061949" calcext:value-type="float">
            <text:p>0,005211467</text:p>
          </table:table-cell>
          <table:table-cell table:formula="of:=ABS([.B898])" office:value-type="float" office:value="0.0052114670061949" calcext:value-type="float">
            <text:p>0,005211467</text:p>
          </table:table-cell>
          <table:table-cell table:number-columns-repeated="4"/>
        </table:table-row>
        <table:table-row table:style-name="ro1">
          <table:table-cell office:value-type="float" office:value="0.35416352542049" calcext:value-type="float">
            <text:p>0,3541635254</text:p>
          </table:table-cell>
          <table:table-cell office:value-type="float" office:value="0.0050363972274643" calcext:value-type="float">
            <text:p>0,0050363972</text:p>
          </table:table-cell>
          <table:table-cell table:formula="of:=ABS([.B899])" office:value-type="float" office:value="0.0050363972274643" calcext:value-type="float">
            <text:p>0,0050363972</text:p>
          </table:table-cell>
          <table:table-cell table:number-columns-repeated="4"/>
        </table:table-row>
        <table:table-row table:style-name="ro1">
          <table:table-cell office:value-type="float" office:value="0.339776884406828" calcext:value-type="float">
            <text:p>0,3397768844</text:p>
          </table:table-cell>
          <table:table-cell office:value-type="float" office:value="0.00485658736794814" calcext:value-type="float">
            <text:p>0,0048565874</text:p>
          </table:table-cell>
          <table:table-cell table:formula="of:=ABS([.B900])" office:value-type="float" office:value="0.00485658736794814" calcext:value-type="float">
            <text:p>0,0048565874</text:p>
          </table:table-cell>
          <table:table-cell table:number-columns-repeated="4"/>
        </table:table-row>
        <table:table-row table:style-name="ro1">
          <table:table-cell office:value-type="float" office:value="0.325310292162264" calcext:value-type="float">
            <text:p>0,3253102922</text:p>
          </table:table-cell>
          <table:table-cell office:value-type="float" office:value="0.00467220665839185" calcext:value-type="float">
            <text:p>0,0046722067</text:p>
          </table:table-cell>
          <table:table-cell table:formula="of:=ABS([.B901])" office:value-type="float" office:value="0.00467220665839185" calcext:value-type="float">
            <text:p>0,0046722067</text:p>
          </table:table-cell>
          <table:table-cell table:number-columns-repeated="4"/>
        </table:table-row>
        <table:table-row table:style-name="ro1">
          <table:table-cell office:value-type="float" office:value="0.310767152749613" calcext:value-type="float">
            <text:p>0,3107671527</text:p>
          </table:table-cell>
          <table:table-cell office:value-type="float" office:value="0.00448342863146722" calcext:value-type="float">
            <text:p>0,0044834286</text:p>
          </table:table-cell>
          <table:table-cell table:formula="of:=ABS([.B902])" office:value-type="float" office:value="0.00448342863146722" calcext:value-type="float">
            <text:p>0,0044834286</text:p>
          </table:table-cell>
          <table:table-cell table:number-columns-repeated="4"/>
        </table:table-row>
        <table:table-row table:style-name="ro1">
          <table:table-cell office:value-type="float" office:value="0.296150888243624" calcext:value-type="float">
            <text:p>0,2961508882</text:p>
          </table:table-cell>
          <table:table-cell office:value-type="float" office:value="0.00429043095844439" calcext:value-type="float">
            <text:p>0,004290431</text:p>
          </table:table-cell>
          <table:table-cell table:formula="of:=ABS([.B903])" office:value-type="float" office:value="0.00429043095844439" calcext:value-type="float">
            <text:p>0,004290431</text:p>
          </table:table-cell>
          <table:table-cell table:number-columns-repeated="4"/>
        </table:table-row>
        <table:table-row table:style-name="ro1">
          <table:table-cell office:value-type="float" office:value="0.281464937925758" calcext:value-type="float">
            <text:p>0,2814649379</text:p>
          </table:table-cell>
          <table:table-cell office:value-type="float" office:value="0.0040933952819765" calcext:value-type="float">
            <text:p>0,0040933953</text:p>
          </table:table-cell>
          <table:table-cell table:formula="of:=ABS([.B904])" office:value-type="float" office:value="0.0040933952819765" calcext:value-type="float">
            <text:p>0,0040933953</text:p>
          </table:table-cell>
          <table:table-cell table:number-columns-repeated="4"/>
        </table:table-row>
        <table:table-row table:style-name="ro1">
          <table:table-cell office:value-type="float" office:value="0.266712757474901" calcext:value-type="float">
            <text:p>0,2667127575</text:p>
          </table:table-cell>
          <table:table-cell office:value-type="float" office:value="0.00389250704514887" calcext:value-type="float">
            <text:p>0,003892507</text:p>
          </table:table-cell>
          <table:table-cell table:formula="of:=ABS([.B905])" office:value-type="float" office:value="0.00389250704514887" calcext:value-type="float">
            <text:p>0,003892507</text:p>
          </table:table-cell>
          <table:table-cell table:number-columns-repeated="4"/>
        </table:table-row>
        <table:table-row table:style-name="ro1">
          <table:table-cell office:value-type="float" office:value="0.251897818154219" calcext:value-type="float">
            <text:p>0,2518978182</text:p>
          </table:table-cell>
          <table:table-cell office:value-type="float" office:value="0.00368795531693533" calcext:value-type="float">
            <text:p>0,0036879553</text:p>
          </table:table-cell>
          <table:table-cell table:formula="of:=ABS([.B906])" office:value-type="float" office:value="0.00368795531693533" calcext:value-type="float">
            <text:p>0,0036879553</text:p>
          </table:table-cell>
          <table:table-cell table:number-columns-repeated="4"/>
        </table:table-row>
        <table:table-row table:style-name="ro1">
          <table:table-cell office:value-type="float" office:value="0.237023605994368" calcext:value-type="float">
            <text:p>0,237023606</text:p>
          </table:table-cell>
          <table:table-cell office:value-type="float" office:value="0.00347993261426482" calcext:value-type="float">
            <text:p>0,0034799326</text:p>
          </table:table-cell>
          <table:table-cell table:formula="of:=ABS([.B907])" office:value-type="float" office:value="0.00347993261426482" calcext:value-type="float">
            <text:p>0,0034799326</text:p>
          </table:table-cell>
          <table:table-cell table:number-columns-repeated="4"/>
        </table:table-row>
        <table:table-row table:style-name="ro1">
          <table:table-cell office:value-type="float" office:value="0.222093620973204" calcext:value-type="float">
            <text:p>0,222093621</text:p>
          </table:table-cell>
          <table:table-cell office:value-type="float" office:value="0.00326863472082217" calcext:value-type="float">
            <text:p>0,0032686347</text:p>
          </table:table-cell>
          <table:table-cell table:formula="of:=ABS([.B908])" office:value-type="float" office:value="0.00326863472082217" calcext:value-type="float">
            <text:p>0,0032686347</text:p>
          </table:table-cell>
          <table:table-cell table:number-columns-repeated="4"/>
        </table:table-row>
        <table:table-row table:style-name="ro1">
          <table:table-cell office:value-type="float" office:value="0.20711137619222" calcext:value-type="float">
            <text:p>0,2071113762</text:p>
          </table:table-cell>
          <table:table-cell office:value-type="float" office:value="0.0030542605027899" calcext:value-type="float">
            <text:p>0,0030542605</text:p>
          </table:table-cell>
          <table:table-cell table:formula="of:=ABS([.B909])" office:value-type="float" office:value="0.0030542605027899" calcext:value-type="float">
            <text:p>0,0030542605</text:p>
          </table:table-cell>
          <table:table-cell table:number-columns-repeated="4"/>
        </table:table-row>
        <table:table-row table:style-name="ro1">
          <table:table-cell office:value-type="float" office:value="0.192080397049892" calcext:value-type="float">
            <text:p>0,192080397</text:p>
          </table:table-cell>
          <table:table-cell office:value-type="float" office:value="0.00283701172167838" calcext:value-type="float">
            <text:p>0,0028370117</text:p>
          </table:table-cell>
          <table:table-cell table:formula="of:=ABS([.B910])" office:value-type="float" office:value="0.00283701172167838" calcext:value-type="float">
            <text:p>0,0028370117</text:p>
          </table:table-cell>
          <table:table-cell table:number-columns-repeated="4"/>
        </table:table-row>
        <table:table-row table:style-name="ro1">
          <table:table-cell office:value-type="float" office:value="0.17700422041215" calcext:value-type="float">
            <text:p>0,1770042204</text:p>
          </table:table-cell>
          <table:table-cell office:value-type="float" office:value="0.0026170928444359" calcext:value-type="float">
            <text:p>0,0026170928</text:p>
          </table:table-cell>
          <table:table-cell table:formula="of:=ABS([.B911])" office:value-type="float" office:value="0.0026170928444359" calcext:value-type="float">
            <text:p>0,0026170928</text:p>
          </table:table-cell>
          <table:table-cell table:number-columns-repeated="4"/>
        </table:table-row>
        <table:table-row table:style-name="ro1">
          <table:table-cell office:value-type="float" office:value="0.161886393780113" calcext:value-type="float">
            <text:p>0,1618863938</text:p>
          </table:table-cell>
          <table:table-cell office:value-type="float" office:value="0.00239471085101206" calcext:value-type="float">
            <text:p>0,0023947109</text:p>
          </table:table-cell>
          <table:table-cell table:formula="of:=ABS([.B912])" office:value-type="float" office:value="0.00239471085101206" calcext:value-type="float">
            <text:p>0,0023947109</text:p>
          </table:table-cell>
          <table:table-cell table:number-columns-repeated="4"/>
        </table:table-row>
        <table:table-row table:style-name="ro1">
          <table:table-cell office:value-type="float" office:value="0.146730474455364" calcext:value-type="float">
            <text:p>0,1467304745</text:p>
          </table:table-cell>
          <table:table-cell office:value-type="float" office:value="0.0021700750395558" calcext:value-type="float">
            <text:p>0,002170075</text:p>
          </table:table-cell>
          <table:table-cell table:formula="of:=ABS([.B913])" office:value-type="float" office:value="0.0021700750395558" calcext:value-type="float">
            <text:p>0,002170075</text:p>
          </table:table-cell>
          <table:table-cell table:number-columns-repeated="4"/>
        </table:table-row>
        <table:table-row table:style-name="ro1">
          <table:table-cell office:value-type="float" office:value="0.131540028702883" calcext:value-type="float">
            <text:p>0,1315400287</text:p>
          </table:table-cell>
          <table:table-cell office:value-type="float" office:value="0.00194339682942979" calcext:value-type="float">
            <text:p>0,0019433968</text:p>
          </table:table-cell>
          <table:table-cell table:formula="of:=ABS([.B914])" office:value-type="float" office:value="0.00194339682942979" calcext:value-type="float">
            <text:p>0,0019433968</text:p>
          </table:table-cell>
          <table:table-cell table:number-columns-repeated="4"/>
        </table:table-row>
        <table:table-row table:style-name="ro1">
          <table:table-cell office:value-type="float" office:value="0.116318630911905" calcext:value-type="float">
            <text:p>0,1163186309</text:p>
          </table:table-cell>
          <table:table-cell office:value-type="float" office:value="0.00171488956223032" calcext:value-type="float">
            <text:p>0,0017148896</text:p>
          </table:table-cell>
          <table:table-cell table:formula="of:=ABS([.B915])" office:value-type="float" office:value="0.00171488956223032" calcext:value-type="float">
            <text:p>0,0017148896</text:p>
          </table:table-cell>
          <table:table-cell table:number-columns-repeated="4"/>
        </table:table-row>
        <table:table-row table:style-name="ro1">
          <table:table-cell office:value-type="float" office:value="0.10106986275483" calcext:value-type="float">
            <text:p>0,1010698628</text:p>
          </table:table-cell>
          <table:table-cell office:value-type="float" office:value="0.00148476830100053" calcext:value-type="float">
            <text:p>0,0014847683</text:p>
          </table:table-cell>
          <table:table-cell table:formula="of:=ABS([.B916])" office:value-type="float" office:value="0.00148476830100053" calcext:value-type="float">
            <text:p>0,0014847683</text:p>
          </table:table-cell>
          <table:table-cell table:number-columns-repeated="4"/>
        </table:table-row>
        <table:table-row table:style-name="ro1">
          <table:table-cell office:value-type="float" office:value="0.0857973123444424" calcext:value-type="float">
            <text:p>0,0857973123</text:p>
          </table:table-cell>
          <table:table-cell office:value-type="float" office:value="0.00125324962781548" calcext:value-type="float">
            <text:p>0,0012532496</text:p>
          </table:table-cell>
          <table:table-cell table:formula="of:=ABS([.B917])" office:value-type="float" office:value="0.00125324962781548" calcext:value-type="float">
            <text:p>0,0012532496</text:p>
          </table:table-cell>
          <table:table-cell table:number-columns-repeated="4"/>
        </table:table-row>
        <table:table-row table:style-name="ro1">
          <table:table-cell office:value-type="float" office:value="0.0705045733896147" calcext:value-type="float">
            <text:p>0,0705045734</text:p>
          </table:table-cell>
          <table:table-cell office:value-type="float" office:value="0.00102055143994739" calcext:value-type="float">
            <text:p>0,0010205514</text:p>
          </table:table-cell>
          <table:table-cell table:formula="of:=ABS([.B918])" office:value-type="float" office:value="0.00102055143994739" calcext:value-type="float">
            <text:p>0,0010205514</text:p>
          </table:table-cell>
          <table:table-cell table:number-columns-repeated="4"/>
        </table:table-row>
        <table:table-row table:style-name="ro1">
          <table:table-cell office:value-type="float" office:value="0.055195244349691" calcext:value-type="float">
            <text:p>0,0551952443</text:p>
          </table:table-cell>
          <table:table-cell table:style-name="ce1" office:value-type="float" office:value="0.000786892744785495" calcext:value-type="float">
            <text:p>7,87E-04</text:p>
          </table:table-cell>
          <table:table-cell table:formula="of:=ABS([.B919])" office:value-type="float" office:value="0.000786892744785495" calcext:value-type="float">
            <text:p>0,0007868927</text:p>
          </table:table-cell>
          <table:table-cell table:number-columns-repeated="4"/>
        </table:table-row>
        <table:table-row table:style-name="ro1">
          <table:table-cell office:value-type="float" office:value="0.039872927587741" calcext:value-type="float">
            <text:p>0,0398729276</text:p>
          </table:table-cell>
          <table:table-cell table:style-name="ce1" office:value-type="float" office:value="0.000552493453715108" calcext:value-type="float">
            <text:p>5,52E-04</text:p>
          </table:table-cell>
          <table:table-cell table:formula="of:=ABS([.B920])" office:value-type="float" office:value="0.000552493453715108" calcext:value-type="float">
            <text:p>0,0005524935</text:p>
          </table:table-cell>
          <table:table-cell table:number-columns-repeated="4"/>
        </table:table-row>
        <table:table-row table:style-name="ro1">
          <table:table-cell office:value-type="float" office:value="0.0245412285229119" calcext:value-type="float">
            <text:p>0,0245412285</text:p>
          </table:table-cell>
          <table:table-cell table:style-name="ce1" office:value-type="float" office:value="0.000317574175144775" calcext:value-type="float">
            <text:p>3,18E-04</text:p>
          </table:table-cell>
          <table:table-cell table:formula="of:=ABS([.B921])" office:value-type="float" office:value="0.000317574175144775" calcext:value-type="float">
            <text:p>0,0003175742</text:p>
          </table:table-cell>
          <table:table-cell table:number-columns-repeated="4"/>
        </table:table-row>
        <table:table-row table:style-name="ro1">
          <table:table-cell office:value-type="float" office:value="0.00920375478206134" calcext:value-type="float">
            <text:p>0,0092037548</text:p>
          </table:table-cell>
          <table:table-cell table:style-name="ce1" office:value-type="float" office:value="0.0000823560068764495" calcext:value-type="float">
            <text:p>8,24E-05</text:p>
          </table:table-cell>
          <table:table-cell table:formula="of:=ABS([.B922])" office:value-type="float" office:value="0.0000823560068764495" calcext:value-type="float">
            <text:p>0,000082356</text:p>
          </table:table-cell>
          <table:table-cell table:number-columns-repeated="4"/>
        </table:table-row>
        <table:table-row table:style-name="ro1">
          <table:table-cell office:value-type="float" office:value="-0.00613588464915279" calcext:value-type="float">
            <text:p>-0,0061358846</text:p>
          </table:table-cell>
          <table:table-cell table:style-name="ce1" office:value-type="float" office:value="-0.000152939671982932" calcext:value-type="float">
            <text:p>-1,53E-04</text:p>
          </table:table-cell>
          <table:table-cell table:formula="of:=ABS([.B923])" office:value-type="float" office:value="0.000152939671982932" calcext:value-type="float">
            <text:p>0,0001529397</text:p>
          </table:table-cell>
          <table:table-cell table:number-columns-repeated="4"/>
        </table:table-row>
        <table:table-row table:style-name="ro1">
          <table:table-cell office:value-type="float" office:value="-0.0214740802754677" calcext:value-type="float">
            <text:p>-0,0214740803</text:p>
          </table:table-cell>
          <table:table-cell table:style-name="ce1" office:value-type="float" office:value="-0.000388091409376345" calcext:value-type="float">
            <text:p>-3,88E-04</text:p>
          </table:table-cell>
          <table:table-cell table:formula="of:=ABS([.B924])" office:value-type="float" office:value="0.000388091409376345" calcext:value-type="float">
            <text:p>0,0003880914</text:p>
          </table:table-cell>
          <table:table-cell table:number-columns-repeated="4"/>
        </table:table-row>
        <table:table-row table:style-name="ro1">
          <table:table-cell office:value-type="float" office:value="-0.0368072229413586" calcext:value-type="float">
            <text:p>-0,0368072229</text:p>
          </table:table-cell>
          <table:table-cell table:style-name="ce1" office:value-type="float" office:value="-0.000622877888719176" calcext:value-type="float">
            <text:p>-6,23E-04</text:p>
          </table:table-cell>
          <table:table-cell table:formula="of:=ABS([.B925])" office:value-type="float" office:value="0.000622877888719176" calcext:value-type="float">
            <text:p>0,0006228779</text:p>
          </table:table-cell>
          <table:table-cell table:number-columns-repeated="4"/>
        </table:table-row>
        <table:table-row table:style-name="ro1">
          <table:table-cell office:value-type="float" office:value="-0.0521317046802829" calcext:value-type="float">
            <text:p>-0,0521317047</text:p>
          </table:table-cell>
          <table:table-cell table:style-name="ce1" office:value-type="float" office:value="-0.000857078137195155" calcext:value-type="float">
            <text:p>-8,57E-04</text:p>
          </table:table-cell>
          <table:table-cell table:formula="of:=ABS([.B926])" office:value-type="float" office:value="0.000857078137195155" calcext:value-type="float">
            <text:p>0,0008570781</text:p>
          </table:table-cell>
          <table:table-cell table:number-columns-repeated="4"/>
        </table:table-row>
        <table:table-row table:style-name="ro1">
          <table:table-cell office:value-type="float" office:value="-0.0674439195636617" calcext:value-type="float">
            <text:p>-0,0674439196</text:p>
          </table:table-cell>
          <table:table-cell office:value-type="float" office:value="-0.00109047173372823" calcext:value-type="float">
            <text:p>-0,0010904717</text:p>
          </table:table-cell>
          <table:table-cell table:formula="of:=ABS([.B927])" office:value-type="float" office:value="0.00109047173372823" calcext:value-type="float">
            <text:p>0,0010904717</text:p>
          </table:table-cell>
          <table:table-cell table:number-columns-repeated="4"/>
        </table:table-row>
        <table:table-row table:style-name="ro1">
          <table:table-cell office:value-type="float" office:value="-0.0827402645493732" calcext:value-type="float">
            <text:p>-0,0827402645</text:p>
          </table:table-cell>
          <table:table-cell office:value-type="float" office:value="-0.00132283901643415" calcext:value-type="float">
            <text:p>-0,001322839</text:p>
          </table:table-cell>
          <table:table-cell table:formula="of:=ABS([.B928])" office:value-type="float" office:value="0.00132283901643415" calcext:value-type="float">
            <text:p>0,001322839</text:p>
          </table:table-cell>
          <table:table-cell table:number-columns-repeated="4"/>
        </table:table-row>
        <table:table-row table:style-name="ro1">
          <table:table-cell office:value-type="float" office:value="-0.0980171403295597" calcext:value-type="float">
            <text:p>-0,0980171403</text:p>
          </table:table-cell>
          <table:table-cell office:value-type="float" office:value="-0.00155396128936003" calcext:value-type="float">
            <text:p>-0,0015539613</text:p>
          </table:table-cell>
          <table:table-cell table:formula="of:=ABS([.B929])" office:value-type="float" office:value="0.00155396128936003" calcext:value-type="float">
            <text:p>0,0015539613</text:p>
          </table:table-cell>
          <table:table-cell table:number-columns-repeated="4"/>
        </table:table-row>
        <table:table-row table:style-name="ro1">
          <table:table-cell office:value-type="float" office:value="-0.113270952177563" calcext:value-type="float">
            <text:p>-0,1132709522</text:p>
          </table:table-cell>
          <table:table-cell office:value-type="float" office:value="-0.00178362102831275" calcext:value-type="float">
            <text:p>-0,001783621</text:p>
          </table:table-cell>
          <table:table-cell table:formula="of:=ABS([.B930])" office:value-type="float" office:value="0.00178362102831275" calcext:value-type="float">
            <text:p>0,001783621</text:p>
          </table:table-cell>
          <table:table-cell table:number-columns-repeated="4"/>
        </table:table-row>
        <table:table-row table:style-name="ro1">
          <table:table-cell office:value-type="float" office:value="-0.128498110793792" calcext:value-type="float">
            <text:p>-0,1284981108</text:p>
          </table:table-cell>
          <table:table-cell office:value-type="float" office:value="-0.00201160208558404" calcext:value-type="float">
            <text:p>-0,0020116021</text:p>
          </table:table-cell>
          <table:table-cell table:formula="of:=ABS([.B931])" office:value-type="float" office:value="0.00201160208558404" calcext:value-type="float">
            <text:p>0,0020116021</text:p>
          </table:table-cell>
          <table:table-cell table:number-columns-repeated="4"/>
        </table:table-row>
        <table:table-row table:style-name="ro1">
          <table:table-cell office:value-type="float" office:value="-0.143695033150295" calcext:value-type="float">
            <text:p>-0,1436950332</text:p>
          </table:table-cell>
          <table:table-cell office:value-type="float" office:value="-0.00223768989338291" calcext:value-type="float">
            <text:p>-0,0022376899</text:p>
          </table:table-cell>
          <table:table-cell table:formula="of:=ABS([.B932])" office:value-type="float" office:value="0.00223768989338291" calcext:value-type="float">
            <text:p>0,0022376899</text:p>
          </table:table-cell>
          <table:table-cell table:number-columns-repeated="4"/>
        </table:table-row>
        <table:table-row table:style-name="ro1">
          <table:table-cell office:value-type="float" office:value="-0.15885814333386" calcext:value-type="float">
            <text:p>-0,1588581433</text:p>
          </table:table-cell>
          <table:table-cell office:value-type="float" office:value="-0.00246167166577815" calcext:value-type="float">
            <text:p>-0,0024616717</text:p>
          </table:table-cell>
          <table:table-cell table:formula="of:=ABS([.B933])" office:value-type="float" office:value="0.00246167166577815" calcext:value-type="float">
            <text:p>0,0024616717</text:p>
          </table:table-cell>
          <table:table-cell table:number-columns-repeated="4"/>
        </table:table-row>
        <table:table-row table:style-name="ro1">
          <table:table-cell office:value-type="float" office:value="-0.173983873387462" calcext:value-type="float">
            <text:p>-0,1739838734</text:p>
          </table:table-cell>
          <table:table-cell office:value-type="float" office:value="-0.00268333659896569" calcext:value-type="float">
            <text:p>-0,0026833366</text:p>
          </table:table-cell>
          <table:table-cell table:formula="of:=ABS([.B934])" office:value-type="float" office:value="0.00268333659896569" calcext:value-type="float">
            <text:p>0,0026833366</text:p>
          </table:table-cell>
          <table:table-cell table:number-columns-repeated="4"/>
        </table:table-row>
        <table:table-row table:style-name="ro1">
          <table:table-cell office:value-type="float" office:value="-0.189068664149804" calcext:value-type="float">
            <text:p>-0,1890686641</text:p>
          </table:table-cell>
          <table:table-cell office:value-type="float" office:value="-0.00290247606966843" calcext:value-type="float">
            <text:p>-0,0029024761</text:p>
          </table:table-cell>
          <table:table-cell table:formula="of:=ABS([.B935])" office:value-type="float" office:value="0.00290247606966843" calcext:value-type="float">
            <text:p>0,0029024761</text:p>
          </table:table-cell>
          <table:table-cell table:number-columns-repeated="4"/>
        </table:table-row>
        <table:table-row table:style-name="ro1">
          <table:table-cell office:value-type="float" office:value="-0.204108966092817" calcext:value-type="float">
            <text:p>-0,2041089661</text:p>
          </table:table-cell>
          <table:table-cell office:value-type="float" office:value="-0.00311888383148806" calcext:value-type="float">
            <text:p>-0,0031188838</text:p>
          </table:table-cell>
          <table:table-cell table:formula="of:=ABS([.B936])" office:value-type="float" office:value="0.00311888383148806" calcext:value-type="float">
            <text:p>0,0031188838</text:p>
          </table:table-cell>
          <table:table-cell table:number-columns-repeated="4"/>
        </table:table-row>
        <table:table-row table:style-name="ro1">
          <table:table-cell office:value-type="float" office:value="-0.219101240156869" calcext:value-type="float">
            <text:p>-0,2191012402</text:p>
          </table:table-cell>
          <table:table-cell office:value-type="float" office:value="-0.00333235620901218" calcext:value-type="float">
            <text:p>-0,0033323562</text:p>
          </table:table-cell>
          <table:table-cell table:formula="of:=ABS([.B937])" office:value-type="float" office:value="0.00333235620901218" calcext:value-type="float">
            <text:p>0,0033323562</text:p>
          </table:table-cell>
          <table:table-cell table:number-columns-repeated="4"/>
        </table:table-row>
        <table:table-row table:style-name="ro1">
          <table:table-cell office:value-type="float" office:value="-0.234041958583541" calcext:value-type="float">
            <text:p>-0,2340419586</text:p>
          </table:table-cell>
          <table:table-cell office:value-type="float" office:value="-0.00354269228951354" calcext:value-type="float">
            <text:p>-0,0035426923</text:p>
          </table:table-cell>
          <table:table-cell table:formula="of:=ABS([.B938])" office:value-type="float" office:value="0.00354269228951354" calcext:value-type="float">
            <text:p>0,0035426923</text:p>
          </table:table-cell>
          <table:table-cell table:number-columns-repeated="4"/>
        </table:table-row>
        <table:table-row table:style-name="ro1">
          <table:table-cell office:value-type="float" office:value="-0.248927605745718" calcext:value-type="float">
            <text:p>-0,2489276057</text:p>
          </table:table-cell>
          <table:table-cell office:value-type="float" office:value="-0.00374969411203285" calcext:value-type="float">
            <text:p>-0,0037496941</text:p>
          </table:table-cell>
          <table:table-cell table:formula="of:=ABS([.B939])" office:value-type="float" office:value="0.00374969411203285" calcext:value-type="float">
            <text:p>0,0037496941</text:p>
          </table:table-cell>
          <table:table-cell table:number-columns-repeated="4"/>
        </table:table-row>
        <table:table-row table:style-name="ro1">
          <table:table-cell office:value-type="float" office:value="-0.26375467897483" calcext:value-type="float">
            <text:p>-0,263754679</text:p>
          </table:table-cell>
          <table:table-cell office:value-type="float" office:value="-0.00395316685370128" calcext:value-type="float">
            <text:p>-0,0039531669</text:p>
          </table:table-cell>
          <table:table-cell table:formula="of:=ABS([.B940])" office:value-type="float" office:value="0.00395316685370128" calcext:value-type="float">
            <text:p>0,0039531669</text:p>
          </table:table-cell>
          <table:table-cell table:number-columns-repeated="4"/>
        </table:table-row>
        <table:table-row table:style-name="ro1">
          <table:table-cell office:value-type="float" office:value="-0.278519689385052" calcext:value-type="float">
            <text:p>-0,2785196894</text:p>
          </table:table-cell>
          <table:table-cell office:value-type="float" office:value="-0.00415291901309745" calcext:value-type="float">
            <text:p>-0,004152919</text:p>
          </table:table-cell>
          <table:table-cell table:formula="of:=ABS([.B941])" office:value-type="float" office:value="0.00415291901309745" calcext:value-type="float">
            <text:p>0,004152919</text:p>
          </table:table-cell>
          <table:table-cell table:number-columns-repeated="4"/>
        </table:table-row>
        <table:table-row table:style-name="ro1">
          <table:table-cell office:value-type="float" office:value="-0.293219162694257" calcext:value-type="float">
            <text:p>-0,2932191627</text:p>
          </table:table-cell>
          <table:table-cell office:value-type="float" office:value="-0.00434876259047934" calcext:value-type="float">
            <text:p>-0,0043487626</text:p>
          </table:table-cell>
          <table:table-cell table:formula="of:=ABS([.B942])" office:value-type="float" office:value="0.00434876259047934" calcext:value-type="float">
            <text:p>0,0043487626</text:p>
          </table:table-cell>
          <table:table-cell table:number-columns-repeated="4"/>
        </table:table-row>
        <table:table-row table:style-name="ro1">
          <table:table-cell office:value-type="float" office:value="-0.307849640041535" calcext:value-type="float">
            <text:p>-0,30784964</text:p>
          </table:table-cell>
          <table:table-cell office:value-type="float" office:value="-0.00454051326472715" calcext:value-type="float">
            <text:p>-0,0045405133</text:p>
          </table:table-cell>
          <table:table-cell table:formula="of:=ABS([.B943])" office:value-type="float" office:value="0.00454051326472715" calcext:value-type="float">
            <text:p>0,0045405133</text:p>
          </table:table-cell>
          <table:table-cell table:number-columns-repeated="4"/>
        </table:table-row>
        <table:table-row table:style-name="ro1">
          <table:table-cell office:value-type="float" office:value="-0.322407678801068" calcext:value-type="float">
            <text:p>-0,3224076788</text:p>
          </table:table-cell>
          <table:table-cell office:value-type="float" office:value="-0.00472799056681827" calcext:value-type="float">
            <text:p>-0,0047279906</text:p>
          </table:table-cell>
          <table:table-cell table:formula="of:=ABS([.B944])" office:value-type="float" office:value="0.00472799056681827" calcext:value-type="float">
            <text:p>0,0047279906</text:p>
          </table:table-cell>
          <table:table-cell table:number-columns-repeated="4"/>
        </table:table-row>
        <table:table-row table:style-name="ro1">
          <table:table-cell office:value-type="float" office:value="-0.336889853392218" calcext:value-type="float">
            <text:p>-0,3368898534</text:p>
          </table:table-cell>
          <table:table-cell office:value-type="float" office:value="-0.00491101804967842" calcext:value-type="float">
            <text:p>-0,004911018</text:p>
          </table:table-cell>
          <table:table-cell table:formula="of:=ABS([.B945])" office:value-type="float" office:value="0.00491101804967842" calcext:value-type="float">
            <text:p>0,004911018</text:p>
          </table:table-cell>
          <table:table-cell table:number-columns-repeated="4"/>
        </table:table-row>
        <table:table-row table:style-name="ro1">
          <table:table-cell office:value-type="float" office:value="-0.351292756085565" calcext:value-type="float">
            <text:p>-0,3512927561</text:p>
          </table:table-cell>
          <table:table-cell office:value-type="float" office:value="-0.00508942345424535" calcext:value-type="float">
            <text:p>-0,0050894235</text:p>
          </table:table-cell>
          <table:table-cell table:formula="of:=ABS([.B946])" office:value-type="float" office:value="0.00508942345424535" calcext:value-type="float">
            <text:p>0,0050894235</text:p>
          </table:table-cell>
          <table:table-cell table:number-columns-repeated="4"/>
        </table:table-row>
        <table:table-row table:style-name="ro1">
          <table:table-cell office:value-type="float" office:value="-0.365612997804774" calcext:value-type="float">
            <text:p>-0,3656129978</text:p>
          </table:table-cell>
          <table:table-cell office:value-type="float" office:value="-0.00526303887159929" calcext:value-type="float">
            <text:p>-0,0052630389</text:p>
          </table:table-cell>
          <table:table-cell table:formula="of:=ABS([.B947])" office:value-type="float" office:value="0.00526303887159929" calcext:value-type="float">
            <text:p>0,0052630389</text:p>
          </table:table-cell>
          <table:table-cell table:number-columns-repeated="4"/>
        </table:table-row>
        <table:table-row table:style-name="ro1">
          <table:table-cell office:value-type="float" office:value="-0.379847208924051" calcext:value-type="float">
            <text:p>-0,3798472089</text:p>
          </table:table-cell>
          <table:table-cell office:value-type="float" office:value="-0.00543170090098333" calcext:value-type="float">
            <text:p>-0,0054317009</text:p>
          </table:table-cell>
          <table:table-cell table:formula="of:=ABS([.B948])" office:value-type="float" office:value="0.00543170090098333" calcext:value-type="float">
            <text:p>0,0054317009</text:p>
          </table:table-cell>
          <table:table-cell table:number-columns-repeated="4"/>
        </table:table-row>
        <table:table-row table:style-name="ro1">
          <table:table-cell office:value-type="float" office:value="-0.393992040061046" calcext:value-type="float">
            <text:p>-0,3939920401</text:p>
          </table:table-cell>
          <table:table-cell office:value-type="float" office:value="-0.00559525080360324" calcext:value-type="float">
            <text:p>-0,0055952508</text:p>
          </table:table-cell>
          <table:table-cell table:formula="of:=ABS([.B949])" office:value-type="float" office:value="0.00559525080360324" calcext:value-type="float">
            <text:p>0,0055952508</text:p>
          </table:table-cell>
          <table:table-cell table:number-columns-repeated="4"/>
        </table:table-row>
        <table:table-row table:style-name="ro1">
          <table:table-cell office:value-type="float" office:value="-0.408044162864976" calcext:value-type="float">
            <text:p>-0,4080441629</text:p>
          </table:table-cell>
          <table:table-cell office:value-type="float" office:value="-0.00575353465201101" calcext:value-type="float">
            <text:p>-0,0057535347</text:p>
          </table:table-cell>
          <table:table-cell table:formula="of:=ABS([.B950])" office:value-type="float" office:value="0.00575353465201101" calcext:value-type="float">
            <text:p>0,0057535347</text:p>
          </table:table-cell>
          <table:table-cell table:number-columns-repeated="4"/>
        </table:table-row>
        <table:table-row table:style-name="ro1">
          <table:table-cell office:value-type="float" office:value="-0.422000270799799" calcext:value-type="float">
            <text:p>-0,4220002708</text:p>
          </table:table-cell>
          <table:table-cell office:value-type="float" office:value="-0.00590640347499039" calcext:value-type="float">
            <text:p>-0,0059064035</text:p>
          </table:table-cell>
          <table:table-cell table:formula="of:=ABS([.B951])" office:value-type="float" office:value="0.00590640347499039" calcext:value-type="float">
            <text:p>0,0059064035</text:p>
          </table:table-cell>
          <table:table-cell table:number-columns-repeated="4"/>
        </table:table-row>
        <table:table-row table:style-name="ro1">
          <table:table-cell office:value-type="float" office:value="-0.435857079922254" calcext:value-type="float">
            <text:p>-0,4358570799</text:p>
          </table:table-cell>
          <table:table-cell office:value-type="float" office:value="-0.00605371339775773" calcext:value-type="float">
            <text:p>-0,0060537134</text:p>
          </table:table-cell>
          <table:table-cell table:formula="of:=ABS([.B952])" office:value-type="float" office:value="0.00605371339775773" calcext:value-type="float">
            <text:p>0,0060537134</text:p>
          </table:table-cell>
          <table:table-cell table:number-columns-repeated="4"/>
        </table:table-row>
        <table:table-row table:style-name="ro1">
          <table:table-cell office:value-type="float" office:value="-0.449611329654605" calcext:value-type="float">
            <text:p>-0,4496113297</text:p>
          </table:table-cell>
          <table:table-cell office:value-type="float" office:value="-0.00619532577736748" calcext:value-type="float">
            <text:p>-0,0061953258</text:p>
          </table:table-cell>
          <table:table-cell table:formula="of:=ABS([.B953])" office:value-type="float" office:value="0.00619532577736748" calcext:value-type="float">
            <text:p>0,0061953258</text:p>
          </table:table-cell>
          <table:table-cell table:number-columns-repeated="4"/>
        </table:table-row>
        <table:table-row table:style-name="ro1">
          <table:table-cell office:value-type="float" office:value="-0.46325978355186" calcext:value-type="float">
            <text:p>-0,4632597836</text:p>
          </table:table-cell>
          <table:table-cell office:value-type="float" office:value="-0.00633110733320552" calcext:value-type="float">
            <text:p>-0,0063311073</text:p>
          </table:table-cell>
          <table:table-cell table:formula="of:=ABS([.B954])" office:value-type="float" office:value="0.00633110733320552" calcext:value-type="float">
            <text:p>0,0063311073</text:p>
          </table:table-cell>
          <table:table-cell table:number-columns-repeated="4"/>
        </table:table-row>
        <table:table-row table:style-name="ro1">
          <table:table-cell office:value-type="float" office:value="-0.476799230063321" calcext:value-type="float">
            <text:p>-0,4767992301</text:p>
          </table:table-cell>
          <table:table-cell office:value-type="float" office:value="-0.00646093027242423" calcext:value-type="float">
            <text:p>-0,0064609303</text:p>
          </table:table-cell>
          <table:table-cell table:formula="of:=ABS([.B955])" office:value-type="float" office:value="0.00646093027242423" calcext:value-type="float">
            <text:p>0,0064609303</text:p>
          </table:table-cell>
          <table:table-cell table:number-columns-repeated="4"/>
        </table:table-row>
        <table:table-row table:style-name="ro1">
          <table:table-cell office:value-type="float" office:value="-0.49022648328829" calcext:value-type="float">
            <text:p>-0,4902264833</text:p>
          </table:table-cell>
          <table:table-cell office:value-type="float" office:value="-0.00658467241021776" calcext:value-type="float">
            <text:p>-0,0065846724</text:p>
          </table:table-cell>
          <table:table-cell table:formula="of:=ABS([.B956])" office:value-type="float" office:value="0.00658467241021776" calcext:value-type="float">
            <text:p>0,0065846724</text:p>
          </table:table-cell>
          <table:table-cell table:number-columns-repeated="4"/>
        </table:table-row>
        <table:table-row table:style-name="ro1">
          <table:table-cell office:value-type="float" office:value="-0.503538383725716" calcext:value-type="float">
            <text:p>-0,5035383837</text:p>
          </table:table-cell>
          <table:table-cell office:value-type="float" office:value="-0.0067022172848154" calcext:value-type="float">
            <text:p>-0,0067022173</text:p>
          </table:table-cell>
          <table:table-cell table:formula="of:=ABS([.B957])" office:value-type="float" office:value="0.0067022172848154" calcext:value-type="float">
            <text:p>0,0067022173</text:p>
          </table:table-cell>
          <table:table-cell table:number-columns-repeated="4"/>
        </table:table-row>
        <table:table-row table:style-name="ro1">
          <table:table-cell office:value-type="float" office:value="-0.51673179901765" calcext:value-type="float">
            <text:p>-0,516731799</text:p>
          </table:table-cell>
          <table:table-cell office:value-type="float" office:value="-0.00681345426709834" calcext:value-type="float">
            <text:p>-0,0068134543</text:p>
          </table:table-cell>
          <table:table-cell table:formula="of:=ABS([.B958])" office:value-type="float" office:value="0.00681345426709834" calcext:value-type="float">
            <text:p>0,0068134543</text:p>
          </table:table-cell>
          <table:table-cell table:number-columns-repeated="4"/>
        </table:table-row>
        <table:table-row table:style-name="ro1">
          <table:table-cell office:value-type="float" office:value="-0.529803624686294" calcext:value-type="float">
            <text:p>-0,5298036247</text:p>
          </table:table-cell>
          <table:table-cell office:value-type="float" office:value="-0.00691827866470851" calcext:value-type="float">
            <text:p>-0,0069182787</text:p>
          </table:table-cell>
          <table:table-cell table:formula="of:=ABS([.B959])" office:value-type="float" office:value="0.00691827866470851" calcext:value-type="float">
            <text:p>0,0069182787</text:p>
          </table:table-cell>
          <table:table-cell table:number-columns-repeated="4"/>
        </table:table-row>
        <table:table-row table:style-name="ro1">
          <table:table-cell office:value-type="float" office:value="-0.542750784864514" calcext:value-type="float">
            <text:p>-0,5427507849</text:p>
          </table:table-cell>
          <table:table-cell office:value-type="float" office:value="-0.00701659182059755" calcext:value-type="float">
            <text:p>-0,0070165918</text:p>
          </table:table-cell>
          <table:table-cell table:formula="of:=ABS([.B960])" office:value-type="float" office:value="0.00701659182059755" calcext:value-type="float">
            <text:p>0,0070165918</text:p>
          </table:table-cell>
          <table:table-cell table:number-columns-repeated="4"/>
        </table:table-row>
        <table:table-row table:style-name="ro1">
          <table:table-cell office:value-type="float" office:value="-0.5555702330196" calcext:value-type="float">
            <text:p>-0,555570233</text:p>
          </table:table-cell>
          <table:table-cell office:value-type="float" office:value="-0.00710830120585865" calcext:value-type="float">
            <text:p>-0,0071083012</text:p>
          </table:table-cell>
          <table:table-cell table:formula="of:=ABS([.B961])" office:value-type="float" office:value="0.00710830120585865" calcext:value-type="float">
            <text:p>0,0071083012</text:p>
          </table:table-cell>
          <table:table-cell table:number-columns-repeated="4"/>
        </table:table-row>
        <table:table-row table:style-name="ro1">
          <table:table-cell office:value-type="float" office:value="-0.568258952670131" calcext:value-type="float">
            <text:p>-0,5682589527</text:p>
          </table:table-cell>
          <table:table-cell office:value-type="float" office:value="-0.00719332050683086" calcext:value-type="float">
            <text:p>-0,0071933205</text:p>
          </table:table-cell>
          <table:table-cell table:formula="of:=ABS([.B962])" office:value-type="float" office:value="0.00719332050683086" calcext:value-type="float">
            <text:p>0,0071933205</text:p>
          </table:table-cell>
          <table:table-cell table:number-columns-repeated="4"/>
        </table:table-row>
        <table:table-row table:style-name="ro1">
          <table:table-cell office:value-type="float" office:value="-0.580813958095764" calcext:value-type="float">
            <text:p>-0,5808139581</text:p>
          </table:table-cell>
          <table:table-cell office:value-type="float" office:value="-0.00727156970632564" calcext:value-type="float">
            <text:p>-0,0072715697</text:p>
          </table:table-cell>
          <table:table-cell table:formula="of:=ABS([.B963])" office:value-type="float" office:value="0.00727156970632564" calcext:value-type="float">
            <text:p>0,0072715697</text:p>
          </table:table-cell>
          <table:table-cell table:number-columns-repeated="4"/>
        </table:table-row>
        <table:table-row table:style-name="ro1">
          <table:table-cell office:value-type="float" office:value="-0.593232295039799" calcext:value-type="float">
            <text:p>-0,593232295</text:p>
          </table:table-cell>
          <table:table-cell office:value-type="float" office:value="-0.00734297515893284" calcext:value-type="float">
            <text:p>-0,0073429752</text:p>
          </table:table-cell>
          <table:table-cell table:formula="of:=ABS([.B964])" office:value-type="float" office:value="0.00734297515893284" calcext:value-type="float">
            <text:p>0,0073429752</text:p>
          </table:table-cell>
          <table:table-cell table:number-columns-repeated="4"/>
        </table:table-row>
        <table:table-row table:style-name="ro1">
          <table:table-cell office:value-type="float" office:value="-0.605511041404326" calcext:value-type="float">
            <text:p>-0,6055110414</text:p>
          </table:table-cell>
          <table:table-cell office:value-type="float" office:value="-0.00740746966034062" calcext:value-type="float">
            <text:p>-0,0074074697</text:p>
          </table:table-cell>
          <table:table-cell table:formula="of:=ABS([.B965])" office:value-type="float" office:value="0.00740746966034062" calcext:value-type="float">
            <text:p>0,0074074697</text:p>
          </table:table-cell>
          <table:table-cell table:number-columns-repeated="4"/>
        </table:table-row>
        <table:table-row table:style-name="ro1">
          <table:table-cell office:value-type="float" office:value="-0.617647307937803" calcext:value-type="float">
            <text:p>-0,6176473079</text:p>
          </table:table-cell>
          <table:table-cell office:value-type="float" office:value="-0.00746499251058178" calcext:value-type="float">
            <text:p>-0,0074649925</text:p>
          </table:table-cell>
          <table:table-cell table:formula="of:=ABS([.B966])" office:value-type="float" office:value="0.00746499251058178" calcext:value-type="float">
            <text:p>0,0074649925</text:p>
          </table:table-cell>
          <table:table-cell table:number-columns-repeated="4"/>
        </table:table-row>
        <table:table-row table:style-name="ro1">
          <table:table-cell office:value-type="float" office:value="-0.629638238914926" calcext:value-type="float">
            <text:p>-0,6296382389</text:p>
          </table:table-cell>
          <table:table-cell office:value-type="float" office:value="-0.00751548957116385" calcext:value-type="float">
            <text:p>-0,0075154896</text:p>
          </table:table-cell>
          <table:table-cell table:formula="of:=ABS([.B967])" office:value-type="float" office:value="0.00751548957116385" calcext:value-type="float">
            <text:p>0,0075154896</text:p>
          </table:table-cell>
          <table:table-cell table:number-columns-repeated="4"/>
        </table:table-row>
        <table:table-row table:style-name="ro1">
          <table:table-cell office:value-type="float" office:value="-0.641481012808582" calcext:value-type="float">
            <text:p>-0,6414810128</text:p>
          </table:table-cell>
          <table:table-cell office:value-type="float" office:value="-0.00755891331601838" calcext:value-type="float">
            <text:p>-0,0075589133</text:p>
          </table:table-cell>
          <table:table-cell table:formula="of:=ABS([.B968])" office:value-type="float" office:value="0.00755891331601838" calcext:value-type="float">
            <text:p>0,0075589133</text:p>
          </table:table-cell>
          <table:table-cell table:number-columns-repeated="4"/>
        </table:table-row>
        <table:table-row table:style-name="ro1">
          <table:table-cell office:value-type="float" office:value="-0.653172842953776" calcext:value-type="float">
            <text:p>-0,653172843</text:p>
          </table:table-cell>
          <table:table-cell office:value-type="float" office:value="-0.00759522287624012" calcext:value-type="float">
            <text:p>-0,0075952229</text:p>
          </table:table-cell>
          <table:table-cell table:formula="of:=ABS([.B969])" office:value-type="float" office:value="0.00759522287624012" calcext:value-type="float">
            <text:p>0,0075952229</text:p>
          </table:table-cell>
          <table:table-cell table:number-columns-repeated="4"/>
        </table:table-row>
        <table:table-row table:style-name="ro1">
          <table:table-cell office:value-type="float" office:value="-0.664710978203344" calcext:value-type="float">
            <text:p>-0,6647109782</text:p>
          </table:table-cell>
          <table:table-cell office:value-type="float" office:value="-0.00762438407853751" calcext:value-type="float">
            <text:p>-0,0076243841</text:p>
          </table:table-cell>
          <table:table-cell table:formula="of:=ABS([.B970])" office:value-type="float" office:value="0.00762438407853751" calcext:value-type="float">
            <text:p>0,0076243841</text:p>
          </table:table-cell>
          <table:table-cell table:number-columns-repeated="4"/>
        </table:table-row>
        <table:table-row table:style-name="ro1">
          <table:table-cell office:value-type="float" office:value="-0.676092703575314" calcext:value-type="float">
            <text:p>-0,6760927036</text:p>
          </table:table-cell>
          <table:table-cell office:value-type="float" office:value="-0.00764636947741382" calcext:value-type="float">
            <text:p>-0,0076463695</text:p>
          </table:table-cell>
          <table:table-cell table:formula="of:=ABS([.B971])" office:value-type="float" office:value="0.00764636947741382" calcext:value-type="float">
            <text:p>0,0076463695</text:p>
          </table:table-cell>
          <table:table-cell table:number-columns-repeated="4"/>
        </table:table-row>
        <table:table-row table:style-name="ro1">
          <table:table-cell office:value-type="float" office:value="-0.687315340891758" calcext:value-type="float">
            <text:p>-0,6873153409</text:p>
          </table:table-cell>
          <table:table-cell office:value-type="float" office:value="-0.00766115838097498" calcext:value-type="float">
            <text:p>-0,0076611584</text:p>
          </table:table-cell>
          <table:table-cell table:formula="of:=ABS([.B972])" office:value-type="float" office:value="0.00766115838097498" calcext:value-type="float">
            <text:p>0,0076611584</text:p>
          </table:table-cell>
          <table:table-cell table:number-columns-repeated="4"/>
        </table:table-row>
        <table:table-row table:style-name="ro1">
          <table:table-cell office:value-type="float" office:value="-0.698376249408972" calcext:value-type="float">
            <text:p>-0,6983762494</text:p>
          </table:table-cell>
          <table:table-cell office:value-type="float" office:value="-0.00766873687042527" calcext:value-type="float">
            <text:p>-0,0076687369</text:p>
          </table:table-cell>
          <table:table-cell table:formula="of:=ABS([.B973])" office:value-type="float" office:value="0.00766873687042527" calcext:value-type="float">
            <text:p>0,0076687369</text:p>
          </table:table-cell>
          <table:table-cell table:number-columns-repeated="4"/>
        </table:table-row>
        <table:table-row table:style-name="ro1">
          <table:table-cell office:value-type="float" office:value="-0.709272826438865" calcext:value-type="float">
            <text:p>-0,7092728264</text:p>
          </table:table-cell>
          <table:table-cell office:value-type="float" office:value="-0.00766909781315744" calcext:value-type="float">
            <text:p>-0,0076690978</text:p>
          </table:table-cell>
          <table:table-cell table:formula="of:=ABS([.B974])" office:value-type="float" office:value="0.00766909781315744" calcext:value-type="float">
            <text:p>0,0076690978</text:p>
          </table:table-cell>
          <table:table-cell table:number-columns-repeated="4"/>
        </table:table-row>
        <table:table-row table:style-name="ro1">
          <table:table-cell office:value-type="float" office:value="-0.720002507961381" calcext:value-type="float">
            <text:p>-0,720002508</text:p>
          </table:table-cell>
          <table:table-cell office:value-type="float" office:value="-0.00766224086946216" calcext:value-type="float">
            <text:p>-0,0076622409</text:p>
          </table:table-cell>
          <table:table-cell table:formula="of:=ABS([.B975])" office:value-type="float" office:value="0.00766224086946216" calcext:value-type="float">
            <text:p>0,0076622409</text:p>
          </table:table-cell>
          <table:table-cell table:number-columns-repeated="4"/>
        </table:table-row>
        <table:table-row table:style-name="ro1">
          <table:table-cell office:value-type="float" office:value="-0.730562769227828" calcext:value-type="float">
            <text:p>-0,7305627692</text:p>
          </table:table-cell>
          <table:table-cell office:value-type="float" office:value="-0.00764817249285574" calcext:value-type="float">
            <text:p>-0,0076481725</text:p>
          </table:table-cell>
          <table:table-cell table:formula="of:=ABS([.B976])" office:value-type="float" office:value="0.00764817249285574" calcext:value-type="float">
            <text:p>0,0076481725</text:p>
          </table:table-cell>
          <table:table-cell table:number-columns-repeated="4"/>
        </table:table-row>
        <table:table-row table:style-name="ro1">
          <table:table-cell office:value-type="float" office:value="-0.740951125354958" calcext:value-type="float">
            <text:p>-0,7409511254</text:p>
          </table:table-cell>
          <table:table-cell office:value-type="float" office:value="-0.0076269059240018" calcext:value-type="float">
            <text:p>-0,0076269059</text:p>
          </table:table-cell>
          <table:table-cell table:formula="of:=ABS([.B977])" office:value-type="float" office:value="0.0076269059240018" calcext:value-type="float">
            <text:p>0,0076269059</text:p>
          </table:table-cell>
          <table:table-cell table:number-columns-repeated="4"/>
        </table:table-row>
        <table:table-row table:style-name="ro1">
          <table:table-cell office:value-type="float" office:value="-0.751165131909685" calcext:value-type="float">
            <text:p>-0,7511651319</text:p>
          </table:table-cell>
          <table:table-cell office:value-type="float" office:value="-0.00759846117825144" calcext:value-type="float">
            <text:p>-0,0075984612</text:p>
          </table:table-cell>
          <table:table-cell table:formula="of:=ABS([.B978])" office:value-type="float" office:value="0.00759846117825144" calcext:value-type="float">
            <text:p>0,0075984612</text:p>
          </table:table-cell>
          <table:table-cell table:number-columns-repeated="4"/>
        </table:table-row>
        <table:table-row table:style-name="ro1">
          <table:table-cell office:value-type="float" office:value="-0.761202385484261" calcext:value-type="float">
            <text:p>-0,7612023855</text:p>
          </table:table-cell>
          <table:table-cell office:value-type="float" office:value="-0.00756286502680112" calcext:value-type="float">
            <text:p>-0,007562865</text:p>
          </table:table-cell>
          <table:table-cell table:formula="of:=ABS([.B979])" office:value-type="float" office:value="0.00756286502680112" calcext:value-type="float">
            <text:p>0,007562865</text:p>
          </table:table-cell>
          <table:table-cell table:number-columns-repeated="4"/>
        </table:table-row>
        <table:table-row table:style-name="ro1">
          <table:table-cell office:value-type="float" office:value="-0.771060524261814" calcext:value-type="float">
            <text:p>-0,7710605243</text:p>
          </table:table-cell>
          <table:table-cell office:value-type="float" office:value="-0.0075201509715061" calcext:value-type="float">
            <text:p>-0,007520151</text:p>
          </table:table-cell>
          <table:table-cell table:formula="of:=ABS([.B980])" office:value-type="float" office:value="0.0075201509715061" calcext:value-type="float">
            <text:p>0,007520151</text:p>
          </table:table-cell>
          <table:table-cell table:number-columns-repeated="4"/>
        </table:table-row>
        <table:table-row table:style-name="ro1">
          <table:table-cell office:value-type="float" office:value="-0.780737228572094" calcext:value-type="float">
            <text:p>-0,7807372286</text:p>
          </table:table-cell>
          <table:table-cell office:value-type="float" office:value="-0.00747035921333589" calcext:value-type="float">
            <text:p>-0,0074703592</text:p>
          </table:table-cell>
          <table:table-cell table:formula="of:=ABS([.B981])" office:value-type="float" office:value="0.00747035921333589" calcext:value-type="float">
            <text:p>0,0074703592</text:p>
          </table:table-cell>
          <table:table-cell table:number-columns-repeated="4"/>
        </table:table-row>
        <table:table-row table:style-name="ro1">
          <table:table-cell office:value-type="float" office:value="-0.790230221437309" calcext:value-type="float">
            <text:p>-0,7902302214</text:p>
          </table:table-cell>
          <table:table-cell office:value-type="float" office:value="-0.00741353661455638" calcext:value-type="float">
            <text:p>-0,0074135366</text:p>
          </table:table-cell>
          <table:table-cell table:formula="of:=ABS([.B982])" office:value-type="float" office:value="0.00741353661455638" calcext:value-type="float">
            <text:p>0,0074135366</text:p>
          </table:table-cell>
          <table:table-cell table:number-columns-repeated="4"/>
        </table:table-row>
        <table:table-row table:style-name="ro1">
          <table:table-cell office:value-type="float" office:value="-0.799537269107905" calcext:value-type="float">
            <text:p>-0,7995372691</text:p>
          </table:table-cell>
          <table:table-cell office:value-type="float" office:value="-0.0073497366546027" calcext:value-type="float">
            <text:p>-0,0073497367</text:p>
          </table:table-cell>
          <table:table-cell table:formula="of:=ABS([.B983])" office:value-type="float" office:value="0.0073497366546027" calcext:value-type="float">
            <text:p>0,0073497367</text:p>
          </table:table-cell>
          <table:table-cell table:number-columns-repeated="4"/>
        </table:table-row>
        <table:table-row table:style-name="ro1">
          <table:table-cell office:value-type="float" office:value="-0.808656181588174" calcext:value-type="float">
            <text:p>-0,8086561816</text:p>
          </table:table-cell>
          <table:table-cell office:value-type="float" office:value="-0.00727901937976655" calcext:value-type="float">
            <text:p>-0,0072790194</text:p>
          </table:table-cell>
          <table:table-cell table:formula="of:=ABS([.B984])" office:value-type="float" office:value="0.00727901937976655" calcext:value-type="float">
            <text:p>0,0072790194</text:p>
          </table:table-cell>
          <table:table-cell table:number-columns-repeated="4"/>
        </table:table-row>
        <table:table-row table:style-name="ro1">
          <table:table-cell office:value-type="float" office:value="-0.817584813151583" calcext:value-type="float">
            <text:p>-0,8175848132</text:p>
          </table:table-cell>
          <table:table-cell office:value-type="float" office:value="-0.00720145134667349" calcext:value-type="float">
            <text:p>-0,0072014513</text:p>
          </table:table-cell>
          <table:table-cell table:formula="of:=ABS([.B985])" office:value-type="float" office:value="0.00720145134667349" calcext:value-type="float">
            <text:p>0,0072014513</text:p>
          </table:table-cell>
          <table:table-cell table:number-columns-repeated="4"/>
        </table:table-row>
        <table:table-row table:style-name="ro1">
          <table:table-cell office:value-type="float" office:value="-0.826321062845663" calcext:value-type="float">
            <text:p>-0,8263210628</text:p>
          </table:table-cell>
          <table:table-cell office:value-type="float" office:value="-0.00711710555963857" calcext:value-type="float">
            <text:p>-0,0071171056</text:p>
          </table:table-cell>
          <table:table-cell table:formula="of:=ABS([.B986])" office:value-type="float" office:value="0.00711710555963857" calcext:value-type="float">
            <text:p>0,0071171056</text:p>
          </table:table-cell>
          <table:table-cell table:number-columns-repeated="4"/>
        </table:table-row>
        <table:table-row table:style-name="ro1">
          <table:table-cell office:value-type="float" office:value="-0.83486287498638" calcext:value-type="float">
            <text:p>-0,834862875</text:p>
          </table:table-cell>
          <table:table-cell office:value-type="float" office:value="-0.00702606140196521" calcext:value-type="float">
            <text:p>-0,0070260614</text:p>
          </table:table-cell>
          <table:table-cell table:formula="of:=ABS([.B987])" office:value-type="float" office:value="0.00702606140196521" calcext:value-type="float">
            <text:p>0,0070260614</text:p>
          </table:table-cell>
          <table:table-cell table:number-columns-repeated="4"/>
        </table:table-row>
        <table:table-row table:style-name="ro1">
          <table:table-cell office:value-type="float" office:value="-0.843208239641844" calcext:value-type="float">
            <text:p>-0,8432082396</text:p>
          </table:table-cell>
          <table:table-cell office:value-type="float" office:value="-0.00692840456122779" calcext:value-type="float">
            <text:p>-0,0069284046</text:p>
          </table:table-cell>
          <table:table-cell table:formula="of:=ABS([.B988])" office:value-type="float" office:value="0.00692840456122779" calcext:value-type="float">
            <text:p>0,0069284046</text:p>
          </table:table-cell>
          <table:table-cell table:number-columns-repeated="4"/>
        </table:table-row>
        <table:table-row table:style-name="ro1">
          <table:table-cell office:value-type="float" office:value="-0.851355193105264" calcext:value-type="float">
            <text:p>-0,8513551931</text:p>
          </table:table-cell>
          <table:table-cell office:value-type="float" office:value="-0.0068242269486275" calcext:value-type="float">
            <text:p>-0,0068242269</text:p>
          </table:table-cell>
          <table:table-cell table:formula="of:=ABS([.B989])" office:value-type="float" office:value="0.0068242269486275" calcext:value-type="float">
            <text:p>0,0068242269</text:p>
          </table:table-cell>
          <table:table-cell table:number-columns-repeated="4"/>
        </table:table-row>
        <table:table-row table:style-name="ro1">
          <table:table-cell office:value-type="float" office:value="-0.859301818357007" calcext:value-type="float">
            <text:p>-0,8593018184</text:p>
          </table:table-cell>
          <table:table-cell office:value-type="float" office:value="-0.00671362661248443" calcext:value-type="float">
            <text:p>-0,0067136266</text:p>
          </table:table-cell>
          <table:table-cell table:formula="of:=ABS([.B990])" office:value-type="float" office:value="0.00671362661248443" calcext:value-type="float">
            <text:p>0,0067136266</text:p>
          </table:table-cell>
          <table:table-cell table:number-columns-repeated="4"/>
        </table:table-row>
        <table:table-row table:style-name="ro1">
          <table:table-cell office:value-type="float" office:value="-0.867046245515692" calcext:value-type="float">
            <text:p>-0,8670462455</text:p>
          </table:table-cell>
          <table:table-cell office:value-type="float" office:value="-0.00659670764596687" calcext:value-type="float">
            <text:p>-0,0065967076</text:p>
          </table:table-cell>
          <table:table-cell table:formula="of:=ABS([.B991])" office:value-type="float" office:value="0.00659670764596687" calcext:value-type="float">
            <text:p>0,0065967076</text:p>
          </table:table-cell>
          <table:table-cell table:number-columns-repeated="4"/>
        </table:table-row>
        <table:table-row table:style-name="ro1">
          <table:table-cell office:value-type="float" office:value="-0.874586652278176" calcext:value-type="float">
            <text:p>-0,8745866523</text:p>
          </table:table-cell>
          <table:table-cell office:value-type="float" office:value="-0.00647358008910981" calcext:value-type="float">
            <text:p>-0,0064735801</text:p>
          </table:table-cell>
          <table:table-cell table:formula="of:=ABS([.B992])" office:value-type="float" office:value="0.00647358008910981" calcext:value-type="float">
            <text:p>0,0064735801</text:p>
          </table:table-cell>
          <table:table-cell table:number-columns-repeated="4"/>
        </table:table-row>
        <table:table-row table:style-name="ro1">
          <table:table-cell office:value-type="float" office:value="-0.881921264348354" calcext:value-type="float">
            <text:p>-0,8819212643</text:p>
          </table:table-cell>
          <table:table-cell office:value-type="float" office:value="-0.00634435982526538" calcext:value-type="float">
            <text:p>-0,0063443598</text:p>
          </table:table-cell>
          <table:table-cell table:formula="of:=ABS([.B993])" office:value-type="float" office:value="0.00634435982526538" calcext:value-type="float">
            <text:p>0,0063443598</text:p>
          </table:table-cell>
          <table:table-cell table:number-columns-repeated="4"/>
        </table:table-row>
        <table:table-row table:style-name="ro1">
          <table:table-cell office:value-type="float" office:value="-0.889048355854664" calcext:value-type="float">
            <text:p>-0,8890483559</text:p>
          </table:table-cell>
          <table:table-cell office:value-type="float" office:value="-0.00620916847201758" calcext:value-type="float">
            <text:p>-0,0062091685</text:p>
          </table:table-cell>
          <table:table-cell table:formula="of:=ABS([.B994])" office:value-type="float" office:value="0.00620916847201758" calcext:value-type="float">
            <text:p>0,0062091685</text:p>
          </table:table-cell>
          <table:table-cell table:number-columns-repeated="4"/>
        </table:table-row>
        <table:table-row table:style-name="ro1">
          <table:table-cell office:value-type="float" office:value="-0.895966249756185" calcext:value-type="float">
            <text:p>-0,8959662498</text:p>
          </table:table-cell>
          <table:table-cell office:value-type="float" office:value="-0.00606813326673839" calcext:value-type="float">
            <text:p>-0,0060681333</text:p>
          </table:table-cell>
          <table:table-cell table:formula="of:=ABS([.B995])" office:value-type="float" office:value="0.00606813326673839" calcext:value-type="float">
            <text:p>0,0060681333</text:p>
          </table:table-cell>
          <table:table-cell table:number-columns-repeated="4"/>
        </table:table-row>
        <table:table-row table:style-name="ro1">
          <table:table-cell office:value-type="float" office:value="-0.902673318237258" calcext:value-type="float">
            <text:p>-0,9026733182</text:p>
          </table:table-cell>
          <table:table-cell office:value-type="float" office:value="-0.00592138694682798" calcext:value-type="float">
            <text:p>-0,0059213869</text:p>
          </table:table-cell>
          <table:table-cell table:formula="of:=ABS([.B996])" office:value-type="float" office:value="0.00592138694682798" calcext:value-type="float">
            <text:p>0,0059213869</text:p>
          </table:table-cell>
          <table:table-cell table:number-columns-repeated="4"/>
        </table:table-row>
        <table:table-row table:style-name="ro1">
          <table:table-cell office:value-type="float" office:value="-0.909167983090522" calcext:value-type="float">
            <text:p>-0,9091679831</text:p>
          </table:table-cell>
          <table:table-cell office:value-type="float" office:value="-0.00576906762478402" calcext:value-type="float">
            <text:p>-0,0057690676</text:p>
          </table:table-cell>
          <table:table-cell table:formula="of:=ABS([.B997])" office:value-type="float" office:value="0.00576906762478402" calcext:value-type="float">
            <text:p>0,0057690676</text:p>
          </table:table-cell>
          <table:table-cell table:number-columns-repeated="4"/>
        </table:table-row>
        <table:table-row table:style-name="ro1">
          <table:table-cell office:value-type="float" office:value="-0.915448716088268" calcext:value-type="float">
            <text:p>-0,9154487161</text:p>
          </table:table-cell>
          <table:table-cell office:value-type="float" office:value="-0.00561131865822218" calcext:value-type="float">
            <text:p>-0,0056113187</text:p>
          </table:table-cell>
          <table:table-cell table:formula="of:=ABS([.B998])" office:value-type="float" office:value="0.00561131865822218" calcext:value-type="float">
            <text:p>0,0056113187</text:p>
          </table:table-cell>
          <table:table-cell table:number-columns-repeated="4"/>
        </table:table-row>
        <table:table-row table:style-name="ro1">
          <table:table-cell office:value-type="float" office:value="-0.921514039342041" calcext:value-type="float">
            <text:p>-0,9215140393</text:p>
          </table:table-cell>
          <table:table-cell office:value-type="float" office:value="-0.00544828851494639" calcext:value-type="float">
            <text:p>-0,0054482885</text:p>
          </table:table-cell>
          <table:table-cell table:formula="of:=ABS([.B999])" office:value-type="float" office:value="0.00544828851494639" calcext:value-type="float">
            <text:p>0,0054482885</text:p>
          </table:table-cell>
          <table:table-cell table:number-columns-repeated="4"/>
        </table:table-row>
        <table:table-row table:style-name="ro1">
          <table:table-cell office:value-type="float" office:value="-0.9273625256504" calcext:value-type="float">
            <text:p>-0,9273625257</text:p>
          </table:table-cell>
          <table:table-cell office:value-type="float" office:value="-0.00528013063322352" calcext:value-type="float">
            <text:p>-0,0052801306</text:p>
          </table:table-cell>
          <table:table-cell table:formula="of:=ABS([.B1000])" office:value-type="float" office:value="0.00528013063322352" calcext:value-type="float">
            <text:p>0,0052801306</text:p>
          </table:table-cell>
          <table:table-cell table:number-columns-repeated="4"/>
        </table:table-row>
        <table:table-row table:style-name="ro1">
          <table:table-cell office:value-type="float" office:value="-0.932992798834738" calcext:value-type="float">
            <text:p>-0,9329927988</text:p>
          </table:table-cell>
          <table:table-cell office:value-type="float" office:value="-0.00510700327736358" calcext:value-type="float">
            <text:p>-0,0051070033</text:p>
          </table:table-cell>
          <table:table-cell table:formula="of:=ABS([.B1001])" office:value-type="float" office:value="0.00510700327736358" calcext:value-type="float">
            <text:p>0,0051070033</text:p>
          </table:table-cell>
          <table:table-cell table:number-columns-repeated="4"/>
        </table:table-row>
        <table:table-row table:style-name="ro1">
          <table:table-cell office:value-type="float" office:value="-0.938403534063108" calcext:value-type="float">
            <text:p>-0,9384035341</text:p>
          </table:table-cell>
          <table:table-cell office:value-type="float" office:value="-0.00492906938877658" calcext:value-type="float">
            <text:p>-0,0049290694</text:p>
          </table:table-cell>
          <table:table-cell table:formula="of:=ABS([.B1002])" office:value-type="float" office:value="0.00492906938877658" calcext:value-type="float">
            <text:p>0,0049290694</text:p>
          </table:table-cell>
          <table:table-cell table:number-columns-repeated="4"/>
        </table:table-row>
        <table:table-row table:style-name="ro1">
          <table:table-cell office:value-type="float" office:value="-0.94359345816196" calcext:value-type="float">
            <text:p>-0,9435934582</text:p>
          </table:table-cell>
          <table:table-cell office:value-type="float" office:value="-0.00474649643260716" calcext:value-type="float">
            <text:p>-0,0047464964</text:p>
          </table:table-cell>
          <table:table-cell table:formula="of:=ABS([.B1003])" office:value-type="float" office:value="0.00474649643260716" calcext:value-type="float">
            <text:p>0,0047464964</text:p>
          </table:table-cell>
          <table:table-cell table:number-columns-repeated="4"/>
        </table:table-row>
        <table:table-row table:style-name="ro1">
          <table:table-cell office:value-type="float" office:value="-0.94856134991573" calcext:value-type="float">
            <text:p>-0,9485613499</text:p>
          </table:table-cell>
          <table:table-cell office:value-type="float" office:value="-0.00455945624013499" calcext:value-type="float">
            <text:p>-0,0045594562</text:p>
          </table:table-cell>
          <table:table-cell table:formula="of:=ABS([.B1004])" office:value-type="float" office:value="0.00455945624013499" calcext:value-type="float">
            <text:p>0,0045594562</text:p>
          </table:table-cell>
          <table:table-cell table:number-columns-repeated="4"/>
        </table:table-row>
        <table:table-row table:style-name="ro1">
          <table:table-cell office:value-type="float" office:value="-0.953306040354194" calcext:value-type="float">
            <text:p>-0,9533060404</text:p>
          </table:table-cell>
          <table:table-cell office:value-type="float" office:value="-0.00436812484703986" calcext:value-type="float">
            <text:p>-0,0043681248</text:p>
          </table:table-cell>
          <table:table-cell table:formula="of:=ABS([.B1005])" office:value-type="float" office:value="0.00436812484703986" calcext:value-type="float">
            <text:p>0,0043681248</text:p>
          </table:table-cell>
          <table:table-cell table:number-columns-repeated="4"/>
        </table:table-row>
        <table:table-row table:style-name="ro1">
          <table:table-cell office:value-type="float" office:value="-0.957826413027533" calcext:value-type="float">
            <text:p>-0,957826413</text:p>
          </table:table-cell>
          <table:table-cell office:value-type="float" office:value="-0.00417268232773216" calcext:value-type="float">
            <text:p>-0,0041726823</text:p>
          </table:table-cell>
          <table:table-cell table:formula="of:=ABS([.B1006])" office:value-type="float" office:value="0.00417268232773216" calcext:value-type="float">
            <text:p>0,0041726823</text:p>
          </table:table-cell>
          <table:table-cell table:number-columns-repeated="4"/>
        </table:table-row>
        <table:table-row table:style-name="ro1">
          <table:table-cell office:value-type="float" office:value="-0.962121404269041" calcext:value-type="float">
            <text:p>-0,9621214043</text:p>
          </table:table-cell>
          <table:table-cell office:value-type="float" office:value="-0.00397331262587153" calcext:value-type="float">
            <text:p>-0,0039733126</text:p>
          </table:table-cell>
          <table:table-cell table:formula="of:=ABS([.B1007])" office:value-type="float" office:value="0.00397331262587153" calcext:value-type="float">
            <text:p>0,0039733126</text:p>
          </table:table-cell>
          <table:table-cell table:number-columns-repeated="4"/>
        </table:table-row>
        <table:table-row table:style-name="ro1">
          <table:table-cell office:value-type="float" office:value="-0.966190003445412" calcext:value-type="float">
            <text:p>-0,9661900034</text:p>
          </table:table-cell>
          <table:table-cell office:value-type="float" office:value="-0.00377020338124168" calcext:value-type="float">
            <text:p>-0,0037702034</text:p>
          </table:table-cell>
          <table:table-cell table:formula="of:=ABS([.B1008])" office:value-type="float" office:value="0.00377020338124168" calcext:value-type="float">
            <text:p>0,0037702034</text:p>
          </table:table-cell>
          <table:table-cell table:number-columns-repeated="4"/>
        </table:table-row>
        <table:table-row table:style-name="ro1">
          <table:table-cell office:value-type="float" office:value="-0.970031253194544" calcext:value-type="float">
            <text:p>-0,9700312532</text:p>
          </table:table-cell>
          <table:table-cell office:value-type="float" office:value="-0.0035635457531551" calcext:value-type="float">
            <text:p>-0,0035635458</text:p>
          </table:table-cell>
          <table:table-cell table:formula="of:=ABS([.B1009])" office:value-type="float" office:value="0.0035635457531551" calcext:value-type="float">
            <text:p>0,0035635458</text:p>
          </table:table-cell>
          <table:table-cell table:number-columns-repeated="4"/>
        </table:table-row>
        <table:table-row table:style-name="ro1">
          <table:table-cell office:value-type="float" office:value="-0.973644249650812" calcext:value-type="float">
            <text:p>-0,9736442497</text:p>
          </table:table-cell>
          <table:table-cell office:value-type="float" office:value="-0.00335353424053686" calcext:value-type="float">
            <text:p>-0,0033535342</text:p>
          </table:table-cell>
          <table:table-cell table:formula="of:=ABS([.B1010])" office:value-type="float" office:value="0.00335353424053686" calcext:value-type="float">
            <text:p>0,0033535342</text:p>
          </table:table-cell>
          <table:table-cell table:number-columns-repeated="4"/>
        </table:table-row>
        <table:table-row table:style-name="ro1">
          <table:table-cell office:value-type="float" office:value="-0.977028142657754" calcext:value-type="float">
            <text:p>-0,9770281427</text:p>
          </table:table-cell>
          <table:table-cell office:value-type="float" office:value="-0.00314036649887306" calcext:value-type="float">
            <text:p>-0,0031403665</text:p>
          </table:table-cell>
          <table:table-cell table:formula="of:=ABS([.B1011])" office:value-type="float" office:value="0.00314036649887306" calcext:value-type="float">
            <text:p>0,0031403665</text:p>
          </table:table-cell>
          <table:table-cell table:number-columns-repeated="4"/>
        </table:table-row>
        <table:table-row table:style-name="ro1">
          <table:table-cell office:value-type="float" office:value="-0.980182135968117" calcext:value-type="float">
            <text:p>-0,980182136</text:p>
          </table:table-cell>
          <table:table-cell office:value-type="float" office:value="-0.00292424315417961" calcext:value-type="float">
            <text:p>-0,0029242432</text:p>
          </table:table-cell>
          <table:table-cell table:formula="of:=ABS([.B1012])" office:value-type="float" office:value="0.00292424315417961" calcext:value-type="float">
            <text:p>0,0029242432</text:p>
          </table:table-cell>
          <table:table-cell table:number-columns-repeated="4"/>
        </table:table-row>
        <table:table-row table:style-name="ro1">
          <table:table-cell office:value-type="float" office:value="-0.983105487431216" calcext:value-type="float">
            <text:p>-0,9831054874</text:p>
          </table:table-cell>
          <table:table-cell office:value-type="float" office:value="-0.00270536761418483" calcext:value-type="float">
            <text:p>-0,0027053676</text:p>
          </table:table-cell>
          <table:table-cell table:formula="of:=ABS([.B1013])" office:value-type="float" office:value="0.00270536761418483" calcext:value-type="float">
            <text:p>0,0027053676</text:p>
          </table:table-cell>
          <table:table-cell table:number-columns-repeated="4"/>
        </table:table-row>
        <table:table-row table:style-name="ro1">
          <table:table-cell office:value-type="float" office:value="-0.985797509167567" calcext:value-type="float">
            <text:p>-0,9857975092</text:p>
          </table:table-cell>
          <table:table-cell office:value-type="float" office:value="-0.00248394587688472" calcext:value-type="float">
            <text:p>-0,0024839459</text:p>
          </table:table-cell>
          <table:table-cell table:formula="of:=ABS([.B1014])" office:value-type="float" office:value="0.00248394587688472" calcext:value-type="float">
            <text:p>0,0024839459</text:p>
          </table:table-cell>
          <table:table-cell table:number-columns-repeated="4"/>
        </table:table-row>
        <table:table-row table:style-name="ro1">
          <table:table-cell office:value-type="float" office:value="-0.988257567730749" calcext:value-type="float">
            <text:p>-0,9882575677</text:p>
          </table:table-cell>
          <table:table-cell office:value-type="float" office:value="-0.00226018633666958" calcext:value-type="float">
            <text:p>-0,0022601863</text:p>
          </table:table-cell>
          <table:table-cell table:formula="of:=ABS([.B1015])" office:value-type="float" office:value="0.00226018633666958" calcext:value-type="float">
            <text:p>0,0022601863</text:p>
          </table:table-cell>
          <table:table-cell table:number-columns-repeated="4"/>
        </table:table-row>
        <table:table-row table:style-name="ro1">
          <table:table-cell office:value-type="float" office:value="-0.990485084256457" calcext:value-type="float">
            <text:p>-0,9904850843</text:p>
          </table:table-cell>
          <table:table-cell office:value-type="float" office:value="-0.00203429958818546" calcext:value-type="float">
            <text:p>-0,0020342996</text:p>
          </table:table-cell>
          <table:table-cell table:formula="of:=ABS([.B1016])" office:value-type="float" office:value="0.00203429958818546" calcext:value-type="float">
            <text:p>0,0020342996</text:p>
          </table:table-cell>
          <table:table-cell table:number-columns-repeated="4"/>
        </table:table-row>
        <table:table-row table:style-name="ro1">
          <table:table-cell office:value-type="float" office:value="-0.99247953459871" calcext:value-type="float">
            <text:p>-0,9924795346</text:p>
          </table:table-cell>
          <table:table-cell office:value-type="float" office:value="-0.00180649822813372" calcext:value-type="float">
            <text:p>-0,0018064982</text:p>
          </table:table-cell>
          <table:table-cell table:formula="of:=ABS([.B1017])" office:value-type="float" office:value="0.00180649822813372" calcext:value-type="float">
            <text:p>0,0018064982</text:p>
          </table:table-cell>
          <table:table-cell table:number-columns-repeated="4"/>
        </table:table-row>
        <table:table-row table:style-name="ro1">
          <table:table-cell office:value-type="float" office:value="-0.994240449453188" calcext:value-type="float">
            <text:p>-0,9942404495</text:p>
          </table:table-cell>
          <table:table-cell office:value-type="float" office:value="-0.00157699665518152" calcext:value-type="float">
            <text:p>-0,0015769967</text:p>
          </table:table-cell>
          <table:table-cell table:formula="of:=ABS([.B1018])" office:value-type="float" office:value="0.00157699665518152" calcext:value-type="float">
            <text:p>0,0015769967</text:p>
          </table:table-cell>
          <table:table-cell table:number-columns-repeated="4"/>
        </table:table-row>
        <table:table-row table:style-name="ro1">
          <table:table-cell office:value-type="float" office:value="-0.99576741446766" calcext:value-type="float">
            <text:p>-0,9957674145</text:p>
          </table:table-cell>
          <table:table-cell office:value-type="float" office:value="-0.00134601086817554" calcext:value-type="float">
            <text:p>-0,0013460109</text:p>
          </table:table-cell>
          <table:table-cell table:formula="of:=ABS([.B1019])" office:value-type="float" office:value="0.00134601086817554" calcext:value-type="float">
            <text:p>0,0013460109</text:p>
          </table:table-cell>
          <table:table-cell table:number-columns-repeated="4"/>
        </table:table-row>
        <table:table-row table:style-name="ro1">
          <table:table-cell office:value-type="float" office:value="-0.997060070339483" calcext:value-type="float">
            <text:p>-0,9970600703</text:p>
          </table:table-cell>
          <table:table-cell office:value-type="float" office:value="-0.00111375826285387" calcext:value-type="float">
            <text:p>-0,0011137583</text:p>
          </table:table-cell>
          <table:table-cell table:formula="of:=ABS([.B1020])" office:value-type="float" office:value="0.00111375826285387" calcext:value-type="float">
            <text:p>0,0011137583</text:p>
          </table:table-cell>
          <table:table-cell table:number-columns-repeated="4"/>
        </table:table-row>
        <table:table-row table:style-name="ro1">
          <table:table-cell office:value-type="float" office:value="-0.998118112900149" calcext:value-type="float">
            <text:p>-0,9981181129</text:p>
          </table:table-cell>
          <table:table-cell table:style-name="ce1" office:value-type="float" office:value="-0.000880457427238968" calcext:value-type="float">
            <text:p>-8,80E-04</text:p>
          </table:table-cell>
          <table:table-cell table:formula="of:=ABS([.B1021])" office:value-type="float" office:value="0.000880457427238968" calcext:value-type="float">
            <text:p>0,0008804574</text:p>
          </table:table-cell>
          <table:table-cell table:number-columns-repeated="4"/>
        </table:table-row>
        <table:table-row table:style-name="ro1">
          <table:table-cell office:value-type="float" office:value="-0.998941293186857" calcext:value-type="float">
            <text:p>-0,9989412932</text:p>
          </table:table-cell>
          <table:table-cell table:style-name="ce1" office:value-type="float" office:value="-0.000646327935911573" calcext:value-type="float">
            <text:p>-6,46E-04</text:p>
          </table:table-cell>
          <table:table-cell table:formula="of:=ABS([.B1022])" office:value-type="float" office:value="0.000646327935911573" calcext:value-type="float">
            <text:p>0,0006463279</text:p>
          </table:table-cell>
          <table:table-cell table:number-columns-repeated="4"/>
        </table:table-row>
        <table:table-row table:style-name="ro1">
          <table:table-cell office:value-type="float" office:value="-0.999529417501093" calcext:value-type="float">
            <text:p>-0,9995294175</text:p>
          </table:table-cell>
          <table:table-cell table:style-name="ce1" office:value-type="float" office:value="-0.000411590143353902" calcext:value-type="float">
            <text:p>-4,12E-04</text:p>
          </table:table-cell>
          <table:table-cell table:formula="of:=ABS([.B1023])" office:value-type="float" office:value="0.000411590143353902" calcext:value-type="float">
            <text:p>0,0004115901</text:p>
          </table:table-cell>
          <table:table-cell table:number-columns-repeated="4"/>
        </table:table-row>
        <table:table-row table:style-name="ro1">
          <table:table-cell office:value-type="float" office:value="-0.999882347454212" calcext:value-type="float">
            <text:p>-0,9998823475</text:p>
          </table:table-cell>
          <table:table-cell table:style-name="ce1" office:value-type="float" office:value="-0.000176464976559654" calcext:value-type="float">
            <text:p>-1,76E-04</text:p>
          </table:table-cell>
          <table:table-cell table:formula="of:=ABS([.B1024])" office:value-type="float" office:value="0.000176464976559654" calcext:value-type="float">
            <text:p>0,00017646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9">00/00/0000</text:date>, <text:time style:data-style-name="N2" text:time-value="16:04:25.854196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9T16:30:07.418149609</dc:date>
    <meta:editing-duration>PT20M32S</meta:editing-duration>
    <meta:editing-cycles>2</meta:editing-cycles>
    <meta:generator>LibreOffice/5.1.6.2$Linux_X86_64 LibreOffice_project/10m0$Build-2</meta:generator>
    <meta:document-statistic meta:table-count="1" meta:cell-count="30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53cm" svg:y="0.316cm" chart:style-name="ch2">
          <text:p>Histogramme des VA des écarts à la moyenne</text:p>
        </chart:title>
        <chart:plot-area chart:style-name="ch3" table:cell-range-address="dada.E2:dada.E10" svg:x="1.331cm" svg:y="1.275cm" svg:width="14.349cm" svg:height="6.564cm">
          <chartooo:coordinate-region svg:x="2.323cm" svg:y="1.474cm" svg:width="13.357cm" svg:height="5.718cm"/>
          <chart:axis chart:dimension="x" chart:name="primary-x" chart:style-name="ch4">
            <chart:title svg:x="8.17cm" svg:y="8.019cm" chart:style-name="ch5">
              <text:p>uuu</text:p>
            </chart:title>
          </chart:axis>
          <chart:axis chart:dimension="y" chart:name="primary-y" chart:style-name="ch6">
            <chart:title svg:x="0.451cm" svg:y="6.281cm" chart:style-name="ch7">
              <text:p>Fréquence d'apparition</text:p>
            </chart:title>
            <chart:grid chart:style-name="ch8" chart:class="major"/>
          </chart:axis>
          <chart:series chart:style-name="ch9" chart:values-cell-range-address="dada.E2:dada.E10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6">
                <text:p>986</text:p>
                <draw:g>
                  <svg:desc>dada.E2:dada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